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  <manifest:file-entry manifest:media-type="application/octet-stream" manifest:full-path="bindata/BIN0001.WMF"/>
  <manifest:file-entry manifest:media-type="application/octet-stream" manifest:full-path="bindata/BIN0002.WMF"/>
  <manifest:file-entry manifest:media-type="application/octet-stream" manifest:full-path="bindata/BIN0003.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" style:parent-style-name="바탕글">
      <style:paragraph-properties fo:text-align="center" fo:text-indent="0pt" fo:margin-left="0pt" fo:margin-right="0pt" fo:margin-top="0pt" fo:margin-bottom="0pt" fo:line-height="145%"/>
    </style:style>
    <style:style style:family="text" style:name="p6-1-1">
      <style:text-properties style:font-name="HY헤드라인M" style:font-name-asian="HY헤드라인M" fo:font-size="32pt" style:font-size-asian="32pt" style:font-size-complex="32pt" style:text-underline-type="none" style:text-overline-type="none" style:text-line-through-type="none"/>
    </style:style>
    <style:style style:family="text" style:name="p6-1-2">
      <style:text-properties style:font-name="HY헤드라인M" style:font-name-asian="HY헤드라인M" fo:font-size="32pt" style:font-size-asian="32pt" style:font-size-complex="32pt" style:text-underline-type="none" style:text-overline-type="none" style:text-line-through-type="none"/>
    </style:style>
    <style:style style:family="paragraph" style:class="text" style:name="Paragraph-9" style:parent-style-name="바탕글">
      <style:paragraph-properties fo:text-align="center" fo:text-indent="-104.13pt" fo:margin-left="104.13pt" fo:margin-right="0pt" fo:margin-top="0pt" fo:margin-bottom="0pt" fo:line-height="130%"/>
    </style:style>
    <style:style style:family="paragraph" style:class="text" style:name="Paragraph-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-1-1">
      <style:text-properties style:font-name="HY헤드라인M" style:font-name-asian="HY헤드라인M" fo:font-size="26pt" style:font-size-asian="26pt" style:font-size-complex="26pt" style:text-underline-type="none" style:text-overline-type="none" style:text-line-through-type="none"/>
    </style:style>
    <style:style style:family="paragraph" style:class="text" style:name="Paragraph-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9" style:parent-style-name="바탕글">
      <style:paragraph-properties fo:text-align="center" fo:text-indent="0pt" fo:margin-left="0.005pt" fo:margin-right="0.005pt" fo:margin-top="0pt" fo:margin-bottom="0pt" fo:line-height="160%"/>
    </style:style>
    <style:style style:family="text" style:name="p19-1-1">
      <style:text-properties style:font-name="HY헤드라인M" style:font-name-asian="HY헤드라인M" fo:font-size="25pt" style:font-size-asian="25pt" style:font-size-complex="25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" style:parent-style-name="바탕글">
      <style:paragraph-properties fo:text-align="center" fo:text-indent="0pt" fo:margin-left="0.005pt" fo:margin-right="0.005pt" fo:margin-top="0pt" fo:margin-bottom="0pt" fo:line-height="160%"/>
    </style:style>
    <style:style style:family="text" style:name="p20-1-1">
      <style:text-properties style:font-name="HY헤드라인M" style:font-name-asian="HY헤드라인M" fo:font-size="25pt" style:font-size-asian="25pt" style:font-size-complex="25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" style:parent-style-name="바탕글">
      <style:paragraph-properties fo:text-align="center" fo:text-indent="0pt" fo:margin-left="0.005pt" fo:margin-right="0.005pt" fo:margin-top="0pt" fo:margin-bottom="0pt" fo:line-height="160%"/>
    </style:style>
    <style:style style:family="text" style:name="p21-1-1">
      <style:text-properties style:font-name="HY헤드라인M" style:font-name-asian="HY헤드라인M" fo:font-size="25pt" style:font-size-asian="25pt" style:font-size-complex="25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" style:parent-style-name="바탕글">
      <style:paragraph-properties fo:text-align="center" fo:text-indent="0pt" fo:margin-left="0.005pt" fo:margin-right="0.005pt" fo:margin-top="0pt" fo:margin-bottom="0pt" fo:line-height="160%"/>
    </style:style>
    <style:style style:family="paragraph" style:class="text" style:name="Paragraph-23" style:parent-style-name="바탕글">
      <style:paragraph-properties fo:text-align="center" fo:text-indent="0pt" fo:margin-left="0pt" fo:margin-right="0pt" fo:margin-top="0pt" fo:margin-bottom="0pt" fo:line-height="160%" fo:break-before="page"/>
    </style:style>
    <style:style style:family="paragraph" style:class="text" style:name="Paragraph-24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24-1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text" style:name="p24-1-2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2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7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7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7-1-4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7-1-5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7-1-6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" style:parent-style-name="바탕글">
      <style:paragraph-properties fo:text-align="left" fo:text-indent="-68.9pt" fo:margin-left="68.9pt" fo:margin-right="0pt" fo:margin-top="0pt" fo:margin-bottom="0pt" fo:line-height="160%"/>
    </style:style>
    <style:style style:family="text" style:name="p28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8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8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9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9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9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" style:parent-style-name="바탕글">
      <style:paragraph-properties fo:text-align="justify" fo:text-indent="-84.89pt" fo:margin-left="84.89pt" fo:margin-right="0pt" fo:margin-top="0pt" fo:margin-bottom="0pt" fo:line-height="160%"/>
    </style:style>
    <style:style style:family="text" style:name="p30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0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" style:parent-style-name="바탕글">
      <style:paragraph-properties fo:text-align="justify" fo:text-indent="-84.89pt" fo:margin-left="84.89pt" fo:margin-right="0pt" fo:margin-top="0pt" fo:margin-bottom="0pt" fo:line-height="160%"/>
    </style:style>
    <style:style style:family="paragraph" style:class="text" style:name="Paragraph-3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2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4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4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4-1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4-1-6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4-1-7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4-1-8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4-1-9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4-1-10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3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6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3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-2-2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36-3-1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36-3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3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3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9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3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0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4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-1-3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40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4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2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4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2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2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3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4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4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4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5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4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6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7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7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7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7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8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5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5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5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3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3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6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7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58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59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60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61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62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63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64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65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66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67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68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69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71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72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73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74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74-2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75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76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7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8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8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8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1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1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1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1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8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3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4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5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86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7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88-1-2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89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0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91-1-2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92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92-2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3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4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94-1-2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95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95-2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6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97-1-2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9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9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9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9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9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4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105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107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107-2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107-3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107-4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8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109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109-2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109-3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0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text" style:name="p111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2-1-1">
      <style:text-properties style:font-name="바탕" style:font-name-asian="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3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1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1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5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6" style:parent-style-name="바탕글">
      <style:paragraph-properties fo:text-align="justify" fo:text-indent="0pt" fo:margin-left="14.78pt" fo:margin-right="0pt" fo:margin-top="0pt" fo:margin-bottom="0pt" fo:line-height="160%"/>
    </style:style>
    <style:style style:family="text" style:name="p11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6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7" style:parent-style-name="바탕글">
      <style:paragraph-properties fo:text-align="justify" fo:text-indent="-11.78pt" fo:margin-left="14.78pt" fo:margin-right="0pt" fo:margin-top="0pt" fo:margin-bottom="0pt" fo:line-height="160%"/>
    </style:style>
    <style:style style:family="text" style:name="p11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1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1" style:parent-style-name="바탕글">
      <style:paragraph-properties fo:text-align="justify" fo:text-indent="-16.95pt" fo:margin-left="16.95pt" fo:margin-right="0pt" fo:margin-top="0pt" fo:margin-bottom="0pt" fo:line-height="160%"/>
    </style:style>
    <style:style style:family="text" style:name="p12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1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1-3-2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121-4-1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121-5-1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121-5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3" style:parent-style-name="바탕글">
      <style:paragraph-properties fo:text-align="justify" fo:text-indent="-14.27pt" fo:margin-left="16.95pt" fo:margin-right="0pt" fo:margin-top="0pt" fo:margin-bottom="0pt" fo:line-height="160%"/>
    </style:style>
    <style:style style:family="text" style:name="p12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3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3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3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3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4" style:parent-style-name="바탕글">
      <style:paragraph-properties fo:text-align="justify" fo:text-indent="-14.27pt" fo:margin-left="16.95pt" fo:margin-right="0pt" fo:margin-top="0pt" fo:margin-bottom="0pt" fo:line-height="160%"/>
    </style:style>
    <style:style style:family="paragraph" style:class="text" style:name="Paragraph-125" style:parent-style-name="바탕글">
      <style:paragraph-properties fo:text-align="justify" fo:text-indent="0.88pt" fo:margin-left="16.07pt" fo:margin-right="0pt" fo:margin-top="0pt" fo:margin-bottom="0pt" fo:line-height="160%"/>
    </style:style>
    <style:style style:family="text" style:name="p12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5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7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8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9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text" style:name="p130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text" style:name="p131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3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2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3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3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text" style:name="p134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3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5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3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6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text" style:name="p137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text" style:name="p137-1-2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text" style:name="p137-1-3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text" style:name="p137-1-4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text" style:name="p137-1-5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text" style:name="p137-1-6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3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8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3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9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text" style:name="p140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text" style:name="p141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2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3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text" style:name="p144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5" style:parent-style-name="바탕글">
      <style:paragraph-properties fo:text-align="justify" fo:text-indent="-5.62pt" fo:margin-left="5.62pt" fo:margin-right="0pt" fo:margin-top="0pt" fo:margin-bottom="0pt" fo:line-height="160%"/>
    </style:style>
    <style:style style:family="text" style:name="p145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text" style:name="p145-2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6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7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text" style:name="p148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text" style:name="p149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5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0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5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1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text" style:name="p152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5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3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5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4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text" style:name="p155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6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7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text" style:name="p158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5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9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6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60-1-1">
      <style:text-properties style:font-name="바탕체" style:font-name-asian="바탕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61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6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2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6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3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6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3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4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6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5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5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6" style:parent-style-name="바탕글">
      <style:paragraph-properties fo:text-align="justify" fo:text-indent="0pt" fo:margin-left="14.78pt" fo:margin-right="0pt" fo:margin-top="0pt" fo:margin-bottom="0pt" fo:line-height="160%"/>
    </style:style>
    <style:style style:family="text" style:name="p16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6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7" style:parent-style-name="바탕글">
      <style:paragraph-properties fo:text-align="justify" fo:text-indent="-11.78pt" fo:margin-left="14.78pt" fo:margin-right="0pt" fo:margin-top="0pt" fo:margin-bottom="0pt" fo:line-height="160%"/>
    </style:style>
    <style:style style:family="text" style:name="p16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9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169-1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/>
    </style:style>
    <style:style style:family="text" style:name="p169-1-2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text" style:name="p169-2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text" style:name="p169-2-2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7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7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3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73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73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73-1-4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73-1-5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73-1-6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4" style:parent-style-name="바탕글">
      <style:paragraph-properties fo:text-align="left" fo:text-indent="-68.9pt" fo:margin-left="68.9pt" fo:margin-right="0pt" fo:margin-top="0pt" fo:margin-bottom="0pt" fo:line-height="160%"/>
    </style:style>
    <style:style style:family="text" style:name="p174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74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74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74-3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75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75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75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76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7" style:parent-style-name="바탕글">
      <style:paragraph-properties fo:text-align="justify" fo:text-indent="-86.48pt" fo:margin-left="86.48pt" fo:margin-right="0pt" fo:margin-top="0pt" fo:margin-bottom="0pt" fo:line-height="160%"/>
    </style:style>
    <style:style style:family="text" style:name="p177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78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9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0" style:parent-style-name="바탕글">
      <style:paragraph-properties fo:text-align="justify" fo:text-indent="-15.55pt" fo:margin-left="15.55pt" fo:margin-right="0pt" fo:margin-top="0pt" fo:margin-bottom="0pt" fo:line-height="160%"/>
    </style:style>
    <style:style style:family="text" style:name="p18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0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0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1" style:parent-style-name="바탕글">
      <style:paragraph-properties fo:text-align="justify" fo:text-indent="-15.55pt" fo:margin-left="15.55pt" fo:margin-right="0pt" fo:margin-top="0pt" fo:margin-bottom="0pt" fo:line-height="160%"/>
    </style:style>
    <style:style style:family="text" style:name="p18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2" style:parent-style-name="바탕글">
      <style:paragraph-properties fo:text-align="justify" fo:text-indent="-15.55pt" fo:margin-left="15.55pt" fo:margin-right="0pt" fo:margin-top="0pt" fo:margin-bottom="0pt" fo:line-height="160%"/>
    </style:style>
    <style:style style:family="text" style:name="p18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2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83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4" style:parent-style-name="바탕글">
      <style:paragraph-properties fo:text-align="justify" fo:text-indent="-15.55pt" fo:margin-left="15.55pt" fo:margin-right="0pt" fo:margin-top="0pt" fo:margin-bottom="0pt" fo:line-height="160%"/>
    </style:style>
    <style:style style:family="text" style:name="p18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4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4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85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85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8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8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8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9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0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9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9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2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2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3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9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9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9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9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9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9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9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0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0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0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3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20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0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0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0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0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0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0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07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07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0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08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21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21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21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1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2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3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21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1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4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4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21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1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1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7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7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7-1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21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1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9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2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2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2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2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223-1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text" style:name="p223-1-2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text" style:name="p223-2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text" style:name="p223-3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2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22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27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27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27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27-1-4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27-1-5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27-1-6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8" style:parent-style-name="바탕글">
      <style:paragraph-properties fo:text-align="left" fo:text-indent="-68.9pt" fo:margin-left="68.9pt" fo:margin-right="0pt" fo:margin-top="0pt" fo:margin-bottom="0pt" fo:line-height="160%"/>
    </style:style>
    <style:style style:family="text" style:name="p228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28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28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29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29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29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30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1" style:parent-style-name="바탕글">
      <style:paragraph-properties fo:text-align="justify" fo:text-indent="-86.48pt" fo:margin-left="86.48pt" fo:margin-right="0pt" fo:margin-top="0pt" fo:margin-bottom="0pt" fo:line-height="160%"/>
    </style:style>
    <style:style style:family="text" style:name="p231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2" style:parent-style-name="바탕글">
      <style:paragraph-properties fo:text-align="justify" fo:text-indent="-86.48pt" fo:margin-left="86.48pt" fo:margin-right="0pt" fo:margin-top="0pt" fo:margin-bottom="0pt" fo:line-height="160%"/>
    </style:style>
    <style:style style:family="paragraph" style:class="text" style:name="Paragraph-23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33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4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23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3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34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34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3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34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34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5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23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3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6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23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7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238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23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9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23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0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24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1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242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24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4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42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42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43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4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245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24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4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45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45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45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45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46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46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4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4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8" style:parent-style-name="바탕글">
      <style:paragraph-properties fo:text-align="justify" fo:text-indent="0pt" fo:margin-left="0pt" fo:margin-right="0pt" fo:margin-top="0pt" fo:margin-bottom="0pt" fo:line-height="100%"/>
    </style:style>
    <style:style style:family="text" style:name="p24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4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4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0" style:parent-style-name="바탕글">
      <style:paragraph-properties fo:text-align="justify" fo:text-indent="-19.78pt" fo:margin-left="19.78pt" fo:margin-right="0pt" fo:margin-top="0pt" fo:margin-bottom="0pt" fo:line-height="100%"/>
    </style:style>
    <style:style style:family="paragraph" style:class="text" style:name="Paragraph-25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5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5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3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5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5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5" style:parent-style-name="바탕글">
      <style:paragraph-properties fo:text-align="justify" fo:text-indent="-19.78pt" fo:margin-left="19.78pt" fo:margin-right="0pt" fo:margin-top="0pt" fo:margin-bottom="0pt" fo:line-height="100%"/>
    </style:style>
    <style:style style:family="paragraph" style:class="text" style:name="Paragraph-25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5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5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5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9" style:parent-style-name="바탕글">
      <style:paragraph-properties fo:text-align="justify" fo:text-indent="-19.78pt" fo:margin-left="19.78pt" fo:margin-right="0pt" fo:margin-top="0pt" fo:margin-bottom="0pt" fo:line-height="100%"/>
    </style:style>
    <style:style style:family="paragraph" style:class="text" style:name="Paragraph-26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6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6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6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3" style:parent-style-name="바탕글">
      <style:paragraph-properties fo:text-align="justify" fo:text-indent="-19.78pt" fo:margin-left="19.78pt" fo:margin-right="0pt" fo:margin-top="0pt" fo:margin-bottom="0pt" fo:line-height="100%"/>
    </style:style>
    <style:style style:family="text" style:name="p26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4" style:parent-style-name="바탕글">
      <style:paragraph-properties fo:text-align="justify" fo:text-indent="-21.41pt" fo:margin-left="21.41pt" fo:margin-right="0pt" fo:margin-top="0pt" fo:margin-bottom="0pt" fo:line-height="160%"/>
    </style:style>
    <style:style style:family="text" style:name="p26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4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4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5" style:parent-style-name="바탕글">
      <style:paragraph-properties fo:text-align="justify" fo:text-indent="-21.41pt" fo:margin-left="21.41pt" fo:margin-right="0pt" fo:margin-top="0pt" fo:margin-bottom="0pt" fo:line-height="160%"/>
    </style:style>
    <style:style style:family="text" style:name="p26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5-1-2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265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5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5-1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26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6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26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6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7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7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2" style:parent-style-name="바탕글">
      <style:paragraph-properties fo:text-align="justify" fo:text-indent="-19.78pt" fo:margin-left="19.78pt" fo:margin-right="0pt" fo:margin-top="0pt" fo:margin-bottom="0pt" fo:line-height="100%"/>
    </style:style>
    <style:style style:family="paragraph" style:class="text" style:name="Paragraph-273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7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7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5" style:parent-style-name="바탕글">
      <style:paragraph-properties fo:text-align="justify" fo:text-indent="-19.78pt" fo:margin-left="19.78pt" fo:margin-right="0pt" fo:margin-top="0pt" fo:margin-bottom="0pt" fo:line-height="100%"/>
    </style:style>
    <style:style style:family="paragraph" style:class="text" style:name="Paragraph-27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7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7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7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77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27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28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280-1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text" style:name="p280-1-2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text" style:name="p280-2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28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2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84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84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84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84-1-4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84-1-5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84-1-6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5" style:parent-style-name="바탕글">
      <style:paragraph-properties fo:text-align="left" fo:text-indent="-69.89pt" fo:margin-left="69.89pt" fo:margin-right="0pt" fo:margin-top="0pt" fo:margin-bottom="0pt" fo:line-height="160%"/>
    </style:style>
    <style:style style:family="text" style:name="p285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85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85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6" style:parent-style-name="바탕글">
      <style:paragraph-properties fo:text-align="left" fo:text-indent="-69.89pt" fo:margin-left="69.89pt" fo:margin-right="0pt" fo:margin-top="0pt" fo:margin-bottom="0pt" fo:line-height="160%"/>
    </style:style>
    <style:style style:family="text" style:name="p286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86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86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7" style:parent-style-name="바탕글">
      <style:paragraph-properties fo:text-align="left" fo:text-indent="-68.9pt" fo:margin-left="68.9pt" fo:margin-right="0pt" fo:margin-top="0pt" fo:margin-bottom="0pt" fo:line-height="160%"/>
    </style:style>
    <style:style style:family="text" style:name="p287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87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87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88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88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88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89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0" style:parent-style-name="바탕글">
      <style:paragraph-properties fo:text-align="justify" fo:text-indent="-86.48pt" fo:margin-left="86.48pt" fo:margin-right="0pt" fo:margin-top="0pt" fo:margin-bottom="0pt" fo:line-height="160%"/>
    </style:style>
    <style:style style:family="text" style:name="p290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91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92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3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29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9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9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5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29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9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95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95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6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paragraph" style:class="text" style:name="Paragraph-29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97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0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1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1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3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03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0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0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0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30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6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6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6-4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6-4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6-4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6-4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6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6-5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6-5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6-6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30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30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8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8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8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31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31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0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0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31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1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1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31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4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4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5" style:parent-style-name="바탕글">
      <style:paragraph-properties fo:text-align="justify" fo:text-indent="-19.78pt" fo:margin-left="19.78pt" fo:margin-right="0pt" fo:margin-top="0pt" fo:margin-bottom="0pt" fo:line-height="100%"/>
    </style:style>
    <style:style style:family="paragraph" style:class="text" style:name="Paragraph-31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31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6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6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6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7" style:parent-style-name="바탕글">
      <style:paragraph-properties fo:text-align="justify" fo:text-indent="-19.78pt" fo:margin-left="19.78pt" fo:margin-right="0pt" fo:margin-top="0pt" fo:margin-bottom="0pt" fo:line-height="100%"/>
    </style:style>
    <style:style style:family="paragraph" style:class="text" style:name="Paragraph-31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31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8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8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8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8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32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32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2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20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1" style:parent-style-name="바탕글">
      <style:paragraph-properties fo:text-align="justify" fo:text-indent="0pt" fo:margin-left="19.78pt" fo:margin-right="0pt" fo:margin-top="0pt" fo:margin-bottom="0pt" fo:line-height="180%"/>
    </style:style>
    <style:style style:family="text" style:name="p32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2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2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2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32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2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4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32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6-1-2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326-2-1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326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6-2-3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6-3-1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6-3-2">
      <style:text-properties style:font-name="한양중고딕" style:font-name-asian="휴먼명조" fo:font-size="13pt" style:font-size-asian="13pt" style:font-size-complex="13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32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2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8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8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0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0-1-4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330-2-1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330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0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0-3-2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30-3-3">
      <style:text-properties style:font-name="한양중고딕" style:font-name-asian="휴먼명조" fo:font-size="13pt" style:font-size-asian="13pt" style:font-size-complex="13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330-3-4">
      <style:text-properties style:font-name="한양중고딕" style:font-name-asian="휴먼명조" fo:font-size="13pt" style:font-size-asian="13pt" style:font-size-complex="13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330-3-5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30-4-1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3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3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2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2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2-1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2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2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2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2-2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2-2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33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35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3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8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9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339-1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/>
    </style:style>
    <style:style style:family="text" style:name="p339-1-2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4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4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43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43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43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43-1-4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4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344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44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44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45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45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45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46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47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48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5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5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2" style:parent-style-name="바탕글">
      <style:paragraph-properties fo:text-align="justify" fo:text-indent="-15pt" fo:margin-left="15.25pt" fo:margin-right="0pt" fo:margin-top="0pt" fo:margin-bottom="0pt" fo:line-height="160%"/>
    </style:style>
    <style:style style:family="text" style:name="p35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2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2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2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2-2-2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352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2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2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2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2-5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2-5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4" style:parent-style-name="바탕글">
      <style:paragraph-properties fo:text-align="justify" fo:text-indent="-15.25pt" fo:margin-left="15.25pt" fo:margin-right="0pt" fo:margin-top="0pt" fo:margin-bottom="0pt" fo:line-height="160%"/>
    </style:style>
    <style:style style:family="text" style:name="p35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4-1-3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354-2-1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354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8" style:parent-style-name="바탕글">
      <style:paragraph-properties fo:text-align="justify" fo:text-indent="-16.32pt" fo:margin-left="16.32pt" fo:margin-right="0pt" fo:margin-top="0pt" fo:margin-bottom="0pt" fo:line-height="160%"/>
    </style:style>
    <style:style style:family="text" style:name="p35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8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8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8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8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59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59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6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6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62" style:parent-style-name="바탕글">
      <style:paragraph-properties fo:text-align="justify" fo:text-indent="-20.25pt" fo:margin-left="20.25pt" fo:margin-right="0pt" fo:margin-top="0pt" fo:margin-bottom="0pt" fo:line-height="160%"/>
    </style:style>
    <style:style style:family="text" style:name="p36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63" style:parent-style-name="바탕글">
      <style:paragraph-properties fo:text-align="justify" fo:text-indent="-20.25pt" fo:margin-left="20.25pt" fo:margin-right="0pt" fo:margin-top="0pt" fo:margin-bottom="0pt" fo:line-height="160%"/>
    </style:style>
    <style:style style:family="text" style:name="p36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3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3-1-3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363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3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3-2-2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363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6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65" style:parent-style-name="바탕글">
      <style:paragraph-properties fo:text-align="justify" fo:text-indent="-20.25pt" fo:margin-left="20.25pt" fo:margin-right="0pt" fo:margin-top="0pt" fo:margin-bottom="0pt" fo:line-height="160%"/>
    </style:style>
    <style:style style:family="text" style:name="p36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5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6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66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66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36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6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6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69" style:parent-style-name="바탕글">
      <style:paragraph-properties fo:text-align="justify" fo:text-indent="-20.25pt" fo:margin-left="20.25pt" fo:margin-right="0pt" fo:margin-top="0pt" fo:margin-bottom="0pt" fo:line-height="160%"/>
    </style:style>
    <style:style style:family="text" style:name="p36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9-1-3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369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9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9-2-2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369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9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9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1" style:parent-style-name="바탕글">
      <style:paragraph-properties fo:text-align="justify" fo:text-indent="-15.25pt" fo:margin-left="15.25pt" fo:margin-right="0pt" fo:margin-top="0pt" fo:margin-bottom="0pt" fo:line-height="160%"/>
    </style:style>
    <style:style style:family="text" style:name="p37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1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3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6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6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7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9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2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3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6" style:parent-style-name="바탕글">
      <style:paragraph-properties fo:text-align="justify" fo:text-indent="-20.25pt" fo:margin-left="20.25pt" fo:margin-right="0pt" fo:margin-top="0pt" fo:margin-bottom="0pt" fo:line-height="160%"/>
    </style:style>
    <style:style style:family="text" style:name="p38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7" style:parent-style-name="바탕글">
      <style:paragraph-properties fo:text-align="justify" fo:text-indent="-20.25pt" fo:margin-left="20.25pt" fo:margin-right="0pt" fo:margin-top="0pt" fo:margin-bottom="0pt" fo:line-height="160%"/>
    </style:style>
    <style:style style:family="text" style:name="p38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7-2-2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387-3-1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387-3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7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8" style:parent-style-name="바탕글">
      <style:paragraph-properties fo:text-align="justify" fo:text-indent="-20.25pt" fo:margin-left="20.25pt" fo:margin-right="0pt" fo:margin-top="0pt" fo:margin-bottom="0pt" fo:line-height="160%"/>
    </style:style>
    <style:style style:family="text" style:name="p38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9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93" style:parent-style-name="바탕글">
      <style:paragraph-properties fo:text-align="justify" fo:text-indent="-27.07pt" fo:margin-left="27.32pt" fo:margin-right="0pt" fo:margin-top="0pt" fo:margin-bottom="0pt" fo:line-height="160%"/>
    </style:style>
    <style:style style:family="text" style:name="p39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3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96" style:parent-style-name="바탕글">
      <style:paragraph-properties fo:text-align="justify" fo:text-indent="-45pt" fo:margin-left="49.48pt" fo:margin-right="0pt" fo:margin-top="0pt" fo:margin-bottom="0pt" fo:line-height="160%"/>
    </style:style>
    <style:style style:family="text" style:name="p39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6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97" style:parent-style-name="바탕글">
      <style:paragraph-properties fo:text-align="justify" fo:text-indent="-45pt" fo:margin-left="49.48pt" fo:margin-right="0pt" fo:margin-top="0pt" fo:margin-bottom="0pt" fo:line-height="160%"/>
    </style:style>
    <style:style style:family="text" style:name="p39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98" style:parent-style-name="바탕글">
      <style:paragraph-properties fo:text-align="justify" fo:text-indent="-45pt" fo:margin-left="49.48pt" fo:margin-right="0pt" fo:margin-top="0pt" fo:margin-bottom="0pt" fo:line-height="160%"/>
    </style:style>
    <style:style style:family="text" style:name="p39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00" style:parent-style-name="바탕글">
      <style:paragraph-properties fo:text-align="justify" fo:text-indent="-18.32pt" fo:margin-left="18.32pt" fo:margin-right="0pt" fo:margin-top="0pt" fo:margin-bottom="0pt" fo:line-height="160%"/>
    </style:style>
    <style:style style:family="text" style:name="p40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0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01" style:parent-style-name="바탕글">
      <style:paragraph-properties fo:text-align="justify" fo:text-indent="-18.32pt" fo:margin-left="18.32pt" fo:margin-right="0pt" fo:margin-top="0pt" fo:margin-bottom="0pt" fo:line-height="160%"/>
    </style:style>
    <style:style style:family="text" style:name="p40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1-1-3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401-2-1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40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3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4" style:parent-style-name="바탕글">
      <style:paragraph-properties fo:text-align="justify" fo:text-indent="-20.25pt" fo:margin-left="20.25pt" fo:margin-right="0pt" fo:margin-top="0pt" fo:margin-bottom="0pt" fo:line-height="160%"/>
    </style:style>
    <style:style style:family="text" style:name="p40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4-1-2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404-2-1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404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05" style:parent-style-name="바탕글">
      <style:paragraph-properties fo:text-align="justify" fo:text-indent="0pt" fo:margin-left="20.25pt" fo:margin-right="0pt" fo:margin-top="0pt" fo:margin-bottom="0pt" fo:line-height="160%"/>
    </style:style>
    <style:style style:family="text" style:name="p40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5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5-2-2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405-3-1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405-3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06" style:parent-style-name="바탕글">
      <style:paragraph-properties fo:text-align="justify" fo:text-indent="-15.25pt" fo:margin-left="15.25pt" fo:margin-right="0pt" fo:margin-top="0pt" fo:margin-bottom="0pt" fo:line-height="160%"/>
    </style:style>
    <style:style style:family="text" style:name="p40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07" style:parent-style-name="바탕글">
      <style:paragraph-properties fo:text-align="justify" fo:text-indent="-18.32pt" fo:margin-left="18.32pt" fo:margin-right="0pt" fo:margin-top="0pt" fo:margin-bottom="0pt" fo:line-height="160%"/>
    </style:style>
    <style:style style:family="text" style:name="p40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0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9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09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1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1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3" style:parent-style-name="바탕글">
      <style:paragraph-properties fo:text-align="justify" fo:text-indent="-17.42pt" fo:margin-left="17.42pt" fo:margin-right="0pt" fo:margin-top="0pt" fo:margin-bottom="0pt" fo:line-height="160%"/>
    </style:style>
    <style:style style:family="text" style:name="p41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13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13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13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4" style:parent-style-name="바탕글">
      <style:paragraph-properties fo:text-align="justify" fo:text-indent="-17.42pt" fo:margin-left="17.42pt" fo:margin-right="0pt" fo:margin-top="0pt" fo:margin-bottom="0pt" fo:line-height="160%"/>
    </style:style>
    <style:style style:family="text" style:name="p41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1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1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5" style:parent-style-name="바탕글">
      <style:paragraph-properties fo:text-align="justify" fo:text-indent="-17.42pt" fo:margin-left="17.42pt" fo:margin-right="0pt" fo:margin-top="0pt" fo:margin-bottom="0pt" fo:line-height="160%"/>
    </style:style>
    <style:style style:family="text" style:name="p41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1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15-1-3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415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15-1-5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415-2-1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415-3-1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415-3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1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7" style:parent-style-name="바탕글">
      <style:paragraph-properties fo:text-align="justify" fo:text-indent="-25.25pt" fo:margin-left="25.25pt" fo:margin-right="0pt" fo:margin-top="0pt" fo:margin-bottom="0pt" fo:line-height="160%"/>
    </style:style>
    <style:style style:family="text" style:name="p41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1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8" style:parent-style-name="바탕글">
      <style:paragraph-properties fo:text-align="justify" fo:text-indent="-25.25pt" fo:margin-left="25.25pt" fo:margin-right="0pt" fo:margin-top="0pt" fo:margin-bottom="0pt" fo:line-height="160%"/>
    </style:style>
    <style:style style:family="paragraph" style:class="text" style:name="Paragraph-419" style:parent-style-name="바탕글">
      <style:paragraph-properties fo:text-align="justify" fo:text-indent="-25.25pt" fo:margin-left="25.25pt" fo:margin-right="0pt" fo:margin-top="0pt" fo:margin-bottom="0pt" fo:line-height="160%"/>
    </style:style>
    <style:style style:family="text" style:name="p41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20" style:parent-style-name="바탕글">
      <style:paragraph-properties fo:text-align="justify" fo:text-indent="-25.25pt" fo:margin-left="25.25pt" fo:margin-right="0pt" fo:margin-top="0pt" fo:margin-bottom="0pt" fo:line-height="160%"/>
    </style:style>
    <style:style style:family="text" style:name="p42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21" style:parent-style-name="바탕글">
      <style:paragraph-properties fo:text-align="justify" fo:text-indent="-25.25pt" fo:margin-left="25.25pt" fo:margin-right="0pt" fo:margin-top="0pt" fo:margin-bottom="0pt" fo:line-height="160%"/>
    </style:style>
    <style:style style:family="text" style:name="p42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2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2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2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2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2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2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26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26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2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2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2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2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3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3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32" style:parent-style-name="바탕글">
      <style:paragraph-properties fo:text-align="justify" fo:text-indent="-25.25pt" fo:margin-left="25.25pt" fo:margin-right="0pt" fo:margin-top="0pt" fo:margin-bottom="0pt" fo:line-height="160%"/>
    </style:style>
    <style:style style:family="paragraph" style:class="text" style:name="Paragraph-433" style:parent-style-name="바탕글">
      <style:paragraph-properties fo:text-align="justify" fo:text-indent="-25.25pt" fo:margin-left="25.25pt" fo:margin-right="0pt" fo:margin-top="0pt" fo:margin-bottom="0pt" fo:line-height="160%"/>
    </style:style>
    <style:style style:family="paragraph" style:class="text" style:name="Paragraph-4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4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3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3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36-1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7" style:parent-style-name="바탕글">
      <style:paragraph-properties fo:text-align="center" fo:text-indent="-69.89pt" fo:margin-left="69.89pt" fo:margin-right="0pt" fo:margin-top="0pt" fo:margin-bottom="0pt" fo:line-height="160%"/>
    </style:style>
    <style:style style:family="paragraph" style:class="text" style:name="Paragraph-438" style:parent-style-name="바탕글">
      <style:paragraph-properties fo:text-align="center" fo:text-indent="-69.89pt" fo:margin-left="69.89pt" fo:margin-right="0pt" fo:margin-top="0pt" fo:margin-bottom="0pt" fo:line-height="160%"/>
    </style:style>
    <style:style style:family="paragraph" style:class="text" style:name="Paragraph-439" style:parent-style-name="바탕글">
      <style:paragraph-properties fo:text-align="center" fo:text-indent="-69.89pt" fo:margin-left="69.89pt" fo:margin-right="0pt" fo:margin-top="0pt" fo:margin-bottom="0pt" fo:line-height="160%"/>
    </style:style>
    <style:style style:family="text" style:name="p439-1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text" style:name="p440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0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0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0-1-4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1" style:parent-style-name="바탕글">
      <style:paragraph-properties fo:text-align="left" fo:text-indent="-68.9pt" fo:margin-left="68.9pt" fo:margin-right="0pt" fo:margin-top="0pt" fo:margin-bottom="0pt" fo:line-height="160%"/>
    </style:style>
    <style:style style:family="text" style:name="p441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1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1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2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2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2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43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45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6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44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4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4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4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4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0" style:parent-style-name="바탕글">
      <style:paragraph-properties fo:text-align="justify" fo:text-indent="-24.5pt" fo:margin-left="24.5pt" fo:margin-right="0pt" fo:margin-top="0pt" fo:margin-bottom="0pt" fo:line-height="160%"/>
    </style:style>
    <style:style style:family="text" style:name="p45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5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51" style:parent-style-name="바탕글">
      <style:paragraph-properties fo:text-align="justify" fo:text-indent="-24.5pt" fo:margin-left="24.5pt" fo:margin-right="0pt" fo:margin-top="0pt" fo:margin-bottom="0pt" fo:line-height="160%"/>
    </style:style>
    <style:style style:family="text" style:name="p45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5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51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5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51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5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5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53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4" style:parent-style-name="바탕글">
      <style:paragraph-properties fo:text-align="justify" fo:text-indent="-24.5pt" fo:margin-left="24.5pt" fo:margin-right="0pt" fo:margin-top="0pt" fo:margin-bottom="0pt" fo:line-height="160%"/>
    </style:style>
    <style:style style:family="text" style:name="p454-1-1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45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5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54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54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55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45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5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7" style:parent-style-name="바탕글">
      <style:paragraph-properties fo:text-align="justify" fo:text-indent="-24.5pt" fo:margin-left="24.5pt" fo:margin-right="0pt" fo:margin-top="0pt" fo:margin-bottom="0pt" fo:line-height="160%"/>
    </style:style>
    <style:style style:family="text" style:name="p45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5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5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57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58" style:parent-style-name="바탕글">
      <style:paragraph-properties fo:text-align="justify" fo:text-indent="-24.5pt" fo:margin-left="24.5pt" fo:margin-right="0pt" fo:margin-top="0pt" fo:margin-bottom="0pt" fo:line-height="160%"/>
    </style:style>
    <style:style style:family="paragraph" style:class="text" style:name="Paragraph-45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59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59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0" style:parent-style-name="바탕글">
      <style:paragraph-properties fo:text-align="justify" fo:text-indent="-7.02pt" fo:margin-left="8.890000000000001pt" fo:margin-right="0pt" fo:margin-top="0pt" fo:margin-bottom="0pt" fo:line-height="160%"/>
    </style:style>
    <style:style style:family="text" style:name="p46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61" style:parent-style-name="바탕글">
      <style:paragraph-properties fo:text-align="justify" fo:text-indent="-7.02pt" fo:margin-left="8.890000000000001pt" fo:margin-right="0pt" fo:margin-top="0pt" fo:margin-bottom="0pt" fo:line-height="160%"/>
    </style:style>
    <style:style style:family="text" style:name="p46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6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6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6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6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6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6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6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6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6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7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7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7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72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72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72-3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72-4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7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7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7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7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7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1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1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2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2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2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2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3" style:parent-style-name="바탕글">
      <style:paragraph-properties fo:text-align="justify" fo:text-indent="-24.5pt" fo:margin-left="24.5pt" fo:margin-right="0pt" fo:margin-top="0pt" fo:margin-bottom="0pt" fo:line-height="160%"/>
    </style:style>
    <style:style style:family="text" style:name="p52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24" style:parent-style-name="바탕글">
      <style:paragraph-properties fo:text-align="justify" fo:text-indent="-24.5pt" fo:margin-left="24.5pt" fo:margin-right="0pt" fo:margin-top="0pt" fo:margin-bottom="0pt" fo:line-height="160%"/>
    </style:style>
    <style:style style:family="text" style:name="p52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24-1-2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524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2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25" style:parent-style-name="바탕글">
      <style:paragraph-properties fo:text-align="justify" fo:text-indent="-24.5pt" fo:margin-left="24.5pt" fo:margin-right="0pt" fo:margin-top="0pt" fo:margin-bottom="0pt" fo:line-height="160%"/>
    </style:style>
    <style:style style:family="text" style:name="p52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25-1-2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paragraph" style:class="text" style:name="Paragraph-526" style:parent-style-name="바탕글">
      <style:paragraph-properties fo:text-align="justify" fo:text-indent="-24.5pt" fo:margin-left="24.5pt" fo:margin-right="0pt" fo:margin-top="0pt" fo:margin-bottom="0pt" fo:line-height="160%"/>
    </style:style>
    <style:style style:family="paragraph" style:class="text" style:name="Paragraph-527" style:parent-style-name="바탕글">
      <style:paragraph-properties fo:text-align="justify" fo:text-indent="-24.5pt" fo:margin-left="24.5pt" fo:margin-right="0pt" fo:margin-top="0pt" fo:margin-bottom="0pt" fo:line-height="160%"/>
    </style:style>
    <style:style style:family="text" style:name="p52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28" style:parent-style-name="바탕글">
      <style:paragraph-properties fo:text-align="justify" fo:text-indent="-24.5pt" fo:margin-left="24.5pt" fo:margin-right="0pt" fo:margin-top="0pt" fo:margin-bottom="0pt" fo:line-height="160%"/>
    </style:style>
    <style:style style:family="paragraph" style:class="text" style:name="Paragraph-52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29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3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30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text" style:name="p530-1-2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text" style:name="p530-2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3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31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32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32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text" style:name="p532-1-2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33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33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34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34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35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35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text" style:name="p535-2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3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36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text" style:name="p536-1-2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3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37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3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38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3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39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4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40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text" style:name="p540-2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41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41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42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43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44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45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46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46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4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47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text" style:name="p547-1-2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text" style:name="p547-1-3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48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49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50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50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51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52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53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54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55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56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57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5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58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5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59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60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61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62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63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64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64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65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65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text" style:name="p565-1-2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text" style:name="p565-1-3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66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67" style:parent-style-name="바탕글">
      <style:paragraph-properties fo:text-align="center" fo:text-indent="0pt" fo:margin-left="0pt" fo:margin-right="48.59pt" fo:margin-top="0pt" fo:margin-bottom="0pt" fo:line-height="140%"/>
    </style:style>
    <style:style style:family="paragraph" style:class="text" style:name="Paragraph-568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68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text" style:name="p568-1-2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69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69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70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71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72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73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74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75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76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77" style:parent-style-name="바탕글">
      <style:paragraph-properties fo:text-align="center" fo:text-indent="0pt" fo:margin-left="0pt" fo:margin-right="0pt" fo:margin-top="0pt" fo:margin-bottom="0pt" fo:line-height="140%"/>
    </style:style>
    <style:style style:family="text" style:name="p577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text" style:name="p577-1-2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78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79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80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81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82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83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84" style:parent-style-name="바탕글">
      <style:paragraph-properties fo:text-align="center" fo:text-indent="0pt" fo:margin-left="0pt" fo:margin-right="0pt" fo:margin-top="0pt" fo:margin-bottom="0pt" fo:line-height="140%"/>
    </style:style>
    <style:style style:family="paragraph" style:class="text" style:name="Paragraph-585" style:parent-style-name="바탕글">
      <style:paragraph-properties fo:text-align="justify" fo:text-indent="0pt" fo:margin-left="0pt" fo:margin-right="0pt" fo:margin-top="0pt" fo:margin-bottom="0pt" fo:line-height="180%"/>
    </style:style>
    <style:style style:family="text" style:name="p585-1-1">
      <style:text-properties style:font-name="휴먼명조" style:font-name-asian="한양신명조" fo:font-size="9pt" style:font-size-asian="9pt" style:font-size-complex="9pt" style:text-underline-type="none" style:text-overline-type="none" style:text-line-through-type="none"/>
    </style:style>
    <style:style style:family="text" style:name="p585-1-2">
      <style:text-properties style:font-name="휴먼명조" style:font-name-asian="한양신명조" fo:font-size="9pt" style:font-size-asian="9pt" style:font-size-complex="9pt" style:text-underline-type="none" style:text-overline-type="none" style:text-line-through-type="none"/>
    </style:style>
    <style:style style:family="text" style:name="p585-1-3">
      <style:text-properties style:font-name="휴먼명조" style:font-name-asian="한양신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8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58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8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8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90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9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592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59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9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93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9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94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9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95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text" style:name="p595-1-2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9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96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text" style:name="p596-1-2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9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97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9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98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9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99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0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0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0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1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0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2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text" style:name="p602-2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0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3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0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4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text" style:name="p604-2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0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5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0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6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0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7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0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8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text" style:name="p608-2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0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09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1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16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1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17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1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20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0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3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1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8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3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39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4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4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4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2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text" style:name="p642-1-2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4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43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4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4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4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4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4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4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5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5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5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5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653-1-1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text" style:name="p653-1-2">
      <style:text-properties style:font-name="한양중고딕" style:font-name-asian="휴먼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5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5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5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5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5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5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6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63" style:parent-style-name="바탕글">
      <style:paragraph-properties fo:text-align="justify" fo:text-indent="0pt" fo:margin-left="0pt" fo:margin-right="0pt" fo:margin-top="0pt" fo:margin-bottom="0pt" fo:line-height="180%"/>
    </style:style>
    <style:style style:family="text" style:name="p663-1-1">
      <style:text-properties style:font-name="휴먼명조" style:font-name-asian="한양신명조" fo:font-size="9pt" style:font-size-asian="9pt" style:font-size-complex="9pt" style:text-underline-type="none" style:text-overline-type="none" style:text-line-through-type="none"/>
    </style:style>
    <style:style style:family="text" style:name="p66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66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6" style:parent-style-name="바탕글">
      <style:paragraph-properties fo:text-align="justify" fo:text-indent="-24.5pt" fo:margin-left="24.5pt" fo:margin-right="0pt" fo:margin-top="0pt" fo:margin-bottom="0pt" fo:line-height="160%"/>
    </style:style>
    <style:style style:family="text" style:name="p66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6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67" style:parent-style-name="바탕글">
      <style:paragraph-properties fo:text-align="justify" fo:text-indent="-24.5pt" fo:margin-left="24.5pt" fo:margin-right="0pt" fo:margin-top="0pt" fo:margin-bottom="0pt" fo:line-height="160%"/>
    </style:style>
    <style:style style:family="paragraph" style:class="text" style:name="Paragraph-66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66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66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67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67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7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671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2" style:parent-style-name="바탕글">
      <style:paragraph-properties fo:text-align="justify" fo:text-indent="-23.62pt" fo:margin-left="23.62pt" fo:margin-right="0pt" fo:margin-top="0pt" fo:margin-bottom="0pt" fo:line-height="160%"/>
    </style:style>
    <style:style style:family="text" style:name="p67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72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72-2-2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672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73" style:parent-style-name="바탕글">
      <style:paragraph-properties fo:text-align="justify" fo:text-indent="-23.62pt" fo:margin-left="23.62pt" fo:margin-right="0pt" fo:margin-top="0pt" fo:margin-bottom="0pt" fo:line-height="160%"/>
    </style:style>
    <style:style style:family="text" style:name="p67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73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73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73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74" style:parent-style-name="바탕글">
      <style:paragraph-properties fo:text-align="justify" fo:text-indent="-23.62pt" fo:margin-left="23.62pt" fo:margin-right="0pt" fo:margin-top="0pt" fo:margin-bottom="0pt" fo:line-height="160%"/>
    </style:style>
    <style:style style:family="text" style:name="p67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7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6" style:parent-style-name="바탕글">
      <style:paragraph-properties fo:text-align="justify" fo:text-indent="-23.62pt" fo:margin-left="23.62pt" fo:margin-right="0pt" fo:margin-top="0pt" fo:margin-bottom="0pt" fo:line-height="160%"/>
    </style:style>
    <style:style style:family="text" style:name="p67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77" style:parent-style-name="바탕글">
      <style:paragraph-properties fo:text-align="justify" fo:text-indent="-23.62pt" fo:margin-left="23.62pt" fo:margin-right="0pt" fo:margin-top="0pt" fo:margin-bottom="0pt" fo:line-height="160%"/>
    </style:style>
    <style:style style:family="paragraph" style:class="text" style:name="Paragraph-678" style:parent-style-name="바탕글">
      <style:paragraph-properties fo:text-align="justify" fo:text-indent="-23.62pt" fo:margin-left="23.62pt" fo:margin-right="0pt" fo:margin-top="0pt" fo:margin-bottom="0pt" fo:line-height="160%"/>
    </style:style>
    <style:style style:family="paragraph" style:class="text" style:name="Paragraph-679" style:parent-style-name="바탕글">
      <style:paragraph-properties fo:text-align="justify" fo:text-indent="-23.62pt" fo:margin-left="23.62pt" fo:margin-right="0pt" fo:margin-top="0pt" fo:margin-bottom="0pt" fo:line-height="160%"/>
    </style:style>
    <style:style style:family="paragraph" style:class="text" style:name="Paragraph-680" style:parent-style-name="바탕글">
      <style:paragraph-properties fo:text-align="justify" fo:text-indent="-23.62pt" fo:margin-left="23.62pt" fo:margin-right="0pt" fo:margin-top="0pt" fo:margin-bottom="0pt" fo:line-height="160%"/>
    </style:style>
    <style:style style:family="text" style:name="p68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81" style:parent-style-name="바탕글">
      <style:paragraph-properties fo:text-align="justify" fo:text-indent="-23.62pt" fo:margin-left="23.62pt" fo:margin-right="0pt" fo:margin-top="0pt" fo:margin-bottom="0pt" fo:line-height="160%"/>
    </style:style>
    <style:style style:family="text" style:name="p68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8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8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2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3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4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8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5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685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685-2-2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8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6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8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7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8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8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688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8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89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9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90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690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9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91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92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93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9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94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694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9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95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9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96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696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9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97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9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98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9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99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0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700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1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701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702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4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0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5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0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8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0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09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1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1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1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14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1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2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2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24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2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26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2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27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2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3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30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3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31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3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3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3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36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3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3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3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4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4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4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4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4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4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46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4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4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4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5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5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5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5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5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5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56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756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5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5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5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6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6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6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6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6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6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66" style:parent-style-name="바탕글">
      <style:paragraph-properties fo:text-align="justify" fo:text-indent="0pt" fo:margin-left="0pt" fo:margin-right="0pt" fo:margin-top="0pt" fo:margin-bottom="0pt" fo:line-height="180%"/>
    </style:style>
    <style:style style:family="text" style:name="p766-1-1">
      <style:text-properties style:font-name="휴먼명조" style:font-name-asian="한양신명조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67" style:parent-style-name="바탕글">
      <style:paragraph-properties fo:text-align="justify" fo:text-indent="0pt" fo:margin-left="0pt" fo:margin-right="0pt" fo:margin-top="0pt" fo:margin-bottom="0pt" fo:line-height="180%"/>
    </style:style>
    <style:style style:family="text" style:name="p76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76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9" style:parent-style-name="바탕글">
      <style:paragraph-properties fo:text-align="justify" fo:text-indent="-23.62pt" fo:margin-left="23.62pt" fo:margin-right="0pt" fo:margin-top="0pt" fo:margin-bottom="0pt" fo:line-height="160%"/>
    </style:style>
    <style:style style:family="text" style:name="p76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69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69-2-2">
      <style:text-properties style:font-name="한양중고딕" style:font-name-asian="휴먼명조" fo:font-size="12pt" style:font-size-asian="12pt" style:font-size-complex="12pt" fo:font-style="italic" style:font-style-asian="italic" style:font-style-complex="italic" style:text-underline-type="none" style:text-overline-type="none" style:text-line-through-type="none" fo:font-weight="bold" style:font-weight-asian="bold" style:font-weight-complex="bold"/>
    </style:style>
    <style:style style:family="text" style:name="p769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69-2-4">
      <style:text-properties style:font-name="한양중고딕" style:font-name-asian="휴먼명조" fo:font-size="12pt" style:font-size-asian="12pt" style:font-size-complex="12pt" fo:font-style="italic" style:font-style-asian="italic" style:font-style-complex="italic" style:text-underline-type="none" style:text-overline-type="none" style:text-line-through-type="none"/>
    </style:style>
    <style:style style:family="text" style:name="p769-2-5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769-3-1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769-3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70" style:parent-style-name="바탕글">
      <style:paragraph-properties fo:text-align="justify" fo:text-indent="-23.62pt" fo:margin-left="23.62pt" fo:margin-right="0pt" fo:margin-top="0pt" fo:margin-bottom="0pt" fo:line-height="160%"/>
    </style:style>
    <style:style style:family="text" style:name="p77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7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7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71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7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72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7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73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7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74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7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75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775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7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76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776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7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77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7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78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7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79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779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80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81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82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83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84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85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86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786-1-2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8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8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8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9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9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9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9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96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796-1-2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9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0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0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0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0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06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1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1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1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1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1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16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18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1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19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2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2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22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2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23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82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82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82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2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3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83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31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3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32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832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832-3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3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33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833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34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834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3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35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3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36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836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37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3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38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3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39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839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839-3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40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840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840-3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840-4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840-5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41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42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842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43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4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44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6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67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7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71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7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72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78" style:parent-style-name="바탕글">
      <style:paragraph-properties fo:text-align="justify" fo:text-indent="0pt" fo:margin-left="0pt" fo:margin-right="0pt" fo:margin-top="0pt" fo:margin-bottom="0pt" fo:line-height="21pt" style:vertical-align="top"/>
    </style:style>
    <style:style style:family="paragraph" style:class="text" style:name="Paragraph-879" style:parent-style-name="바탕글">
      <style:paragraph-properties fo:text-align="justify" fo:text-indent="0pt" fo:margin-left="0pt" fo:margin-right="0pt" fo:margin-top="0pt" fo:margin-bottom="0pt" fo:line-height="21pt" style:vertical-align="top"/>
    </style:style>
    <style:style style:family="text" style:name="p87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8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0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8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1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881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8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2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882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3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883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4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884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8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5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8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6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8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7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8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8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8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9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9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90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890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89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91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891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2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1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7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18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2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923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92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92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92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925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925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925-1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925-1-6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92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28" style:parent-style-name="바탕글">
      <style:paragraph-properties fo:text-align="justify" fo:text-indent="-27.64pt" fo:margin-left="32.64pt" fo:margin-right="0pt" fo:margin-top="0pt" fo:margin-bottom="0pt" fo:line-height="21pt" style:vertical-align="top"/>
    </style:style>
    <style:style style:family="paragraph" style:class="text" style:name="Paragraph-92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29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3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30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930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3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31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3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32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3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33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34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3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35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3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36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37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937-1-2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3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38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938-1-2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938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3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39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939-1-2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40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4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41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4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42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4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44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4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47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4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48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5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50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5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53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5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54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6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60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6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66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966-1-2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6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67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7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3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7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9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979-1-2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8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80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8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86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92" style:parent-style-name="바탕글">
      <style:paragraph-properties fo:text-align="justify" fo:text-indent="-27.64pt" fo:margin-left="32.64pt" fo:margin-right="0pt" fo:margin-top="0pt" fo:margin-bottom="0pt" fo:line-height="21pt" style:vertical-align="top"/>
    </style:style>
    <style:style style:family="paragraph" style:class="text" style:name="Paragraph-993" style:parent-style-name="바탕글">
      <style:paragraph-properties fo:text-align="justify" fo:text-indent="-16.68pt" fo:margin-left="21.68pt" fo:margin-right="0pt" fo:margin-top="0pt" fo:margin-bottom="0pt" fo:line-height="21pt" style:vertical-align="top"/>
    </style:style>
    <style:style style:family="text" style:name="p993-1-1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993-1-2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993-2-1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993-3-1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993-4-1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94" style:parent-style-name="바탕글">
      <style:paragraph-properties fo:text-align="justify" fo:text-indent="-20pt" fo:margin-left="25pt" fo:margin-right="0pt" fo:margin-top="0pt" fo:margin-bottom="0pt" fo:line-height="21pt" style:vertical-align="top"/>
    </style:style>
    <style:style style:family="text" style:name="p994-1-1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994-1-2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994-2-1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994-3-1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9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99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99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99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9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99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9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99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0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1000-2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1000-2-2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1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0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2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0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3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4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0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5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1005-1-2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0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6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1006-1-2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0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7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0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8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1008-1-2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0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9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1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10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11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1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13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16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1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17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1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19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2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22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1022-1-2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2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23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2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29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3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3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3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3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3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5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text" style:name="p1035-1-2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3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6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3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3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3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4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4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4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42-1-1">
      <style:text-properties style:font-name="바탕체" style:font-name-asian="바탕체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04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4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4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4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4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48" style:parent-style-name="바탕글">
      <style:paragraph-properties fo:text-align="justify" fo:text-indent="-35pt" fo:margin-left="40pt" fo:margin-right="0pt" fo:margin-top="0pt" fo:margin-bottom="0pt" fo:line-height="21pt" style:vertical-align="top"/>
    </style:style>
    <style:style style:family="paragraph" style:class="text" style:name="Paragraph-1049" style:parent-style-name="바탕글">
      <style:paragraph-properties fo:text-align="justify" fo:text-indent="-18.43pt" fo:margin-left="23.43pt" fo:margin-right="0pt" fo:margin-top="0pt" fo:margin-bottom="0pt" fo:line-height="21pt" style:vertical-align="top"/>
    </style:style>
    <style:style style:family="text" style:name="p1049-1-1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1049-1-2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1049-1-3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1049-2-1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1049-3-1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1049-4-1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50" style:parent-style-name="바탕글">
      <style:paragraph-properties fo:text-align="justify" fo:text-indent="-20pt" fo:margin-left="25pt" fo:margin-right="0pt" fo:margin-top="0pt" fo:margin-bottom="0pt" fo:line-height="21pt" style:vertical-align="top"/>
    </style:style>
    <style:style style:family="text" style:name="p1050-1-1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1050-1-2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1050-2-1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1050-3-1">
      <style:text-properties style:font-name="휴먼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5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052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1052-1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/>
    </style:style>
    <style:style style:family="text" style:name="p1052-1-2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text" style:name="p1052-2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3" style:parent-style-name="바탕글">
      <style:paragraph-properties fo:text-align="left" fo:text-indent="-69.89pt" fo:margin-left="69.89pt" fo:margin-right="0pt" fo:margin-top="0pt" fo:margin-bottom="0pt" fo:line-height="160%"/>
    </style:style>
    <style:style style:family="paragraph" style:class="text" style:name="Paragraph-1054" style:parent-style-name="바탕글">
      <style:paragraph-properties fo:text-align="left" fo:text-indent="-69.89pt" fo:margin-left="69.89pt" fo:margin-right="0pt" fo:margin-top="0pt" fo:margin-bottom="0pt" fo:line-height="160%"/>
    </style:style>
    <style:style style:family="paragraph" style:class="text" style:name="Paragraph-1055" style:parent-style-name="바탕글">
      <style:paragraph-properties fo:text-align="left" fo:text-indent="-69.89pt" fo:margin-left="69.89pt" fo:margin-right="0pt" fo:margin-top="0pt" fo:margin-bottom="0pt" fo:line-height="160%"/>
    </style:style>
    <style:style style:family="text" style:name="p1056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056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056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056-1-4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056-1-5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056-1-6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7" style:parent-style-name="바탕글">
      <style:paragraph-properties fo:text-align="left" fo:text-indent="-68.9pt" fo:margin-left="68.9pt" fo:margin-right="0pt" fo:margin-top="0pt" fo:margin-bottom="0pt" fo:line-height="160%"/>
    </style:style>
    <style:style style:family="text" style:name="p1057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057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057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057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058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058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058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059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0" style:parent-style-name="바탕글">
      <style:paragraph-properties fo:text-align="justify" fo:text-indent="-86.48pt" fo:margin-left="86.48pt" fo:margin-right="0pt" fo:margin-top="0pt" fo:margin-bottom="0pt" fo:line-height="160%"/>
    </style:style>
    <style:style style:family="text" style:name="p1060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061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2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3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paragraph" style:class="text" style:name="Paragraph-1064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06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06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06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064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5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06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06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065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065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065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66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07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07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07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74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074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07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07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07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07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7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7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7-2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7-2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7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7-3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7-3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7-3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7-3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7-3-6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7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7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7-5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7-5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7-5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7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07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07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1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1-6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1-7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2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2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3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3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3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3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3-6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3-7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3-8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3-9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4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9-4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8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08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08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1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1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1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1-3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1-3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1-3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1-3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1-3-6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1-3-7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1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1-4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1-4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1-4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1-4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1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1-5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1-6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8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083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08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3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3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3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3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84" style:parent-style-name="바탕글">
      <style:paragraph-properties fo:text-align="justify" fo:text-indent="-0.04pt" fo:margin-left="15pt" fo:margin-right="0pt" fo:margin-top="0pt" fo:margin-bottom="0pt" fo:line-height="160%"/>
    </style:style>
    <style:style style:family="text" style:name="p108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85" style:parent-style-name="바탕글">
      <style:paragraph-properties fo:text-align="right" fo:text-indent="-39.25pt" fo:margin-left="39.25pt" fo:margin-right="0pt" fo:margin-top="0pt" fo:margin-bottom="0pt" fo:line-height="160%"/>
    </style:style>
    <style:style style:family="text" style:name="p1086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8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087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8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088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89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1090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9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091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92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092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9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094" style:parent-style-name="바탕글">
      <style:paragraph-properties fo:text-align="left" fo:text-indent="20.75pt" fo:margin-left="39.25pt" fo:margin-right="0pt" fo:margin-top="0pt" fo:margin-bottom="0pt" fo:line-height="160%"/>
    </style:style>
    <style:style style:family="paragraph" style:class="text" style:name="Paragraph-1095" style:parent-style-name="바탕글">
      <style:paragraph-properties fo:text-align="justify" fo:text-indent="-0.04pt" fo:margin-left="15pt" fo:margin-right="0pt" fo:margin-top="0pt" fo:margin-bottom="0pt" fo:line-height="160%"/>
    </style:style>
    <style:style style:family="text" style:name="p109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95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96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9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097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9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098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99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1100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0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101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02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102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0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104" style:parent-style-name="바탕글">
      <style:paragraph-properties fo:text-align="justify" fo:text-indent="-0.04pt" fo:margin-left="15pt" fo:margin-right="0pt" fo:margin-top="0pt" fo:margin-bottom="0pt" fo:line-height="160%"/>
    </style:style>
    <style:style style:family="paragraph" style:class="text" style:name="Paragraph-1105" style:parent-style-name="바탕글">
      <style:paragraph-properties fo:text-align="justify" fo:text-indent="-0.04pt" fo:margin-left="15pt" fo:margin-right="0pt" fo:margin-top="0pt" fo:margin-bottom="0pt" fo:line-height="160%"/>
    </style:style>
    <style:style style:family="paragraph" style:class="text" style:name="Paragraph-1106" style:parent-style-name="바탕글">
      <style:paragraph-properties fo:text-align="justify" fo:text-indent="-0.04pt" fo:margin-left="15pt" fo:margin-right="0pt" fo:margin-top="0pt" fo:margin-bottom="0pt" fo:line-height="160%"/>
    </style:style>
    <style:style style:family="text" style:name="p110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10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8" style:parent-style-name="표준">
      <style:paragraph-properties fo:text-align="justify" fo:text-indent="0pt" fo:margin-left="18.1pt" fo:margin-right="0pt" fo:margin-top="0pt" fo:margin-bottom="0pt" fo:line-height="160%"/>
    </style:style>
    <style:style style:family="paragraph" style:class="text" style:name="Paragraph-1109" style:parent-style-name="바탕글">
      <style:paragraph-properties fo:text-align="justify" fo:text-indent="-0.04pt" fo:margin-left="15pt" fo:margin-right="0pt" fo:margin-top="0pt" fo:margin-bottom="0pt" fo:line-height="160%"/>
    </style:style>
    <style:style style:family="text" style:name="p110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0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09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09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10" style:parent-style-name="바탕글">
      <style:paragraph-properties fo:text-align="justify" fo:text-indent="-0.04pt" fo:margin-left="15pt" fo:margin-right="0pt" fo:margin-top="0pt" fo:margin-bottom="0pt" fo:line-height="160%"/>
    </style:style>
    <style:style style:family="text" style:name="p111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1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1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10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11" style:parent-style-name="바탕글">
      <style:paragraph-properties fo:text-align="justify" fo:text-indent="-0.04pt" fo:margin-left="15pt" fo:margin-right="0pt" fo:margin-top="0pt" fo:margin-bottom="0pt" fo:line-height="160%"/>
    </style:style>
    <style:style style:family="text" style:name="p111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1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11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111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111-1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111-1-6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1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12" style:parent-style-name="바탕글">
      <style:paragraph-properties fo:text-align="justify" fo:text-indent="-0.04pt" fo:margin-left="15pt" fo:margin-right="0pt" fo:margin-top="0pt" fo:margin-bottom="0pt" fo:line-height="160%"/>
    </style:style>
    <style:style style:family="text" style:name="p111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1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12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12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12-3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112-3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112-3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112-3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13" style:parent-style-name="표준">
      <style:paragraph-properties fo:text-align="justify" fo:text-indent="-19.95pt" fo:margin-left="19.95pt" fo:margin-right="0pt" fo:margin-top="0pt" fo:margin-bottom="0pt" fo:line-height="130%"/>
    </style:style>
    <style:style style:family="text" style:name="p111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1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11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1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1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2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2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21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28" style:parent-style-name="바탕글">
      <style:paragraph-properties fo:text-align="left" fo:text-indent="-69.89pt" fo:margin-left="69.89pt" fo:margin-right="0pt" fo:margin-top="0pt" fo:margin-bottom="0pt" fo:line-height="160%"/>
    </style:style>
    <style:style style:family="paragraph" style:class="text" style:name="Paragraph-1129" style:parent-style-name="바탕글">
      <style:paragraph-properties fo:text-align="left" fo:text-indent="-69.89pt" fo:margin-left="69.89pt" fo:margin-right="0pt" fo:margin-top="0pt" fo:margin-bottom="0pt" fo:line-height="160%"/>
    </style:style>
    <style:style style:family="text" style:name="p1129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30" style:parent-style-name="표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131" style:parent-style-name="표준">
      <style:paragraph-properties fo:text-align="justify" fo:text-indent="0pt" fo:margin-left="0pt" fo:margin-right="0pt" fo:margin-top="0pt" fo:margin-bottom="0pt" fo:line-height="160%"/>
    </style:style>
    <style:style style:family="text" style:name="p1131-1-1">
      <style:text-properties style:font-name="새굴림" style:font-name-asian="새굴림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32" style:parent-style-name="표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133" style:parent-style-name="표준">
      <style:paragraph-properties fo:text-align="justify" fo:text-indent="0pt" fo:margin-left="0pt" fo:margin-right="0pt" fo:margin-top="0pt" fo:margin-bottom="0pt" fo:line-height="160%"/>
    </style:style>
    <style:style style:family="text" style:name="p1133-1-1">
      <style:text-properties style:font-name="새굴림" style:font-name-asian="새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34" style:parent-style-name="표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13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35-1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text" style:name="p1135-2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36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13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37-1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38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13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39-1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40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14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41-1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42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14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43-1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44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14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45-1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4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46-1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47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14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48-1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49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15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50-1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text" style:name="p1150-2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51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15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52-1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text" style:name="p1152-2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53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15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54-1-1">
      <style:text-properties style:font-name="새굴림" style:font-name-asian="새굴림" fo:font-size="9pt" style:font-size-asian="9pt" style:font-size-complex="9pt" style:text-underline-type="none" style:text-overline-type="none" style:text-line-through-type="none"/>
    </style:style>
    <style:style style:family="text" style:name="p1154-2-1">
      <style:text-properties style:font-name="새굴림" style:font-name-asian="새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55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15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56-1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5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57-1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text" style:name="p1157-2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58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159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59-1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text" style:name="p1159-2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60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16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61-1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text" style:name="p1161-2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62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163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63-1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64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16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65-1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66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16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167-1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text" style:name="p1167-2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68" style:parent-style-name="표준">
      <style:paragraph-properties fo:text-align="justify" fo:text-indent="0pt" fo:margin-left="0pt" fo:margin-right="0pt" fo:margin-top="0pt" fo:margin-bottom="0pt" fo:line-height="160%"/>
    </style:style>
    <style:style style:family="text" style:name="p1168-1-1">
      <style:text-properties style:font-name="새굴림" style:font-name-asian="새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69" style:parent-style-name="표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170" style:parent-style-name="표준">
      <style:paragraph-properties fo:text-align="justify" fo:text-indent="0pt" fo:margin-left="0pt" fo:margin-right="0pt" fo:margin-top="0pt" fo:margin-bottom="0pt" fo:line-height="160%"/>
    </style:style>
    <style:style style:family="text" style:name="p1170-1-1">
      <style:text-properties style:font-name="새굴림" style:font-name-asian="새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71" style:parent-style-name="표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172" style:parent-style-name="표준">
      <style:paragraph-properties fo:text-align="justify" fo:text-indent="0pt" fo:margin-left="0pt" fo:margin-right="0pt" fo:margin-top="0pt" fo:margin-bottom="0pt" fo:line-height="160%"/>
    </style:style>
    <style:style style:family="text" style:name="p1172-1-1">
      <style:text-properties style:font-name="새굴림" style:font-name-asian="새굴림" fo:font-size="11pt" style:font-size-asian="11pt" style:font-size-complex="11pt" style:text-underline-type="none" style:text-overline-type="none" style:text-line-through-type="none"/>
    </style:style>
    <style:style style:family="text" style:name="p1172-2-1">
      <style:text-properties style:font-name="새굴림" style:font-name-asian="새굴림" fo:font-size="11pt" style:font-size-asian="11pt" style:font-size-complex="11pt" style:text-underline-type="none" style:text-overline-type="none" style:text-line-through-type="none"/>
    </style:style>
    <style:style style:family="text" style:name="p1172-3-1">
      <style:text-properties style:font-name="새굴림" style:font-name-asian="새굴림" fo:font-size="11pt" style:font-size-asian="11pt" style:font-size-complex="11pt" style:text-underline-type="none" style:text-overline-type="none" style:text-line-through-type="none"/>
    </style:style>
    <style:style style:family="text" style:name="p1172-4-1">
      <style:text-properties style:font-name="새굴림" style:font-name-asian="새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73" style:parent-style-name="표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174" style:parent-style-name="바탕글">
      <style:paragraph-properties fo:text-align="justify" fo:text-indent="-0.04pt" fo:margin-left="15pt" fo:margin-right="0pt" fo:margin-top="0pt" fo:margin-bottom="0pt" fo:line-height="160%"/>
    </style:style>
    <style:style style:family="text" style:name="p1174-1-1">
      <style:text-properties style:font-name="새굴림" style:font-name-asian="새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175" style:parent-style-name="바탕글">
      <style:paragraph-properties fo:text-align="right" fo:text-indent="-39.25pt" fo:margin-left="39.25pt" fo:margin-right="0pt" fo:margin-top="0pt" fo:margin-bottom="0pt" fo:line-height="160%"/>
    </style:style>
    <style:style style:family="text" style:name="p1176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7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177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7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178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79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1180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8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181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82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182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8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184" style:parent-style-name="바탕글">
      <style:paragraph-properties fo:text-align="left" fo:text-indent="20.75pt" fo:margin-left="39.25pt" fo:margin-right="0pt" fo:margin-top="0pt" fo:margin-bottom="0pt" fo:line-height="160%"/>
    </style:style>
    <style:style style:family="paragraph" style:class="text" style:name="Paragraph-1185" style:parent-style-name="바탕글">
      <style:paragraph-properties fo:text-align="justify" fo:text-indent="-0.04pt" fo:margin-left="15pt" fo:margin-right="0pt" fo:margin-top="0pt" fo:margin-bottom="0pt" fo:line-height="160%"/>
    </style:style>
    <style:style style:family="text" style:name="p1185-1-1">
      <style:text-properties style:font-name="새굴림" style:font-name-asian="새굴림" fo:font-size="9pt" style:font-size-asian="9pt" style:font-size-complex="9pt" style:text-underline-type="none" style:text-overline-type="none" style:text-line-through-type="none"/>
    </style:style>
    <style:style style:family="text" style:name="p1186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8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187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8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188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89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1190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9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191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92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192-1-1">
      <style:text-properties style:font-name="돋움체" style:font-name-asian="돋움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9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194" style:parent-style-name="바탕글">
      <style:paragraph-properties fo:text-align="justify" fo:text-indent="-0.04pt" fo:margin-left="15pt" fo:margin-right="0pt" fo:margin-top="0pt" fo:margin-bottom="0pt" fo:line-height="160%"/>
    </style:style>
    <style:style style:family="paragraph" style:class="text" style:name="Paragraph-1195" style:parent-style-name="바탕글">
      <style:paragraph-properties fo:text-align="left" fo:text-indent="-69.89pt" fo:margin-left="69.89pt" fo:margin-right="0pt" fo:margin-top="0pt" fo:margin-bottom="0pt" fo:line-height="160%"/>
    </style:style>
    <style:style style:family="text" style:name="p1195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6" style:parent-style-name="바탕글">
      <style:paragraph-properties fo:text-align="left" fo:text-indent="0pt" fo:margin-left="0pt" fo:margin-right="0pt" fo:margin-top="1.5pt" fo:margin-bottom="1.5pt" fo:line-height="120%"/>
    </style:style>
    <style:style style:family="paragraph" style:class="text" style:name="Paragraph-1197" style:parent-style-name="바탕글">
      <style:paragraph-properties fo:text-align="left" fo:text-indent="0pt" fo:margin-left="0pt" fo:margin-right="0pt" fo:margin-top="1.5pt" fo:margin-bottom="1.5pt" fo:line-height="120%"/>
    </style:style>
    <style:style style:family="text" style:name="p1197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98" style:parent-style-name="바탕글">
      <style:paragraph-properties fo:text-align="left" fo:text-indent="0pt" fo:margin-left="0pt" fo:margin-right="0pt" fo:margin-top="1.5pt" fo:margin-bottom="1.5pt" fo:line-height="120%"/>
    </style:style>
    <style:style style:family="paragraph" style:class="text" style:name="Paragraph-1199" style:parent-style-name="바탕글">
      <style:paragraph-properties fo:text-align="justify" fo:text-indent="-23pt" fo:margin-left="66pt" fo:margin-right="56pt" fo:margin-top="0pt" fo:margin-bottom="0pt" fo:line-height="120%"/>
    </style:style>
    <style:style style:family="text" style:name="p1199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199-1-3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199-2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199-3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199-4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199-4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199-4-3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00" style:parent-style-name="바탕글">
      <style:paragraph-properties fo:text-align="justify" fo:text-indent="0pt" fo:margin-left="66pt" fo:margin-right="56pt" fo:margin-top="0pt" fo:margin-bottom="0pt" fo:line-height="120%"/>
    </style:style>
    <style:style style:family="text" style:name="p1200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0-2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0-3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0-4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01" style:parent-style-name="바탕글">
      <style:paragraph-properties fo:text-align="justify" fo:text-indent="-8pt" fo:margin-left="74pt" fo:margin-right="56pt" fo:margin-top="0pt" fo:margin-bottom="0pt" fo:line-height="120%"/>
    </style:style>
    <style:style style:family="text" style:name="p1201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1-2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1-3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02" style:parent-style-name="바탕글">
      <style:paragraph-properties fo:text-align="justify" fo:text-indent="-8pt" fo:margin-left="74pt" fo:margin-right="56pt" fo:margin-top="0pt" fo:margin-bottom="0pt" fo:line-height="120%"/>
    </style:style>
    <style:style style:family="text" style:name="p1202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2-2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03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204" style:parent-style-name="바탕글">
      <style:paragraph-properties fo:text-align="justify" fo:text-indent="-23pt" fo:margin-left="66pt" fo:margin-right="56pt" fo:margin-top="0pt" fo:margin-bottom="0pt" fo:line-height="120%"/>
    </style:style>
    <style:style style:family="text" style:name="p1204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4-1-3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4-2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4-3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4-4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4-5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05" style:parent-style-name="바탕글">
      <style:paragraph-properties fo:text-align="justify" fo:text-indent="-8pt" fo:margin-left="74pt" fo:margin-right="56pt" fo:margin-top="0pt" fo:margin-bottom="0pt" fo:line-height="120%"/>
    </style:style>
    <style:style style:family="text" style:name="p1205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5-2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06" style:parent-style-name="바탕글">
      <style:paragraph-properties fo:text-align="justify" fo:text-indent="-8pt" fo:margin-left="74pt" fo:margin-right="56pt" fo:margin-top="0pt" fo:margin-bottom="0pt" fo:line-height="120%"/>
    </style:style>
    <style:style style:family="text" style:name="p1206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6-2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6-3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07" style:parent-style-name="바탕글">
      <style:paragraph-properties fo:text-align="justify" fo:text-indent="0pt" fo:margin-left="66pt" fo:margin-right="56pt" fo:margin-top="0pt" fo:margin-bottom="0pt" fo:line-height="120%"/>
    </style:style>
    <style:style style:family="text" style:name="p1207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7-2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7-3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7-4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7-5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7-6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7-7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7-8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08" style:parent-style-name="바탕글">
      <style:paragraph-properties fo:text-align="justify" fo:text-indent="0pt" fo:margin-left="66pt" fo:margin-right="56pt" fo:margin-top="0pt" fo:margin-bottom="0pt" fo:line-height="120%"/>
    </style:style>
    <style:style style:family="text" style:name="p1208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8-2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8-3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08-4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09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210" style:parent-style-name="바탕글">
      <style:paragraph-properties fo:text-align="justify" fo:text-indent="-23pt" fo:margin-left="66pt" fo:margin-right="56pt" fo:margin-top="0pt" fo:margin-bottom="0pt" fo:line-height="120%"/>
    </style:style>
    <style:style style:family="text" style:name="p1210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10-2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10-3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10-4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10-5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10-6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10-7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11" style:parent-style-name="바탕글">
      <style:paragraph-properties fo:text-align="justify" fo:text-indent="0pt" fo:margin-left="0pt" fo:margin-right="0pt" fo:margin-top="0pt" fo:margin-bottom="12pt" fo:line-height="120%"/>
    </style:style>
    <style:style style:family="paragraph" style:class="text" style:name="Paragraph-121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1213-1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/>
    </style:style>
    <style:style style:family="text" style:name="p1213-1-2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text" style:name="p1213-2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1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1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17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17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17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17-1-4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17-1-5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17-1-6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18" style:parent-style-name="바탕글">
      <style:paragraph-properties fo:text-align="left" fo:text-indent="-68.9pt" fo:margin-left="68.9pt" fo:margin-right="0pt" fo:margin-top="0pt" fo:margin-bottom="0pt" fo:line-height="160%"/>
    </style:style>
    <style:style style:family="text" style:name="p1218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18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18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18-1-4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18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19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19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19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20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22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3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paragraph" style:class="text" style:name="Paragraph-1224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paragraph" style:class="text" style:name="Paragraph-1225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22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22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27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22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2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27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27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27-1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27-1-6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2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27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27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27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28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paragraph" style:class="text" style:name="Paragraph-1229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22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2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29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29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3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30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3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3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37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3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23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40" style:parent-style-name="바탕글">
      <style:paragraph-properties fo:text-align="justify" fo:text-indent="-15pt" fo:margin-left="17.61pt" fo:margin-right="0pt" fo:margin-top="0pt" fo:margin-bottom="0pt" fo:line-height="160%"/>
    </style:style>
    <style:style style:family="text" style:name="p124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4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41" style:parent-style-name="바탕글">
      <style:paragraph-properties fo:text-align="justify" fo:text-indent="-17.61pt" fo:margin-left="17.61pt" fo:margin-right="0pt" fo:margin-top="0pt" fo:margin-bottom="0pt" fo:line-height="160%"/>
    </style:style>
    <style:style style:family="text" style:name="p124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4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41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4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41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41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4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4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4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24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24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4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4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0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25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5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5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25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5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5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5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53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53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53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53-1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53-1-6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54" style:parent-style-name="바탕글">
      <style:paragraph-properties fo:text-align="justify" fo:text-indent="-24.78pt" fo:margin-left="24.78pt" fo:margin-right="0pt" fo:margin-top="0pt" fo:margin-bottom="0pt" fo:line-height="160%"/>
    </style:style>
    <style:style style:family="text" style:name="p125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54-1-2">
      <style:text-properties style:font-name="한양중고딕" style:font-name-asian="휴먼명조" fo:font-size="11pt" style:font-size-asian="11pt" style:font-size-complex="11pt" style:text-underline-type="none" style:text-overline-type="none" style:text-line-through-type="none"/>
    </style:style>
    <style:style style:family="text" style:name="p1254-1-3">
      <style:text-properties style:font-name="한양중고딕" style:font-name-asian="휴먼명조" fo:font-size="11pt" style:font-size-asian="11pt" style:font-size-complex="11pt" style:text-underline-type="none" style:text-overline-type="none" style:text-line-through-type="none"/>
    </style:style>
    <style:style style:family="text" style:name="p1254-1-4">
      <style:text-properties style:font-name="한양중고딕" style:font-name-asian="휴먼명조" fo:font-size="11pt" style:font-size-asian="11pt" style:font-size-complex="11pt" style:text-underline-type="none" style:text-overline-type="none" style:text-line-through-type="none"/>
    </style:style>
    <style:style style:family="text" style:name="p1254-2-1">
      <style:text-properties style:font-name="한양중고딕" style:font-name-asian="휴먼명조" fo:font-size="11pt" style:font-size-asian="11pt" style:font-size-complex="11pt" style:text-underline-type="none" style:text-overline-type="none" style:text-line-through-type="none"/>
    </style:style>
    <style:style style:family="text" style:name="p1254-3-1">
      <style:text-properties style:font-name="한양중고딕" style:font-name-asian="휴먼명조" fo:font-size="11pt" style:font-size-asian="11pt" style:font-size-complex="11pt" style:text-underline-type="none" style:text-overline-type="none" style:text-line-through-type="none"/>
    </style:style>
    <style:style style:family="text" style:name="p125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8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25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5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58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5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25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5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59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1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1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64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26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4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6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26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6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26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6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26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26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8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8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8-1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6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27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27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7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7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27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27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7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72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72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73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27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7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27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7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74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74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7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27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7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75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75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7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27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76-1-2">
      <style:text-properties style:font-name="한양중고딕" style:font-name-asian="휴먼명조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7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27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1278-1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/>
    </style:style>
    <style:style style:family="text" style:name="p1278-1-2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8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8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82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82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82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82-1-4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82-1-5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82-1-6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83" style:parent-style-name="바탕글">
      <style:paragraph-properties fo:text-align="left" fo:text-indent="-68.9pt" fo:margin-left="68.9pt" fo:margin-right="0pt" fo:margin-top="0pt" fo:margin-bottom="0pt" fo:line-height="160%"/>
    </style:style>
    <style:style style:family="text" style:name="p1283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83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83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83-3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84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84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84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85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8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87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8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28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289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29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29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29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92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9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9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97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97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97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9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98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98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29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29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0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0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00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0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0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0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0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303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0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03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03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0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0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0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0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30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0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0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06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0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0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0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0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30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0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0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09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1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1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0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0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0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0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1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1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1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1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13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3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3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6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6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6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6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6-4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6-4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6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6-6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6-7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2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2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2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2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21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2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21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21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22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1322-1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text" style:name="p1322-1-2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/>
    </style:style>
    <style:style style:family="text" style:name="p1322-1-3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23" style:parent-style-name="바탕글">
      <style:paragraph-properties fo:text-align="left" fo:text-indent="-69.89pt" fo:margin-left="69.89pt" fo:margin-right="0pt" fo:margin-top="0pt" fo:margin-bottom="0pt" fo:line-height="160%"/>
    </style:style>
    <style:style style:family="text" style:name="p1323-1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3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32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27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27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27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27-1-4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27-1-5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27-1-6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28" style:parent-style-name="바탕글">
      <style:paragraph-properties fo:text-align="left" fo:text-indent="-68.9pt" fo:margin-left="68.9pt" fo:margin-right="0pt" fo:margin-top="0pt" fo:margin-bottom="0pt" fo:line-height="160%"/>
    </style:style>
    <style:style style:family="text" style:name="p1328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28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28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29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29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29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30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31" style:parent-style-name="바탕글">
      <style:paragraph-properties fo:text-align="justify" fo:text-indent="-86.48pt" fo:margin-left="86.48pt" fo:margin-right="0pt" fo:margin-top="0pt" fo:margin-bottom="0pt" fo:line-height="160%"/>
    </style:style>
    <style:style style:family="text" style:name="p1331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32" style:parent-style-name="바탕글">
      <style:paragraph-properties fo:text-align="justify" fo:text-indent="-86.48pt" fo:margin-left="86.48pt" fo:margin-right="0pt" fo:margin-top="0pt" fo:margin-bottom="0pt" fo:line-height="160%"/>
    </style:style>
    <style:style style:family="text" style:name="p1332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3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33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34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33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3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35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36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33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3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3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37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33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3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3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3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38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4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42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4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43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4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44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4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4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4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4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4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4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47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47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4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47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47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47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47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4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4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4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48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4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35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5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5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50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5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5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5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5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5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5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4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4-3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4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4-4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54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54-6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5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5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5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5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5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5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7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7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7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7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7-6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7-6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57-6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7-7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7-8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7-9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7-10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58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5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6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6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6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6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6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36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6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63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36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63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63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63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6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36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6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6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6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6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6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1368-1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text" style:name="p1368-1-2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6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37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37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72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72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72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72-1-4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72-1-5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72-1-6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73" style:parent-style-name="바탕글">
      <style:paragraph-properties fo:text-align="left" fo:text-indent="-68.9pt" fo:margin-left="68.9pt" fo:margin-right="0pt" fo:margin-top="0pt" fo:margin-bottom="0pt" fo:line-height="160%"/>
    </style:style>
    <style:style style:family="text" style:name="p1373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73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73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73-3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74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74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74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75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76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7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77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7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7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78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8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8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8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80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8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81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8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8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86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86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86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86-6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8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87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87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38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8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8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8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8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89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89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89-1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89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89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89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89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89-6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9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9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9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9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9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39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2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2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2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93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9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3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3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3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3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9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9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4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4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4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4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9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39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9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6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6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6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6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6-6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6-7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6-8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9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9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7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7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9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39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8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8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8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9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99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0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0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00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01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1401-1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text" style:name="p1401-1-2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/>
    </style:style>
    <style:style style:family="text" style:name="p1401-1-3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text" style:name="p1401-2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0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05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05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05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05-1-4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05-1-5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05-1-6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06" style:parent-style-name="바탕글">
      <style:paragraph-properties fo:text-align="left" fo:text-indent="-68.9pt" fo:margin-left="68.9pt" fo:margin-right="0pt" fo:margin-top="0pt" fo:margin-bottom="0pt" fo:line-height="160%"/>
    </style:style>
    <style:style style:family="text" style:name="p1406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06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06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06-3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06-4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07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07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07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08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1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10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1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41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1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1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2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2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2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2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413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1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1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41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1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1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41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1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1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8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1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19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2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1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1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2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22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22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2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423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2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2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42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2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2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7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7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7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7-3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7-3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7-3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7-3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7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7-4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7-4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7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7-5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7-5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7-6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2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2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8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8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8-1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8-1-6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8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8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8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8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2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3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43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3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3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3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3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3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3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3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32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32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33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3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33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33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3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3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3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34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34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3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3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35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35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3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3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3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36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36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3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3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3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37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37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3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43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4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44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4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4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42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43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4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4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4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4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44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44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44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44-6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4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4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45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45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45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4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4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4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46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46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4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4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4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47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4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4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48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48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4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45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5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5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5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5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5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51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51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51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51-6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52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1452-1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text" style:name="p1452-1-2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5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5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5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56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56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56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56-1-4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56-1-5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56-1-6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57" style:parent-style-name="바탕글">
      <style:paragraph-properties fo:text-align="left" fo:text-indent="-68.9pt" fo:margin-left="68.9pt" fo:margin-right="0pt" fo:margin-top="0pt" fo:margin-bottom="0pt" fo:line-height="160%"/>
    </style:style>
    <style:style style:family="text" style:name="p1457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57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58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58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58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59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60" style:parent-style-name="바탕글">
      <style:paragraph-properties fo:text-align="justify" fo:text-indent="-86.48pt" fo:margin-left="86.48pt" fo:margin-right="0pt" fo:margin-top="0pt" fo:margin-bottom="0pt" fo:line-height="160%"/>
    </style:style>
    <style:style style:family="text" style:name="p1460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61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6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62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6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46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65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46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6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65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65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66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46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6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6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6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46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69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46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6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70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47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0-1-2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1470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0-2-2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1470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0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71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47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1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72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47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2-1-3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1472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2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73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paragraph" style:class="text" style:name="Paragraph-1474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47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4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4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4-1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4-1-6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75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47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76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paragraph" style:class="text" style:name="Paragraph-147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77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77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7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7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7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7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9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80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48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0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81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48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1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8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82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82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48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48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8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8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5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5-2-2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1485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5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8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48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8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8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48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8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9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9-2-2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1489-3-1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1489-4-1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1489-4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9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9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9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9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9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9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91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9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9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93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9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93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93-1-3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1493-2-1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1493-2-2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1493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93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9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49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9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9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9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98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98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9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9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99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99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99-1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99-1-6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0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0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0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503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0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0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0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0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04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0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50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0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0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06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06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06-1-5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06-1-6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06-1-7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1506-2-1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1506-2-2">
      <style:text-properties style:font-name="한양중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text" style:name="p1506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0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1508-1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text" style:name="p1508-1-2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5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5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12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12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12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12-1-4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12-1-5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12-1-6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13" style:parent-style-name="바탕글">
      <style:paragraph-properties fo:text-align="left" fo:text-indent="-69.89pt" fo:margin-left="69.89pt" fo:margin-right="0pt" fo:margin-top="0pt" fo:margin-bottom="0pt" fo:line-height="160%"/>
    </style:style>
    <style:style style:family="text" style:name="p1513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13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13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13-1-4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13-1-5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14" style:parent-style-name="바탕글">
      <style:paragraph-properties fo:text-align="left" fo:text-indent="-68.9pt" fo:margin-left="68.9pt" fo:margin-right="0pt" fo:margin-top="0pt" fo:margin-bottom="0pt" fo:line-height="160%"/>
    </style:style>
    <style:style style:family="text" style:name="p1514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14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15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15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15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16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18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2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52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2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2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2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21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2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2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23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2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523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2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2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2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24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2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25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25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2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2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52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52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53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3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3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30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30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3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3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3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3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32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32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3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53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3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3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3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3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53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36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3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36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3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53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3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39" style:parent-style-name="바탕글">
      <style:paragraph-properties fo:text-align="justify" fo:text-indent="-17.91pt" fo:margin-left="17.91pt" fo:margin-right="0pt" fo:margin-top="0pt" fo:margin-bottom="0pt" fo:line-height="160%"/>
    </style:style>
    <style:style style:family="text" style:name="p1539-1-1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39-1-2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39-1-3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39-1-4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39-1-5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39-1-6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39-1-7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39-1-8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39-2-1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40" style:parent-style-name="바탕글">
      <style:paragraph-properties fo:text-align="justify" fo:text-indent="0pt" fo:margin-left="16.29pt" fo:margin-right="0pt" fo:margin-top="0pt" fo:margin-bottom="0pt" fo:line-height="160%"/>
    </style:style>
    <style:style style:family="text" style:name="p1540-1-1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40-1-2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40-1-3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40-1-4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41" style:parent-style-name="바탕글">
      <style:paragraph-properties fo:text-align="justify" fo:text-indent="0pt" fo:margin-left="16.29pt" fo:margin-right="0pt" fo:margin-top="0pt" fo:margin-bottom="0pt" fo:line-height="160%"/>
    </style:style>
    <style:style style:family="text" style:name="p1541-1-1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41-2-1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42" style:parent-style-name="바탕글">
      <style:paragraph-properties fo:text-align="justify" fo:text-indent="0pt" fo:margin-left="16.29pt" fo:margin-right="0pt" fo:margin-top="0pt" fo:margin-bottom="0pt" fo:line-height="160%"/>
    </style:style>
    <style:style style:family="text" style:name="p1542-1-1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42-1-2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42-1-3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42-1-4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42-1-5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42-1-6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42-1-7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42-1-8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42-1-9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42-1-10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42-1-11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42-2-1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42-2-2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42-2-3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42-3-1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43" style:parent-style-name="바탕글">
      <style:paragraph-properties fo:text-align="justify" fo:text-indent="0pt" fo:margin-left="16.29pt" fo:margin-right="0pt" fo:margin-top="0pt" fo:margin-bottom="0pt" fo:line-height="160%"/>
    </style:style>
    <style:style style:family="text" style:name="p1543-1-1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text" style:name="p1543-2-1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44" style:parent-style-name="바탕글">
      <style:paragraph-properties fo:text-align="justify" fo:text-indent="0pt" fo:margin-left="16.29pt" fo:margin-right="0pt" fo:margin-top="0pt" fo:margin-bottom="0pt" fo:line-height="160%"/>
    </style:style>
    <style:style style:family="text" style:name="p1544-1-1"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45" style:parent-style-name="바탕글">
      <style:paragraph-properties fo:text-align="justify" fo:text-indent="0pt" fo:margin-left="16.29pt" fo:margin-right="0pt" fo:margin-top="0pt" fo:margin-bottom="0pt" fo:line-height="160%"/>
    </style:style>
    <style:style style:family="paragraph" style:class="text" style:name="Paragraph-1546" style:parent-style-name="바탕글">
      <style:paragraph-properties fo:text-align="justify" fo:text-indent="0pt" fo:margin-left="16.29pt" fo:margin-right="0pt" fo:margin-top="0pt" fo:margin-bottom="0pt" fo:line-height="160%"/>
    </style:style>
    <style:style style:family="paragraph" style:class="text" style:name="Paragraph-1547" style:parent-style-name="바탕글">
      <style:paragraph-properties fo:text-align="justify" fo:text-indent="-21.29pt" fo:margin-left="21.29pt" fo:margin-right="0pt" fo:margin-top="0pt" fo:margin-bottom="0pt" fo:line-height="160%"/>
    </style:style>
    <style:style style:family="text" style:name="p154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48" style:parent-style-name="바탕글">
      <style:paragraph-properties fo:text-align="justify" fo:text-indent="-21.29pt" fo:margin-left="21.29pt" fo:margin-right="0pt" fo:margin-top="0pt" fo:margin-bottom="0pt" fo:line-height="160%"/>
    </style:style>
    <style:style style:family="text" style:name="p154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4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48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48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48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49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550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55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55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553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5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5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55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5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56" style:parent-style-name="바탕글">
      <style:paragraph-properties fo:text-align="justify" fo:text-indent="-15.25pt" fo:margin-left="15.25pt" fo:margin-right="0pt" fo:margin-top="0pt" fo:margin-bottom="0pt" fo:line-height="160%"/>
    </style:style>
    <style:style style:family="text" style:name="p155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5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56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57" style:parent-style-name="바탕글">
      <style:paragraph-properties fo:text-align="justify" fo:text-indent="-15.25pt" fo:margin-left="15.25pt" fo:margin-right="0pt" fo:margin-top="0pt" fo:margin-bottom="0pt" fo:line-height="160%"/>
    </style:style>
    <style:style style:family="paragraph" style:class="text" style:name="Paragraph-1558" style:parent-style-name="바탕글">
      <style:paragraph-properties fo:text-align="justify" fo:text-indent="-15.25pt" fo:margin-left="15.25pt" fo:margin-right="0pt" fo:margin-top="0pt" fo:margin-bottom="0pt" fo:line-height="160%"/>
    </style:style>
    <style:style style:family="paragraph" style:class="text" style:name="Paragraph-1559" style:parent-style-name="바탕글">
      <style:paragraph-properties fo:text-align="justify" fo:text-indent="-16.29pt" fo:margin-left="16.29pt" fo:margin-right="0pt" fo:margin-top="0pt" fo:margin-bottom="0pt" fo:line-height="160%"/>
    </style:style>
    <style:style style:family="text" style:name="p155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60" style:parent-style-name="바탕글">
      <style:paragraph-properties fo:text-align="justify" fo:text-indent="-16.29pt" fo:margin-left="16.29pt" fo:margin-right="0pt" fo:margin-top="0pt" fo:margin-bottom="0pt" fo:line-height="160%"/>
    </style:style>
    <style:style style:family="text" style:name="p156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6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6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60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61" style:parent-style-name="바탕글">
      <style:paragraph-properties fo:text-align="justify" fo:text-indent="-16.29pt" fo:margin-left="16.29pt" fo:margin-right="0pt" fo:margin-top="0pt" fo:margin-bottom="0pt" fo:line-height="160%"/>
    </style:style>
    <style:style style:family="text" style:name="p156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6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6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61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62" style:parent-style-name="바탕글">
      <style:paragraph-properties fo:text-align="justify" fo:text-indent="-16.29pt" fo:margin-left="16.29pt" fo:margin-right="0pt" fo:margin-top="0pt" fo:margin-bottom="0pt" fo:line-height="160%"/>
    </style:style>
    <style:style style:family="paragraph" style:class="text" style:name="Paragraph-1563" style:parent-style-name="바탕글">
      <style:paragraph-properties fo:text-align="justify" fo:text-indent="-16.29pt" fo:margin-left="16.29pt" fo:margin-right="0pt" fo:margin-top="0pt" fo:margin-bottom="0pt" fo:line-height="160%"/>
    </style:style>
    <style:style style:family="paragraph" style:class="text" style:name="Paragraph-1564" style:parent-style-name="바탕글">
      <style:paragraph-properties fo:text-align="justify" fo:text-indent="-21.29pt" fo:margin-left="21.29pt" fo:margin-right="0pt" fo:margin-top="0pt" fo:margin-bottom="0pt" fo:line-height="160%"/>
    </style:style>
    <style:style style:family="paragraph" style:class="text" style:name="Paragraph-156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65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65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6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6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6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6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6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6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68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68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69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1569-1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text" style:name="p1569-1-2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7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57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57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73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73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73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73-1-4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74" style:parent-style-name="바탕글">
      <style:paragraph-properties fo:text-align="left" fo:text-indent="-68.9pt" fo:margin-left="68.9pt" fo:margin-right="0pt" fo:margin-top="0pt" fo:margin-bottom="0pt" fo:line-height="160%"/>
    </style:style>
    <style:style style:family="text" style:name="p1574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74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74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75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75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75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76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77" style:parent-style-name="바탕글">
      <style:paragraph-properties fo:text-align="justify" fo:text-indent="-86.48pt" fo:margin-left="86.48pt" fo:margin-right="0pt" fo:margin-top="0pt" fo:margin-bottom="0pt" fo:line-height="160%"/>
    </style:style>
    <style:style style:family="text" style:name="p1577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78" style:parent-style-name="바탕글">
      <style:paragraph-properties fo:text-align="justify" fo:text-indent="-86.48pt" fo:margin-left="86.48pt" fo:margin-right="0pt" fo:margin-top="0pt" fo:margin-bottom="0pt" fo:line-height="160%"/>
    </style:style>
    <style:style style:family="text" style:name="p1578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7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79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80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58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58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82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58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8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82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83" style:parent-style-name="바탕글">
      <style:paragraph-properties fo:text-align="justify" fo:text-indent="-18.79pt" fo:margin-left="18.79pt" fo:margin-right="0pt" fo:margin-top="0pt" fo:margin-bottom="0pt" fo:line-height="160%"/>
    </style:style>
    <style:style style:family="text" style:name="p158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83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84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8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89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89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9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91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91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59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59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59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9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9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9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9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94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9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9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9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95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95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9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597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9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9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97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97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98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59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9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59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60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01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60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0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01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01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01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01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02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603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60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03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03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03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04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605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text" style:name="p160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05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05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06" style:parent-style-name="바탕글">
      <style:paragraph-properties fo:text-align="justify" fo:text-indent="-19.78pt" fo:margin-left="19.78pt" fo:margin-right="0pt" fo:margin-top="0pt" fo:margin-bottom="0pt" fo:line-height="160%"/>
    </style:style>
    <style:style style:family="paragraph" style:class="text" style:name="Paragraph-1607" style:parent-style-name="머리말">
      <style:paragraph-properties fo:text-align="left" fo:text-indent="0pt" fo:margin-left="0pt" fo:margin-right="0pt" fo:margin-top="0pt" fo:margin-bottom="0pt" fo:line-height="150%"/>
    </style:style>
    <style:style style:family="text" style:name="p1607-1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text" style:name="p1607-2-1">
      <style:text-properties style:font-name="한양신명조" style:font-name-asian="한양중고딕" fo:font-size="17pt" style:font-size-asian="17pt" style:font-size-complex="17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08" style:parent-style-name="바탕글">
      <style:paragraph-properties fo:text-align="left" fo:text-indent="-68.9pt" fo:margin-left="68.9pt" fo:margin-right="0pt" fo:margin-top="0pt" fo:margin-bottom="0pt" fo:line-height="160%"/>
    </style:style>
    <style:style style:family="paragraph" style:class="text" style:name="Paragraph-1609" style:parent-style-name="바탕글">
      <style:paragraph-properties fo:text-align="left" fo:text-indent="-68.9pt" fo:margin-left="68.9pt" fo:margin-right="0pt" fo:margin-top="0pt" fo:margin-bottom="0pt" fo:line-height="160%"/>
    </style:style>
    <style:style style:family="paragraph" style:class="text" style:name="Paragraph-1610" style:parent-style-name="바탕글">
      <style:paragraph-properties fo:text-align="left" fo:text-indent="-68.9pt" fo:margin-left="68.9pt" fo:margin-right="0pt" fo:margin-top="0pt" fo:margin-bottom="0pt" fo:line-height="160%"/>
    </style:style>
    <style:style style:family="text" style:name="p1611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611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611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611-1-4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12" style:parent-style-name="바탕글">
      <style:paragraph-properties fo:text-align="left" fo:text-indent="-68.9pt" fo:margin-left="68.9pt" fo:margin-right="0pt" fo:margin-top="0pt" fo:margin-bottom="0pt" fo:line-height="160%"/>
    </style:style>
    <style:style style:family="text" style:name="p1612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612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13" style:parent-style-name="바탕글">
      <style:paragraph-properties fo:text-align="left" fo:text-indent="-68.9pt" fo:margin-left="68.9pt" fo:margin-right="0pt" fo:margin-top="0pt" fo:margin-bottom="0pt" fo:line-height="160%"/>
    </style:style>
    <style:style style:family="text" style:name="p1613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614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614-1-2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614-1-3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615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16" style:parent-style-name="바탕글">
      <style:paragraph-properties fo:text-align="justify" fo:text-indent="-86.48pt" fo:margin-left="86.48pt" fo:margin-right="0pt" fo:margin-top="0pt" fo:margin-bottom="0pt" fo:line-height="160%"/>
    </style:style>
    <style:style style:family="text" style:name="p1616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17" style:parent-style-name="바탕글">
      <style:paragraph-properties fo:text-align="justify" fo:text-indent="-86.48pt" fo:margin-left="86.48pt" fo:margin-right="0pt" fo:margin-top="0pt" fo:margin-bottom="0pt" fo:line-height="160%"/>
    </style:style>
    <style:style style:family="text" style:name="p1617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618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19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20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2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2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2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21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22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2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2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22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22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22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2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623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24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25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2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26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27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2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2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27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27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28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2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2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28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28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28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28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29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30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31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3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32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3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3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32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32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32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32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32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33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34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3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3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3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34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34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34-5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34-6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3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635-1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635-2-1">
      <style:text-properties style:font-name="한양중고딕" style:font-name-asian="휴먼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36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37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3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38" style:parent-style-name="바탕글">
      <style:paragraph-properties fo:text-align="justify" fo:text-indent="-18.97pt" fo:margin-left="18.97pt" fo:margin-right="0pt" fo:margin-top="0pt" fo:margin-bottom="0pt" fo:line-height="160%"/>
    </style:style>
    <style:style style:family="paragraph" style:class="text" style:name="Paragraph-1639" style:parent-style-name="바탕글">
      <style:paragraph-properties fo:text-align="justify" fo:text-indent="-18.97pt" fo:margin-left="18.97pt" fo:margin-right="0pt" fo:margin-top="0pt" fo:margin-bottom="0pt" fo:line-height="160%"/>
    </style:style>
    <style:style style:family="text" style:name="p163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3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39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39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40" style:parent-style-name="바탕글">
      <style:paragraph-properties fo:text-align="justify" fo:text-indent="-18.97pt" fo:margin-left="18.97pt" fo:margin-right="0pt" fo:margin-top="0pt" fo:margin-bottom="0pt" fo:line-height="160%"/>
    </style:style>
    <style:style style:family="text" style:name="p164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4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41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42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4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43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4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44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45" style:parent-style-name="바탕글">
      <style:paragraph-properties fo:text-align="left" fo:text-indent="-14.78pt" fo:margin-left="14.78pt" fo:margin-right="0pt" fo:margin-top="0pt" fo:margin-bottom="0pt" fo:line-height="160%"/>
    </style:style>
    <style:style style:family="text" style:name="p164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46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4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47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48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4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49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4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50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5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51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5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52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53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5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54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55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56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57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58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59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60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61" style:parent-style-name="바탕글">
      <style:paragraph-properties fo:text-align="justify" fo:text-indent="-18.97pt" fo:margin-left="18.97pt" fo:margin-right="0pt" fo:margin-top="0pt" fo:margin-bottom="0pt" fo:line-height="160%"/>
    </style:style>
    <style:style style:family="text" style:name="p1661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61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62" style:parent-style-name="바탕글">
      <style:paragraph-properties fo:text-align="justify" fo:text-indent="-18.97pt" fo:margin-left="18.97pt" fo:margin-right="0pt" fo:margin-top="0pt" fo:margin-bottom="0pt" fo:line-height="160%"/>
    </style:style>
    <style:style style:family="text" style:name="p166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62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62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62-4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63" style:parent-style-name="바탕글">
      <style:paragraph-properties fo:text-align="justify" fo:text-indent="-0.61pt" fo:margin-left="0.61pt" fo:margin-right="0pt" fo:margin-top="0pt" fo:margin-bottom="0pt" fo:line-height="160%"/>
    </style:style>
    <style:style style:family="paragraph" style:class="text" style:name="Paragraph-1664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6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65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65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65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65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65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66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67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6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6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67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67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68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6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68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69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6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69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70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70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0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0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0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71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72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72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2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2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2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73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73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3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74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74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4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4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4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75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76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76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6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6-1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6-1-4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77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7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78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78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8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8-2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8-2-3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79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text" style:name="p1679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9-2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9-3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80" style:parent-style-name="바탕글">
      <style:paragraph-properties fo:text-align="justify" fo:text-indent="-14.78pt" fo:margin-left="14.78pt" fo:margin-right="0pt" fo:margin-top="0pt" fo:margin-bottom="0pt" fo:line-height="160%"/>
    </style:style>
    <style:style style:family="paragraph" style:class="text" style:name="Paragraph-168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8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8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8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8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8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8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8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8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9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9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9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9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9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9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9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9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9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9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0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0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0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0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0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0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0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0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0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0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1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1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1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1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1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1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1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1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1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1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20" style:parent-style-name="바탕글">
      <style:paragraph-properties fo:text-align="justify" fo:text-indent="0pt" fo:margin-left="0pt" fo:margin-right="0pt" fo:margin-top="0pt" fo:margin-bottom="0pt" fo:line-height="160%"/>
    </style:style>
    <style:style style:name="Table-1" style:family="table">
      <style:table-properties style:width="158.67mm" table:align="margins" fo:margin-left="0.5mm" fo:margin-right="0.5mm" fo:margin-top="0.5mm" fo:margin-bottom="0.5mm" table:border-model="collapsing"/>
    </style:style>
    <style:style style:name="Table-2" style:family="table">
      <style:table-properties style:width="158.02mm" table:align="margins" fo:margin-left="1mm" fo:margin-right="1mm" fo:margin-top="1mm" fo:margin-bottom="1mm" table:border-model="collapsing"/>
    </style:style>
    <style:style style:name="Table-3" style:family="table">
      <style:table-properties style:width="117.2mm" table:align="margins" fo:margin-left="0.5mm" fo:margin-right="0.5mm" fo:margin-top="0.5mm" fo:margin-bottom="0.5mm" table:border-model="collapsing"/>
    </style:style>
    <style:style style:name="Table-4" style:family="table">
      <style:table-properties style:width="120.19mm" table:align="margins" fo:margin-left="0.5mm" fo:margin-right="0.5mm" fo:margin-top="0.5mm" fo:margin-bottom="0.5mm" table:border-model="collapsing"/>
    </style:style>
    <style:style style:name="Table-5" style:family="table">
      <style:table-properties style:width="120.19mm" table:align="margins" fo:margin-left="0.5mm" fo:margin-right="0.5mm" fo:margin-top="0.5mm" fo:margin-bottom="0.5mm" table:border-model="collapsing"/>
    </style:style>
    <style:style style:name="Table-6" style:family="table">
      <style:table-properties style:width="120.19mm" table:align="margins" fo:margin-left="0.5mm" fo:margin-right="0.5mm" fo:margin-top="0.5mm" fo:margin-bottom="0.5mm" table:border-model="collapsing"/>
    </style:style>
    <style:style style:name="Table-7" style:family="table">
      <style:table-properties style:width="158.67mm" table:align="margins" fo:margin-left="0.5mm" fo:margin-right="0.5mm" fo:margin-top="0.5mm" fo:margin-bottom="0.5mm" table:border-model="collapsing"/>
    </style:style>
    <style:style style:name="Table-8" style:family="table">
      <style:table-properties style:width="158.67mm" table:align="margins" fo:margin-left="0.5mm" fo:margin-right="0.5mm" fo:margin-top="0.5mm" fo:margin-bottom="0.5mm" table:border-model="collapsing"/>
    </style:style>
    <style:style style:name="Table-9" style:family="table">
      <style:table-properties style:width="158.67mm" table:align="margins" fo:margin-left="0.5mm" fo:margin-right="0.5mm" fo:margin-top="0.5mm" fo:margin-bottom="0.5mm" table:border-model="collapsing"/>
    </style:style>
    <style:style style:name="Table-10" style:family="table">
      <style:table-properties style:width="172.64mm" table:align="margins" fo:margin-left="0.5mm" fo:margin-right="0.5mm" fo:margin-top="0.5mm" fo:margin-bottom="0.5mm" table:border-model="collapsing"/>
    </style:style>
    <style:style style:name="Table-11" style:family="table">
      <style:table-properties style:width="76.27mm" table:align="margins" fo:margin-left="0.5mm" fo:margin-right="0.5mm" fo:margin-top="0.5mm" fo:margin-bottom="0.5mm" table:border-model="collapsing"/>
    </style:style>
    <style:style style:name="Table-12" style:family="table">
      <style:table-properties style:width="167.65mm" table:align="margins" fo:margin-left="0.5mm" fo:margin-right="0.5mm" fo:margin-top="0.5mm" fo:margin-bottom="0.5mm" table:border-model="collapsing"/>
    </style:style>
    <style:style style:name="Table-13" style:family="table">
      <style:table-properties style:width="135.1mm" table:align="margins" fo:margin-left="0.5mm" fo:margin-right="0.5mm" fo:margin-top="0.5mm" fo:margin-bottom="0.5mm" table:border-model="collapsing"/>
    </style:style>
    <style:style style:name="Table-14" style:family="table">
      <style:table-properties style:width="137.77mm" table:align="margins" fo:margin-left="0.5mm" fo:margin-right="0.5mm" fo:margin-top="0.5mm" fo:margin-bottom="0.5mm" table:border-model="collapsing"/>
    </style:style>
    <style:style style:name="Table-15" style:family="table">
      <style:table-properties style:width="136.44mm" table:align="margins" fo:margin-left="0.5mm" fo:margin-right="0.5mm" fo:margin-top="0.5mm" fo:margin-bottom="0.5mm" table:border-model="collapsing"/>
    </style:style>
    <style:style style:name="Table-16" style:family="table">
      <style:table-properties style:width="140.43mm" table:align="margins" fo:margin-left="0.5mm" fo:margin-right="0.5mm" fo:margin-top="0.5mm" fo:margin-bottom="0.5mm" table:border-model="collapsing"/>
    </style:style>
    <style:style style:name="Table-17" style:family="table">
      <style:table-properties style:width="139.27mm" table:align="margins" fo:margin-left="0.5mm" fo:margin-right="0.5mm" fo:margin-top="0.5mm" fo:margin-bottom="0.5mm" table:border-model="collapsing"/>
    </style:style>
    <style:style style:name="Table-18" style:family="table">
      <style:table-properties style:width="139.28mm" table:align="margins" fo:margin-left="0.5mm" fo:margin-right="0.5mm" fo:margin-top="0.5mm" fo:margin-bottom="0.5mm" table:border-model="collapsing"/>
    </style:style>
    <style:style style:name="Table-19" style:family="table">
      <style:table-properties style:width="145.78mm" table:align="margins" fo:margin-left="0.5mm" fo:margin-right="0.5mm" fo:margin-top="0.5mm" fo:margin-bottom="0.5mm" table:border-model="collapsing"/>
    </style:style>
    <style:style style:name="Table-20" style:family="table">
      <style:table-properties style:width="141.11mm" table:align="margins" fo:margin-left="0.5mm" fo:margin-right="0.5mm" fo:margin-top="0.5mm" fo:margin-bottom="0.5mm" table:border-model="collapsing"/>
    </style:style>
    <style:style style:name="Table-21" style:family="table">
      <style:table-properties style:width="158.67mm" table:align="margins" fo:margin-left="0.5mm" fo:margin-right="0.5mm" fo:margin-top="0.5mm" fo:margin-bottom="0.5mm" table:border-model="collapsing"/>
    </style:style>
    <style:style style:name="Table-22" style:family="table">
      <style:table-properties style:width="131.28mm" table:align="margins" fo:margin-left="1mm" fo:margin-right="1mm" fo:margin-top="1mm" fo:margin-bottom="1mm" table:border-model="collapsing"/>
    </style:style>
    <style:style style:name="Table-23" style:family="table">
      <style:table-properties style:width="139.23mm" table:align="margins" fo:margin-left="1mm" fo:margin-right="1mm" fo:margin-top="1mm" fo:margin-bottom="1mm" table:border-model="collapsing"/>
    </style:style>
    <style:style style:name="Table-24" style:family="table">
      <style:table-properties style:width="128.63mm" table:align="margins" fo:margin-left="0.5mm" fo:margin-right="0.5mm" fo:margin-top="0.5mm" fo:margin-bottom="0.5mm" table:border-model="collapsing"/>
    </style:style>
    <style:style style:name="Table-25" style:family="table">
      <style:table-properties style:width="131.28mm" table:align="margins" fo:margin-left="1mm" fo:margin-right="1mm" fo:margin-top="1mm" fo:margin-bottom="1mm" table:border-model="collapsing"/>
    </style:style>
    <style:style style:name="Table-26" style:family="table">
      <style:table-properties style:width="139.23mm" table:align="margins" fo:margin-left="1mm" fo:margin-right="1mm" fo:margin-top="1mm" fo:margin-bottom="1mm" table:border-model="collapsing"/>
    </style:style>
    <style:style style:name="Table-27" style:family="table">
      <style:table-properties style:width="158.67mm" table:align="margins" fo:margin-left="0.5mm" fo:margin-right="0.5mm" fo:margin-top="0.5mm" fo:margin-bottom="0.5mm" table:border-model="collapsing"/>
    </style:style>
    <style:style style:name="Table-28" style:family="table">
      <style:table-properties style:width="158.67mm" table:align="margins" fo:margin-left="0.5mm" fo:margin-right="0.5mm" fo:margin-top="0.5mm" fo:margin-bottom="0.5mm" table:border-model="collapsing"/>
    </style:style>
    <style:style style:name="Table-29" style:family="table">
      <style:table-properties style:width="158.67mm" table:align="margins" fo:margin-left="0.5mm" fo:margin-right="0.5mm" fo:margin-top="0.5mm" fo:margin-bottom="0.5mm" table:border-model="collapsing"/>
    </style:style>
    <style:style style:name="Table-30" style:family="table">
      <style:table-properties style:width="158.67mm" table:align="margins" fo:margin-left="0.5mm" fo:margin-right="0.5mm" fo:margin-top="0.5mm" fo:margin-bottom="0.5mm" table:border-model="collapsing"/>
    </style:style>
    <style:style style:name="Table-31" style:family="table">
      <style:table-properties style:width="158.67mm" table:align="margins" fo:margin-left="0.5mm" fo:margin-right="0.5mm" fo:margin-top="0.5mm" fo:margin-bottom="0.5mm" table:border-model="collapsing"/>
    </style:style>
    <style:style style:name="Table-32" style:family="table">
      <style:table-properties style:width="169.65mm" table:align="margins" fo:margin-left="0.5mm" fo:margin-right="0.5mm" fo:margin-top="0.5mm" fo:margin-bottom="0.5mm" table:border-model="collapsing"/>
    </style:style>
    <style:style style:name="Table-33" style:family="table">
      <style:table-properties style:width="169.65mm" table:align="margins" fo:margin-left="0.5mm" fo:margin-right="0.5mm" fo:margin-top="0.5mm" fo:margin-bottom="0.5mm" table:border-model="collapsing"/>
    </style:style>
    <style:style style:name="Table-34" style:family="table">
      <style:table-properties style:width="158.67mm" table:align="margins" fo:margin-left="0.5mm" fo:margin-right="0.5mm" fo:margin-top="0.5mm" fo:margin-bottom="0.5mm" table:border-model="collapsing"/>
    </style:style>
    <style:style style:name="Table-35" style:family="table">
      <style:table-properties style:width="158.67mm" table:align="margins" fo:margin-left="0.5mm" fo:margin-right="0.5mm" fo:margin-top="0.5mm" fo:margin-bottom="0.5mm" table:border-model="collapsing"/>
    </style:style>
    <style:style style:name="Table-1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12mm solid #000000"/>
    </style:style>
    <style:style style:name="Table-1-2-1" style:family="table-cell">
      <style:table-cell-properties fo:padding-left="0.5mm" fo:padding-right="0.5mm" fo:padding-top="0.5mm" fo:padding-bottom="0.5mm" fo:border-left="0.1mm none #000000" fo:border-right="0.1mm none #000000" fo:border-top="0.12mm solid #000000" fo:border-bottom="0.5mm solid #000000"/>
    </style:style>
    <style:style style:name="Table-1-3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1-3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1-4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1-4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1-5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1-5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1-6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4mm solid #000000"/>
    </style:style>
    <style:style style:name="Table-1-6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4mm solid #000000"/>
    </style:style>
    <style:style style:name="Table-2-1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 fo:background-color="#00cc00"/>
    </style:style>
    <style:style style:name="Table-2-2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-3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8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8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5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5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5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5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5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5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5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5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5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5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6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7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7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8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8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8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9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9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10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6-10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7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5mm solid #000000"/>
    </style:style>
    <style:style style:name="Table-7-2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7-2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7-3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7-3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7-4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4mm solid #000000"/>
    </style:style>
    <style:style style:name="Table-7-4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4mm solid #000000"/>
    </style:style>
    <style:style style:name="Table-8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5mm solid #000000"/>
    </style:style>
    <style:style style:name="Table-8-2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8-2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8-3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8-3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8-4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4mm solid #000000"/>
    </style:style>
    <style:style style:name="Table-8-4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4mm solid #000000"/>
    </style:style>
    <style:style style:name="Table-9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5mm solid #000000"/>
    </style:style>
    <style:style style:name="Table-9-2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9-2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9-3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9-3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9-4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9-4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9-5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4mm solid #000000"/>
    </style:style>
    <style:style style:name="Table-9-5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4mm solid #000000"/>
    </style:style>
    <style:style style:name="Table-10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5mm solid #000000"/>
    </style:style>
    <style:style style:name="Table-10-2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10-2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10-3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10-3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10-4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10-4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10-5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10-5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10-6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4mm solid #000000"/>
    </style:style>
    <style:style style:name="Table-10-6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4mm solid #000000"/>
    </style:style>
    <style:style style:name="Table-11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2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5mm solid #000000"/>
    </style:style>
    <style:style style:name="Table-12-2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12-2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12-3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12-3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12-4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4mm solid #000000"/>
    </style:style>
    <style:style style:name="Table-12-4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4mm solid #000000"/>
    </style:style>
    <style:style style:name="Table-13-1-1" style:family="table-cell">
      <style:table-cell-properties fo:padding-left="0.5mm" fo:padding-right="0.5mm" fo:padding-top="0.5mm" fo:padding-bottom="0.5mm" fo:border-left="0.3mm solid #000000" fo:border-right="0.1mm solid #000000" fo:border-top="0.3mm solid #000000" fo:border-bottom="0.1mm solid #000000"/>
    </style:style>
    <style:style style:name="Table-13-1-2" style:family="table-cell">
      <style:table-cell-properties fo:padding-left="0.5mm" fo:padding-right="0.5mm" fo:padding-top="0.5mm" fo:padding-bottom="0.5mm" fo:border-left="0.1mm solid #000000" fo:border-right="0.12mm solid #000000" fo:border-top="0.3mm solid #000000" fo:border-bottom="0.1mm solid #000000"/>
    </style:style>
    <style:style style:name="Table-13-1-3" style:family="table-cell">
      <style:table-cell-properties fo:padding-left="0.5mm" fo:padding-right="0.5mm" fo:padding-top="0.5mm" fo:padding-bottom="0.5mm" fo:border-left="0.12mm solid #000000" fo:border-right="0.12mm solid #000000" fo:border-top="0.3mm solid #000000" fo:border-bottom="0.1mm solid #000000"/>
    </style:style>
    <style:style style:name="Table-13-1-4" style:family="table-cell">
      <style:table-cell-properties fo:padding-left="0.5mm" fo:padding-right="0.5mm" fo:padding-top="0.5mm" fo:padding-bottom="0.5mm" fo:border-left="0.12mm solid #000000" fo:border-right="0.12mm solid #000000" fo:border-top="0.3mm solid #000000" fo:border-bottom="0.1mm solid #000000"/>
    </style:style>
    <style:style style:name="Table-13-1-5" style:family="table-cell">
      <style:table-cell-properties fo:padding-left="0.5mm" fo:padding-right="0.5mm" fo:padding-top="0.5mm" fo:padding-bottom="0.5mm" fo:border-left="0.12mm solid #000000" fo:border-right="0.12mm solid #000000" fo:border-top="0.3mm solid #000000" fo:border-bottom="0.1mm solid #000000"/>
    </style:style>
    <style:style style:name="Table-13-1-6" style:family="table-cell">
      <style:table-cell-properties fo:padding-left="0.5mm" fo:padding-right="0.5mm" fo:padding-top="0.5mm" fo:padding-bottom="0.5mm" fo:border-left="0.12mm solid #000000" fo:border-right="0.12mm solid #000000" fo:border-top="0.3mm solid #000000" fo:border-bottom="0.1mm solid #000000"/>
    </style:style>
    <style:style style:name="Table-13-1-7" style:family="table-cell">
      <style:table-cell-properties fo:padding-left="0.5mm" fo:padding-right="0.5mm" fo:padding-top="0.5mm" fo:padding-bottom="0.5mm" fo:border-left="0.12mm solid #000000" fo:border-right="0.12mm solid #000000" fo:border-top="0.3mm solid #000000" fo:border-bottom="0.1mm solid #000000"/>
    </style:style>
    <style:style style:name="Table-13-1-8" style:family="table-cell">
      <style:table-cell-properties fo:padding-left="0.5mm" fo:padding-right="0.5mm" fo:padding-top="0.5mm" fo:padding-bottom="0.5mm" fo:border-left="0.12mm solid #000000" fo:border-right="0.3mm solid #000000" fo:border-top="0.3mm solid #000000" fo:border-bottom="0.1mm solid #000000"/>
    </style:style>
    <style:style style:name="Table-13-2-1" style:family="table-cell">
      <style:table-cell-properties fo:padding-left="0.5mm" fo:padding-right="0.5mm" fo:padding-top="0.5mm" fo:padding-bottom="0.5mm" fo:border-left="0.3mm solid #000000" fo:border-right="0.1mm solid #000000" fo:border-top="0.1mm solid #000000" fo:border-bottom="0.12mm solid #000000"/>
    </style:style>
    <style:style style:name="Table-13-2-2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2mm solid #000000"/>
    </style:style>
    <style:style style:name="Table-13-2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/>
    </style:style>
    <style:style style:name="Table-13-2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/>
    </style:style>
    <style:style style:name="Table-13-2-5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/>
    </style:style>
    <style:style style:name="Table-13-2-6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/>
    </style:style>
    <style:style style:name="Table-13-2-7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/>
    </style:style>
    <style:style style:name="Table-13-2-8" style:family="table-cell">
      <style:table-cell-properties fo:padding-left="0.5mm" fo:padding-right="0.5mm" fo:padding-top="0.5mm" fo:padding-bottom="0.5mm" fo:border-left="0.12mm solid #000000" fo:border-right="0.3mm solid #000000" fo:border-top="0.1mm solid #000000" fo:border-bottom="0.12mm solid #000000"/>
    </style:style>
    <style:style style:name="Table-13-3-1" style:family="table-cell">
      <style:table-cell-properties fo:padding-left="0.5mm" fo:padding-right="0.5mm" fo:padding-top="0.5mm" fo:padding-bottom="0.5mm" fo:border-left="0.3mm solid #000000" fo:border-right="0.1mm solid #000000" fo:border-top="0.12mm solid #000000" fo:border-bottom="0.12mm solid #000000"/>
    </style:style>
    <style:style style:name="Table-13-3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2mm solid #000000"/>
    </style:style>
    <style:style style:name="Table-13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3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3-3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3-3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3-3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3-3-8" style:family="table-cell">
      <style:table-cell-properties fo:padding-left="0.5mm" fo:padding-right="0.5mm" fo:padding-top="0.5mm" fo:padding-bottom="0.5mm" fo:border-left="0.12mm solid #000000" fo:border-right="0.3mm solid #000000" fo:border-top="0.12mm solid #000000" fo:border-bottom="0.12mm solid #000000"/>
    </style:style>
    <style:style style:name="Table-13-4-1" style:family="table-cell">
      <style:table-cell-properties fo:padding-left="0.5mm" fo:padding-right="0.5mm" fo:padding-top="0.5mm" fo:padding-bottom="0.5mm" fo:border-left="0.3mm solid #000000" fo:border-right="0.1mm solid #000000" fo:border-top="0.12mm solid #000000" fo:border-bottom="0.12mm solid #000000"/>
    </style:style>
    <style:style style:name="Table-13-4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2mm solid #000000"/>
    </style:style>
    <style:style style:name="Table-13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3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3-4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3-4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3-4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3-4-8" style:family="table-cell">
      <style:table-cell-properties fo:padding-left="0.5mm" fo:padding-right="0.5mm" fo:padding-top="0.5mm" fo:padding-bottom="0.5mm" fo:border-left="0.12mm solid #000000" fo:border-right="0.3mm solid #000000" fo:border-top="0.12mm solid #000000" fo:border-bottom="0.12mm solid #000000"/>
    </style:style>
    <style:style style:name="Table-13-5-1" style:family="table-cell">
      <style:table-cell-properties fo:padding-left="0.5mm" fo:padding-right="0.5mm" fo:padding-top="0.5mm" fo:padding-bottom="0.5mm" fo:border-left="0.3mm solid #000000" fo:border-right="0.1mm solid #000000" fo:border-top="0.12mm solid #000000" fo:border-bottom="0.12mm solid #000000"/>
    </style:style>
    <style:style style:name="Table-13-5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2mm solid #000000"/>
    </style:style>
    <style:style style:name="Table-13-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3-5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3-5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3-5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3-5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3-5-8" style:family="table-cell">
      <style:table-cell-properties fo:padding-left="0.5mm" fo:padding-right="0.5mm" fo:padding-top="0.5mm" fo:padding-bottom="0.5mm" fo:border-left="0.12mm solid #000000" fo:border-right="0.3mm solid #000000" fo:border-top="0.12mm solid #000000" fo:border-bottom="0.12mm solid #000000"/>
    </style:style>
    <style:style style:name="Table-13-6-1" style:family="table-cell">
      <style:table-cell-properties fo:padding-left="0.5mm" fo:padding-right="0.5mm" fo:padding-top="0.5mm" fo:padding-bottom="0.5mm" fo:border-left="0.3mm solid #000000" fo:border-right="0.1mm solid #000000" fo:border-top="0.12mm solid #000000" fo:border-bottom="0.3mm solid #000000"/>
    </style:style>
    <style:style style:name="Table-13-6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3mm solid #000000"/>
    </style:style>
    <style:style style:name="Table-13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3mm solid #000000"/>
    </style:style>
    <style:style style:name="Table-13-6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3mm solid #000000"/>
    </style:style>
    <style:style style:name="Table-13-6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3mm solid #000000"/>
    </style:style>
    <style:style style:name="Table-13-6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3mm solid #000000"/>
    </style:style>
    <style:style style:name="Table-13-6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3mm solid #000000"/>
    </style:style>
    <style:style style:name="Table-13-6-8" style:family="table-cell">
      <style:table-cell-properties fo:padding-left="0.5mm" fo:padding-right="0.5mm" fo:padding-top="0.5mm" fo:padding-bottom="0.5mm" fo:border-left="0.12mm solid #000000" fo:border-right="0.3mm solid #000000" fo:border-top="0.12mm solid #000000" fo:border-bottom="0.3mm solid #000000"/>
    </style:style>
    <style:style style:name="Table-14-1-1" style:family="table-cell">
      <style:table-cell-properties fo:padding-left="0.5mm" fo:padding-right="0.5mm" fo:padding-top="0.5mm" fo:padding-bottom="0.5mm" fo:border-left="0.3mm solid #000000" fo:border-right="0.12mm solid #000000" fo:border-top="0.3mm solid #000000" fo:border-bottom="0.12mm solid #000000"/>
    </style:style>
    <style:style style:name="Table-14-1-2" style:family="table-cell">
      <style:table-cell-properties fo:padding-left="0.5mm" fo:padding-right="0.5mm" fo:padding-top="0.5mm" fo:padding-bottom="0.5mm" fo:border-left="0.12mm solid #000000" fo:border-right="0.12mm solid #000000" fo:border-top="0.3mm solid #000000" fo:border-bottom="0.1mm solid #000000"/>
    </style:style>
    <style:style style:name="Table-14-1-3" style:family="table-cell">
      <style:table-cell-properties fo:padding-left="0.5mm" fo:padding-right="0.5mm" fo:padding-top="0.5mm" fo:padding-bottom="0.5mm" fo:border-left="0.12mm solid #000000" fo:border-right="0.12mm solid #000000" fo:border-top="0.3mm solid #000000" fo:border-bottom="0.12mm solid #000000"/>
    </style:style>
    <style:style style:name="Table-14-1-4" style:family="table-cell">
      <style:table-cell-properties fo:padding-left="0.5mm" fo:padding-right="0.5mm" fo:padding-top="0.5mm" fo:padding-bottom="0.5mm" fo:border-left="0.12mm solid #000000" fo:border-right="0.12mm solid #000000" fo:border-top="0.3mm solid #000000" fo:border-bottom="0.1mm solid #000000"/>
    </style:style>
    <style:style style:name="Table-14-1-5" style:family="table-cell">
      <style:table-cell-properties fo:padding-left="0.5mm" fo:padding-right="0.5mm" fo:padding-top="0.5mm" fo:padding-bottom="0.5mm" fo:border-left="0.12mm solid #000000" fo:border-right="0.12mm solid #000000" fo:border-top="0.3mm solid #000000" fo:border-bottom="0.1mm solid #000000"/>
    </style:style>
    <style:style style:name="Table-14-1-6" style:family="table-cell">
      <style:table-cell-properties fo:padding-left="0.5mm" fo:padding-right="0.5mm" fo:padding-top="0.5mm" fo:padding-bottom="0.5mm" fo:border-left="0.12mm solid #000000" fo:border-right="0.12mm solid #000000" fo:border-top="0.3mm solid #000000" fo:border-bottom="0.1mm solid #000000"/>
    </style:style>
    <style:style style:name="Table-14-1-7" style:family="table-cell">
      <style:table-cell-properties fo:padding-left="0.5mm" fo:padding-right="0.5mm" fo:padding-top="0.5mm" fo:padding-bottom="0.5mm" fo:border-left="0.12mm solid #000000" fo:border-right="0.3mm solid #000000" fo:border-top="0.3mm solid #000000" fo:border-bottom="0.1mm solid #000000"/>
    </style:style>
    <style:style style:name="Table-14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14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14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14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mm solid #000000"/>
    </style:style>
    <style:style style:name="Table-14-3-1" style:family="table-cell">
      <style:table-cell-properties fo:padding-left="0.5mm" fo:padding-right="0.5mm" fo:padding-top="0.5mm" fo:padding-bottom="0.5mm" fo:border-left="0.3mm solid #000000" fo:border-right="0.1mm solid #000000" fo:border-top="0.12mm solid #000000" fo:border-bottom="0.12mm solid #000000"/>
    </style:style>
    <style:style style:name="Table-14-3-2" style:family="table-cell">
      <style:table-cell-properties fo:padding-left="0.5mm" fo:padding-right="0.5mm" fo:padding-top="0.5mm" fo:padding-bottom="0.5mm" fo:border-left="0.1mm solid #000000" fo:border-right="0.12mm solid #000000" fo:border-top="0.1mm solid #000000" fo:border-bottom="0.12mm solid #000000"/>
    </style:style>
    <style:style style:name="Table-14-3-3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/>
    </style:style>
    <style:style style:name="Table-14-3-4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/>
    </style:style>
    <style:style style:name="Table-14-3-5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/>
    </style:style>
    <style:style style:name="Table-14-3-6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/>
    </style:style>
    <style:style style:name="Table-14-3-7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/>
    </style:style>
    <style:style style:name="Table-14-3-8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/>
    </style:style>
    <style:style style:name="Table-14-3-9" style:family="table-cell">
      <style:table-cell-properties fo:padding-left="0.5mm" fo:padding-right="0.5mm" fo:padding-top="0.5mm" fo:padding-bottom="0.5mm" fo:border-left="0.12mm solid #000000" fo:border-right="0.12mm solid #000000" fo:border-top="0.1mm solid #000000" fo:border-bottom="0.12mm solid #000000"/>
    </style:style>
    <style:style style:name="Table-14-3-10" style:family="table-cell">
      <style:table-cell-properties fo:padding-left="0.5mm" fo:padding-right="0.5mm" fo:padding-top="0.5mm" fo:padding-bottom="0.5mm" fo:border-left="0.12mm solid #000000" fo:border-right="0.3mm solid #000000" fo:border-top="0.1mm solid #000000" fo:border-bottom="0.12mm solid #000000"/>
    </style:style>
    <style:style style:name="Table-14-4-1" style:family="table-cell">
      <style:table-cell-properties fo:padding-left="0.5mm" fo:padding-right="0.5mm" fo:padding-top="0.5mm" fo:padding-bottom="0.5mm" fo:border-left="0.3mm solid #000000" fo:border-right="0.1mm solid #000000" fo:border-top="0.12mm solid #000000" fo:border-bottom="0.12mm solid #000000"/>
    </style:style>
    <style:style style:name="Table-14-4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2mm solid #000000"/>
    </style:style>
    <style:style style:name="Table-14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4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4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4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4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4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4-10" style:family="table-cell">
      <style:table-cell-properties fo:padding-left="0.5mm" fo:padding-right="0.5mm" fo:padding-top="0.5mm" fo:padding-bottom="0.5mm" fo:border-left="0.12mm solid #000000" fo:border-right="0.3mm solid #000000" fo:border-top="0.12mm solid #000000" fo:border-bottom="0.12mm solid #000000"/>
    </style:style>
    <style:style style:name="Table-14-5-1" style:family="table-cell">
      <style:table-cell-properties fo:padding-left="0.5mm" fo:padding-right="0.5mm" fo:padding-top="0.5mm" fo:padding-bottom="0.5mm" fo:border-left="0.3mm solid #000000" fo:border-right="0.1mm solid #000000" fo:border-top="0.12mm solid #000000" fo:border-bottom="0.12mm solid #000000"/>
    </style:style>
    <style:style style:name="Table-14-5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2mm solid #000000"/>
    </style:style>
    <style:style style:name="Table-14-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5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5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5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5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5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5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5-10" style:family="table-cell">
      <style:table-cell-properties fo:padding-left="0.5mm" fo:padding-right="0.5mm" fo:padding-top="0.5mm" fo:padding-bottom="0.5mm" fo:border-left="0.12mm solid #000000" fo:border-right="0.3mm solid #000000" fo:border-top="0.12mm solid #000000" fo:border-bottom="0.12mm solid #000000"/>
    </style:style>
    <style:style style:name="Table-14-6-1" style:family="table-cell">
      <style:table-cell-properties fo:padding-left="0.5mm" fo:padding-right="0.5mm" fo:padding-top="0.5mm" fo:padding-bottom="0.5mm" fo:border-left="0.3mm solid #000000" fo:border-right="0.1mm solid #000000" fo:border-top="0.12mm solid #000000" fo:border-bottom="0.12mm solid #000000"/>
    </style:style>
    <style:style style:name="Table-14-6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12mm solid #000000"/>
    </style:style>
    <style:style style:name="Table-14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6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6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6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6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6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6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4-6-10" style:family="table-cell">
      <style:table-cell-properties fo:padding-left="0.5mm" fo:padding-right="0.5mm" fo:padding-top="0.5mm" fo:padding-bottom="0.5mm" fo:border-left="0.12mm solid #000000" fo:border-right="0.3mm solid #000000" fo:border-top="0.12mm solid #000000" fo:border-bottom="0.12mm solid #000000"/>
    </style:style>
    <style:style style:name="Table-14-7-1" style:family="table-cell">
      <style:table-cell-properties fo:padding-left="0.5mm" fo:padding-right="0.5mm" fo:padding-top="0.5mm" fo:padding-bottom="0.5mm" fo:border-left="0.3mm solid #000000" fo:border-right="0.1mm solid #000000" fo:border-top="0.12mm solid #000000" fo:border-bottom="0.3mm solid #000000"/>
    </style:style>
    <style:style style:name="Table-14-7-2" style:family="table-cell">
      <style:table-cell-properties fo:padding-left="0.5mm" fo:padding-right="0.5mm" fo:padding-top="0.5mm" fo:padding-bottom="0.5mm" fo:border-left="0.1mm solid #000000" fo:border-right="0.12mm solid #000000" fo:border-top="0.12mm solid #000000" fo:border-bottom="0.3mm solid #000000"/>
    </style:style>
    <style:style style:name="Table-14-7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3mm solid #000000"/>
    </style:style>
    <style:style style:name="Table-14-7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3mm solid #000000"/>
    </style:style>
    <style:style style:name="Table-14-7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3mm solid #000000"/>
    </style:style>
    <style:style style:name="Table-14-7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3mm solid #000000"/>
    </style:style>
    <style:style style:name="Table-14-7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3mm solid #000000"/>
    </style:style>
    <style:style style:name="Table-14-7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3mm solid #000000"/>
    </style:style>
    <style:style style:name="Table-14-7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3mm solid #000000"/>
    </style:style>
    <style:style style:name="Table-14-7-10" style:family="table-cell">
      <style:table-cell-properties fo:padding-left="0.5mm" fo:padding-right="0.5mm" fo:padding-top="0.5mm" fo:padding-bottom="0.5mm" fo:border-left="0.12mm solid #000000" fo:border-right="0.3mm solid #000000" fo:border-top="0.12mm solid #000000" fo:border-bottom="0.3mm solid #000000"/>
    </style:style>
    <style:style style:name="Table-15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2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2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2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3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3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3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3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3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3-10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4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4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4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4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4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4-10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5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5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5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5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5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5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5-10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6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6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6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6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6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6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6-10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7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7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7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7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7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7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7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7-10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8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8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8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8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8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8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8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8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8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5-8-10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2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2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2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3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3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3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3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3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3-10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4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4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4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4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4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4-10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5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5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5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5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5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5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5-10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6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6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6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6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6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6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6-6-10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1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1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1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1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2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3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3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3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3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3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3-10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3-1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4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4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4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4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4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4-10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4-1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5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5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5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5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5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5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7-5-10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1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1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1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1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3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3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3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3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3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3-10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4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4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4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4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4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4-10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5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5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5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5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5-8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8-5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3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3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3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4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4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5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5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5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5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6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6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6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7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7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7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7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7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8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8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8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8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8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8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9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9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9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9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9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9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9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10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10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10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10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10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19-10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1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3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3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3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3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4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4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4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4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4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4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5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5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5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5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5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5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5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6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6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6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6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6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6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7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7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7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7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7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7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7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8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8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8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8-4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8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0-8-6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1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5mm solid #000000"/>
    </style:style>
    <style:style style:name="Table-21-2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21-2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21-3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21-3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21-4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21-4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21-5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4mm solid #000000"/>
    </style:style>
    <style:style style:name="Table-21-5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4mm solid #000000"/>
    </style:style>
    <style:style style:name="Table-22-1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2-1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2-1-3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2-1-4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2-1-5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2-1-6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2-1-7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2-1-8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3-1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3-1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3-1-3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3-1-4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3-1-5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3-1-6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3-1-7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3-1-8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4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4-1-2" style:family="table-cell">
      <style:table-cell-properties fo:padding-left="0.5mm" fo:padding-right="0.5mm" fo:padding-top="0.5mm" fo:padding-bottom="0.5mm" fo:border-left="0.12mm solid #000000" fo:border-right="0.12mm solid #000000" fo:border-top="0.12mm none #000000" fo:border-bottom="0.12mm none #000000"/>
    </style:style>
    <style:style style:name="Table-24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4-1-4" style:family="table-cell">
      <style:table-cell-properties fo:padding-left="0.5mm" fo:padding-right="0.5mm" fo:padding-top="0.5mm" fo:padding-bottom="0.5mm" fo:border-left="0.12mm solid #000000" fo:border-right="0.12mm solid #000000" fo:border-top="0.12mm none #000000" fo:border-bottom="0.12mm none #000000"/>
    </style:style>
    <style:style style:name="Table-24-1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4-1-6" style:family="table-cell">
      <style:table-cell-properties fo:padding-left="0.5mm" fo:padding-right="0.5mm" fo:padding-top="0.5mm" fo:padding-bottom="0.5mm" fo:border-left="0.12mm solid #000000" fo:border-right="0.12mm solid #000000" fo:border-top="0.12mm none #000000" fo:border-bottom="0.12mm none #000000"/>
    </style:style>
    <style:style style:name="Table-24-1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4-1-8" style:family="table-cell">
      <style:table-cell-properties fo:padding-left="0.5mm" fo:padding-right="0.5mm" fo:padding-top="0.5mm" fo:padding-bottom="0.5mm" fo:border-left="0.12mm solid #000000" fo:border-right="0.12mm solid #000000" fo:border-top="0.12mm none #000000" fo:border-bottom="0.12mm none #000000"/>
    </style:style>
    <style:style style:name="Table-24-1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4-1-10" style:family="table-cell">
      <style:table-cell-properties fo:padding-left="0.5mm" fo:padding-right="0.5mm" fo:padding-top="0.5mm" fo:padding-bottom="0.5mm" fo:border-left="0.12mm solid #000000" fo:border-right="0.12mm solid #000000" fo:border-top="0.12mm none #000000" fo:border-bottom="0.12mm none #000000"/>
    </style:style>
    <style:style style:name="Table-24-1-1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4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4-2-2" style:family="table-cell">
      <style:table-cell-properties fo:padding-left="0.5mm" fo:padding-right="0.5mm" fo:padding-top="0.5mm" fo:padding-bottom="0.5mm" fo:border-left="0.12mm solid #000000" fo:border-right="0.12mm solid #000000" fo:border-top="0.12mm none #000000" fo:border-bottom="0.12mm none #000000"/>
    </style:style>
    <style:style style:name="Table-24-2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4-2-4" style:family="table-cell">
      <style:table-cell-properties fo:padding-left="0.5mm" fo:padding-right="0.5mm" fo:padding-top="0.5mm" fo:padding-bottom="0.5mm" fo:border-left="0.12mm solid #000000" fo:border-right="0.12mm solid #000000" fo:border-top="0.12mm none #000000" fo:border-bottom="0.12mm none #000000"/>
    </style:style>
    <style:style style:name="Table-24-2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4-2-6" style:family="table-cell">
      <style:table-cell-properties fo:padding-left="0.5mm" fo:padding-right="0.5mm" fo:padding-top="0.5mm" fo:padding-bottom="0.5mm" fo:border-left="0.12mm solid #000000" fo:border-right="0.12mm solid #000000" fo:border-top="0.12mm none #000000" fo:border-bottom="0.12mm none #000000"/>
    </style:style>
    <style:style style:name="Table-24-2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4-2-8" style:family="table-cell">
      <style:table-cell-properties fo:padding-left="0.5mm" fo:padding-right="0.5mm" fo:padding-top="0.5mm" fo:padding-bottom="0.5mm" fo:border-left="0.12mm solid #000000" fo:border-right="0.12mm solid #000000" fo:border-top="0.12mm none #000000" fo:border-bottom="0.12mm none #000000"/>
    </style:style>
    <style:style style:name="Table-24-2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4-2-10" style:family="table-cell">
      <style:table-cell-properties fo:padding-left="0.5mm" fo:padding-right="0.5mm" fo:padding-top="0.5mm" fo:padding-bottom="0.5mm" fo:border-left="0.12mm solid #000000" fo:border-right="0.12mm solid #000000" fo:border-top="0.12mm none #000000" fo:border-bottom="0.12mm none #000000"/>
    </style:style>
    <style:style style:name="Table-24-2-1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4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4-3-2" style:family="table-cell">
      <style:table-cell-properties fo:padding-left="0.5mm" fo:padding-right="0.5mm" fo:padding-top="0.5mm" fo:padding-bottom="0.5mm" fo:border-left="0.12mm solid #000000" fo:border-right="0.12mm solid #000000" fo:border-top="0.12mm none #000000" fo:border-bottom="0.12mm none #000000"/>
    </style:style>
    <style:style style:name="Table-24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4-3-4" style:family="table-cell">
      <style:table-cell-properties fo:padding-left="0.5mm" fo:padding-right="0.5mm" fo:padding-top="0.5mm" fo:padding-bottom="0.5mm" fo:border-left="0.12mm solid #000000" fo:border-right="0.12mm solid #000000" fo:border-top="0.12mm none #000000" fo:border-bottom="0.12mm none #000000"/>
    </style:style>
    <style:style style:name="Table-24-3-5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4-3-6" style:family="table-cell">
      <style:table-cell-properties fo:padding-left="0.5mm" fo:padding-right="0.5mm" fo:padding-top="0.5mm" fo:padding-bottom="0.5mm" fo:border-left="0.12mm solid #000000" fo:border-right="0.12mm solid #000000" fo:border-top="0.12mm none #000000" fo:border-bottom="0.12mm none #000000"/>
    </style:style>
    <style:style style:name="Table-24-3-7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4-3-8" style:family="table-cell">
      <style:table-cell-properties fo:padding-left="0.5mm" fo:padding-right="0.5mm" fo:padding-top="0.5mm" fo:padding-bottom="0.5mm" fo:border-left="0.12mm solid #000000" fo:border-right="0.12mm solid #000000" fo:border-top="0.12mm none #000000" fo:border-bottom="0.12mm none #000000"/>
    </style:style>
    <style:style style:name="Table-24-3-9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4-3-10" style:family="table-cell">
      <style:table-cell-properties fo:padding-left="0.5mm" fo:padding-right="0.5mm" fo:padding-top="0.5mm" fo:padding-bottom="0.5mm" fo:border-left="0.12mm solid #000000" fo:border-right="0.12mm solid #000000" fo:border-top="0.12mm none #000000" fo:border-bottom="0.12mm none #000000"/>
    </style:style>
    <style:style style:name="Table-24-3-1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5-1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5-1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5-1-3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5-1-4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5-1-5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5-1-6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5-1-7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5-1-8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6-1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6-1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6-1-3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6-1-4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6-1-5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6-1-6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6-1-7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6-1-8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7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5mm solid #000000"/>
    </style:style>
    <style:style style:name="Table-27-2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27-2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27-3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27-3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27-4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4mm solid #000000"/>
    </style:style>
    <style:style style:name="Table-27-4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4mm solid #000000"/>
    </style:style>
    <style:style style:name="Table-28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5mm solid #000000"/>
    </style:style>
    <style:style style:name="Table-28-2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28-2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28-3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28-3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28-4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4mm solid #000000"/>
    </style:style>
    <style:style style:name="Table-28-4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4mm solid #000000"/>
    </style:style>
    <style:style style:name="Table-29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5mm solid #000000"/>
    </style:style>
    <style:style style:name="Table-29-2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29-2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29-3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29-3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29-4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29-4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29-5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4mm solid #000000"/>
    </style:style>
    <style:style style:name="Table-29-5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4mm solid #000000"/>
    </style:style>
    <style:style style:name="Table-30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5mm solid #000000"/>
    </style:style>
    <style:style style:name="Table-30-2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30-2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30-3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30-3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30-4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30-4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30-5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4mm solid #000000"/>
    </style:style>
    <style:style style:name="Table-30-5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4mm solid #000000"/>
    </style:style>
    <style:style style:name="Table-31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5mm solid #000000"/>
    </style:style>
    <style:style style:name="Table-31-2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31-2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31-3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31-3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31-4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4mm solid #000000"/>
    </style:style>
    <style:style style:name="Table-31-4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4mm solid #000000"/>
    </style:style>
    <style:style style:name="Table-32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5mm solid #000000"/>
    </style:style>
    <style:style style:name="Table-32-2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32-2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32-3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32-3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32-4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4mm solid #000000"/>
    </style:style>
    <style:style style:name="Table-32-4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4mm solid #000000"/>
    </style:style>
    <style:style style:name="Table-33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5mm solid #000000"/>
    </style:style>
    <style:style style:name="Table-33-2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33-2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33-3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33-3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33-4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33-4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33-5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4mm solid #000000"/>
    </style:style>
    <style:style style:name="Table-33-5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4mm solid #000000"/>
    </style:style>
    <style:style style:name="Table-34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5mm solid #000000"/>
    </style:style>
    <style:style style:name="Table-34-2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34-2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34-3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34-3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34-4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4mm solid #000000"/>
    </style:style>
    <style:style style:name="Table-34-4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4mm solid #000000"/>
    </style:style>
    <style:style style:name="Table-35-1-1" style:family="table-cell">
      <style:table-cell-properties fo:padding-left="0.5mm" fo:padding-right="0.5mm" fo:padding-top="0.5mm" fo:padding-bottom="0.5mm" fo:border-left="0.1mm none #000000" fo:border-right="0.1mm none #000000" fo:border-top="0.1mm none #000000" fo:border-bottom="0.5mm solid #000000"/>
    </style:style>
    <style:style style:name="Table-35-2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35-2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35-3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1mm solid #000000"/>
    </style:style>
    <style:style style:name="Table-35-3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1mm solid #000000"/>
    </style:style>
    <style:style style:name="Table-35-4-1" style:family="table-cell">
      <style:table-cell-properties fo:padding-left="0.5mm" fo:padding-right="0.5mm" fo:padding-top="0.5mm" fo:padding-bottom="0.5mm" fo:border-left="0.5mm solid #000000" fo:border-right="0.1mm solid #000000" fo:border-top="0.1mm solid #000000" fo:border-bottom="0.4mm solid #000000"/>
    </style:style>
    <style:style style:name="Table-35-4-2" style:family="table-cell">
      <style:table-cell-properties fo:padding-left="0.5mm" fo:padding-right="0.5mm" fo:padding-top="0.5mm" fo:padding-bottom="0.5mm" fo:border-left="0.1mm solid #000000" fo:border-right="0.5mm solid #000000" fo:border-top="0.1mm solid #000000" fo:border-bottom="0.4mm solid #000000"/>
    </style:style>
    <style:style style:name="Shape-1" style:family="graphic">
      <style:graphic-properties fo:margin-left="0mm" fo:margin-right="0mm" fo:margin-top="0mm" fo:margin-bottom="0mm" style:wrap="run-through" style:vertical-rel="paragraph" style:horizontal-rel="paragraph" style:horizontal-pos="from-left" style:vertical-pos="from-top" draw:fill="none" draw:stroke="solid" svg:stroke-color="#000000" svg:stroke-width="0.26mm"/>
    </style:style>
    <style:style style:name="Shape-2" style:family="graphic">
      <style:graphic-properties fo:margin-left="0mm" fo:margin-right="0mm" fo:margin-top="0mm" fo:margin-bottom="0mm" style:wrap="run-through" style:vertical-rel="paragraph" style:horizontal-rel="paragraph" style:horizontal-pos="from-left" style:vertical-pos="from-top" draw:fill="none" draw:stroke="solid" svg:stroke-color="#000000" svg:stroke-width="0.26mm"/>
    </style:style>
    <style:style style:name="Shape-3" style:family="graphic">
      <style:graphic-properties fo:margin-left="0mm" fo:margin-right="0mm" fo:margin-top="0mm" fo:margin-bottom="0mm" style:wrap="run-through" style:vertical-rel="paragraph" style:horizontal-rel="paragraph" style:horizontal-pos="from-left" style:vertical-pos="from-top" draw:fill="none" draw:stroke="solid" svg:stroke-color="#000000" svg:stroke-width="0.26mm"/>
    </style:style>
    <style:style style:name="Shape-4" style:family="graphic">
      <style:graphic-properties fo:margin-left="0mm" fo:margin-right="0mm" fo:margin-top="0mm" fo:margin-bottom="0mm" style:wrap="run-through" style:vertical-rel="paragraph" style:horizontal-rel="paragraph" style:horizontal-pos="from-left" style:vertical-pos="from-top" draw:fill="none" draw:stroke="solid" svg:stroke-color="#000000" svg:stroke-width="0.26mm"/>
    </style:style>
    <style:style style:name="Shape-5" style:family="graphic">
      <style:graphic-properties fo:margin-left="0mm" fo:margin-right="0mm" fo:margin-top="0mm" fo:margin-bottom="0mm" style:wrap="run-through" style:vertical-rel="paragraph" style:horizontal-rel="paragraph" style:horizontal-pos="from-left" style:vertical-pos="from-top" draw:fill="none" draw:stroke="solid" svg:stroke-color="#000000" svg:stroke-width="0.26mm"/>
    </style:style>
    <style:style style:name="Shape-6" style:family="graphic">
      <style:graphic-properties fo:margin-left="0mm" fo:margin-right="0mm" fo:margin-top="0mm" fo:margin-bottom="0mm" style:wrap="run-through" style:vertical-rel="paragraph" style:horizontal-rel="paragraph" style:horizontal-pos="from-left" style:vertical-pos="from-top" draw:fill="none" draw:stroke="solid" svg:stroke-color="#000000" svg:stroke-width="0.26mm"/>
    </style:style>
    <style:style style:name="Shape-7" style:family="graphic">
      <style:graphic-properties fo:margin-left="0mm" fo:margin-right="0mm" fo:margin-top="0mm" fo:margin-bottom="0mm" style:wrap="run-through" style:vertical-rel="paragraph" style:horizontal-rel="paragraph" style:horizontal-pos="from-left" style:vertical-pos="from-top" draw:fill="none" draw:stroke="solid" svg:stroke-color="#000000" svg:stroke-width="0.26mm"/>
    </style:style>
    <style:style style:name="Shape-8" style:family="graphic">
      <style:graphic-properties fo:margin-left="0mm" fo:margin-right="0mm" fo:margin-top="0mm" fo:margin-bottom="0mm" style:wrap="run-through" style:vertical-rel="paragraph" style:horizontal-rel="paragraph" style:horizontal-pos="from-left" style:vertical-pos="from-top" draw:fill="none" draw:stroke="solid" svg:stroke-color="#000000" svg:stroke-width="0.26mm"/>
    </style:style>
    <style:style style:name="Shape-9" style:family="graphic">
      <style:graphic-properties fo:margin-left="0mm" fo:margin-right="0mm" fo:margin-top="0mm" fo:margin-bottom="0mm" style:wrap="run-through" style:vertical-rel="paragraph" style:horizontal-rel="paragraph" style:horizontal-pos="from-left" style:vertical-pos="from-top" draw:fill="none" draw:stroke="solid" svg:stroke-color="#000000" svg:stroke-width="0.26mm"/>
    </style:style>
    <style:style style:name="Shape-10" style:family="graphic">
      <style:graphic-properties fo:margin-left="0mm" fo:margin-right="0mm" fo:margin-top="0mm" fo:margin-bottom="0mm" style:wrap="run-through" style:vertical-rel="paragraph" style:horizontal-rel="paragraph" style:horizontal-pos="from-left" style:vertical-pos="from-top" draw:fill="none" draw:stroke="solid" svg:stroke-color="#000000" svg:stroke-width="0.26mm"/>
    </style:style>
    <style:style style:name="Shape-11" style:family="graphic">
      <style:graphic-properties fo:margin-left="0mm" fo:margin-right="0mm" fo:margin-top="0mm" fo:margin-bottom="0mm" style:wrap="run-through" style:vertical-rel="paragraph" style:horizontal-rel="paragraph" style:horizontal-pos="from-left" style:vertical-pos="from-top" draw:fill="none" draw:stroke="solid" svg:stroke-color="#000000" svg:stroke-width="0.26mm"/>
    </style:style>
    <style:style style:name="Shape-12" style:family="graphic">
      <style:graphic-properties fo:margin-left="0mm" fo:margin-right="0mm" fo:margin-top="0mm" fo:margin-bottom="0mm" style:wrap="run-through" style:vertical-rel="paragraph" style:horizontal-rel="paragraph" style:horizontal-pos="from-left" style:vertical-pos="from-top" draw:fill="none" draw:stroke="solid" svg:stroke-color="#000000" svg:stroke-width="0.26mm"/>
    </style:style>
    <style:style style:name="Shape-13" style:family="graphic">
      <style:graphic-properties fo:margin-left="0mm" fo:margin-right="0mm" fo:margin-top="0mm" fo:margin-bottom="0mm" style:wrap="run-through" style:vertical-rel="paragraph" style:horizontal-rel="paragraph" style:horizontal-pos="from-left" style:vertical-pos="from-top" draw:fill="none" draw:stroke="solid" svg:stroke-color="#000000" svg:stroke-width="0.26mm"/>
    </style:style>
    <style:style style:name="Shape-14" style:family="graphic">
      <style:graphic-properties fo:margin-left="0mm" fo:margin-right="0mm" fo:margin-top="0mm" fo:margin-bottom="0mm" style:wrap="run-through" style:vertical-rel="paragraph" style:horizontal-rel="paragraph" style:horizontal-pos="from-left" style:vertical-pos="from-top" draw:fill="none" draw:stroke="solid" svg:stroke-color="#000000" svg:stroke-width="0.26mm"/>
    </style:style>
    <style:style style:name="Shape-15" style:family="graphic">
      <style:graphic-properties fo:margin-left="0mm" fo:margin-right="0mm" fo:margin-top="0mm" fo:margin-bottom="0mm" style:wrap="run-through" style:vertical-rel="paragraph" style:horizontal-rel="paragraph" style:horizontal-pos="from-left" style:vertical-pos="from-top" draw:fill="none" draw:stroke="solid" svg:stroke-color="#000000" svg:stroke-width="0.26mm"/>
    </style:style>
    <style:style style:name="Shape-16" style:family="graphic">
      <style:graphic-properties fo:margin-left="0mm" fo:margin-right="0mm" fo:margin-top="0mm" fo:margin-bottom="0mm" style:vertical-rel="baseline" style:vertical-pos="top" draw:fill="none"/>
    </style:style>
    <style:style style:name="Shape-17" style:family="graphic">
      <style:graphic-properties fo:margin-left="0mm" fo:margin-right="0mm" fo:margin-top="0mm" fo:margin-bottom="0mm" style:vertical-rel="baseline" style:vertical-pos="top" draw:fill="none"/>
    </style:style>
    <style:style style:name="Shape-18" style:family="graphic">
      <style:graphic-properties fo:margin-left="0mm" fo:margin-right="0mm" fo:margin-top="0mm" fo:margin-bottom="0mm" style:vertical-rel="baseline" style:vertical-pos="top" draw:fill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/>
      <table:table table:style-name="Table-1">
        <table:table-column table:number-columns-repeated="2"/>
        <table:table-row>
          <table:table-cell table:style-name="Table-1-1-1" table:number-columns-spanned="2" table:number-rows-spanned="1">
            <text:p text:style-name="Paragraph-2"/>
            <text:p text:style-name="Paragraph-3"/>
            <text:p text:style-name="Paragraph-4"/>
            <table:table table:style-name="Table-2">
              <table:table-column table:number-columns-repeated="1"/>
              <table:table-row>
                <table:table-cell table:style-name="Table-2-1-1" table:number-columns-spanned="1" table:number-rows-spanned="1">
                  <text:p text:style-name="바탕글"/>
                </table:table-cell>
              </table:table-row>
              <table:table-row>
                <table:table-cell table:style-name="Table-2-2-1" table:number-columns-spanned="1" table:number-rows-spanned="1">
                  <text:p text:style-name="Paragraph-6"><text:span text:style-name="p6-1-1">dBrain </text:span><text:span text:style-name="p6-1-2">점검 분석서 2</text:span></text:p>
                </table:table-cell>
              </table:table-row>
              <table:table-row>
                <table:table-cell table:style-name="Table-2-3-1" table:number-columns-spanned="1" table:number-rows-spanned="1">
                  <text:p text:style-name="바탕글"/>
                  <text:p text:style-name="바탕글"/>
                </table:table-cell>
              </table:table-row>
            </table:table>
            <text:p text:style-name="Paragraph-9"/>
            <text:p text:style-name="Paragraph-10"/>
            <text:p text:style-name="Paragraph-11"/>
            <text:p text:style-name="Paragraph-12"/>
            <text:p text:style-name="Paragraph-13"/>
            <text:p text:style-name="Paragraph-14"/>
            <text:p text:style-name="Paragraph-15"><text:span text:style-name="p15-1-1">2009 </text:span></text:p>
            <text:p text:style-name="Paragraph-16"/>
            <text:p text:style-name="Paragraph-17"/>
            <text:p text:style-name="Paragraph-18"/>
            <text:p text:style-name="Paragraph-19"><text:span text:style-name="p19-1-1">삼일회계법인</text:span></text:p>
            <text:p text:style-name="Paragraph-20"><text:span text:style-name="p20-1-1">삼정회계법인</text:span></text:p>
            <text:p text:style-name="Paragraph-21"><text:span text:style-name="p21-1-1">율촌법무법인</text:span></text:p>
            <text:p text:style-name="Paragraph-22"/>
            <text:p text:style-name="Paragraph-23"/>
          </table:table-cell>
        </table:table-row>
        <table:table-row>
          <table:table-cell table:style-name="Table-1-2-1" table:number-columns-spanned="2" table:number-rows-spanned="1">
            <text:p text:style-name="Paragraph-24"><text:span text:style-name="p24-1-1">1. </text:span><text:span text:style-name="p24-1-2">계정과목별 감가상각방법과 내용연수 및 잔존가액의 결정 </text:span></text:p>
            <text:p text:style-name="Paragraph-25"/>
            <text:p text:style-name="Paragraph-26"/>
            <text:p text:style-name="바탕글"><text:span text:style-name="p27-1-1"> </text:span><text:span text:style-name="p27-1-2">□ </text:span><text:span text:style-name="p27-1-3">일시 및 장소: </text:span><text:span text:style-name="p27-1-4">2008년 8월 11일 18시 </text:span><text:span text:style-name="p27-1-5">~ 19</text:span><text:span text:style-name="p27-1-6">시</text:span></text:p>
            <text:p text:style-name="Paragraph-28"><text:span text:style-name="p28-1-1"> □ </text:span><text:span text:style-name="p28-1-2">목적: 결산조정사항 중 감가상각을 실무적용하기 위한 </text:span><text:span text:style-name="p28-2-1">계정과목별 감가상각방법 및 내용연수 결정방안 협의   </text:span></text:p>
            <text:p text:style-name="바탕글"><text:span text:style-name="p29-1-1"> □</text:span><text:span text:style-name="p29-1-4">참석자: </text:span><text:span text:style-name="p29-1-5">용역기관(장혜윤) </text:span></text:p>
            <text:p text:style-name="Paragraph-30"><text:span text:style-name="p30-1-1">             디지털예산회계기획단(백형민 사무관, 송봉훈 파트장, 김</text:span><text:span text:style-name="p30-2-1">동섭 파트장, 김명자 차장)</text:span></text:p>
            <text:p text:style-name="Paragraph-31"/>
          </table:table-cell>
        </table:table-row>
        <table:table-row>
          <table:table-cell table:style-name="Table-1-3-1" table:number-columns-spanned="1" table:number-rows-spanned="1">
            <text:p text:style-name="Paragraph-32"><text:span text:style-name="p32-1-1">현황 </text:span></text:p>
          </table:table-cell>
          <table:table-cell table:style-name="Table-1-3-2" table:number-columns-spanned="1" table:number-rows-spanned="1">
            <text:p text:style-name="바탕글"/>
            <text:p text:style-name="바탕글"><text:span text:style-name="p34-1-1">□</text:span><text:span text:style-name="p34-1-3">현행 </text:span><text:span text:style-name="p34-1-4">‘</text:span><text:span text:style-name="p34-1-5">국가회계기준등에관한지침</text:span><text:span text:style-name="p34-1-6">’ </text:span><text:span text:style-name="p34-1-7">및 </text:span><text:span text:style-name="p34-1-8">‘</text:span><text:span text:style-name="p34-1-9">결산지침서</text:span><text:span text:style-name="p34-1-10">’</text:span><text:span text:style-name="p34-1-11">상 감가상</text:span><text:span text:style-name="p34-2-1">각 관련 내용 </text:span></text:p>
            <text:p text:style-name="Paragraph-35"><text:span text:style-name="p35-1-1"> </text:span></text:p>
            <text:p text:style-name="Paragraph-36"><text:span text:style-name="p36-1-1"> o </text:span><text:span text:style-name="p36-1-2">현재 정부의 감가상각은 민간기업의 경우와 동일하게 결산조</text:span><text:span text:style-name="p36-2-1">정시 </text:span><text:span text:style-name="p36-2-2">회계계정별로 합리적인 감가상각방법, 내용연수, 잔존</text:span><text:span text:style-name="p36-3-1">가치를 결정하여 감가상각비를 계상</text:span><text:span text:style-name="p36-3-2">하도록 하고 있음</text:span></text:p>
            <text:p text:style-name="Paragraph-37"><text:span text:style-name="p37-1-1"> </text:span></text:p>
            <text:p text:style-name="Paragraph-38"><text:span text:style-name="p38-1-1"> o </text:span><text:span text:style-name="p38-1-2">선택한 유</text:span><text:span text:style-name="p38-1-3">․</text:span><text:span text:style-name="p38-1-4">무형자산 평가 및 감가상각방법을 주석사항 중 중</text:span><text:span text:style-name="p38-2-1">요한 회계처리방법에 기재하도록 하고 있음</text:span></text:p>
            <text:p text:style-name="Paragraph-39"><text:span text:style-name="p39-1-1"> </text:span></text:p>
            <text:p text:style-name="Paragraph-40"><text:span text:style-name="p40-1-1"> o </text:span><text:span text:style-name="p40-1-2">내용연수: </text:span><text:span text:style-name="p40-1-3">세법상 규정하고 있는 방법을 준용</text:span><text:span text:style-name="p40-1-4">할 수 있으며, </text:span><text:span text:style-name="p40-2-1">전비품의 내용연수는 국방부가 기획재정부와 협의하여 정하도</text:span><text:span text:style-name="p40-3-1">록 함  </text:span></text:p>
            <text:p text:style-name="Paragraph-41"><text:span text:style-name="p41-1-1"> </text:span></text:p>
            <text:p text:style-name="Paragraph-42"><text:span text:style-name="p42-1-1"> o </text:span><text:span text:style-name="p42-1-2">감가상각방법: 건물 및 구축물은 정액법, 그 외 일반유형자산</text:span><text:span text:style-name="p42-2-1">은 정률법을 적용할 수 있으며, 특정 자산에 대하여 예외적인 </text:span><text:span text:style-name="p42-3-1">감가상각방법을 적용 가능함</text:span></text:p>
            <text:p text:style-name="Paragraph-43"><text:span text:style-name="p43-1-1"> - 모둠장비 및 비소모성 물품(국방부소관 군수품) 등: 재고법</text:span></text:p>
            <text:p text:style-name="Paragraph-44"><text:span text:style-name="p44-1-1"> - 탄약(일반유형자산의 전비품): 재고자산 성격으로 보아 소모시</text:span><text:span text:style-name="p44-2-1">점에 비용처리(감가상각비)</text:span></text:p>
            <text:p text:style-name="Paragraph-45"><text:span text:style-name="p45-1-1"> </text:span></text:p>
          </table:table-cell>
        </table:table-row>
        <table:table-row>
          <table:table-cell table:style-name="Table-1-4-1" table:number-columns-spanned="1" table:number-rows-spanned="1">
            <text:p text:style-name="Paragraph-46"><text:span text:style-name="p46-1-1">이슈사항</text:span></text:p>
          </table:table-cell>
          <table:table-cell table:style-name="Table-1-4-2" table:number-columns-spanned="1" table:number-rows-spanned="1">
            <text:p text:style-name="바탕글"><text:span text:style-name="p47-1-1">발생주의</text:span><text:span text:style-name="p47-1-2">․</text:span><text:span text:style-name="p47-1-3">복식부기를 처음 적용하는 실무진의 입장에서는 감가상</text:span><text:span text:style-name="p47-2-1">각방법 및 내용연수, 잔존가액을 자율적으로 결정하여 적용하는 </text:span><text:span text:style-name="p47-3-1">데 어려움이 있을 것으로 예상되므로, 계정과목별로 감가상각방법 </text:span><text:span text:style-name="p47-4-1">및 내용연수, 잔존가액에 대한 내용을 지침에 구체적으로 제기할 </text:span><text:span text:style-name="p47-5-1">필요가 있음 </text:span></text:p>
          </table:table-cell>
        </table:table-row>
        <table:table-row>
          <table:table-cell table:style-name="Table-1-5-1" table:number-columns-spanned="1" table:number-rows-spanned="1">
            <text:p text:style-name="Paragraph-48"><text:span text:style-name="p48-1-1">검토사항</text:span></text:p>
          </table:table-cell>
          <table:table-cell table:style-name="Table-1-5-2" table:number-columns-spanned="1" table:number-rows-spanned="1">
            <text:p text:style-name="바탕글"><text:span text:style-name="p49-1-1">□</text:span><text:span text:style-name="p49-1-4">세법상 감가상각 관련 내용 </text:span></text:p>
            <text:p text:style-name="Paragraph-50"><text:span text:style-name="p50-1-1"> o </text:span><text:span text:style-name="p50-1-2">법인세법에서 자산종류별 감가상각방법 및 기준내용연수, 잔존</text:span><text:span text:style-name="p50-2-1">가액을 다음과 같이 규정하고 있음 </text:span></text:p>
            <text:p text:style-name="Paragraph-51"/>
            <text:p text:style-name="Paragraph-52"><text:span text:style-name="p52-1-1">1. 감가상각방법 </text:span></text:p>
            <text:p text:style-name="바탕글"><text:span text:style-name="p53-1-1">고정자산의 종류 및 감가상각방법의 신고유무에 따라 정액법, 정</text:span><text:span text:style-name="p53-2-1">률법, 생산량비례법 또는 균등액상각의 4가지 자산별 상각방법만</text:span><text:span text:style-name="p53-3-1">을 인정하고 있음</text:span></text:p>
            <text:p text:style-name="바탕글"><text:span text:style-name="p54-1-1">상각방법을 적정하게 신고했을 경우 법인세법에서 규정하는 자산</text:span><text:span text:style-name="p54-2-1">별 상각방법은 다음과 같음</text:span></text:p>
            <text:p text:style-name="바탕글"/>
            <table:table table:style-name="Table-3">
              <table:table-column table:number-columns-repeated="3"/>
              <table:table-row>
                <table:table-cell table:style-name="Table-3-1-1" table:number-columns-spanned="2" table:number-rows-spanned="1">
                  <text:p text:style-name="Paragraph-56"><text:span text:style-name="p56-1-1">자산구분</text:span></text:p>
                </table:table-cell>
                <table:table-cell table:style-name="Table-3-1-2" table:number-columns-spanned="1" table:number-rows-spanned="1">
                  <text:p text:style-name="Paragraph-57"><text:span text:style-name="p57-1-1">상각방법</text:span></text:p>
                </table:table-cell>
              </table:table-row>
              <table:table-row>
                <table:table-cell table:style-name="Table-3-2-1" table:number-columns-spanned="1" table:number-rows-spanned="3">
                  <text:p text:style-name="바탕글"><text:span text:style-name="p58-1-1">유형고정자산</text:span></text:p>
                </table:table-cell>
                <table:table-cell table:style-name="Table-3-2-2" table:number-columns-spanned="1" table:number-rows-spanned="1">
                  <text:p text:style-name="바탕글"><text:span text:style-name="p59-1-1"> 건축물</text:span></text:p>
                </table:table-cell>
                <table:table-cell table:style-name="Table-3-2-3" table:number-columns-spanned="1" table:number-rows-spanned="1">
                  <text:p text:style-name="바탕글"><text:span text:style-name="p60-1-1">정액법</text:span></text:p>
                </table:table-cell>
              </table:table-row>
              <table:table-row>
                <table:table-cell table:style-name="Table-3-3-1" table:number-columns-spanned="1" table:number-rows-spanned="1">
                  <text:p text:style-name="바탕글"><text:span text:style-name="p61-1-1"> 광업용 유형고정자산</text:span></text:p>
                </table:table-cell>
                <table:table-cell table:style-name="Table-3-3-2" table:number-columns-spanned="1" table:number-rows-spanned="1">
                  <text:p text:style-name="바탕글"><text:span text:style-name="p62-1-1">정률법ㆍ정액법ㆍ</text:span></text:p>
                  <text:p text:style-name="바탕글"><text:span text:style-name="p63-1-1">생산량비례법</text:span></text:p>
                </table:table-cell>
              </table:table-row>
              <table:table-row>
                <table:table-cell table:style-name="Table-3-4-1" table:number-columns-spanned="1" table:number-rows-spanned="1">
                  <text:p text:style-name="바탕글"><text:span text:style-name="p64-1-1"> 유형고정자산</text:span></text:p>
                </table:table-cell>
                <table:table-cell table:style-name="Table-3-4-2" table:number-columns-spanned="1" table:number-rows-spanned="1">
                  <text:p text:style-name="바탕글"><text:span text:style-name="p65-1-1">정률법ㆍ정액법</text:span></text:p>
                </table:table-cell>
              </table:table-row>
              <table:table-row>
                <table:table-cell table:style-name="Table-3-5-1" table:number-columns-spanned="1" table:number-rows-spanned="4">
                  <text:p text:style-name="바탕글"><text:span text:style-name="p66-1-1">무형고정자산</text:span></text:p>
                </table:table-cell>
                <table:table-cell table:style-name="Table-3-5-2" table:number-columns-spanned="1" table:number-rows-spanned="1">
                  <text:p text:style-name="바탕글"><text:span text:style-name="p67-1-1"> 광업권</text:span></text:p>
                </table:table-cell>
                <table:table-cell table:style-name="Table-3-5-3" table:number-columns-spanned="1" table:number-rows-spanned="1">
                  <text:p text:style-name="바탕글"><text:span text:style-name="p68-1-1">정액법ㆍ생산량비례법</text:span></text:p>
                </table:table-cell>
              </table:table-row>
              <table:table-row>
                <table:table-cell table:style-name="Table-3-6-1" table:number-columns-spanned="1" table:number-rows-spanned="1">
                  <text:p text:style-name="바탕글"><text:span text:style-name="p69-1-1"> 개발비</text:span></text:p>
                </table:table-cell>
                <table:table-cell table:style-name="Table-3-6-2" table:number-columns-spanned="1" table:number-rows-spanned="1">
                  <text:p text:style-name="바탕글"/>
                </table:table-cell>
              </table:table-row>
              <table:table-row>
                <table:table-cell table:style-name="Table-3-7-1" table:number-columns-spanned="1" table:number-rows-spanned="1">
                  <text:p text:style-name="바탕글"><text:span text:style-name="p71-1-1"> 사용수익기부자산</text:span></text:p>
                  <text:p text:style-name="바탕글"><text:span text:style-name="p72-1-1"> 주파수이용권</text:span></text:p>
                  <text:p text:style-name="바탕글"><text:span text:style-name="p73-1-1"> 공항시설관리권</text:span></text:p>
                </table:table-cell>
                <table:table-cell table:style-name="Table-3-7-2" table:number-columns-spanned="1" table:number-rows-spanned="1">
                  <text:p text:style-name="바탕글"><text:span text:style-name="p74-1-1">사용수익기간(사용기간)</text:span><text:span text:style-name="p74-2-1">동안 균등상각</text:span></text:p>
                </table:table-cell>
              </table:table-row>
              <table:table-row>
                <table:table-cell table:style-name="Table-3-8-1" table:number-columns-spanned="1" table:number-rows-spanned="1">
                  <text:p text:style-name="바탕글"><text:span text:style-name="p75-1-1"> 기타</text:span></text:p>
                </table:table-cell>
                <table:table-cell table:style-name="Table-3-8-2" table:number-columns-spanned="1" table:number-rows-spanned="1">
                  <text:p text:style-name="바탕글"><text:span text:style-name="p76-1-1">정액법</text:span></text:p>
                </table:table-cell>
              </table:table-row>
            </table:table>
            <text:p text:style-name="바탕글"/>
            <text:p text:style-name="Paragraph-78"/>
            <text:p text:style-name="Paragraph-79"/>
            <text:p text:style-name="Paragraph-80"><text:span text:style-name="p80-1-1">2. 내용연수 </text:span></text:p>
            <text:p text:style-name="바탕글"><text:span text:style-name="p81-1-1">유형고정자산의 경우, 구조 또는 자산별ㆍ업종별로 기준내용연수</text:span><text:span text:style-name="p81-2-1">에 그 기준내용연수의 25</text:span><text:span text:style-name="p81-2-2">％</text:span><text:span text:style-name="p81-2-3">를 가감한 내용연수 범위 안에서 각 법</text:span><text:span text:style-name="p81-3-1">인이 선택하도록 함. 단 내용연수 무신고시에는 기준내용연수를 </text:span><text:span text:style-name="p81-4-1">적용함</text:span></text:p>
            <text:p text:style-name="Paragraph-82"><text:span text:style-name="p82-1-1"> </text:span></text:p>
            <table:table table:style-name="Table-4">
              <table:table-column table:number-columns-repeated="2"/>
              <table:table-row>
                <table:table-cell table:style-name="Table-4-1-1" table:number-columns-spanned="1" table:number-rows-spanned="1">
                  <text:p text:style-name="Paragraph-83"><text:span text:style-name="p83-1-1">유형고정자산</text:span></text:p>
                </table:table-cell>
                <table:table-cell table:style-name="Table-4-1-2" table:number-columns-spanned="1" table:number-rows-spanned="1">
                  <text:p text:style-name="Paragraph-84"><text:span text:style-name="p84-1-1">기준내용연수</text:span></text:p>
                  <text:p text:style-name="Paragraph-85"><text:span text:style-name="p85-1-1">(내용연수 범위)</text:span></text:p>
                </table:table-cell>
              </table:table-row>
              <table:table-row>
                <table:table-cell table:style-name="Table-4-2-1" table:number-columns-spanned="1" table:number-rows-spanned="1">
                  <text:p text:style-name="바탕글"><text:span text:style-name="p86-1-1">차량 및 운반구, 공구, 기구 및 비품</text:span></text:p>
                </table:table-cell>
                <table:table-cell table:style-name="Table-4-2-2" table:number-columns-spanned="1" table:number-rows-spanned="1">
                  <text:p text:style-name="Paragraph-87"><text:span text:style-name="p87-1-1">5년</text:span></text:p>
                  <text:p text:style-name="Paragraph-88"><text:span text:style-name="p88-1-1">(4~6</text:span><text:span text:style-name="p88-1-2">년)</text:span></text:p>
                </table:table-cell>
              </table:table-row>
              <table:table-row>
                <table:table-cell table:style-name="Table-4-3-1" table:number-columns-spanned="1" table:number-rows-spanned="1">
                  <text:p text:style-name="바탕글"><text:span text:style-name="p89-1-1">선박 및 항공기</text:span></text:p>
                </table:table-cell>
                <table:table-cell table:style-name="Table-4-3-2" table:number-columns-spanned="1" table:number-rows-spanned="1">
                  <text:p text:style-name="Paragraph-90"><text:span text:style-name="p90-1-1">12년</text:span></text:p>
                  <text:p text:style-name="Paragraph-91"><text:span text:style-name="p91-1-1">(9~15</text:span><text:span text:style-name="p91-1-2">년)</text:span></text:p>
                </table:table-cell>
              </table:table-row>
              <table:table-row>
                <table:table-cell table:style-name="Table-4-4-1" table:number-columns-spanned="1" table:number-rows-spanned="1">
                  <text:p text:style-name="바탕글"><text:span text:style-name="p92-1-1">건물과 구축물 (연와조, 블럭조, 콘크리트조, 토</text:span><text:span text:style-name="p92-2-1">조, 토벽조, 목조, 목골모르타르조, 기타조) </text:span></text:p>
                </table:table-cell>
                <table:table-cell table:style-name="Table-4-4-2" table:number-columns-spanned="1" table:number-rows-spanned="1">
                  <text:p text:style-name="Paragraph-93"><text:span text:style-name="p93-1-1">20년</text:span></text:p>
                  <text:p text:style-name="Paragraph-94"><text:span text:style-name="p94-1-1">(15~25</text:span><text:span text:style-name="p94-1-2">년)</text:span></text:p>
                </table:table-cell>
              </table:table-row>
              <table:table-row>
                <table:table-cell table:style-name="Table-4-5-1" table:number-columns-spanned="1" table:number-rows-spanned="1">
                  <text:p text:style-name="바탕글"><text:span text:style-name="p95-1-1">건축물과 구축물 (철골ㆍ철근콘크리트조, 철근콘</text:span><text:span text:style-name="p95-2-1">크리트조, 석조, 연와석조, 철골조)</text:span></text:p>
                </table:table-cell>
                <table:table-cell table:style-name="Table-4-5-2" table:number-columns-spanned="1" table:number-rows-spanned="1">
                  <text:p text:style-name="Paragraph-96"><text:span text:style-name="p96-1-1">40년</text:span></text:p>
                  <text:p text:style-name="Paragraph-97"><text:span text:style-name="p97-1-1">(30~50</text:span><text:span text:style-name="p97-1-2">년)</text:span></text:p>
                </table:table-cell>
              </table:table-row>
            </table:table>
            <text:p text:style-name="Paragraph-98"/>
            <text:p text:style-name="바탕글"><text:span text:style-name="p99-1-1">기계장비의 경우 사용되는 업종에 따라 기준내용연수가 5년, 8년, </text:span><text:span text:style-name="p99-2-1">10년, 12년, 20년으로 상이함. 일반 민간기업에서는 법인세 신고시 </text:span><text:span text:style-name="p99-3-1">기계장치에 대한 내용연수로 5년을 일반적으로 사용하며, 법인세</text:span><text:span text:style-name="p99-4-1">법에서도 공공행정, 국방 및 사회보장행정 업종에서 사용하는 기</text:span><text:span text:style-name="p99-5-1">계장치의 내용연수를 5년으로 규정함.</text:span></text:p>
            <text:p text:style-name="바탕글"/>
            <text:p text:style-name="바탕글"><text:span text:style-name="p101-1-1">무형고정자산의 세부항목별 내용연수는 다음과 같음</text:span></text:p>
            <text:p text:style-name="바탕글"/>
            <table:table table:style-name="Table-5">
              <table:table-column table:number-columns-repeated="2"/>
              <table:table-row>
                <table:table-cell table:style-name="Table-5-1-1" table:number-columns-spanned="1" table:number-rows-spanned="1">
                  <text:p text:style-name="Paragraph-103"><text:span text:style-name="p103-1-1">자산 항목</text:span></text:p>
                </table:table-cell>
                <table:table-cell table:style-name="Table-5-1-2" table:number-columns-spanned="1" table:number-rows-spanned="1">
                  <text:p text:style-name="Paragraph-104"><text:span text:style-name="p104-1-1">내용연수</text:span></text:p>
                </table:table-cell>
              </table:table-row>
              <table:table-row>
                <table:table-cell table:style-name="Table-5-2-1" table:number-columns-spanned="1" table:number-rows-spanned="1">
                  <text:p text:style-name="바탕글"><text:span text:style-name="p105-1-1">영업권, 의장권, 실용신안권, 상표권</text:span></text:p>
                </table:table-cell>
                <table:table-cell table:style-name="Table-5-2-2" table:number-columns-spanned="1" table:number-rows-spanned="1">
                  <text:p text:style-name="Paragraph-106"><text:span text:style-name="p106-1-1">5년</text:span></text:p>
                </table:table-cell>
              </table:table-row>
              <table:table-row>
                <table:table-cell table:style-name="Table-5-3-1" table:number-columns-spanned="1" table:number-rows-spanned="1">
                  <text:p text:style-name="바탕글"><text:span text:style-name="p107-1-1">특허권, 어업권, 해저광물자원개발법에 의한 채취</text:span><text:span text:style-name="p107-2-1">권(생산량비례법 선택적용), 유료도로관리권, 수</text:span><text:span text:style-name="p107-3-1">리권, 전기가스공급시설이용권, 공업용수도시설이</text:span><text:span text:style-name="p107-4-1">용권, 수도시설이용권, 열공급시설이용권</text:span></text:p>
                </table:table-cell>
                <table:table-cell table:style-name="Table-5-3-2" table:number-columns-spanned="1" table:number-rows-spanned="1">
                  <text:p text:style-name="Paragraph-108"><text:span text:style-name="p108-1-1">10년</text:span></text:p>
                </table:table-cell>
              </table:table-row>
              <table:table-row>
                <table:table-cell table:style-name="Table-5-4-1" table:number-columns-spanned="1" table:number-rows-spanned="1">
                  <text:p text:style-name="바탕글"><text:span text:style-name="p109-1-1">광업권(생산량비례법 선택적용), 전신전화전용시</text:span><text:span text:style-name="p109-2-1">설이용권, 전용측선이용권, 하수종말처리장시설관</text:span><text:span text:style-name="p109-3-1">리권, 수도시설관리권</text:span></text:p>
                </table:table-cell>
                <table:table-cell table:style-name="Table-5-4-2" table:number-columns-spanned="1" table:number-rows-spanned="1">
                  <text:p text:style-name="Paragraph-110"><text:span text:style-name="p110-1-1">20년</text:span></text:p>
                </table:table-cell>
              </table:table-row>
              <table:table-row>
                <table:table-cell table:style-name="Table-5-5-1" table:number-columns-spanned="1" table:number-rows-spanned="1">
                  <text:p text:style-name="바탕글"><text:span text:style-name="p111-1-1">댐사용권</text:span></text:p>
                </table:table-cell>
                <table:table-cell table:style-name="Table-5-5-2" table:number-columns-spanned="1" table:number-rows-spanned="1">
                  <text:p text:style-name="Paragraph-112"><text:span text:style-name="p112-1-1">50년</text:span></text:p>
                </table:table-cell>
              </table:table-row>
            </table:table>
          </table:table-cell>
        </table:table-row>
        <table:table-row>
          <table:table-cell table:style-name="Table-1-6-1" table:number-columns-spanned="1" table:number-rows-spanned="1">
            <text:p text:style-name="Paragraph-113"><text:span text:style-name="p113-1-1">검토결과</text:span></text:p>
          </table:table-cell>
          <table:table-cell table:style-name="Table-1-6-2" table:number-columns-spanned="1" table:number-rows-spanned="1">
            <text:p text:style-name="바탕글"><text:span text:style-name="p114-1-1">3. 잔존가액</text:span></text:p>
            <text:p text:style-name="바탕글"><text:span text:style-name="p115-1-1"> - 감가상각자산의 잔존가액은 </text:span><text:span text:style-name="p115-1-2">“0”</text:span><text:span text:style-name="p115-1-3">으로 함. </text:span></text:p>
            <text:p text:style-name="Paragraph-116"><text:span text:style-name="p116-1-1">다만, 정률법을 적용할 경우 취득가액의 5%를 잔존가액으로 하</text:span><text:span text:style-name="p116-2-1">되, 그 금액은 당해 감가상각자산에 대한 미상각잔액이 최초로 </text:span><text:span text:style-name="p116-3-1">취득가액의 5% 이하가 되는 사업연도의 상각범위액에 가산함 </text:span></text:p>
            <text:p text:style-name="Paragraph-117"><text:span text:style-name="p117-1-1">- 감가상각이 종료되는 감가상각자산에 대해 취득가액의 5%와 1</text:span><text:span text:style-name="p117-2-1">천원 중 적은 금액을 당해 감가상각자산의 장부가액으로 함</text:span></text:p>
            <text:p text:style-name="바탕글"/>
            <text:p text:style-name="바탕글"><text:span text:style-name="p119-1-1">□</text:span><text:span text:style-name="p119-1-4">감가상각방법 및 내용연수, 잔존가액의 구체적 지침 제시 </text:span></text:p>
            <text:p text:style-name="바탕글"/>
            <text:p text:style-name="Paragraph-121"><text:span text:style-name="p121-1-1"> o </text:span><text:span text:style-name="p121-1-2">감가상각방법 및 내용연수, 잔존가액은 해당 사업의 특성을 고</text:span><text:span text:style-name="p121-2-1">려하여 회계계정별로 선택하여 적용하는 것이 합리적이나, 발</text:span><text:span text:style-name="p121-3-1">생주의 회계제도 도입초기인 점을 고려하여 한시적으로 </text:span><text:span text:style-name="p121-3-2">세법</text:span><text:span text:style-name="p121-4-1">상 규정을 고려하여 상각방법 및 내용연수, 잔존가액에 대한 </text:span><text:span text:style-name="p121-5-1">구체적 지침을 제시</text:span><text:span text:style-name="p121-5-2">하는 것이 효율적일 것으로 판단됨 </text:span></text:p>
            <text:p text:style-name="바탕글"/>
            <text:p text:style-name="Paragraph-123"><text:span text:style-name="p123-1-1">o </text:span><text:span text:style-name="p123-1-2">세법에서 규정하는 각 자산항목별 상각방법 및 내용연수를 종</text:span><text:span text:style-name="p123-2-1">합하여 다음과 같은 상각방법 및 내용연수를 지침에 구체적으</text:span><text:span text:style-name="p123-3-1">로 제시함(세법 규정을 준용 가능한 것이지 의무적으로 적용하</text:span><text:span text:style-name="p123-4-1">라는 것은 아님). </text:span></text:p>
            <text:p text:style-name="Paragraph-124"/>
            <text:p text:style-name="Paragraph-125"><text:span text:style-name="p125-1-1">단, 국방부 소관 군수품 및 전비품 등의 경우에는 특수성을 고</text:span><text:span text:style-name="p125-2-1">려하여 기존의 상각방법 등을 인정함.</text:span></text:p>
            <text:p text:style-name="바탕글"/>
            <table:table table:style-name="Table-6">
              <table:table-column table:number-columns-repeated="4"/>
              <table:table-row>
                <table:table-cell table:style-name="Table-6-1-1" table:number-columns-spanned="2" table:number-rows-spanned="1">
                  <text:p text:style-name="Paragraph-127"><text:span text:style-name="p127-1-1">자산구분</text:span></text:p>
                </table:table-cell>
                <table:table-cell table:style-name="Table-6-1-2" table:number-columns-spanned="1" table:number-rows-spanned="1">
                  <text:p text:style-name="Paragraph-128"><text:span text:style-name="p128-1-1">상각방법</text:span></text:p>
                </table:table-cell>
                <table:table-cell table:style-name="Table-6-1-3" table:number-columns-spanned="1" table:number-rows-spanned="1">
                  <text:p text:style-name="Paragraph-129"><text:span text:style-name="p129-1-1">내용연수</text:span></text:p>
                </table:table-cell>
              </table:table-row>
              <table:table-row>
                <table:table-cell table:style-name="Table-6-2-1" table:number-columns-spanned="1" table:number-rows-spanned="4">
                  <text:p text:style-name="바탕글"><text:span text:style-name="p130-1-1">일반유형자산</text:span></text:p>
                </table:table-cell>
                <table:table-cell table:style-name="Table-6-2-2" table:number-columns-spanned="1" table:number-rows-spanned="1">
                  <text:p text:style-name="바탕글"><text:span text:style-name="p131-1-1"> 건물, 구축물</text:span></text:p>
                </table:table-cell>
                <table:table-cell table:style-name="Table-6-2-3" table:number-columns-spanned="1" table:number-rows-spanned="1">
                  <text:p text:style-name="Paragraph-132"><text:span text:style-name="p132-1-1">정액법</text:span></text:p>
                </table:table-cell>
                <table:table-cell table:style-name="Table-6-2-4" table:number-columns-spanned="1" table:number-rows-spanned="1">
                  <text:p text:style-name="Paragraph-133"><text:span text:style-name="p133-1-1">40년</text:span></text:p>
                </table:table-cell>
              </table:table-row>
              <table:table-row>
                <table:table-cell table:style-name="Table-6-3-1" table:number-columns-spanned="1" table:number-rows-spanned="1">
                  <text:p text:style-name="바탕글"><text:span text:style-name="p134-1-1"> 기계장치</text:span></text:p>
                </table:table-cell>
                <table:table-cell table:style-name="Table-6-3-2" table:number-columns-spanned="1" table:number-rows-spanned="1">
                  <text:p text:style-name="Paragraph-135"><text:span text:style-name="p135-1-1">정률법</text:span></text:p>
                </table:table-cell>
                <table:table-cell table:style-name="Table-6-3-3" table:number-columns-spanned="1" table:number-rows-spanned="1">
                  <text:p text:style-name="Paragraph-136"><text:span text:style-name="p136-1-1">5년</text:span></text:p>
                </table:table-cell>
              </table:table-row>
              <table:table-row>
                <table:table-cell table:style-name="Table-6-4-1" table:number-columns-spanned="1" table:number-rows-spanned="1">
                  <text:p text:style-name="바탕글"><text:span text:style-name="p137-1-1"> </text:span><text:span text:style-name="p137-1-2">집기</text:span><text:span text:style-name="p137-1-3">․</text:span><text:span text:style-name="p137-1-4">비품</text:span><text:span text:style-name="p137-1-5">․</text:span><text:span text:style-name="p137-1-6">차량운반구</text:span></text:p>
                </table:table-cell>
                <table:table-cell table:style-name="Table-6-4-2" table:number-columns-spanned="1" table:number-rows-spanned="1">
                  <text:p text:style-name="Paragraph-138"><text:span text:style-name="p138-1-1">정률법</text:span></text:p>
                </table:table-cell>
                <table:table-cell table:style-name="Table-6-4-3" table:number-columns-spanned="1" table:number-rows-spanned="1">
                  <text:p text:style-name="Paragraph-139"><text:span text:style-name="p139-1-1">5년</text:span></text:p>
                </table:table-cell>
              </table:table-row>
              <table:table-row>
                <table:table-cell table:style-name="Table-6-5-1" table:number-columns-spanned="1" table:number-rows-spanned="1">
                  <text:p text:style-name="바탕글"><text:span text:style-name="p140-1-1"> 기타일반유형자산</text:span></text:p>
                  <text:p text:style-name="바탕글"><text:span text:style-name="p141-1-1">(입목 제외)</text:span></text:p>
                </table:table-cell>
                <table:table-cell table:style-name="Table-6-5-2" table:number-columns-spanned="1" table:number-rows-spanned="1">
                  <text:p text:style-name="Paragraph-142"><text:span text:style-name="p142-1-1">정률법</text:span></text:p>
                </table:table-cell>
                <table:table-cell table:style-name="Table-6-5-3" table:number-columns-spanned="1" table:number-rows-spanned="1">
                  <text:p text:style-name="Paragraph-143"><text:span text:style-name="p143-1-1">5년</text:span></text:p>
                </table:table-cell>
              </table:table-row>
              <table:table-row>
                <table:table-cell table:style-name="Table-6-6-1" table:number-columns-spanned="1" table:number-rows-spanned="1">
                  <text:p text:style-name="바탕글"><text:span text:style-name="p144-1-1">사회기반시설</text:span></text:p>
                </table:table-cell>
                <table:table-cell table:style-name="Table-6-6-2" table:number-columns-spanned="1" table:number-rows-spanned="1">
                  <text:p text:style-name="Paragraph-145"><text:span text:style-name="p145-1-1"> 도로, 철도, 항만, </text:span><text:span text:style-name="p145-2-1">댐, 공항, 기타</text:span></text:p>
                </table:table-cell>
                <table:table-cell table:style-name="Table-6-6-3" table:number-columns-spanned="1" table:number-rows-spanned="1">
                  <text:p text:style-name="Paragraph-146"><text:span text:style-name="p146-1-1">정액법</text:span></text:p>
                </table:table-cell>
                <table:table-cell table:style-name="Table-6-6-4" table:number-columns-spanned="1" table:number-rows-spanned="1">
                  <text:p text:style-name="Paragraph-147"><text:span text:style-name="p147-1-1">40년</text:span></text:p>
                </table:table-cell>
              </table:table-row>
              <table:table-row>
                <table:table-cell table:style-name="Table-6-7-1" table:number-columns-spanned="1" table:number-rows-spanned="4">
                  <text:p text:style-name="바탕글"><text:span text:style-name="p148-1-1">무형자산</text:span></text:p>
                </table:table-cell>
                <table:table-cell table:style-name="Table-6-7-2" table:number-columns-spanned="1" table:number-rows-spanned="1">
                  <text:p text:style-name="바탕글"><text:span text:style-name="p149-1-1"> 산업재산권</text:span></text:p>
                </table:table-cell>
                <table:table-cell table:style-name="Table-6-7-3" table:number-columns-spanned="1" table:number-rows-spanned="1">
                  <text:p text:style-name="Paragraph-150"><text:span text:style-name="p150-1-1">정액법</text:span></text:p>
                </table:table-cell>
                <table:table-cell table:style-name="Table-6-7-4" table:number-columns-spanned="1" table:number-rows-spanned="1">
                  <text:p text:style-name="Paragraph-151"><text:span text:style-name="p151-1-1">5년</text:span></text:p>
                </table:table-cell>
              </table:table-row>
              <table:table-row>
                <table:table-cell table:style-name="Table-6-8-1" table:number-columns-spanned="1" table:number-rows-spanned="1">
                  <text:p text:style-name="바탕글"><text:span text:style-name="p152-1-1"> 광업권</text:span></text:p>
                </table:table-cell>
                <table:table-cell table:style-name="Table-6-8-2" table:number-columns-spanned="1" table:number-rows-spanned="1">
                  <text:p text:style-name="Paragraph-153"><text:span text:style-name="p153-1-1">정액법</text:span></text:p>
                </table:table-cell>
                <table:table-cell table:style-name="Table-6-8-3" table:number-columns-spanned="1" table:number-rows-spanned="1">
                  <text:p text:style-name="Paragraph-154"><text:span text:style-name="p154-1-1">20년</text:span></text:p>
                </table:table-cell>
              </table:table-row>
              <table:table-row>
                <table:table-cell table:style-name="Table-6-9-1" table:number-columns-spanned="1" table:number-rows-spanned="1">
                  <text:p text:style-name="바탕글"><text:span text:style-name="p155-1-1"> 소프트웨어</text:span></text:p>
                </table:table-cell>
                <table:table-cell table:style-name="Table-6-9-2" table:number-columns-spanned="1" table:number-rows-spanned="1">
                  <text:p text:style-name="Paragraph-156"><text:span text:style-name="p156-1-1">정액법</text:span></text:p>
                </table:table-cell>
                <table:table-cell table:style-name="Table-6-9-3" table:number-columns-spanned="1" table:number-rows-spanned="1">
                  <text:p text:style-name="Paragraph-157"><text:span text:style-name="p157-1-1">5년</text:span></text:p>
                </table:table-cell>
              </table:table-row>
              <table:table-row>
                <table:table-cell table:style-name="Table-6-10-1" table:number-columns-spanned="1" table:number-rows-spanned="1">
                  <text:p text:style-name="바탕글"><text:span text:style-name="p158-1-1"> 기타</text:span></text:p>
                </table:table-cell>
                <table:table-cell table:style-name="Table-6-10-2" table:number-columns-spanned="1" table:number-rows-spanned="1">
                  <text:p text:style-name="Paragraph-159"><text:span text:style-name="p159-1-1">정액법</text:span></text:p>
                </table:table-cell>
                <table:table-cell table:style-name="Table-6-10-3" table:number-columns-spanned="1" table:number-rows-spanned="1">
                  <text:p text:style-name="Paragraph-160"><text:span text:style-name="p160-1-1">10년</text:span></text:p>
                </table:table-cell>
              </table:table-row>
            </table:table>
            <text:p text:style-name="Paragraph-161"><text:span text:style-name="p161-1-1"> </text:span></text:p>
            <text:p text:style-name="Paragraph-162"><text:span text:style-name="p162-1-1"> - 모둠장비 및 비소모성 물품(국방부소관 군수품) 등: 재고법</text:span></text:p>
            <text:p text:style-name="Paragraph-163"><text:span text:style-name="p163-1-1"> - 탄약(일반유형자산의 전비품): 재고자산 성격으로 보아 소모시</text:span><text:span text:style-name="p163-2-1">점에 비용처리(감가상각비)</text:span></text:p>
            <text:p text:style-name="Paragraph-164"/>
            <text:p text:style-name="바탕글"><text:span text:style-name="p165-1-1">o </text:span><text:span text:style-name="p165-1-2">감가상각자산의 잔존가액은 </text:span><text:span text:style-name="p165-1-3">“0”</text:span><text:span text:style-name="p165-1-4">으로 함. </text:span></text:p>
            <text:p text:style-name="Paragraph-166"><text:span text:style-name="p166-1-1">다만, 정률법을 적용할 경우 취득가액의 5%를 잔존가액으로 하</text:span><text:span text:style-name="p166-2-1">되, 그 금액은 당해 감가상각자산에 대한 미상각잔액이 최초로 </text:span><text:span text:style-name="p166-3-1">취득가액의 5% 이하가 되는 사업연도의 상각범위액에 가산함. </text:span></text:p>
            <text:p text:style-name="Paragraph-167"><text:span text:style-name="p167-1-1">  감가상각이 종료되는 감가상각자산에 대해 취득가액의 5%와 1</text:span><text:span text:style-name="p167-2-1">천원 중 적은 금액을 당해 감가상각자산의 장부가액으로 함.</text:span></text:p>
            <text:p text:style-name="바탕글"/>
          </table:table-cell>
        </table:table-row>
      </table:table>
      <table:table table:style-name="Table-7">
        <table:table-column table:number-columns-repeated="2"/>
        <table:table-row>
          <table:table-cell table:style-name="Table-7-1-1" table:number-columns-spanned="2" table:number-rows-spanned="1">
            <text:p text:style-name="Paragraph-169"><text:span text:style-name="p169-1-1">2. </text:span><text:span text:style-name="p169-1-2">국세청/관세청의 조세수입을 기획재정부의 세입부로 처리 시 </text:span><text:span text:style-name="p169-2-1">재무결산에 미치는 영향</text:span><text:span text:style-name="p169-2-2">          </text:span></text:p>
            <text:p text:style-name="Paragraph-170"/>
            <text:p text:style-name="Paragraph-171"/>
            <text:p text:style-name="Paragraph-172"/>
            <text:p text:style-name="바탕글"><text:span text:style-name="p173-1-1"> </text:span><text:span text:style-name="p173-1-2">□ </text:span><text:span text:style-name="p173-1-3">일시 및 장소: </text:span><text:span text:style-name="p173-1-4">2008년 8월 11일 18시 </text:span><text:span text:style-name="p173-1-5">~ 19</text:span><text:span text:style-name="p173-1-6">시</text:span></text:p>
            <text:p text:style-name="Paragraph-174"><text:span text:style-name="p174-1-1"> □ </text:span><text:span text:style-name="p174-1-2">목적: 국세청/관세청의 조세수입을 기획재정부의 세입부로 </text:span><text:span text:style-name="p174-2-1">처리하고 있음. 어떤 처리근거인지 재무결산에 무슨 </text:span><text:span text:style-name="p174-3-1">영향을 미치는 지 확인 필요 </text:span></text:p>
            <text:p text:style-name="바탕글"><text:span text:style-name="p175-1-1"> □</text:span><text:span text:style-name="p175-1-4">참석자: </text:span><text:span text:style-name="p175-1-5">용역기관(김동수, 공영민 회계사) </text:span></text:p>
            <text:p text:style-name="바탕글"><text:span text:style-name="p176-1-1">             디지털예산회계기획단(윤류석 팀장, 송봉훈 파트장)</text:span></text:p>
            <text:p text:style-name="Paragraph-177"><text:span text:style-name="p177-1-1">             기획재정부(백형민 사무관) </text:span></text:p>
            <text:p text:style-name="바탕글"><text:span text:style-name="p178-1-1">             </text:span></text:p>
          </table:table-cell>
        </table:table-row>
        <table:table-row>
          <table:table-cell table:style-name="Table-7-2-1" table:number-columns-spanned="1" table:number-rows-spanned="1">
            <text:p text:style-name="Paragraph-179"><text:span text:style-name="p179-1-1">현황 </text:span></text:p>
          </table:table-cell>
          <table:table-cell table:style-name="Table-7-2-2" table:number-columns-spanned="1" table:number-rows-spanned="1">
            <text:p text:style-name="Paragraph-180"><text:span text:style-name="p180-1-1">□</text:span><text:span text:style-name="p180-1-3">예산결산에서 조세수입의 경우 국세청/관세청이 부과 및 징수업</text:span><text:span text:style-name="p180-2-1">무를 수행하며 수납된 세금은 기획재정부로 이관되어 기획재정</text:span><text:span text:style-name="p180-3-1">부의 세입으로 기록되며, 미수국세채권은 국세청/관세청에서 관</text:span><text:span text:style-name="p180-4-1">리하고 있음.</text:span></text:p>
            <text:p text:style-name="Paragraph-181"><text:span text:style-name="p181-1-1"> </text:span></text:p>
            <text:p text:style-name="Paragraph-182"><text:span text:style-name="p182-1-1">□</text:span><text:span text:style-name="p182-1-3">해당 내용에 대한 예산집행 행위 시 자동분개가 발생함에 따라 </text:span><text:span text:style-name="p182-2-1">각 단계에서 재무결산에 반영할 분개에 대한 내용검토가 필요함</text:span></text:p>
          </table:table-cell>
        </table:table-row>
        <table:table-row>
          <table:table-cell table:style-name="Table-7-3-1" table:number-columns-spanned="1" table:number-rows-spanned="1">
            <text:p text:style-name="Paragraph-183"><text:span text:style-name="p183-1-1">이슈사항</text:span></text:p>
          </table:table-cell>
          <table:table-cell table:style-name="Table-7-3-2" table:number-columns-spanned="1" table:number-rows-spanned="1">
            <text:p text:style-name="Paragraph-184"><text:span text:style-name="p184-1-1">□</text:span><text:span text:style-name="p184-1-3">국/관세청에 의한 조세수입의 징수 시 예산결산과 재무결산의 </text:span><text:span text:style-name="p184-2-1">차이발</text:span><text:span text:style-name="p184-2-2">생 시 재무</text:span><text:span text:style-name="p184-2-3">결산에 미치는 영향분석</text:span></text:p>
          </table:table-cell>
        </table:table-row>
        <table:table-row>
          <table:table-cell table:style-name="Table-7-4-1" table:number-columns-spanned="1" table:number-rows-spanned="1">
            <text:p text:style-name="Paragraph-185"><text:span text:style-name="p185-1-1">용역팀 </text:span><text:span text:style-name="p185-2-1">검토결과</text:span></text:p>
          </table:table-cell>
          <table:table-cell table:style-name="Table-7-4-2" table:number-columns-spanned="1" table:number-rows-spanned="1">
            <text:p text:style-name="바탕글"/>
            <text:p text:style-name="바탕글"/>
            <text:p text:style-name="바탕글"><text:span text:style-name="p188-1-1">□</text:span><text:span text:style-name="p188-1-3">중앙관서별 재무제표의 작성 </text:span></text:p>
            <text:p text:style-name="바탕글"><text:span text:style-name="p189-1-1"> </text:span></text:p>
            <text:p text:style-name="Paragraph-190"><text:span text:style-name="p190-1-1"> o </text:span><text:span text:style-name="p190-1-2">국가회계기준(안)에 따르면 국세수익의 경우 징수기관에서 국세</text:span><text:span text:style-name="p190-2-1">징수활동표를 작성하여 부과 및 징수 내역을 기재하도록 하고 </text:span><text:span text:style-name="p190-3-1">있음.</text:span></text:p>
            <text:p text:style-name="Paragraph-191"/>
            <text:p text:style-name="Paragraph-192"><text:span text:style-name="p192-1-1"> o </text:span><text:span text:style-name="p192-1-2">일반회계 중앙관서의 경우 국세 수익 등을 재원으로 하여 예정</text:span><text:span text:style-name="p192-2-1">배정을 받은 후 각종 비용을 지출하고 있으며, 해당 비용의 지</text:span><text:span text:style-name="p192-3-1">출 시 국세수입(순자산변동표)처리 하고 있음</text:span></text:p>
            <text:p text:style-name="Paragraph-193"/>
            <text:p text:style-name="Paragraph-194"><text:span text:style-name="p194-1-1"> o </text:span><text:span text:style-name="p194-1-2">재무결산 시 국세청/관세청의 조세수입에 대한 회계처리 예시는 </text:span><text:span text:style-name="p194-2-1">다음과 같음. </text:span></text:p>
            <text:p text:style-name="Paragraph-195"/>
            <text:p text:style-name="Paragraph-196"><text:span text:style-name="p196-1-1">&lt;국세청&gt;</text:span></text:p>
            <text:p text:style-name="Paragraph-197"><text:span text:style-name="p197-1-1">1. 징수결의시</text:span></text:p>
            <text:p text:style-name="Paragraph-198"><text:span text:style-name="p198-1-1">  차&gt; 미수국세 (재정상태표)  100     </text:span></text:p>
            <text:p text:style-name="Paragraph-199"><text:span text:style-name="p199-1-1">                         대&gt;국세수익(국세징수활동표)    100</text:span></text:p>
            <text:p text:style-name="Paragraph-200"><text:span text:style-name="p200-1-1">2. 수납시 </text:span></text:p>
            <text:p text:style-name="Paragraph-201"><text:span text:style-name="p201-1-1">  차&gt; 국고이전지출(국세징수활동표)     80   </text:span></text:p>
            <text:p text:style-name="Paragraph-202"><text:span text:style-name="p202-1-1">                         대&gt; 미수국세(재정상태표)      80</text:span></text:p>
            <text:p text:style-name="Paragraph-203"/>
            <text:p text:style-name="Paragraph-204"><text:span text:style-name="p204-1-1">&lt;기획재정부&gt;</text:span></text:p>
            <text:p text:style-name="Paragraph-205"><text:span text:style-name="p205-1-1">별도의 회계처리 없음. </text:span></text:p>
            <text:p text:style-name="Paragraph-206"><text:span text:style-name="p206-1-1">   </text:span></text:p>
            <text:p text:style-name="Paragraph-207"><text:span text:style-name="p207-1-1"> o </text:span><text:span text:style-name="p207-1-2">상기와 같이 회계처리 할 경우 국세수익에 대해 예산결산 시 기</text:span><text:span text:style-name="p207-2-1">획재정부의 세입으로 처리되나, 중앙관서 재무결사 시 재정운영</text:span><text:span text:style-name="p207-3-1">표에 표시되지 않아 예산회계 상 총잉여금과 재무회계상 재정운</text:span><text:span text:style-name="p207-4-1">영결과의 차이를 발생시킴</text:span></text:p>
            <text:p text:style-name="Paragraph-208"><text:span text:style-name="p208-1-1"> (*) 국세청과 관세청의 경우 총잉여금과 재정운영결과와의 차이는 </text:span><text:span text:style-name="p208-2-1">발생하지 아니함.</text:span></text:p>
            <text:p text:style-name="Paragraph-209"/>
            <text:p text:style-name="Paragraph-210"/>
            <text:p text:style-name="Paragraph-211"/>
            <text:p text:style-name="Paragraph-212"><text:span text:style-name="p212-1-1"> o </text:span><text:span text:style-name="p212-1-2">따라서 기획재정부의 총잉여금 재정운영결과조정표 작성 시 국</text:span><text:span text:style-name="p212-2-1">세수입을 차이항목으로 표시함</text:span></text:p>
            <text:p text:style-name="Paragraph-213"/>
            <text:p text:style-name="Paragraph-214"><text:span text:style-name="p214-1-1">   단, 정부통합 재무제표 작성 시에는 다음과 같이 국세징수활동</text:span><text:span text:style-name="p214-2-1">표상 국세수익을 재정운영표상 국세수익으로 처리하는 조정분개</text:span><text:span text:style-name="p214-3-1">를 수행하게 되므로 예산회계와 재무회계와의 차이가 발생하지 </text:span><text:span text:style-name="p214-4-1">아니함. </text:span></text:p>
            <text:p text:style-name="Paragraph-215"/>
            <text:p text:style-name="Paragraph-216"><text:span text:style-name="p216-1-1">1&gt; 국세징수활동표 상 국세수익을 재정운영표 상 국세수익으로 계</text:span><text:span text:style-name="p216-2-1">정대체 분개</text:span></text:p>
            <text:p text:style-name="Paragraph-217"><text:span text:style-name="p217-1-1"> 차&gt;국세수익(국세징수활동표)</text:span><text:span text:style-name="p217-1-2">　</text:span><text:span text:style-name="p217-1-3">xx  </text:span><text:span text:style-name="p217-1-4">대&gt;국세수익(재정운영표)  </text:span><text:span text:style-name="p217-1-5">xx</text:span></text:p>
            <text:p text:style-name="Paragraph-218"/>
            <text:p text:style-name="Paragraph-219"><text:span text:style-name="p219-1-1">2&gt; 국세징수활동표 상 국고이전지출을 재정운영표 상 국고이전지출</text:span><text:span text:style-name="p219-2-1">로 계정대체 분개</text:span></text:p>
            <text:p text:style-name="Paragraph-220"><text:span text:style-name="p220-1-1"> 차&gt;국고이전지출(재정운영표)(*)  </text:span><text:span text:style-name="p220-1-2">xx </text:span></text:p>
            <text:p text:style-name="Paragraph-221"><text:span text:style-name="p221-1-1">                        대&gt;국고이전지출(국세징수활동표) </text:span><text:span text:style-name="p221-1-2">xx</text:span></text:p>
            <text:p text:style-name="Paragraph-222"><text:span text:style-name="p222-1-1">(*) 정부통합 재무제표 작성 시 국고금회계의 국고이전수입과 상계</text:span><text:span text:style-name="p222-2-1">처리됨</text:span></text:p>
          </table:table-cell>
        </table:table-row>
      </table:table>
      <table:table table:style-name="Table-8">
        <table:table-column table:number-columns-repeated="2"/>
        <table:table-row>
          <table:table-cell table:style-name="Table-8-1-1" table:number-columns-spanned="2" table:number-rows-spanned="1">
            <text:p text:style-name="Paragraph-223"><text:span text:style-name="p223-1-1">3. </text:span><text:span text:style-name="p223-1-2">현재 자동분개 체계에 따라 회계처리 할 경우 </text:span><text:span text:style-name="p223-2-1">농어촌특별세(지자체징수분)가 기획재정부의 일반회계와 </text:span><text:span text:style-name="p223-3-1">농림수산식품부의 특별회계에 이중으로 계상됨</text:span></text:p>
            <text:p text:style-name="Paragraph-224"/>
            <text:p text:style-name="Paragraph-225"/>
            <text:p text:style-name="Paragraph-226"/>
            <text:p text:style-name="바탕글"><text:span text:style-name="p227-1-1"> </text:span><text:span text:style-name="p227-1-2">□ </text:span><text:span text:style-name="p227-1-3">일시 및 장소: </text:span><text:span text:style-name="p227-1-4">2008년 8월 6일 14시 </text:span><text:span text:style-name="p227-1-5">~ 17</text:span><text:span text:style-name="p227-1-6">시 30분</text:span></text:p>
            <text:p text:style-name="Paragraph-228"><text:span text:style-name="p228-1-1"> □ </text:span><text:span text:style-name="p228-1-2">목적: 농어촌특별세에 대한 예산회계 처리의 특수성을 </text:span><text:span text:style-name="p228-2-1">고려하여 재무회계의 회계 처리방안 결정 </text:span></text:p>
            <text:p text:style-name="바탕글"><text:span text:style-name="p229-1-1"> □</text:span><text:span text:style-name="p229-1-4">참석자: </text:span><text:span text:style-name="p229-1-5">용역기관(김동수 회계사) </text:span></text:p>
            <text:p text:style-name="바탕글"><text:span text:style-name="p230-1-1">             디지털예산회계기획단(윤류석 팀장, 송봉훈 파트장)</text:span></text:p>
            <text:p text:style-name="Paragraph-231"><text:span text:style-name="p231-1-1">             기획재정부(백형민 사무관)   </text:span></text:p>
            <text:p text:style-name="Paragraph-232"/>
          </table:table-cell>
        </table:table-row>
        <table:table-row>
          <table:table-cell table:style-name="Table-8-2-1" table:number-columns-spanned="1" table:number-rows-spanned="1">
            <text:p text:style-name="Paragraph-233"><text:span text:style-name="p233-1-1">현황 </text:span></text:p>
          </table:table-cell>
          <table:table-cell table:style-name="Table-8-2-2" table:number-columns-spanned="1" table:number-rows-spanned="1">
            <text:p text:style-name="Paragraph-234"><text:span text:style-name="p234-1-1">□</text:span><text:span text:style-name="p234-1-3">지방자치단체에서 징수하는</text:span><text:span text:style-name="p234-1-4"> </text:span><text:span text:style-name="p234-1-5">농어촌특별세가 기획재정부의 일반</text:span><text:span text:style-name="p234-2-1">회계와 농림수산식품부 특별회계에서 모두 징수결의 됨에 따라 </text:span><text:span text:style-name="p234-3-1">중복으로 계상되는 세입실적을 예산결산서에는 기획재정부 일반</text:span><text:span text:style-name="p234-4-1">회계에 계상분에 대해 강제 조정을 통해 차감처리함.</text:span></text:p>
            <text:p text:style-name="Paragraph-235"><text:span text:style-name="p235-1-1">  </text:span><text:span text:style-name="p235-1-2"> </text:span></text:p>
            <text:p text:style-name="Paragraph-236"><text:span text:style-name="p236-1-1">  예시&gt; 농어촌특별세 징수결의 1,000   수납 800 </text:span></text:p>
            <text:p text:style-name="Paragraph-237"/>
            <text:p text:style-name="Paragraph-238"><text:span text:style-name="p238-1-1">  기획재정부&gt; 징수결의    1,000      수납 800    미수납 200</text:span></text:p>
            <text:p text:style-name="Paragraph-239"><text:span text:style-name="p239-1-1">  농림부&gt;   수납후징수결의 800       수납 800</text:span></text:p>
            <text:p text:style-name="Paragraph-240"><text:span text:style-name="p240-1-1">  수납 800 은 한국은행 농특회계 계정에 직접 이체됨</text:span></text:p>
            <text:p text:style-name="Paragraph-241"/>
            <text:p text:style-name="Paragraph-242"><text:span text:style-name="p242-1-1">   =&gt; 기</text:span><text:span text:style-name="p242-1-2">획재정부 징수결의 1,000은 강제조정을 통해 세입실적에서 </text:span><text:span text:style-name="p242-2-1">제외되나 미수납액은 기획재정부의 채권현재액보고서에 포함됨</text:span><text:span text:style-name="p242-2-2"> </text:span></text:p>
          </table:table-cell>
        </table:table-row>
        <table:table-row>
          <table:table-cell table:style-name="Table-8-3-1" table:number-columns-spanned="1" table:number-rows-spanned="1">
            <text:p text:style-name="Paragraph-243"><text:span text:style-name="p243-1-1">이슈사항</text:span></text:p>
          </table:table-cell>
          <table:table-cell table:style-name="Table-8-3-2" table:number-columns-spanned="1" table:number-rows-spanned="1">
            <text:p text:style-name="Paragraph-244"/>
            <text:p text:style-name="Paragraph-245"><text:span text:style-name="p245-1-1">□</text:span><text:span text:style-name="p245-1-3">재무결산의 경우</text:span><text:span text:style-name="p245-1-4"> </text:span><text:span text:style-name="p245-1-5">징수 결의 시 자동분개가 이루어짐에 따라 수</text:span><text:span text:style-name="p245-2-1">익이 이중으로 처리되지 않기 위한 회계처리 방안의 수립이 요</text:span><text:span text:style-name="p245-3-1">구됨</text:span></text:p>
          </table:table-cell>
        </table:table-row>
        <table:table-row>
          <table:table-cell table:style-name="Table-8-4-1" table:number-columns-spanned="1" table:number-rows-spanned="1">
            <text:p text:style-name="Paragraph-246"><text:span text:style-name="p246-1-1">용역팀 </text:span><text:span text:style-name="p246-2-1">검토결과</text:span></text:p>
          </table:table-cell>
          <table:table-cell table:style-name="Table-8-4-2" table:number-columns-spanned="1" table:number-rows-spanned="1">
            <text:p text:style-name="바탕글"><text:span text:style-name="p247-1-1">□</text:span><text:span text:style-name="p247-1-3">재무결산 시 농어촌특별세 회계처리 방법 </text:span></text:p>
            <text:p text:style-name="Paragraph-248"><text:span text:style-name="p248-1-1"> </text:span></text:p>
            <text:p text:style-name="Paragraph-249"><text:span text:style-name="p249-1-1"> o </text:span><text:span text:style-name="p249-1-2">농특세의 경우 기획재정부와 농림부의 예산행위 시 </text:span></text:p>
            <text:p text:style-name="Paragraph-250"/>
            <text:p text:style-name="Paragraph-251"><text:span text:style-name="p251-1-1">  &lt; 기획재정부 일반회계 &gt;</text:span></text:p>
            <text:p text:style-name="Paragraph-252"><text:span text:style-name="p252-1-1">- 징수 결의 시 </text:span></text:p>
            <text:p text:style-name="Paragraph-253"><text:span text:style-name="p253-1-1">  차&gt; 미수국세 (재정상태표)   50    </text:span></text:p>
            <text:p text:style-name="Paragraph-254"><text:span text:style-name="p254-1-1">                   대&gt; 국세수익(국세징수활동표)      50</text:span></text:p>
            <text:p text:style-name="Paragraph-255"/>
            <text:p text:style-name="Paragraph-256"><text:span text:style-name="p256-1-1">- 수납시 </text:span></text:p>
            <text:p text:style-name="Paragraph-257"><text:span text:style-name="p257-1-1">  차&gt; 농특세이전지출(국세징수활동표)   40 </text:span></text:p>
            <text:p text:style-name="Paragraph-258"><text:span text:style-name="p258-1-1">                         대&gt; 미수채권(재정상태표)    40 </text:span></text:p>
            <text:p text:style-name="Paragraph-259"/>
            <text:p text:style-name="Paragraph-260"><text:span text:style-name="p260-1-1">- 결산시</text:span></text:p>
            <text:p text:style-name="Paragraph-261"><text:span text:style-name="p261-1-1">  차&gt; 미수국세(국세징수활동표)     10</text:span></text:p>
            <text:p text:style-name="Paragraph-262"><text:span text:style-name="p262-1-1">                         대&gt; 미지급국세(재정상태표)  10</text:span></text:p>
            <text:p text:style-name="Paragraph-263"><text:span text:style-name="p263-1-1">      </text:span></text:p>
            <text:p text:style-name="Paragraph-264"><text:span text:style-name="p264-1-1">=&gt; 농특세의 경우 기획재정부가 징수하여 국고금회계를 통해 수입</text:span><text:span text:style-name="p264-2-1">이 농림부 특별회계로 이전되는 것이 아니라 배분되는 경우가 </text:span><text:span text:style-name="p264-3-1">아니므로 국고이전지출이라는 용어를 사용하지 않고 별도의 </text:span><text:span text:style-name="p264-4-1">농특세이전지출이라는 용어를 사용함.  </text:span></text:p>
            <text:p text:style-name="Paragraph-265"><text:span text:style-name="p265-1-1">    따라서 </text:span><text:span text:style-name="p265-1-2">농특세이전지출</text:span><text:span text:style-name="p265-1-3">을 </text:span><text:span text:style-name="p265-1-4">COA </text:span><text:span text:style-name="p265-1-5">항목에 추가하기로 함. </text:span></text:p>
            <text:p text:style-name="Paragraph-266"/>
            <text:p text:style-name="Paragraph-267"><text:span text:style-name="p267-1-1">  &lt; 농림부 농특회계 &gt;</text:span></text:p>
            <text:p text:style-name="Paragraph-268"/>
            <text:p text:style-name="Paragraph-269"><text:span text:style-name="p269-1-1">- 징수후수납결의 시</text:span></text:p>
            <text:p text:style-name="Paragraph-270"><text:span text:style-name="p270-1-1">  차&gt;  국고이전지출(*)       40   대&gt; 농특세이전수입(*)  40 </text:span></text:p>
            <text:p text:style-name="Paragraph-271"><text:span text:style-name="p271-1-1">  (*) 농림부 특별회계의 순자산변동표에 반영됨. </text:span></text:p>
            <text:p text:style-name="Paragraph-272"/>
            <text:p text:style-name="Paragraph-273"><text:span text:style-name="p273-1-1">- 수납 시 </text:span></text:p>
            <text:p text:style-name="Paragraph-274"><text:span text:style-name="p274-1-1">  회계처리 없음</text:span></text:p>
            <text:p text:style-name="Paragraph-275"/>
            <text:p text:style-name="Paragraph-276"><text:span text:style-name="p276-1-1">- 지출 시</text:span></text:p>
            <text:p text:style-name="Paragraph-277"><text:span text:style-name="p277-1-1">  차&gt; </text:span><text:span text:style-name="p277-1-2">XXX </text:span><text:span text:style-name="p277-1-3">비용(재정운영표)    20</text:span></text:p>
            <text:p text:style-name="Paragraph-278"><text:span text:style-name="p278-1-1">                       대&gt;  국고수입(순자산변동표)      20</text:span></text:p>
            <text:p text:style-name="Paragraph-279"/>
          </table:table-cell>
        </table:table-row>
      </table:table>
      <table:table table:style-name="Table-9">
        <table:table-column table:number-columns-repeated="2"/>
        <table:table-row>
          <table:table-cell table:style-name="Table-9-1-1" table:number-columns-spanned="2" table:number-rows-spanned="1">
            <text:p text:style-name="Paragraph-280"><text:span text:style-name="p280-1-1">4. </text:span><text:span text:style-name="p280-1-2">출납정리기한(결산 다음년도 1월 15일)에 수납된 내역에 대한 </text:span><text:span text:style-name="p280-2-1">실적처리 년도 귀속구분</text:span></text:p>
            <text:p text:style-name="Paragraph-281"/>
            <text:p text:style-name="Paragraph-282"/>
            <text:p text:style-name="Paragraph-283"/>
            <text:p text:style-name="바탕글"><text:span text:style-name="p284-1-1"> </text:span><text:span text:style-name="p284-1-2">□ </text:span><text:span text:style-name="p284-1-3">일시 및 장소: </text:span><text:span text:style-name="p284-1-4">2008년 8월 06일 14:00시 </text:span><text:span text:style-name="p284-1-5">~ 17:30</text:span><text:span text:style-name="p284-1-6">시</text:span></text:p>
            <text:p text:style-name="Paragraph-285"><text:span text:style-name="p285-1-1"> □ </text:span><text:span text:style-name="p285-1-2">제목: 출납정리기한(결산 다음년도 1월 15일)에 수납된 내역에 </text:span><text:span text:style-name="p285-2-1">대한 실적처리 년도 귀속구분</text:span></text:p>
            <text:p text:style-name="Paragraph-286"><text:span text:style-name="p286-1-1">          [</text:span><text:span text:style-name="p286-1-2">검토결과서 </text:span><text:span text:style-name="p286-1-3">No. 4]</text:span></text:p>
            <text:p text:style-name="Paragraph-287"><text:span text:style-name="p287-1-1"> □ </text:span><text:span text:style-name="p287-1-2">목적: 출납정리기한에 수납된 내역을 전년도 실적으로 처리할 </text:span><text:span text:style-name="p287-2-1">경우와 수납된 년도 실적으로 처리할 경우의 차이점</text:span></text:p>
            <text:p text:style-name="바탕글"><text:span text:style-name="p288-1-1"> □</text:span><text:span text:style-name="p288-1-4">참석자: </text:span><text:span text:style-name="p288-1-5">용역기관(공영민 회계사) </text:span></text:p>
            <text:p text:style-name="바탕글"><text:span text:style-name="p289-1-1">             디지털예산회계기획단(윤류석 팀장, 송봉훈 파트장)</text:span></text:p>
            <text:p text:style-name="Paragraph-290"><text:span text:style-name="p290-1-1">             기획재정부(백형민 사무관) </text:span></text:p>
            <text:p text:style-name="바탕글"><text:span text:style-name="p291-1-1">              </text:span></text:p>
          </table:table-cell>
        </table:table-row>
        <table:table-row>
          <table:table-cell table:style-name="Table-9-2-1" table:number-columns-spanned="1" table:number-rows-spanned="1">
            <text:p text:style-name="Paragraph-292"><text:span text:style-name="p292-1-1">현황 </text:span></text:p>
          </table:table-cell>
          <table:table-cell table:style-name="Table-9-2-2" table:number-columns-spanned="1" table:number-rows-spanned="1">
            <text:p text:style-name="Paragraph-293"/>
            <text:p text:style-name="바탕글"><text:span text:style-name="p294-1-1">□</text:span><text:span text:style-name="p294-1-3">출납정리기한(결산 다음년도 1월 15일)에 수납된 내역의 수익</text:span><text:span text:style-name="p294-2-1">인식 시기 </text:span></text:p>
            <text:p text:style-name="Paragraph-295"><text:span text:style-name="p295-1-1"> o </text:span><text:span text:style-name="p295-1-2">기획재정부 교육세 및 농림수산식품부 농특세는 출납정리기한</text:span><text:span text:style-name="p295-2-1">(결산 다음년도 1월 15일)에 수납된 내역을 결산년도 13월로 수</text:span><text:span text:style-name="p295-3-1">입금정정처리를 하여 결산년도 실적으로 처리하고 있음</text:span></text:p>
            <text:p text:style-name="Paragraph-296"/>
          </table:table-cell>
        </table:table-row>
        <table:table-row>
          <table:table-cell table:style-name="Table-9-3-1" table:number-columns-spanned="1" table:number-rows-spanned="1">
            <text:p text:style-name="Paragraph-297"><text:span text:style-name="p297-1-1">이슈사항</text:span></text:p>
          </table:table-cell>
          <table:table-cell table:style-name="Table-9-3-2" table:number-columns-spanned="1" table:number-rows-spanned="1">
            <text:p text:style-name="바탕글"/>
            <text:p text:style-name="바탕글"/>
            <text:p text:style-name="바탕글"/>
            <text:p text:style-name="바탕글"><text:span text:style-name="p301-1-1">출납정리기한(결산 다음 연도 1월15일)에 수납된 기획재정부 교육</text:span><text:span text:style-name="p301-2-1">세 및 농림수산식품부 농특세에 대하여 기존의 결산년도 실적으로 </text:span><text:span text:style-name="p301-3-1">처리했을 경우와 수납연도 실적으로 처리했을 때와  장단점을 비</text:span><text:span text:style-name="p301-4-1">교후 최종안 확정 필요</text:span></text:p>
            <text:p text:style-name="바탕글"/>
          </table:table-cell>
        </table:table-row>
        <table:table-row>
          <table:table-cell table:style-name="Table-9-4-1" table:number-columns-spanned="1" table:number-rows-spanned="1">
            <text:p text:style-name="Paragraph-303"><text:span text:style-name="p303-1-1">용역팀 </text:span><text:span text:style-name="p303-2-1">검토결과</text:span></text:p>
          </table:table-cell>
          <table:table-cell table:style-name="Table-9-4-2" table:number-columns-spanned="1" table:number-rows-spanned="1">
            <text:p text:style-name="바탕글"><text:span text:style-name="p304-1-1">□</text:span><text:span text:style-name="p304-1-3">출납정리기한의 배경 및 이해 </text:span></text:p>
            <text:p text:style-name="바탕글"><text:span text:style-name="p305-1-1"> </text:span></text:p>
            <text:p text:style-name="Paragraph-306"><text:span text:style-name="p306-1-1"> o </text:span><text:span text:style-name="p306-1-2">출납정리기한이란 한 회계 연도의 세입과 세출에 관한 출납 사</text:span><text:span text:style-name="p306-2-1">무의 정리기한을 말한다. 정부회계가 현금주의를 채택하고 있</text:span><text:span text:style-name="p306-3-1">다는 사실을 알 수 있는 것으로 정부회계에서는 결산일까지 현</text:span><text:span text:style-name="p306-4-1">금지출입이 완결되지 않은 세입 </text:span><text:span text:style-name="p306-4-2">․ </text:span><text:span text:style-name="p306-4-3">세출에 대해서는 </text:span><text:span text:style-name="p306-4-4">‘</text:span><text:span text:style-name="p306-4-5">출납정리</text:span><text:span text:style-name="p306-5-1">기한</text:span><text:span text:style-name="p306-5-2">’</text:span><text:span text:style-name="p306-5-3">을 두어 그 현금출납에 관한 사무를 다음 년도까지 완결</text:span><text:span text:style-name="p306-6-1">하도록 요구하고 있음. </text:span></text:p>
            <text:p text:style-name="Paragraph-307"/>
            <text:p text:style-name="Paragraph-308"><text:span text:style-name="p308-1-1">   기업회계의 경우에서는 발생주의가 보편적으로 채택되기 때문</text:span><text:span text:style-name="p308-2-1">에 결산일자를 기준으로 현금 지출입이 완결되지 않으면 미수</text:span><text:span text:style-name="p308-3-1">금, 미지급금으로 즉각 처리하고 있음. 즉, 출납정리기한을 둘 </text:span><text:span text:style-name="p308-4-1">필요가 없는 것임. </text:span></text:p>
            <text:p text:style-name="Paragraph-309"/>
            <text:p text:style-name="Paragraph-310"><text:span text:style-name="p310-1-1">   그러나 정부회계에서는 일정한 회계연도내에 세입과 세출로 귀</text:span><text:span text:style-name="p310-2-1">속되어야할 거래를 미리 지정하고 이들 거래의 현금 지출입이 </text:span><text:span text:style-name="p310-3-1">당해 회계연도 안에 완결되지 않으면 출납정리기한을 두면서까</text:span><text:span text:style-name="p310-4-1">지 현금지출입을 완결시키고자 하는 것임. </text:span></text:p>
            <text:p text:style-name="Paragraph-311"/>
            <text:p text:style-name="바탕글"><text:span text:style-name="p312-1-1">□</text:span><text:span text:style-name="p312-1-3">지방세에 부가되어 징수된 수입금 </text:span></text:p>
            <text:p text:style-name="바탕글"><text:span text:style-name="p313-1-1"> </text:span></text:p>
            <text:p text:style-name="Paragraph-314"><text:span text:style-name="p314-1-1"> o </text:span><text:span text:style-name="p314-1-2">지방세에 부가되어 징수되는 수입금의 경우 지방금고은행에 입</text:span><text:span text:style-name="p314-2-1">금된 후 다음달 15일에 한국은행에 입금됨에 따라 국고금관리</text:span><text:span text:style-name="p314-3-1">법 시행령 제5조에 의해 지방세에 부가되어 징수된 수입금을 </text:span><text:span text:style-name="p314-4-1">다음 회계연도 1월 15일까지 수납할 수 있다고 되어있음. </text:span></text:p>
            <text:p text:style-name="Paragraph-315"/>
            <text:p text:style-name="Paragraph-316"><text:span text:style-name="p316-1-1">   복식부기 </text:span><text:span text:style-name="p316-1-2">․ </text:span><text:span text:style-name="p316-1-3">발생주의에 따라 회계처리를 할 경우 실제로 한국</text:span><text:span text:style-name="p316-2-1">은행에 입금되는 1월 15일에 미수채권이 회수된 것으로 처리하</text:span><text:span text:style-name="p316-3-1">여야 하나, 한국은행에서는 1월 15일 입금 시 전년도 실적으로 </text:span><text:span text:style-name="p316-4-1">처리하도록 국고금관리법상 규정하고 있음. </text:span></text:p>
            <text:p text:style-name="Paragraph-317"/>
            <text:p text:style-name="Paragraph-318"><text:span text:style-name="p318-1-1">   이에 따라, 실제로 한국은행에 수입금이 입금되는 시점에 미수</text:span><text:span text:style-name="p318-2-1">채권에 대한 회계처리를 수행할 경우 국고금관리법과 상치되는 </text:span><text:span text:style-name="p318-3-1">문제가 발생함. 또한, 한국은행에서도 1월 15일 수입된 금액에 </text:span><text:span text:style-name="p318-4-1">대하여 전년도 실적으로 처리하는 절차를 실제로 수입된 시점</text:span><text:span text:style-name="p318-5-1">으로 처리하도록 전환하는 절차 상 어려움이 있다고함. </text:span></text:p>
            <text:p text:style-name="Paragraph-319"/>
            <text:p text:style-name="Paragraph-320"><text:span text:style-name="p320-1-1">   </text:span><text:span text:style-name="p320-1-2">이에따라, 국가회계기준상 출납정리기한에 대한 부칙 1호를 </text:span><text:span text:style-name="p320-2-1">그대로 유지하기로 함.</text:span><text:span text:style-name="p320-2-2"> </text:span></text:p>
            <text:p text:style-name="Paragraph-321"/>
            <text:p text:style-name="바탕글"><text:span text:style-name="p322-1-1">□</text:span><text:span text:style-name="p322-1-3">출납정리기한 부칙 문구수정 </text:span></text:p>
            <text:p text:style-name="바탕글"><text:span text:style-name="p323-1-1"> </text:span></text:p>
            <text:p text:style-name="Paragraph-324"><text:span text:style-name="p324-1-1"> </text:span><text:span text:style-name="p324-1-2">o </text:span><text:span text:style-name="p324-1-3">국가회계기준(안) 출납정리기한 부칙을 다음과 같이 수정함. </text:span></text:p>
            <text:p text:style-name="Paragraph-325"/>
            <text:p text:style-name="바탕글"><text:span text:style-name="p326-1-1">1. 시행령 제5조제2항의 규정에 따른 수입금은</text:span><text:span text:style-name="p326-1-2"> 최초의 수납시점에 </text:span><text:span text:style-name="p326-2-1">수입으로 인식으로 한다.</text:span><text:span text:style-name="p326-2-2"> ===&gt;</text:span><text:span text:style-name="p326-2-3">시행령 제5조제2항 단서규정에 </text:span><text:span text:style-name="p326-3-1">따른 수입금은 </text:span><text:span text:style-name="p326-3-2">당해 회계연도 말일에 수입된 것으로 본다.</text:span></text:p>
            <text:p text:style-name="바탕글"/>
            <text:p text:style-name="바탕글"><text:span text:style-name="p328-1-1">(수정사유)</text:span><text:span text:style-name="p328-1-2"> 최초의 수납시점이라 함은 한국은행 등에 입금된 시점</text:span><text:span text:style-name="p328-2-1">을 말하는 것으로 볼 수 있으므로 최초의 수납시점을 당해 회계연</text:span><text:span text:style-name="p328-3-1">도 말일로 수정함. </text:span></text:p>
            <text:p text:style-name="바탕글"/>
            <text:p text:style-name="바탕글"><text:span text:style-name="p330-1-1">2. 시행령 </text:span><text:span text:style-name="p330-1-2">제6조제1항의</text:span><text:span text:style-name="p330-1-3"> 규정에 따라 </text:span><text:span text:style-name="p330-1-4">당해 회계연도 말일까지 지</text:span><text:span text:style-name="p330-2-1">출금을 지출하는 경우</text:span><text:span text:style-name="p330-2-2"> 당해 회계연도말일에 지출된 것으로 본다. </text:span><text:span text:style-name="p330-3-1">===&gt; 2. </text:span><text:span text:style-name="p330-3-2">시행령 제6조제1항의 </text:span><text:span text:style-name="p330-3-3">단서</text:span><text:span text:style-name="p330-3-4">규정에 따른 지출금은</text:span><text:span text:style-name="p330-3-5"> 당</text:span><text:span text:style-name="p330-4-1">해 회계연도 말일에 지출된 것으로 본다.</text:span></text:p>
            <text:p text:style-name="바탕글"/>
            <text:p text:style-name="바탕글"><text:span text:style-name="p332-1-1">(수정사유)</text:span><text:span text:style-name="p332-1-2"> ‘</text:span><text:span text:style-name="p332-1-3">당해 회계연도 말일까지 지출금을 지출하는 경우</text:span><text:span text:style-name="p332-1-4">’</text:span><text:span text:style-name="p332-1-5">의 문</text:span><text:span text:style-name="p332-2-1">구를 </text:span><text:span text:style-name="p332-2-2">‘</text:span><text:span text:style-name="p332-2-3">단서규정에 따른 지출금은 </text:span><text:span text:style-name="p332-2-4">’</text:span><text:span text:style-name="p332-2-5">으로 수정함. </text:span></text:p>
            <text:p text:style-name="바탕글"><text:span text:style-name="p333-1-1"> </text:span></text:p>
            <text:p text:style-name="Paragraph-334"/>
          </table:table-cell>
        </table:table-row>
        <table:table-row>
          <table:table-cell table:style-name="Table-9-5-1" table:number-columns-spanned="1" table:number-rows-spanned="1">
            <text:p text:style-name="Paragraph-335"><text:span text:style-name="p335-1-1">협의결과</text:span></text:p>
          </table:table-cell>
          <table:table-cell table:style-name="Table-9-5-2" table:number-columns-spanned="1" table:number-rows-spanned="1">
            <text:p text:style-name="바탕글"><text:span text:style-name="p336-1-1">1. 지방세에 부가되어 징수된 수입금을 납입하는 경우 부칙에 따라 </text:span><text:span text:style-name="p336-2-1">기존의 결산년도 실적으로 처리하기로 함. </text:span></text:p>
            <text:p text:style-name="바탕글"/>
            <text:p text:style-name="바탕글"><text:span text:style-name="p338-1-1">2. 국가회계기준(안)부칙 문구를 상기 검토결과와 같이 수정하기로 </text:span><text:span text:style-name="p338-2-1">함. </text:span></text:p>
          </table:table-cell>
        </table:table-row>
      </table:table>
      <table:table table:style-name="Table-10">
        <table:table-column table:number-columns-repeated="2"/>
        <table:table-row>
          <table:table-cell table:style-name="Table-10-1-1" table:number-columns-spanned="2" table:number-rows-spanned="1">
            <text:p text:style-name="Paragraph-339"><text:span text:style-name="p339-1-1">5. </text:span><text:span text:style-name="p339-1-2">관유물 매각대 채권인식시점 및 회계처리방안 결정</text:span></text:p>
            <text:p text:style-name="Paragraph-340"/>
            <text:p text:style-name="Paragraph-341"/>
            <text:p text:style-name="Paragraph-342"/>
            <text:p text:style-name="바탕글"><text:span text:style-name="p343-1-1"> □ </text:span><text:span text:style-name="p343-1-2">일시 및 장소: 2008년 9월 10일 10시 </text:span><text:span text:style-name="p343-1-3">~ 11</text:span><text:span text:style-name="p343-1-4">시</text:span></text:p>
            <text:p text:style-name="Paragraph-344"><text:span text:style-name="p344-1-1"> □ </text:span><text:span text:style-name="p344-1-2">목적: 예산결산상 관유물 매각대 채권의 인식시점을 명확히 하여 </text:span><text:span text:style-name="p344-2-1">국유재산 처분시의 재무결산 처리방안 협의  </text:span></text:p>
            <text:p text:style-name="바탕글"><text:span text:style-name="p345-1-1"> □</text:span><text:span text:style-name="p345-1-4">참석자: </text:span><text:span text:style-name="p345-1-5">용역기관(장혜윤) </text:span></text:p>
            <text:p text:style-name="바탕글"><text:span text:style-name="p346-1-1">             디지털예산회계기획단(백형민, 윤류석, 우광일, 송봉훈)</text:span></text:p>
            <text:p text:style-name="바탕글"><text:span text:style-name="p347-1-1">                       </text:span></text:p>
          </table:table-cell>
        </table:table-row>
        <table:table-row>
          <table:table-cell table:style-name="Table-10-2-1" table:number-columns-spanned="1" table:number-rows-spanned="1">
            <text:p text:style-name="Paragraph-348"><text:span text:style-name="p348-1-1">현황 </text:span></text:p>
          </table:table-cell>
          <table:table-cell table:style-name="Table-10-2-2" table:number-columns-spanned="1" table:number-rows-spanned="1">
            <text:p text:style-name="바탕글"/>
            <text:p text:style-name="바탕글"/>
            <text:p text:style-name="바탕글"><text:span text:style-name="p351-1-1">□</text:span><text:span text:style-name="p351-1-3">관유물매각대 채권 발생시점 </text:span></text:p>
            <text:p text:style-name="Paragraph-352"><text:span text:style-name="p352-1-1"> o 2007</text:span><text:span text:style-name="p352-1-2">년도 결산지침서의 국가채권현재액보고서 작성지침에 의하면, </text:span><text:span text:style-name="p352-1-3">‘</text:span><text:span text:style-name="p352-1-4">관유물 </text:span><text:span text:style-name="p352-2-1">매각 등은 </text:span><text:span text:style-name="p352-2-2">매매계약 성립과 동시에 채권이 발생</text:span><text:span text:style-name="p352-2-3">하므로, 연부 매각의 경우</text:span><text:span text:style-name="p352-3-1">에는 본년도 이후에 이행되는 경우라도 이행기한미도래 채권으로 계상 보</text:span><text:span text:style-name="p352-4-1">고하여야 하며, 금전의 급부를 목적으로 하지 않는 것은 채권으로 계상하지 </text:span><text:span text:style-name="p352-5-1">아니한다.</text:span><text:span text:style-name="p352-5-2">’ </text:span><text:span text:style-name="p352-5-3">고 규정하고 있음 </text:span></text:p>
            <text:p text:style-name="바탕글"><text:span text:style-name="p353-1-1"> </text:span></text:p>
            <text:p text:style-name="Paragraph-354"><text:span text:style-name="p354-1-1"> o </text:span><text:span text:style-name="p354-1-2">현행 정부의 예산결산에 의한 채권현재액보고서 작성시 </text:span><text:span text:style-name="p354-1-3">징수결의 시점에 </text:span><text:span text:style-name="p354-2-1">채권으로 인식됨</text:span><text:span text:style-name="p354-2-2"> </text:span></text:p>
            <text:p text:style-name="바탕글"><text:span text:style-name="p355-1-1">   - (예) 계약체결 400, 징수결의는 1년에 100씩 4번으로 분할 </text:span></text:p>
            <text:p text:style-name="바탕글"><text:span text:style-name="p356-1-1">     =&gt; 채권 발생은 징수결의 시점마다 100씩 4번에 걸쳐 발생함 </text:span></text:p>
            <text:p text:style-name="바탕글"/>
            <text:p text:style-name="Paragraph-358"><text:span text:style-name="p358-1-1"> o </text:span><text:span text:style-name="p358-1-2">현행 국유재산법에 의하면, 매각대금의 납부시기는 계약체결일로부터 60일 </text:span><text:span text:style-name="p358-2-1">이내에 하도록 하고 있으며, 특정 경우 분할납부를 인정하고 있음. 또한 소유</text:span><text:span text:style-name="p358-3-1">권이전은 매각대금이 완납된 이후에 가능하며, 특정한 분할납부의 경우 저당</text:span><text:span text:style-name="p358-4-1">권 설정등 채권의 확보를 위하여 필요한 조치를 취하면 이후 완납 이전에라</text:span><text:span text:style-name="p358-5-1">도 소유권 이전이 가능하며, 소유권이전시점에 국유재산 대장에서 제각처리됨</text:span></text:p>
          </table:table-cell>
        </table:table-row>
        <table:table-row>
          <table:table-cell table:style-name="Table-10-3-1" table:number-columns-spanned="1" table:number-rows-spanned="1">
            <text:p text:style-name="Paragraph-359"><text:span text:style-name="p359-1-1">이슈</text:span><text:span text:style-name="p359-2-1">사항</text:span></text:p>
          </table:table-cell>
          <table:table-cell table:style-name="Table-10-3-2" table:number-columns-spanned="1" table:number-rows-spanned="1">
            <text:p text:style-name="바탕글"><text:span text:style-name="p360-1-1"> </text:span></text:p>
            <text:p text:style-name="바탕글"><text:span text:style-name="p361-1-1">□ </text:span><text:span text:style-name="p361-1-2">결산지침서상 채권현재액의 인식시점 </text:span></text:p>
            <text:p text:style-name="Paragraph-362"><text:span text:style-name="p362-1-1">  </text:span></text:p>
            <text:p text:style-name="Paragraph-363"><text:span text:style-name="p363-1-1"> o </text:span><text:span text:style-name="p363-1-2">결산지침서상 관유물매각대의 채권 인식시점</text:span><text:span text:style-name="p363-1-3">(계약성립일)</text:span><text:span text:style-name="p363-1-4">과 실제 채권현재</text:span><text:span text:style-name="p363-2-1">액보고서상 채권 인식시점</text:span><text:span text:style-name="p363-2-2">(징수결의일)</text:span><text:span text:style-name="p363-2-3">과 일치하지 않음 </text:span></text:p>
            <text:p text:style-name="바탕글"><text:span text:style-name="p364-1-1">□ </text:span><text:span text:style-name="p364-1-2">예산결산 및 재무결산상 관유물 매각대 채권의 인식시점 </text:span></text:p>
            <text:p text:style-name="Paragraph-365"><text:span text:style-name="p365-1-1"> o </text:span><text:span text:style-name="p365-1-2">예산결산과 재무결산상 관유물 연부매각의 경우 채권의 인식시점 차이에 </text:span><text:span text:style-name="p365-2-1">대한 조정여부 검토  </text:span></text:p>
          </table:table-cell>
        </table:table-row>
        <table:table-row>
          <table:table-cell table:style-name="Table-10-4-1" table:number-columns-spanned="1" table:number-rows-spanned="1">
            <text:p text:style-name="Paragraph-366"><text:span text:style-name="p366-1-1">검토</text:span><text:span text:style-name="p366-2-1">사항</text:span></text:p>
          </table:table-cell>
          <table:table-cell table:style-name="Table-10-4-2" table:number-columns-spanned="1" table:number-rows-spanned="1">
            <text:p text:style-name="바탕글"><text:span text:style-name="p367-1-1"> </text:span></text:p>
            <text:p text:style-name="바탕글"><text:span text:style-name="p368-1-1"> □ </text:span><text:span text:style-name="p368-1-2">관유물 매각대 채권의 인식시점 </text:span></text:p>
            <text:p text:style-name="Paragraph-369"><text:span text:style-name="p369-1-1"> o </text:span><text:span text:style-name="p369-1-2">예산결산만 적용할 때, 관유물매각대 채권은 </text:span><text:span text:style-name="p369-1-3">징수결의 시점</text:span><text:span text:style-name="p369-1-4">에 인식되고, </text:span><text:span text:style-name="p369-2-1">해당 국유재산은 </text:span><text:span text:style-name="p369-2-2">소유권이전 시점</text:span><text:span text:style-name="p369-2-3">에 제각 처리되어 시점이 일치하지 않더</text:span><text:span text:style-name="p369-3-1">라도 문제점이 발생하지 않았으나, 발생주의/복식부기에 의한 재무결산이 </text:span><text:span text:style-name="p369-4-1">도입됨으로써 다음과 같은 문제점이 발생</text:span></text:p>
            <text:p text:style-name="바탕글"/>
            <text:p text:style-name="Paragraph-371"><text:span text:style-name="p371-1-1"> - 국유재산 90을 100에 매각하기로 하고, 1차 20 징수결의, 2차 30 징수결의, </text:span><text:span text:style-name="p371-2-1">3차 50 징수결의함. 1차 징수결의 이후 소유권이전 시점이 도래하며 2차, 3</text:span><text:span text:style-name="p371-3-1">차 징수결의는 그 이후에 이루어지는 경우 회계처리는 다음과 같음 </text:span></text:p>
            <text:p text:style-name="바탕글"/>
            <text:p text:style-name="바탕글"><text:span text:style-name="p373-1-1">∙1</text:span><text:span text:style-name="p373-1-2">차 징수결의:  (차) 미수채권 20      (대) 선수금   20 </text:span></text:p>
            <text:p text:style-name="바탕글"><text:span text:style-name="p374-1-1">∙1</text:span><text:span text:style-name="p374-1-2">차 지급:      (차) 현금     20      (대) 미수채권 20</text:span></text:p>
            <text:p text:style-name="바탕글"/>
            <text:p text:style-name="바탕글"><text:span text:style-name="p376-1-1">∙</text:span><text:span text:style-name="p376-1-2">소유권이전:    (차) 선수금    20     (대) </text:span><text:span text:style-name="p376-1-3">OO</text:span><text:span text:style-name="p376-1-4">자산     90</text:span></text:p>
            <text:p text:style-name="바탕글"><text:span text:style-name="p377-1-1">                    미수채권  80         </text:span><text:span text:style-name="p377-1-2">OO</text:span><text:span text:style-name="p377-1-3">처분이익  10 </text:span></text:p>
            <text:p text:style-name="바탕글"/>
            <text:p text:style-name="바탕글"><text:span text:style-name="p379-1-1">∙2</text:span><text:span text:style-name="p379-1-2">차 징수결의:                </text:span><text:span text:style-name="p379-1-3">N/A</text:span></text:p>
            <text:p text:style-name="바탕글"><text:span text:style-name="p380-1-1">∙2</text:span><text:span text:style-name="p380-1-2">차 지급:      (차) 현금  30         (대) 미수채권 30</text:span></text:p>
            <text:p text:style-name="바탕글"/>
            <text:p text:style-name="바탕글"><text:span text:style-name="p382-1-1">∙3</text:span><text:span text:style-name="p382-1-2">차 징수결의:                </text:span><text:span text:style-name="p382-1-3">N/A</text:span></text:p>
            <text:p text:style-name="바탕글"><text:span text:style-name="p383-1-1">∙3</text:span><text:span text:style-name="p383-1-2">차 지급 :     (차) 현금  50         (대) 미수채권 50     </text:span></text:p>
            <text:p text:style-name="바탕글"/>
            <text:p text:style-name="바탕글"/>
            <text:p text:style-name="Paragraph-386"><text:span text:style-name="p386-1-1"> </text:span></text:p>
            <text:p text:style-name="Paragraph-387"><text:span text:style-name="p387-1-1">o </text:span><text:span text:style-name="p387-1-2">즉, 연부매각의 경우 소유권이전되기 이전에 징수결의할 때마다 미수채권이 </text:span><text:span text:style-name="p387-2-1">발생하나, </text:span><text:span text:style-name="p387-2-2">소유권이전시 자산처분 회계처리와 함께 이행기간미도래분에 </text:span><text:span text:style-name="p387-3-1">대한 미수채권 전액이 발생</text:span><text:span text:style-name="p387-3-2">되므로 재무결산과 예산결산의 채권 인식시점</text:span><text:span text:style-name="p387-4-1">에 차이가 발생함 </text:span></text:p>
            <text:p text:style-name="Paragraph-388"/>
            <text:p text:style-name="바탕글"><text:span text:style-name="p389-1-1"> o </text:span><text:span text:style-name="p389-1-2">동 차이에 대하여 다음과 같은 두가지 방안을 고려할 수 있음 </text:span></text:p>
            <text:p text:style-name="바탕글"/>
            <text:p text:style-name="바탕글"><text:span text:style-name="p391-1-1">(1안) 채권의 재무결산과 예산결산상 시점차이 인정</text:span></text:p>
            <text:p text:style-name="바탕글"><text:span text:style-name="p392-1-1">  - 부속명세서상 채권 조정명세서에서 조정    </text:span></text:p>
            <text:p text:style-name="Paragraph-393"><text:span text:style-name="p393-1-1">   : 상기 예시에서 2차 징수결의 이전에 결산시기가 도래할 경우, 다음과 같</text:span><text:span text:style-name="p393-2-1">이 재무결산과 예산결산상 채권 차이가 발생함 </text:span></text:p>
            <text:p text:style-name="바탕글"/>
            <text:p text:style-name="바탕글"><text:span text:style-name="p395-1-1">       &lt;부속명세서- 채권조정명세서&gt;</text:span><text:span text:style-name="p395-1-2">   </text:span></text:p>
            <table:table table:style-name="Table-11">
              <table:table-column table:number-columns-repeated="1"/>
              <table:table-row>
                <table:table-cell table:style-name="Table-11-1-1" table:number-columns-spanned="1" table:number-rows-spanned="1">
                  <text:p text:style-name="Paragraph-396"><text:span text:style-name="p396-1-1"> ∙</text:span><text:span text:style-name="p396-1-2">미수채권(</text:span><text:span text:style-name="p396-1-3">COA) : 100     </text:span></text:p>
                  <text:p text:style-name="Paragraph-397"><text:span text:style-name="p397-1-1"> ∙</text:span><text:span text:style-name="p397-1-2">개별법 :         20   </text:span></text:p>
                  <text:p text:style-name="Paragraph-398"><text:span text:style-name="p398-1-1"> ∙</text:span><text:span text:style-name="p398-1-2">차이(시점차이) :  80</text:span></text:p>
                </table:table-cell>
              </table:table-row>
            </table:table>
            <text:p text:style-name="바탕글"/>
            <text:p text:style-name="Paragraph-400"><text:span text:style-name="p400-1-1"> ∙</text:span><text:span text:style-name="p400-1-2">장점: 국가채권현재액 보고서상 관유물 매각대 채권에 대해 타 채권과 동</text:span><text:span text:style-name="p400-2-1">일하게 징수결의 시점에 인식하므로, 현행 예산 프로세스의 변경이 필요 </text:span><text:span text:style-name="p400-3-1">없음 </text:span></text:p>
            <text:p text:style-name="Paragraph-401"><text:span text:style-name="p401-1-1"> ∙</text:span><text:span text:style-name="p401-1-2">단점: 재무결산상 미수채권에 대해 </text:span><text:span text:style-name="p401-1-3">기징수결의금액과 이행기간미도래 금</text:span><text:span text:style-name="p401-2-1">액을 구분 관리하여야 함(정보관리항목 추가)</text:span></text:p>
            <text:p text:style-name="바탕글"/>
            <text:p text:style-name="바탕글"><text:span text:style-name="p403-1-1"> </text:span><text:span text:style-name="p403-1-2">(2안) 채권의 재무결산과 예산결산상 발생시점 일치</text:span></text:p>
            <text:p text:style-name="Paragraph-404"><text:span text:style-name="p404-1-1">  - 국가채권현재액보고서상 관유물매각대 채권은 </text:span><text:span text:style-name="p404-1-2">징수결의와 국유재산법상 </text:span><text:span text:style-name="p404-2-1">소유권이전시점 중 빠른 날</text:span><text:span text:style-name="p404-2-2"> 계상하도록 함  </text:span></text:p>
            <text:p text:style-name="Paragraph-405"><text:span text:style-name="p405-1-1">(소유권이전시점 이전에 대금 일부를 징수결의하는 경우 동 금액만 채권으</text:span><text:span text:style-name="p405-2-1">로 계상하나, </text:span><text:span text:style-name="p405-2-2">소유권이전시점(국유재산대장 제각시점)에는 이행기간미도</text:span><text:span text:style-name="p405-3-1">래 채권 전액을 계상</text:span><text:span text:style-name="p405-3-2">)   </text:span></text:p>
            <text:p text:style-name="Paragraph-406"><text:span text:style-name="p406-1-1"> ∙</text:span><text:span text:style-name="p406-1-2">장점: 예산결산과 재무결산상 채권 금액에 차이가 발생하지 않음  </text:span></text:p>
            <text:p text:style-name="Paragraph-407"><text:span text:style-name="p407-1-1"> ∙</text:span><text:span text:style-name="p407-1-2">단점: 현재의 채권결산 프로세스 중 관유물매각대 채권의 인식시점의 변경</text:span><text:span text:style-name="p407-2-1">이 필요함 </text:span></text:p>
          </table:table-cell>
        </table:table-row>
        <table:table-row>
          <table:table-cell table:style-name="Table-10-5-1" table:number-columns-spanned="1" table:number-rows-spanned="1">
            <text:p text:style-name="Paragraph-408"/>
            <text:p text:style-name="Paragraph-409"><text:span text:style-name="p409-1-1">검토</text:span><text:span text:style-name="p409-2-1">결과</text:span></text:p>
          </table:table-cell>
          <table:table-cell table:style-name="Table-10-5-2" table:number-columns-spanned="1" table:number-rows-spanned="1">
            <text:p text:style-name="바탕글"/>
            <text:p text:style-name="바탕글"/>
            <text:p text:style-name="바탕글"><text:span text:style-name="p412-1-1">□ (1</text:span><text:span text:style-name="p412-1-2">안)과 (2안)의 절충안 선택 </text:span></text:p>
            <text:p text:style-name="Paragraph-413"><text:span text:style-name="p413-1-1"> o </text:span><text:span text:style-name="p413-1-2">복식부기/발생주의 기준의 별도 자산관리대장이 존재하지 않으므로, 재무</text:span><text:span text:style-name="p413-2-1">결산과 예산결산 차이를 최소화하여 자산관리대장을 일원화하는 방안이 선</text:span><text:span text:style-name="p413-3-1">택되어야 하므로 (1안) 배제  </text:span></text:p>
            <text:p text:style-name="Paragraph-414"><text:span text:style-name="p414-1-1"> o (2</text:span><text:span text:style-name="p414-1-2">안) 선택시 예산결산상 채권 인식시점에 일관성이 없어 현업의 혼란 예</text:span><text:span text:style-name="p414-2-1">상 </text:span></text:p>
            <text:p text:style-name="Paragraph-415"><text:span text:style-name="p415-1-1"> o </text:span><text:span text:style-name="p415-1-2">채권현재액보고서상 </text:span><text:span text:style-name="p415-1-3">채권 인식시점은 징수결의 시점</text:span><text:span text:style-name="p415-1-4">으로 하고, </text:span><text:span text:style-name="p415-1-5">국유재산 </text:span><text:span text:style-name="p415-2-1">처분시 소유권이전시점에 잔존 이행기간미도래액에 대하여 전액 징수결</text:span><text:span text:style-name="p415-3-1">의하도록 절차를 변경</text:span><text:span text:style-name="p415-3-2"> </text:span></text:p>
            <text:p text:style-name="바탕글"><text:span text:style-name="p416-1-1">   - 국유재산 담당자가 인계시점에 징수관에 통보 </text:span></text:p>
            <text:p text:style-name="Paragraph-417"><text:span text:style-name="p417-1-1">   - 분납시 이행기간 도래액에 대하여만 징수결의하도록 하는 규정 존재하는</text:span><text:span text:style-name="p417-2-1">지 확인 필요 </text:span></text:p>
            <text:p text:style-name="Paragraph-418"/>
            <text:p text:style-name="Paragraph-419"><text:span text:style-name="p419-1-1">&lt;회계처리&gt;</text:span></text:p>
            <text:p text:style-name="Paragraph-420"><text:span text:style-name="p420-1-1"> - 1차 징수결의 이후 소유권이 이전되는 경우  </text:span></text:p>
            <text:p text:style-name="Paragraph-421"/>
            <text:p text:style-name="바탕글"><text:span text:style-name="p422-1-1">∙1</text:span><text:span text:style-name="p422-1-2">차 징수결의:       (차) 미수채권   20      (대) 선수금       20 </text:span></text:p>
            <text:p text:style-name="바탕글"><text:span text:style-name="p423-1-1">  1차 지금:           (차) 현금       20      (대) 미수채권     20</text:span></text:p>
            <text:p text:style-name="바탕글"/>
            <text:p text:style-name="바탕글"><text:span text:style-name="p425-1-1">∙</text:span><text:span text:style-name="p425-1-2">전액 징수결의 선행: (차) 미수채권   80      (대) 선수금       80</text:span></text:p>
            <text:p text:style-name="바탕글"><text:span text:style-name="p426-1-1">∙</text:span><text:span text:style-name="p426-1-2">소유권이전:         (차) 선수금     100     (대) </text:span><text:span text:style-name="p426-1-3">OO</text:span><text:span text:style-name="p426-1-4">자산      90</text:span></text:p>
            <text:p text:style-name="바탕글"><text:span text:style-name="p427-1-1">                                                 OO</text:span><text:span text:style-name="p427-1-2">처분이익  10 </text:span></text:p>
            <text:p text:style-name="바탕글"/>
            <text:p text:style-name="바탕글"><text:span text:style-name="p429-1-1">∙2</text:span><text:span text:style-name="p429-1-2">차 지급:           (차) 현금  30           (대) 미수채권 30</text:span></text:p>
            <text:p text:style-name="바탕글"/>
            <text:p text:style-name="바탕글"><text:span text:style-name="p431-1-1">∙3</text:span><text:span text:style-name="p431-1-2">차 지급 :          (차) 현금  50           (대) 미수채권 50  </text:span></text:p>
            <text:p text:style-name="Paragraph-432"/>
            <text:p text:style-name="Paragraph-433"/>
          </table:table-cell>
        </table:table-row>
        <table:table-row>
          <table:table-cell table:style-name="Table-10-6-1" table:number-columns-spanned="1" table:number-rows-spanned="1">
            <text:p text:style-name="Paragraph-434"><text:span text:style-name="p434-1-1">비고</text:span></text:p>
          </table:table-cell>
          <table:table-cell table:style-name="Table-10-6-2" table:number-columns-spanned="1" table:number-rows-spanned="1">
            <text:p text:style-name="바탕글"><text:span text:style-name="p435-1-1">o </text:span><text:span text:style-name="p435-1-2">결산과 협의결과 절충안에 따라 처리하기로 함</text:span></text:p>
          </table:table-cell>
        </table:table-row>
      </table:table>
      <table:table table:style-name="Table-12">
        <table:table-column table:number-columns-repeated="2"/>
        <table:table-row>
          <table:table-cell table:style-name="Table-12-1-1" table:number-columns-spanned="2" table:number-rows-spanned="1">
            <text:p text:style-name="Paragraph-436"><text:span text:style-name="p436-1-1">6. 예산결산액의 내부거래제거 방안 협의</text:span></text:p>
            <text:p text:style-name="Paragraph-437"/>
            <text:p text:style-name="Paragraph-438"/>
            <text:p text:style-name="Paragraph-439"><text:span text:style-name="p439-1-1"> </text:span></text:p>
            <text:p text:style-name="바탕글"><text:span text:style-name="p440-1-1"> □ </text:span><text:span text:style-name="p440-1-2">일시 및 장소: 2008년 9월 1일 14시 </text:span><text:span text:style-name="p440-1-3">~ 15</text:span><text:span text:style-name="p440-1-4">시</text:span></text:p>
            <text:p text:style-name="Paragraph-441"><text:span text:style-name="p441-1-1"> □ </text:span><text:span text:style-name="p441-1-2">목적: 예산결산액의 표시방법(순계 표시여부)의 결정 및 내부거래 </text:span><text:span text:style-name="p441-2-1">원칙에 대한 명확한 지침 마련 </text:span></text:p>
            <text:p text:style-name="바탕글"><text:span text:style-name="p442-1-1"> □</text:span><text:span text:style-name="p442-1-4">참석자: </text:span><text:span text:style-name="p442-1-5">용역기관(장혜윤) </text:span></text:p>
            <text:p text:style-name="바탕글"><text:span text:style-name="p443-1-1">             디지털예산회계기획단(송봉훈 파트장)</text:span></text:p>
            <text:p text:style-name="바탕글"/>
          </table:table-cell>
        </table:table-row>
        <table:table-row>
          <table:table-cell table:style-name="Table-12-2-1" table:number-columns-spanned="1" table:number-rows-spanned="1">
            <text:p text:style-name="Paragraph-445"><text:span text:style-name="p445-1-1">현황 </text:span></text:p>
          </table:table-cell>
          <table:table-cell table:style-name="Table-12-2-2" table:number-columns-spanned="1" table:number-rows-spanned="1">
            <text:p text:style-name="Paragraph-446"/>
            <text:p text:style-name="바탕글"><text:span text:style-name="p447-1-1"> □</text:span><text:span text:style-name="p447-1-3">내부거래의 개념</text:span></text:p>
            <text:p text:style-name="바탕글"><text:span text:style-name="p448-1-1"> </text:span></text:p>
            <text:p text:style-name="바탕글"><text:span text:style-name="p449-1-1"> o </text:span><text:span text:style-name="p449-1-2">내부거래의 정의 </text:span></text:p>
            <text:p text:style-name="Paragraph-450"><text:span text:style-name="p450-1-1">  - 중앙관서 재무결산보고서 및 국가 재무결산보고서 작성시 정부간 거래</text:span><text:span text:style-name="p450-2-1">에 대하여 내부거래제거를 수행하여야 함. </text:span></text:p>
            <text:p text:style-name="Paragraph-451"><text:span text:style-name="p451-1-1">  - </text:span><text:span text:style-name="p451-1-2">내부거래란 </text:span><text:span text:style-name="p451-1-3">기본적으로 생산과 유통의 전체적 체계상에서 상위단계와 </text:span><text:span text:style-name="p451-2-1">하위단계의 거래행위 중 보고실체 내 제도단위간에 이루어지는 모든 </text:span><text:span text:style-name="p451-3-1">거래행위임</text:span></text:p>
            <text:p text:style-name="바탕글"><text:span text:style-name="p452-1-1"> </text:span></text:p>
            <text:p text:style-name="바탕글"><text:span text:style-name="p453-1-1"> o </text:span><text:span text:style-name="p453-1-2">내부거래의 필요성 </text:span></text:p>
            <text:p text:style-name="Paragraph-454"><text:span text:style-name="p454-1-1">  -</text:span><text:span text:style-name="p454-1-2"> 보고실체의 재무상태 및 성과지표 등의 재무정보를 이용하고자 하는 </text:span><text:span text:style-name="p454-2-1">정보이용자(정책결정자, 국민, 채권자 등)들에게 왜곡된 의사결정을 하</text:span><text:span text:style-name="p454-3-1">지 않도록 올바른 재무정보를 제공하기 위해 내부거래제거가 수행되어</text:span><text:span text:style-name="p454-4-1">야 함. </text:span></text:p>
            <text:p text:style-name="Paragraph-455"/>
            <text:p text:style-name="바탕글"><text:span text:style-name="p456-1-1"> □</text:span><text:span text:style-name="p456-1-3">내부거래의 구분 </text:span></text:p>
            <text:p text:style-name="Paragraph-457"><text:span text:style-name="p457-1-1">  </text:span><text:span text:style-name="p457-1-2">- 결산보고서는 예산결산보고서(세입세출결산, 기금수입지출결산)와 재무</text:span><text:span text:style-name="p457-2-1">결산보고서(재정상태표, 재정운영표 등)로 구분할 수 있으며, 이에 따라 </text:span><text:span text:style-name="p457-3-1">예산결산시 내부거래와 재무결산시 내부거래로 구분할 수 있음 </text:span></text:p>
            <text:p text:style-name="Paragraph-458"/>
          </table:table-cell>
        </table:table-row>
        <table:table-row>
          <table:table-cell table:style-name="Table-12-3-1" table:number-columns-spanned="1" table:number-rows-spanned="1">
            <text:p text:style-name="Paragraph-459"><text:span text:style-name="p459-1-1">이슈</text:span><text:span text:style-name="p459-2-1">사항</text:span></text:p>
          </table:table-cell>
          <table:table-cell table:style-name="Table-12-3-2" table:number-columns-spanned="1" table:number-rows-spanned="1">
            <text:p text:style-name="Paragraph-460"><text:span text:style-name="p460-1-1"> </text:span></text:p>
            <text:p text:style-name="Paragraph-461"><text:span text:style-name="p461-1-1">결산지침서상 내부거래는 재무결산시 내부거래에 대한 내용으로, 예산결산</text:span><text:span text:style-name="p461-2-1">의 내부거래 원칙에 대한 명확한 지침이 필요함 </text:span></text:p>
          </table:table-cell>
        </table:table-row>
        <table:table-row>
          <table:table-cell table:style-name="Table-12-4-1" table:number-columns-spanned="1" table:number-rows-spanned="1">
            <text:p text:style-name="Paragraph-462"/>
            <text:p text:style-name="Paragraph-463"/>
            <text:p text:style-name="Paragraph-464"/>
            <text:p text:style-name="Paragraph-465"/>
            <text:p text:style-name="Paragraph-466"/>
            <text:p text:style-name="Paragraph-467"/>
            <text:p text:style-name="Paragraph-468"/>
            <text:p text:style-name="Paragraph-469"/>
            <text:p text:style-name="Paragraph-470"/>
            <text:p text:style-name="Paragraph-471"/>
            <text:p text:style-name="Paragraph-472"><text:span text:style-name="p472-1-1">용역</text:span><text:span text:style-name="p472-2-1">팀 </text:span><text:span text:style-name="p472-3-1">검토</text:span><text:span text:style-name="p472-4-1">결과</text:span></text:p>
            <text:p text:style-name="Paragraph-473"/>
            <text:p text:style-name="Paragraph-474"/>
            <text:p text:style-name="Paragraph-475"/>
            <text:p text:style-name="Paragraph-476"/>
            <text:p text:style-name="Paragraph-477"/>
            <text:p text:style-name="Paragraph-478"/>
            <text:p text:style-name="Paragraph-479"/>
            <text:p text:style-name="Paragraph-480"/>
            <text:p text:style-name="Paragraph-481"/>
            <text:p text:style-name="Paragraph-482"/>
            <text:p text:style-name="Paragraph-483"/>
            <text:p text:style-name="Paragraph-484"/>
            <text:p text:style-name="Paragraph-485"/>
            <text:p text:style-name="Paragraph-486"/>
            <text:p text:style-name="Paragraph-487"/>
            <text:p text:style-name="Paragraph-488"/>
            <text:p text:style-name="Paragraph-489"/>
            <text:p text:style-name="Paragraph-490"/>
            <text:p text:style-name="Paragraph-491"/>
            <text:p text:style-name="Paragraph-492"/>
            <text:p text:style-name="Paragraph-493"/>
            <text:p text:style-name="Paragraph-494"/>
            <text:p text:style-name="Paragraph-495"/>
            <text:p text:style-name="Paragraph-496"/>
            <text:p text:style-name="Paragraph-497"/>
            <text:p text:style-name="Paragraph-498"/>
            <text:p text:style-name="Paragraph-499"/>
            <text:p text:style-name="Paragraph-500"/>
            <text:p text:style-name="Paragraph-501"/>
            <text:p text:style-name="Paragraph-502"/>
            <text:p text:style-name="Paragraph-503"/>
            <text:p text:style-name="Paragraph-504"/>
            <text:p text:style-name="Paragraph-505"/>
            <text:p text:style-name="Paragraph-506"/>
            <text:p text:style-name="Paragraph-507"/>
            <text:p text:style-name="Paragraph-508"/>
            <text:p text:style-name="Paragraph-509"/>
            <text:p text:style-name="Paragraph-510"/>
            <text:p text:style-name="Paragraph-511"/>
          </table:table-cell>
          <table:table-cell table:style-name="Table-12-4-2" table:number-columns-spanned="1" table:number-rows-spanned="1"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><text:span text:style-name="p518-1-1">□</text:span><text:span text:style-name="p518-1-4">예산결산의 내부거래 원칙</text:span></text:p>
            <text:p text:style-name="바탕글"/>
            <text:p text:style-name="바탕글"><text:span text:style-name="p520-1-1"> 1. 중앙관서별 예산결산 </text:span></text:p>
            <text:p text:style-name="바탕글"><text:span text:style-name="p521-1-1"> </text:span></text:p>
            <text:p text:style-name="바탕글"><text:span text:style-name="p522-1-1"> o </text:span><text:span text:style-name="p522-1-2">세입세출결산</text:span></text:p>
            <text:p text:style-name="Paragraph-523"><text:span text:style-name="p523-1-1">  - 중앙관서별 세입세출결산서는 총괄, 일반회계, 특별회계로 구분됨. </text:span></text:p>
            <text:p text:style-name="Paragraph-524"><text:span text:style-name="p524-1-1">  - 총괄 양식의 </text:span><text:span text:style-name="p524-1-2">수납액과 지출액(집행액)에 총계와 순계를 함께 표시</text:span><text:span text:style-name="p524-1-3">하</text:span><text:span text:style-name="p524-2-1">며, 순계는 일반/특별회계간, 특별회계 계정간 내부거래를 의미함. </text:span></text:p>
            <text:p text:style-name="Paragraph-525"><text:span text:style-name="p525-1-1">  - 세출결산시 </text:span><text:span text:style-name="p525-1-2">프로그램간 내부거래는 제거하지 않음 </text:span></text:p>
            <text:p text:style-name="Paragraph-526"/>
            <text:p text:style-name="Paragraph-527"><text:span text:style-name="p527-1-1"> (1) 세입결산보고서 총괄 양식 </text:span></text:p>
            <text:p text:style-name="Paragraph-528"/>
            <table:table table:style-name="Table-13">
              <table:table-column table:number-columns-repeated="8"/>
              <table:table-row>
                <table:table-cell table:style-name="Table-13-1-1" table:number-columns-spanned="1" table:number-rows-spanned="1">
                  <text:p text:style-name="Paragraph-529"><text:span text:style-name="p529-1-1">구분</text:span></text:p>
                </table:table-cell>
                <table:table-cell table:style-name="Table-13-1-2" table:number-columns-spanned="1" table:number-rows-spanned="1">
                  <text:p text:style-name="Paragraph-530"><text:span text:style-name="p530-1-1">세입</text:span><text:span text:style-name="p530-1-2">예산액(</text:span><text:span text:style-name="p530-2-1">A)</text:span></text:p>
                </table:table-cell>
                <table:table-cell table:style-name="Table-13-1-3" table:number-columns-spanned="1" table:number-rows-spanned="1">
                  <text:p text:style-name="Paragraph-531"><text:span text:style-name="p531-1-1">이체 등</text:span></text:p>
                  <text:p text:style-name="Paragraph-532"><text:span text:style-name="p532-1-1">증감액(</text:span><text:span text:style-name="p532-1-2">B)</text:span></text:p>
                </table:table-cell>
                <table:table-cell table:style-name="Table-13-1-4" table:number-columns-spanned="1" table:number-rows-spanned="1">
                  <text:p text:style-name="Paragraph-533"><text:span text:style-name="p533-1-1">세입예산현액</text:span></text:p>
                  <text:p text:style-name="Paragraph-534"><text:span text:style-name="p534-1-1">(C)=A+B</text:span></text:p>
                </table:table-cell>
                <table:table-cell table:style-name="Table-13-1-5" table:number-columns-spanned="1" table:number-rows-spanned="1">
                  <text:p text:style-name="Paragraph-535"><text:span text:style-name="p535-1-1">징수결정</text:span><text:span text:style-name="p535-2-1">액</text:span></text:p>
                </table:table-cell>
                <table:table-cell table:style-name="Table-13-1-6" table:number-columns-spanned="1" table:number-rows-spanned="1">
                  <text:p text:style-name="Paragraph-536"><text:span text:style-name="p536-1-1">수납액(</text:span><text:span text:style-name="p536-1-2">D)</text:span></text:p>
                  <text:p text:style-name="Paragraph-537"><text:span text:style-name="p537-1-1">(순계)</text:span></text:p>
                </table:table-cell>
                <table:table-cell table:style-name="Table-13-1-7" table:number-columns-spanned="1" table:number-rows-spanned="1">
                  <text:p text:style-name="Paragraph-538"><text:span text:style-name="p538-1-1">불납</text:span></text:p>
                  <text:p text:style-name="Paragraph-539"><text:span text:style-name="p539-1-1">결손액</text:span></text:p>
                </table:table-cell>
                <table:table-cell table:style-name="Table-13-1-8" table:number-columns-spanned="1" table:number-rows-spanned="1">
                  <text:p text:style-name="Paragraph-540"><text:span text:style-name="p540-1-1">미수납</text:span><text:span text:style-name="p540-2-1">액</text:span></text:p>
                </table:table-cell>
              </table:table-row>
              <table:table-row>
                <table:table-cell table:style-name="Table-13-2-1" table:number-columns-spanned="1" table:number-rows-spanned="1">
                  <text:p text:style-name="Paragraph-541"><text:span text:style-name="p541-1-1">합계</text:span></text:p>
                </table:table-cell>
                <table:table-cell table:style-name="Table-13-2-2" table:number-columns-spanned="1" table:number-rows-spanned="1">
                  <text:p text:style-name="Paragraph-542"/>
                </table:table-cell>
                <table:table-cell table:style-name="Table-13-2-3" table:number-columns-spanned="1" table:number-rows-spanned="1">
                  <text:p text:style-name="Paragraph-543"/>
                </table:table-cell>
                <table:table-cell table:style-name="Table-13-2-4" table:number-columns-spanned="1" table:number-rows-spanned="1">
                  <text:p text:style-name="Paragraph-544"/>
                </table:table-cell>
                <table:table-cell table:style-name="Table-13-2-5" table:number-columns-spanned="1" table:number-rows-spanned="1">
                  <text:p text:style-name="Paragraph-545"/>
                </table:table-cell>
                <table:table-cell table:style-name="Table-13-2-6" table:number-columns-spanned="1" table:number-rows-spanned="1">
                  <text:p text:style-name="Paragraph-546"><text:span text:style-name="p546-1-1">총계</text:span></text:p>
                  <text:p text:style-name="Paragraph-547"><text:span text:style-name="p547-1-1">(순계</text:span><text:span text:style-name="p547-1-2">*</text:span><text:span text:style-name="p547-1-3">)</text:span></text:p>
                </table:table-cell>
                <table:table-cell table:style-name="Table-13-2-7" table:number-columns-spanned="1" table:number-rows-spanned="1">
                  <text:p text:style-name="Paragraph-548"/>
                </table:table-cell>
                <table:table-cell table:style-name="Table-13-2-8" table:number-columns-spanned="1" table:number-rows-spanned="1">
                  <text:p text:style-name="Paragraph-549"/>
                </table:table-cell>
              </table:table-row>
              <table:table-row>
                <table:table-cell table:style-name="Table-13-3-1" table:number-columns-spanned="1" table:number-rows-spanned="1">
                  <text:p text:style-name="Paragraph-550"><text:span text:style-name="p550-1-1">일반회계</text:span></text:p>
                </table:table-cell>
                <table:table-cell table:style-name="Table-13-3-2" table:number-columns-spanned="1" table:number-rows-spanned="1">
                  <text:p text:style-name="Paragraph-551"/>
                </table:table-cell>
                <table:table-cell table:style-name="Table-13-3-3" table:number-columns-spanned="1" table:number-rows-spanned="1">
                  <text:p text:style-name="Paragraph-552"/>
                </table:table-cell>
                <table:table-cell table:style-name="Table-13-3-4" table:number-columns-spanned="1" table:number-rows-spanned="1">
                  <text:p text:style-name="Paragraph-553"/>
                </table:table-cell>
                <table:table-cell table:style-name="Table-13-3-5" table:number-columns-spanned="1" table:number-rows-spanned="1">
                  <text:p text:style-name="Paragraph-554"/>
                </table:table-cell>
                <table:table-cell table:style-name="Table-13-3-6" table:number-columns-spanned="1" table:number-rows-spanned="1">
                  <text:p text:style-name="Paragraph-555"/>
                </table:table-cell>
                <table:table-cell table:style-name="Table-13-3-7" table:number-columns-spanned="1" table:number-rows-spanned="1">
                  <text:p text:style-name="Paragraph-556"/>
                </table:table-cell>
                <table:table-cell table:style-name="Table-13-3-8" table:number-columns-spanned="1" table:number-rows-spanned="1">
                  <text:p text:style-name="Paragraph-557"/>
                </table:table-cell>
              </table:table-row>
              <table:table-row>
                <table:table-cell table:style-name="Table-13-4-1" table:number-columns-spanned="1" table:number-rows-spanned="1">
                  <text:p text:style-name="Paragraph-558"><text:span text:style-name="p558-1-1">특별회계</text:span></text:p>
                  <text:p text:style-name="Paragraph-559"><text:span text:style-name="p559-1-1">(소계)</text:span></text:p>
                </table:table-cell>
                <table:table-cell table:style-name="Table-13-4-2" table:number-columns-spanned="1" table:number-rows-spanned="1">
                  <text:p text:style-name="Paragraph-560"/>
                </table:table-cell>
                <table:table-cell table:style-name="Table-13-4-3" table:number-columns-spanned="1" table:number-rows-spanned="1">
                  <text:p text:style-name="Paragraph-561"/>
                </table:table-cell>
                <table:table-cell table:style-name="Table-13-4-4" table:number-columns-spanned="1" table:number-rows-spanned="1">
                  <text:p text:style-name="Paragraph-562"/>
                </table:table-cell>
                <table:table-cell table:style-name="Table-13-4-5" table:number-columns-spanned="1" table:number-rows-spanned="1">
                  <text:p text:style-name="Paragraph-563"/>
                </table:table-cell>
                <table:table-cell table:style-name="Table-13-4-6" table:number-columns-spanned="1" table:number-rows-spanned="1">
                  <text:p text:style-name="Paragraph-564"><text:span text:style-name="p564-1-1">총계</text:span></text:p>
                  <text:p text:style-name="Paragraph-565"><text:span text:style-name="p565-1-1">(순계</text:span><text:span text:style-name="p565-1-2">**</text:span><text:span text:style-name="p565-1-3">)</text:span></text:p>
                </table:table-cell>
                <table:table-cell table:style-name="Table-13-4-7" table:number-columns-spanned="1" table:number-rows-spanned="1">
                  <text:p text:style-name="Paragraph-566"/>
                </table:table-cell>
                <table:table-cell table:style-name="Table-13-4-8" table:number-columns-spanned="1" table:number-rows-spanned="1">
                  <text:p text:style-name="Paragraph-567"/>
                </table:table-cell>
              </table:table-row>
              <table:table-row>
                <table:table-cell table:style-name="Table-13-5-1" table:number-columns-spanned="1" table:number-rows-spanned="1">
                  <text:p text:style-name="Paragraph-568"><text:span text:style-name="p568-1-1">A</text:span><text:span text:style-name="p568-1-2">특별회계</text:span></text:p>
                  <text:p text:style-name="Paragraph-569"><text:span text:style-name="p569-1-1">(ㅇㅇ계정)</text:span></text:p>
                </table:table-cell>
                <table:table-cell table:style-name="Table-13-5-2" table:number-columns-spanned="1" table:number-rows-spanned="1">
                  <text:p text:style-name="Paragraph-570"/>
                </table:table-cell>
                <table:table-cell table:style-name="Table-13-5-3" table:number-columns-spanned="1" table:number-rows-spanned="1">
                  <text:p text:style-name="Paragraph-571"/>
                </table:table-cell>
                <table:table-cell table:style-name="Table-13-5-4" table:number-columns-spanned="1" table:number-rows-spanned="1">
                  <text:p text:style-name="Paragraph-572"/>
                </table:table-cell>
                <table:table-cell table:style-name="Table-13-5-5" table:number-columns-spanned="1" table:number-rows-spanned="1">
                  <text:p text:style-name="Paragraph-573"/>
                </table:table-cell>
                <table:table-cell table:style-name="Table-13-5-6" table:number-columns-spanned="1" table:number-rows-spanned="1">
                  <text:p text:style-name="Paragraph-574"/>
                </table:table-cell>
                <table:table-cell table:style-name="Table-13-5-7" table:number-columns-spanned="1" table:number-rows-spanned="1">
                  <text:p text:style-name="Paragraph-575"/>
                </table:table-cell>
                <table:table-cell table:style-name="Table-13-5-8" table:number-columns-spanned="1" table:number-rows-spanned="1">
                  <text:p text:style-name="Paragraph-576"/>
                </table:table-cell>
              </table:table-row>
              <table:table-row>
                <table:table-cell table:style-name="Table-13-6-1" table:number-columns-spanned="1" table:number-rows-spanned="1">
                  <text:p text:style-name="Paragraph-577"><text:span text:style-name="p577-1-1">B</text:span><text:span text:style-name="p577-1-2">특별회계</text:span></text:p>
                </table:table-cell>
                <table:table-cell table:style-name="Table-13-6-2" table:number-columns-spanned="1" table:number-rows-spanned="1">
                  <text:p text:style-name="Paragraph-578"/>
                </table:table-cell>
                <table:table-cell table:style-name="Table-13-6-3" table:number-columns-spanned="1" table:number-rows-spanned="1">
                  <text:p text:style-name="Paragraph-579"/>
                </table:table-cell>
                <table:table-cell table:style-name="Table-13-6-4" table:number-columns-spanned="1" table:number-rows-spanned="1">
                  <text:p text:style-name="Paragraph-580"/>
                </table:table-cell>
                <table:table-cell table:style-name="Table-13-6-5" table:number-columns-spanned="1" table:number-rows-spanned="1">
                  <text:p text:style-name="Paragraph-581"/>
                </table:table-cell>
                <table:table-cell table:style-name="Table-13-6-6" table:number-columns-spanned="1" table:number-rows-spanned="1">
                  <text:p text:style-name="Paragraph-582"/>
                </table:table-cell>
                <table:table-cell table:style-name="Table-13-6-7" table:number-columns-spanned="1" table:number-rows-spanned="1">
                  <text:p text:style-name="Paragraph-583"/>
                </table:table-cell>
                <table:table-cell table:style-name="Table-13-6-8" table:number-columns-spanned="1" table:number-rows-spanned="1">
                  <text:p text:style-name="Paragraph-584"/>
                </table:table-cell>
              </table:table-row>
            </table:table>
            <text:p text:style-name="Paragraph-585"><text:span text:style-name="p585-1-1">* 일반/특별회계간 내부거래를 제거한 순계치, </text:span><text:span text:style-name="p585-1-2">**</text:span><text:span text:style-name="p585-1-3">특별회계 계정간 내부거래를 제거한 순계치</text:span></text:p>
            <text:p text:style-name="Paragraph-586"><text:span text:style-name="p586-1-1"> </text:span></text:p>
            <text:p text:style-name="Paragraph-587"/>
            <text:p text:style-name="Paragraph-588"/>
            <text:p text:style-name="Paragraph-589"/>
            <text:p text:style-name="Paragraph-590"/>
            <text:p text:style-name="Paragraph-591"/>
            <text:p text:style-name="Paragraph-592"><text:span text:style-name="p592-1-1"> (2) 세출결산보고서 총괄 양식 </text:span></text:p>
            <table:table table:style-name="Table-14">
              <table:table-column table:number-columns-repeated="10"/>
              <table:table-row>
                <table:table-cell table:style-name="Table-14-1-1" table:number-columns-spanned="1" table:number-rows-spanned="2">
                  <text:p text:style-name="Paragraph-593"><text:span text:style-name="p593-1-1">구 분</text:span></text:p>
                </table:table-cell>
                <table:table-cell table:style-name="Table-14-1-2" table:number-columns-spanned="1" table:number-rows-spanned="2">
                  <text:p text:style-name="Paragraph-594"><text:span text:style-name="p594-1-1">세출</text:span></text:p>
                  <text:p text:style-name="Paragraph-595"><text:span text:style-name="p595-1-1">예산액(</text:span><text:span text:style-name="p595-1-2">A)</text:span></text:p>
                </table:table-cell>
                <table:table-cell table:style-name="Table-14-1-3" table:number-columns-spanned="4" table:number-rows-spanned="1">
                  <text:p text:style-name="Paragraph-596"><text:span text:style-name="p596-1-1">예산결정후증감액(</text:span><text:span text:style-name="p596-1-2">B)</text:span></text:p>
                </table:table-cell>
                <table:table-cell table:style-name="Table-14-1-4" table:number-columns-spanned="1" table:number-rows-spanned="2">
                  <text:p text:style-name="Paragraph-597"><text:span text:style-name="p597-1-1">세출</text:span></text:p>
                  <text:p text:style-name="Paragraph-598"><text:span text:style-name="p598-1-1">예산현액</text:span></text:p>
                  <text:p text:style-name="Paragraph-599"><text:span text:style-name="p599-1-1">(C)=A+B</text:span></text:p>
                </table:table-cell>
                <table:table-cell table:style-name="Table-14-1-5" table:number-columns-spanned="1" table:number-rows-spanned="2">
                  <text:p text:style-name="Paragraph-600"><text:span text:style-name="p600-1-1">지출액</text:span></text:p>
                  <text:p text:style-name="Paragraph-601"><text:span text:style-name="p601-1-1">(순계)</text:span></text:p>
                </table:table-cell>
                <table:table-cell table:style-name="Table-14-1-6" table:number-columns-spanned="1" table:number-rows-spanned="2">
                  <text:p text:style-name="Paragraph-602"><text:span text:style-name="p602-1-1">차년도</text:span><text:span text:style-name="p602-2-1">이월액</text:span></text:p>
                </table:table-cell>
                <table:table-cell table:style-name="Table-14-1-7" table:number-columns-spanned="1" table:number-rows-spanned="2">
                  <text:p text:style-name="Paragraph-603"><text:span text:style-name="p603-1-1">불용액</text:span></text:p>
                </table:table-cell>
              </table:table-row>
              <table:table-row>
                <table:table-cell table:style-name="Table-14-2-1" table:number-columns-spanned="1" table:number-rows-spanned="1">
                  <text:p text:style-name="Paragraph-604"><text:span text:style-name="p604-1-1">전년도이월액</text:span><text:span text:style-name="p604-2-1">/</text:span></text:p>
                  <text:p text:style-name="Paragraph-605"><text:span text:style-name="p605-1-1">초과지출승인액</text:span></text:p>
                </table:table-cell>
                <table:table-cell table:style-name="Table-14-2-2" table:number-columns-spanned="1" table:number-rows-spanned="1">
                  <text:p text:style-name="Paragraph-606"><text:span text:style-name="p606-1-1">예비비</text:span></text:p>
                </table:table-cell>
                <table:table-cell table:style-name="Table-14-2-3" table:number-columns-spanned="1" table:number-rows-spanned="1">
                  <text:p text:style-name="Paragraph-607"><text:span text:style-name="p607-1-1">전용</text:span></text:p>
                </table:table-cell>
                <table:table-cell table:style-name="Table-14-2-4" table:number-columns-spanned="1" table:number-rows-spanned="1">
                  <text:p text:style-name="Paragraph-608"><text:span text:style-name="p608-1-1">이용 및 </text:span><text:span text:style-name="p608-2-1">이체</text:span></text:p>
                </table:table-cell>
              </table:table-row>
              <table:table-row>
                <table:table-cell table:style-name="Table-14-3-1" table:number-columns-spanned="1" table:number-rows-spanned="1">
                  <text:p text:style-name="Paragraph-609"><text:span text:style-name="p609-1-1">합 계</text:span></text:p>
                </table:table-cell>
                <table:table-cell table:style-name="Table-14-3-2" table:number-columns-spanned="1" table:number-rows-spanned="1">
                  <text:p text:style-name="Paragraph-610"/>
                </table:table-cell>
                <table:table-cell table:style-name="Table-14-3-3" table:number-columns-spanned="1" table:number-rows-spanned="1">
                  <text:p text:style-name="Paragraph-611"/>
                </table:table-cell>
                <table:table-cell table:style-name="Table-14-3-4" table:number-columns-spanned="1" table:number-rows-spanned="1">
                  <text:p text:style-name="Paragraph-612"/>
                </table:table-cell>
                <table:table-cell table:style-name="Table-14-3-5" table:number-columns-spanned="1" table:number-rows-spanned="1">
                  <text:p text:style-name="Paragraph-613"/>
                </table:table-cell>
                <table:table-cell table:style-name="Table-14-3-6" table:number-columns-spanned="1" table:number-rows-spanned="1">
                  <text:p text:style-name="Paragraph-614"/>
                </table:table-cell>
                <table:table-cell table:style-name="Table-14-3-7" table:number-columns-spanned="1" table:number-rows-spanned="1">
                  <text:p text:style-name="Paragraph-615"/>
                </table:table-cell>
                <table:table-cell table:style-name="Table-14-3-8" table:number-columns-spanned="1" table:number-rows-spanned="1">
                  <text:p text:style-name="Paragraph-616"><text:span text:style-name="p616-1-1">총계</text:span></text:p>
                  <text:p text:style-name="Paragraph-617"><text:span text:style-name="p617-1-1">(순계*)</text:span></text:p>
                </table:table-cell>
                <table:table-cell table:style-name="Table-14-3-9" table:number-columns-spanned="1" table:number-rows-spanned="1">
                  <text:p text:style-name="Paragraph-618"/>
                </table:table-cell>
                <table:table-cell table:style-name="Table-14-3-10" table:number-columns-spanned="1" table:number-rows-spanned="1">
                  <text:p text:style-name="Paragraph-619"/>
                </table:table-cell>
              </table:table-row>
              <table:table-row>
                <table:table-cell table:style-name="Table-14-4-1" table:number-columns-spanned="1" table:number-rows-spanned="1">
                  <text:p text:style-name="Paragraph-620"><text:span text:style-name="p620-1-1">일반회계</text:span></text:p>
                </table:table-cell>
                <table:table-cell table:style-name="Table-14-4-2" table:number-columns-spanned="1" table:number-rows-spanned="1">
                  <text:p text:style-name="Paragraph-621"/>
                </table:table-cell>
                <table:table-cell table:style-name="Table-14-4-3" table:number-columns-spanned="1" table:number-rows-spanned="1">
                  <text:p text:style-name="Paragraph-622"/>
                </table:table-cell>
                <table:table-cell table:style-name="Table-14-4-4" table:number-columns-spanned="1" table:number-rows-spanned="1">
                  <text:p text:style-name="Paragraph-623"/>
                </table:table-cell>
                <table:table-cell table:style-name="Table-14-4-5" table:number-columns-spanned="1" table:number-rows-spanned="1">
                  <text:p text:style-name="Paragraph-624"/>
                </table:table-cell>
                <table:table-cell table:style-name="Table-14-4-6" table:number-columns-spanned="1" table:number-rows-spanned="1">
                  <text:p text:style-name="Paragraph-625"/>
                </table:table-cell>
                <table:table-cell table:style-name="Table-14-4-7" table:number-columns-spanned="1" table:number-rows-spanned="1">
                  <text:p text:style-name="Paragraph-626"/>
                </table:table-cell>
                <table:table-cell table:style-name="Table-14-4-8" table:number-columns-spanned="1" table:number-rows-spanned="1">
                  <text:p text:style-name="Paragraph-627"/>
                </table:table-cell>
                <table:table-cell table:style-name="Table-14-4-9" table:number-columns-spanned="1" table:number-rows-spanned="1">
                  <text:p text:style-name="Paragraph-628"/>
                </table:table-cell>
                <table:table-cell table:style-name="Table-14-4-10" table:number-columns-spanned="1" table:number-rows-spanned="1">
                  <text:p text:style-name="Paragraph-629"/>
                </table:table-cell>
              </table:table-row>
              <table:table-row>
                <table:table-cell table:style-name="Table-14-5-1" table:number-columns-spanned="1" table:number-rows-spanned="1">
                  <text:p text:style-name="Paragraph-630"><text:span text:style-name="p630-1-1">특별회계</text:span></text:p>
                  <text:p text:style-name="Paragraph-631"><text:span text:style-name="p631-1-1">(소계)</text:span></text:p>
                </table:table-cell>
                <table:table-cell table:style-name="Table-14-5-2" table:number-columns-spanned="1" table:number-rows-spanned="1">
                  <text:p text:style-name="Paragraph-632"/>
                </table:table-cell>
                <table:table-cell table:style-name="Table-14-5-3" table:number-columns-spanned="1" table:number-rows-spanned="1">
                  <text:p text:style-name="Paragraph-633"/>
                </table:table-cell>
                <table:table-cell table:style-name="Table-14-5-4" table:number-columns-spanned="1" table:number-rows-spanned="1">
                  <text:p text:style-name="Paragraph-634"/>
                </table:table-cell>
                <table:table-cell table:style-name="Table-14-5-5" table:number-columns-spanned="1" table:number-rows-spanned="1">
                  <text:p text:style-name="Paragraph-635"/>
                </table:table-cell>
                <table:table-cell table:style-name="Table-14-5-6" table:number-columns-spanned="1" table:number-rows-spanned="1">
                  <text:p text:style-name="Paragraph-636"/>
                </table:table-cell>
                <table:table-cell table:style-name="Table-14-5-7" table:number-columns-spanned="1" table:number-rows-spanned="1">
                  <text:p text:style-name="Paragraph-637"/>
                </table:table-cell>
                <table:table-cell table:style-name="Table-14-5-8" table:number-columns-spanned="1" table:number-rows-spanned="1">
                  <text:p text:style-name="Paragraph-638"><text:span text:style-name="p638-1-1">총계</text:span></text:p>
                  <text:p text:style-name="Paragraph-639"><text:span text:style-name="p639-1-1">(순계*)</text:span></text:p>
                </table:table-cell>
                <table:table-cell table:style-name="Table-14-5-9" table:number-columns-spanned="1" table:number-rows-spanned="1">
                  <text:p text:style-name="Paragraph-640"/>
                </table:table-cell>
                <table:table-cell table:style-name="Table-14-5-10" table:number-columns-spanned="1" table:number-rows-spanned="1">
                  <text:p text:style-name="Paragraph-641"/>
                </table:table-cell>
              </table:table-row>
              <table:table-row>
                <table:table-cell table:style-name="Table-14-6-1" table:number-columns-spanned="1" table:number-rows-spanned="1">
                  <text:p text:style-name="Paragraph-642"><text:span text:style-name="p642-1-1">A</text:span><text:span text:style-name="p642-1-2">특별회계</text:span></text:p>
                  <text:p text:style-name="Paragraph-643"><text:span text:style-name="p643-1-1">(ㅇㅇ계정)</text:span></text:p>
                </table:table-cell>
                <table:table-cell table:style-name="Table-14-6-2" table:number-columns-spanned="1" table:number-rows-spanned="1">
                  <text:p text:style-name="Paragraph-644"/>
                </table:table-cell>
                <table:table-cell table:style-name="Table-14-6-3" table:number-columns-spanned="1" table:number-rows-spanned="1">
                  <text:p text:style-name="Paragraph-645"/>
                </table:table-cell>
                <table:table-cell table:style-name="Table-14-6-4" table:number-columns-spanned="1" table:number-rows-spanned="1">
                  <text:p text:style-name="Paragraph-646"/>
                </table:table-cell>
                <table:table-cell table:style-name="Table-14-6-5" table:number-columns-spanned="1" table:number-rows-spanned="1">
                  <text:p text:style-name="Paragraph-647"/>
                </table:table-cell>
                <table:table-cell table:style-name="Table-14-6-6" table:number-columns-spanned="1" table:number-rows-spanned="1">
                  <text:p text:style-name="Paragraph-648"/>
                </table:table-cell>
                <table:table-cell table:style-name="Table-14-6-7" table:number-columns-spanned="1" table:number-rows-spanned="1">
                  <text:p text:style-name="Paragraph-649"/>
                </table:table-cell>
                <table:table-cell table:style-name="Table-14-6-8" table:number-columns-spanned="1" table:number-rows-spanned="1">
                  <text:p text:style-name="Paragraph-650"/>
                </table:table-cell>
                <table:table-cell table:style-name="Table-14-6-9" table:number-columns-spanned="1" table:number-rows-spanned="1">
                  <text:p text:style-name="Paragraph-651"/>
                </table:table-cell>
                <table:table-cell table:style-name="Table-14-6-10" table:number-columns-spanned="1" table:number-rows-spanned="1">
                  <text:p text:style-name="Paragraph-652"/>
                </table:table-cell>
              </table:table-row>
              <table:table-row>
                <table:table-cell table:style-name="Table-14-7-1" table:number-columns-spanned="1" table:number-rows-spanned="1">
                  <text:p text:style-name="Paragraph-653"><text:span text:style-name="p653-1-1">B</text:span><text:span text:style-name="p653-1-2">특별회계</text:span></text:p>
                </table:table-cell>
                <table:table-cell table:style-name="Table-14-7-2" table:number-columns-spanned="1" table:number-rows-spanned="1">
                  <text:p text:style-name="Paragraph-654"/>
                </table:table-cell>
                <table:table-cell table:style-name="Table-14-7-3" table:number-columns-spanned="1" table:number-rows-spanned="1">
                  <text:p text:style-name="Paragraph-655"/>
                </table:table-cell>
                <table:table-cell table:style-name="Table-14-7-4" table:number-columns-spanned="1" table:number-rows-spanned="1">
                  <text:p text:style-name="Paragraph-656"/>
                </table:table-cell>
                <table:table-cell table:style-name="Table-14-7-5" table:number-columns-spanned="1" table:number-rows-spanned="1">
                  <text:p text:style-name="Paragraph-657"/>
                </table:table-cell>
                <table:table-cell table:style-name="Table-14-7-6" table:number-columns-spanned="1" table:number-rows-spanned="1">
                  <text:p text:style-name="Paragraph-658"/>
                </table:table-cell>
                <table:table-cell table:style-name="Table-14-7-7" table:number-columns-spanned="1" table:number-rows-spanned="1">
                  <text:p text:style-name="Paragraph-659"/>
                </table:table-cell>
                <table:table-cell table:style-name="Table-14-7-8" table:number-columns-spanned="1" table:number-rows-spanned="1">
                  <text:p text:style-name="Paragraph-660"/>
                </table:table-cell>
                <table:table-cell table:style-name="Table-14-7-9" table:number-columns-spanned="1" table:number-rows-spanned="1">
                  <text:p text:style-name="Paragraph-661"/>
                </table:table-cell>
                <table:table-cell table:style-name="Table-14-7-10" table:number-columns-spanned="1" table:number-rows-spanned="1">
                  <text:p text:style-name="Paragraph-662"/>
                </table:table-cell>
              </table:table-row>
            </table:table>
            <text:p text:style-name="Paragraph-663"><text:span text:style-name="p663-1-1">*일반/특별회계간 내부거래를 제거한 순계치, ** 특별회계 계정간 내부거래를 제거한 순계치</text:span></text:p>
            <text:p text:style-name="바탕글"/>
            <text:p text:style-name="바탕글"><text:span text:style-name="p665-1-1"> o </text:span><text:span text:style-name="p665-1-2">기금수입지출결산</text:span></text:p>
            <text:p text:style-name="Paragraph-666"><text:span text:style-name="p666-1-1">  - 중앙관서별 기금수입지출결산시 내부거래 제거는 고려하지 않고 총계</text:span><text:span text:style-name="p666-2-1">만 표시함 </text:span></text:p>
            <text:p text:style-name="Paragraph-667"/>
            <text:p text:style-name="Paragraph-668"/>
            <text:p text:style-name="Paragraph-669"><text:span text:style-name="p669-1-1"> 2. 정부통합 예산결산 </text:span></text:p>
            <text:p text:style-name="Paragraph-670"/>
            <text:p text:style-name="Paragraph-671"><text:span text:style-name="p671-1-1"> </text:span><text:span text:style-name="p671-1-2">o </text:span><text:span text:style-name="p671-1-3">국가 세입세출결산(회계별)</text:span></text:p>
            <text:p text:style-name="Paragraph-672"><text:span text:style-name="p672-1-1">  - 세입세출 결산총괄은 부처별 일반회계, 특별회계의 예산결산액을 모두 </text:span><text:span text:style-name="p672-2-1">합하여 표시한 것으로, </text:span><text:span text:style-name="p672-2-2">수납액과 지출액에 총계와 순계를 함께 표시</text:span><text:span text:style-name="p672-3-1">함 </text:span></text:p>
            <text:p text:style-name="Paragraph-673"><text:span text:style-name="p673-1-1">  - 정부통합 세입세출결산의 순계치는 계정간, 회계간, 부처간 내부거래를 </text:span><text:span text:style-name="p673-2-1">모두 제거한 금액을 의미하며, 부처별 세입세출결산시 수납액과 지출액</text:span><text:span text:style-name="p673-3-1">의 계정간, 회계간 내부거래가 제거된 순계치가 이미 산출되었으므로, </text:span><text:span text:style-name="p673-4-1">부처간 내부거래만 추가 제거함 </text:span></text:p>
            <text:p text:style-name="Paragraph-674"><text:span text:style-name="p674-1-1">   (다만, 현재 부처간 내부거래는 발생하지 않는 것으로 판단됨) </text:span></text:p>
            <text:p text:style-name="바탕글"><text:span text:style-name="p675-1-1"> </text:span></text:p>
            <text:p text:style-name="Paragraph-676"><text:span text:style-name="p676-1-1">  </text:span></text:p>
            <text:p text:style-name="Paragraph-677"/>
            <text:p text:style-name="Paragraph-678"/>
            <text:p text:style-name="Paragraph-679"/>
            <text:p text:style-name="Paragraph-680"><text:span text:style-name="p680-1-1"> </text:span></text:p>
            <text:p text:style-name="Paragraph-681"><text:span text:style-name="p681-1-1">- 세입세출 결산총괄</text:span><text:span text:style-name="p681-1-2"> 양식 </text:span></text:p>
            <table:table table:style-name="Table-15">
              <table:table-column table:number-columns-repeated="10"/>
              <table:table-row>
                <table:table-cell table:style-name="Table-15-1-1" table:number-columns-spanned="1" table:number-rows-spanned="2">
                  <text:p text:style-name="Paragraph-682"><text:span text:style-name="p682-1-1">구 분</text:span></text:p>
                </table:table-cell>
                <table:table-cell table:style-name="Table-15-1-2" table:number-columns-spanned="3" table:number-rows-spanned="1">
                  <text:p text:style-name="Paragraph-683"><text:span text:style-name="p683-1-1">세입</text:span></text:p>
                </table:table-cell>
                <table:table-cell table:style-name="Table-15-1-3" table:number-columns-spanned="3" table:number-rows-spanned="1">
                  <text:p text:style-name="Paragraph-684"><text:span text:style-name="p684-1-1">세출</text:span></text:p>
                </table:table-cell>
                <table:table-cell table:style-name="Table-15-1-4" table:number-columns-spanned="2" table:number-rows-spanned="1">
                  <text:p text:style-name="Paragraph-685"><text:span text:style-name="p685-1-1">차년도 </text:span><text:span text:style-name="p685-2-1">이월액(</text:span><text:span text:style-name="p685-2-2">E)</text:span></text:p>
                </table:table-cell>
                <table:table-cell table:style-name="Table-15-1-5" table:number-columns-spanned="1" table:number-rows-spanned="2">
                  <text:p text:style-name="Paragraph-686"><text:span text:style-name="p686-1-1">불용액</text:span></text:p>
                  <text:p text:style-name="Paragraph-687"><text:span text:style-name="p687-1-1">(C-D-E)</text:span></text:p>
                </table:table-cell>
              </table:table-row>
              <table:table-row>
                <table:table-cell table:style-name="Table-15-2-1" table:number-columns-spanned="1" table:number-rows-spanned="1">
                  <text:p text:style-name="Paragraph-688"><text:span text:style-name="p688-1-1">예산현</text:span><text:span text:style-name="p688-2-1">액</text:span></text:p>
                  <text:p text:style-name="Paragraph-689"><text:span text:style-name="p689-1-1">(A)</text:span></text:p>
                </table:table-cell>
                <table:table-cell table:style-name="Table-15-2-2" table:number-columns-spanned="1" table:number-rows-spanned="1">
                  <text:p text:style-name="Paragraph-690"><text:span text:style-name="p690-1-1">수납액</text:span><text:span text:style-name="p690-2-1">(순계)</text:span></text:p>
                  <text:p text:style-name="Paragraph-691"><text:span text:style-name="p691-1-1">(B)</text:span></text:p>
                </table:table-cell>
                <table:table-cell table:style-name="Table-15-2-3" table:number-columns-spanned="1" table:number-rows-spanned="1">
                  <text:p text:style-name="Paragraph-692"><text:span text:style-name="p692-1-1">증감액</text:span></text:p>
                  <text:p text:style-name="Paragraph-693"><text:span text:style-name="p693-1-1">(B-A)</text:span></text:p>
                </table:table-cell>
                <table:table-cell table:style-name="Table-15-2-4" table:number-columns-spanned="1" table:number-rows-spanned="1">
                  <text:p text:style-name="Paragraph-694"><text:span text:style-name="p694-1-1">예산현</text:span><text:span text:style-name="p694-2-1">액</text:span></text:p>
                  <text:p text:style-name="Paragraph-695"><text:span text:style-name="p695-1-1">(C)</text:span></text:p>
                </table:table-cell>
                <table:table-cell table:style-name="Table-15-2-5" table:number-columns-spanned="1" table:number-rows-spanned="1">
                  <text:p text:style-name="Paragraph-696"><text:span text:style-name="p696-1-1">지출액</text:span><text:span text:style-name="p696-2-1">(순계)</text:span></text:p>
                  <text:p text:style-name="Paragraph-697"><text:span text:style-name="p697-1-1">(D)</text:span></text:p>
                </table:table-cell>
                <table:table-cell table:style-name="Table-15-2-6" table:number-columns-spanned="1" table:number-rows-spanned="1">
                  <text:p text:style-name="Paragraph-698"><text:span text:style-name="p698-1-1">증감액</text:span></text:p>
                  <text:p text:style-name="Paragraph-699"><text:span text:style-name="p699-1-1">(C-D)</text:span></text:p>
                </table:table-cell>
                <table:table-cell table:style-name="Table-15-2-7" table:number-columns-spanned="1" table:number-rows-spanned="1">
                  <text:p text:style-name="Paragraph-700"><text:span text:style-name="p700-1-1">명시이</text:span><text:span text:style-name="p700-2-1">월</text:span></text:p>
                </table:table-cell>
                <table:table-cell table:style-name="Table-15-2-8" table:number-columns-spanned="1" table:number-rows-spanned="1">
                  <text:p text:style-name="Paragraph-701"><text:span text:style-name="p701-1-1">사고이</text:span><text:span text:style-name="p701-2-1">월</text:span></text:p>
                </table:table-cell>
              </table:table-row>
              <table:table-row>
                <table:table-cell table:style-name="Table-15-3-1" table:number-columns-spanned="1" table:number-rows-spanned="1">
                  <text:p text:style-name="바탕글"><text:span text:style-name="p702-1-1">합 계</text:span></text:p>
                </table:table-cell>
                <table:table-cell table:style-name="Table-15-3-2" table:number-columns-spanned="1" table:number-rows-spanned="1">
                  <text:p text:style-name="Paragraph-703"/>
                </table:table-cell>
                <table:table-cell table:style-name="Table-15-3-3" table:number-columns-spanned="1" table:number-rows-spanned="1">
                  <text:p text:style-name="Paragraph-704"><text:span text:style-name="p704-1-1">총계</text:span></text:p>
                  <text:p text:style-name="Paragraph-705"><text:span text:style-name="p705-1-1">(순계)</text:span></text:p>
                </table:table-cell>
                <table:table-cell table:style-name="Table-15-3-4" table:number-columns-spanned="1" table:number-rows-spanned="1">
                  <text:p text:style-name="Paragraph-706"/>
                </table:table-cell>
                <table:table-cell table:style-name="Table-15-3-5" table:number-columns-spanned="1" table:number-rows-spanned="1">
                  <text:p text:style-name="Paragraph-707"/>
                </table:table-cell>
                <table:table-cell table:style-name="Table-15-3-6" table:number-columns-spanned="1" table:number-rows-spanned="1">
                  <text:p text:style-name="Paragraph-708"><text:span text:style-name="p708-1-1">총계</text:span></text:p>
                  <text:p text:style-name="Paragraph-709"><text:span text:style-name="p709-1-1">(순계)</text:span></text:p>
                </table:table-cell>
                <table:table-cell table:style-name="Table-15-3-7" table:number-columns-spanned="1" table:number-rows-spanned="1">
                  <text:p text:style-name="Paragraph-710"/>
                </table:table-cell>
                <table:table-cell table:style-name="Table-15-3-8" table:number-columns-spanned="1" table:number-rows-spanned="1">
                  <text:p text:style-name="Paragraph-711"/>
                </table:table-cell>
                <table:table-cell table:style-name="Table-15-3-9" table:number-columns-spanned="1" table:number-rows-spanned="1">
                  <text:p text:style-name="Paragraph-712"/>
                </table:table-cell>
                <table:table-cell table:style-name="Table-15-3-10" table:number-columns-spanned="1" table:number-rows-spanned="1">
                  <text:p text:style-name="Paragraph-713"/>
                </table:table-cell>
              </table:table-row>
              <table:table-row>
                <table:table-cell table:style-name="Table-15-4-1" table:number-columns-spanned="1" table:number-rows-spanned="1">
                  <text:p text:style-name="바탕글"><text:span text:style-name="p714-1-1">일반회계</text:span></text:p>
                </table:table-cell>
                <table:table-cell table:style-name="Table-15-4-2" table:number-columns-spanned="1" table:number-rows-spanned="1">
                  <text:p text:style-name="Paragraph-715"/>
                </table:table-cell>
                <table:table-cell table:style-name="Table-15-4-3" table:number-columns-spanned="1" table:number-rows-spanned="1">
                  <text:p text:style-name="Paragraph-716"/>
                </table:table-cell>
                <table:table-cell table:style-name="Table-15-4-4" table:number-columns-spanned="1" table:number-rows-spanned="1">
                  <text:p text:style-name="Paragraph-717"/>
                </table:table-cell>
                <table:table-cell table:style-name="Table-15-4-5" table:number-columns-spanned="1" table:number-rows-spanned="1">
                  <text:p text:style-name="Paragraph-718"/>
                </table:table-cell>
                <table:table-cell table:style-name="Table-15-4-6" table:number-columns-spanned="1" table:number-rows-spanned="1">
                  <text:p text:style-name="Paragraph-719"/>
                </table:table-cell>
                <table:table-cell table:style-name="Table-15-4-7" table:number-columns-spanned="1" table:number-rows-spanned="1">
                  <text:p text:style-name="Paragraph-720"/>
                </table:table-cell>
                <table:table-cell table:style-name="Table-15-4-8" table:number-columns-spanned="1" table:number-rows-spanned="1">
                  <text:p text:style-name="Paragraph-721"/>
                </table:table-cell>
                <table:table-cell table:style-name="Table-15-4-9" table:number-columns-spanned="1" table:number-rows-spanned="1">
                  <text:p text:style-name="Paragraph-722"/>
                </table:table-cell>
                <table:table-cell table:style-name="Table-15-4-10" table:number-columns-spanned="1" table:number-rows-spanned="1">
                  <text:p text:style-name="Paragraph-723"/>
                </table:table-cell>
              </table:table-row>
              <table:table-row>
                <table:table-cell table:style-name="Table-15-5-1" table:number-columns-spanned="1" table:number-rows-spanned="1">
                  <text:p text:style-name="바탕글"><text:span text:style-name="p724-1-1">특별회계</text:span></text:p>
                </table:table-cell>
                <table:table-cell table:style-name="Table-15-5-2" table:number-columns-spanned="1" table:number-rows-spanned="1">
                  <text:p text:style-name="Paragraph-725"/>
                </table:table-cell>
                <table:table-cell table:style-name="Table-15-5-3" table:number-columns-spanned="1" table:number-rows-spanned="1">
                  <text:p text:style-name="Paragraph-726"><text:span text:style-name="p726-1-1">총계</text:span></text:p>
                  <text:p text:style-name="Paragraph-727"><text:span text:style-name="p727-1-1">(순계)</text:span></text:p>
                </table:table-cell>
                <table:table-cell table:style-name="Table-15-5-4" table:number-columns-spanned="1" table:number-rows-spanned="1">
                  <text:p text:style-name="Paragraph-728"/>
                </table:table-cell>
                <table:table-cell table:style-name="Table-15-5-5" table:number-columns-spanned="1" table:number-rows-spanned="1">
                  <text:p text:style-name="Paragraph-729"/>
                </table:table-cell>
                <table:table-cell table:style-name="Table-15-5-6" table:number-columns-spanned="1" table:number-rows-spanned="1">
                  <text:p text:style-name="Paragraph-730"><text:span text:style-name="p730-1-1">총계</text:span></text:p>
                  <text:p text:style-name="Paragraph-731"><text:span text:style-name="p731-1-1">(순계)</text:span></text:p>
                </table:table-cell>
                <table:table-cell table:style-name="Table-15-5-7" table:number-columns-spanned="1" table:number-rows-spanned="1">
                  <text:p text:style-name="Paragraph-732"/>
                </table:table-cell>
                <table:table-cell table:style-name="Table-15-5-8" table:number-columns-spanned="1" table:number-rows-spanned="1">
                  <text:p text:style-name="Paragraph-733"/>
                </table:table-cell>
                <table:table-cell table:style-name="Table-15-5-9" table:number-columns-spanned="1" table:number-rows-spanned="1">
                  <text:p text:style-name="Paragraph-734"/>
                </table:table-cell>
                <table:table-cell table:style-name="Table-15-5-10" table:number-columns-spanned="1" table:number-rows-spanned="1">
                  <text:p text:style-name="Paragraph-735"/>
                </table:table-cell>
              </table:table-row>
              <table:table-row>
                <table:table-cell table:style-name="Table-15-6-1" table:number-columns-spanned="1" table:number-rows-spanned="1">
                  <text:p text:style-name="바탕글"><text:span text:style-name="p736-1-1"> 기타특별회계</text:span></text:p>
                </table:table-cell>
                <table:table-cell table:style-name="Table-15-6-2" table:number-columns-spanned="1" table:number-rows-spanned="1">
                  <text:p text:style-name="Paragraph-737"/>
                </table:table-cell>
                <table:table-cell table:style-name="Table-15-6-3" table:number-columns-spanned="1" table:number-rows-spanned="1">
                  <text:p text:style-name="Paragraph-738"/>
                </table:table-cell>
                <table:table-cell table:style-name="Table-15-6-4" table:number-columns-spanned="1" table:number-rows-spanned="1">
                  <text:p text:style-name="Paragraph-739"/>
                </table:table-cell>
                <table:table-cell table:style-name="Table-15-6-5" table:number-columns-spanned="1" table:number-rows-spanned="1">
                  <text:p text:style-name="Paragraph-740"/>
                </table:table-cell>
                <table:table-cell table:style-name="Table-15-6-6" table:number-columns-spanned="1" table:number-rows-spanned="1">
                  <text:p text:style-name="Paragraph-741"/>
                </table:table-cell>
                <table:table-cell table:style-name="Table-15-6-7" table:number-columns-spanned="1" table:number-rows-spanned="1">
                  <text:p text:style-name="Paragraph-742"/>
                </table:table-cell>
                <table:table-cell table:style-name="Table-15-6-8" table:number-columns-spanned="1" table:number-rows-spanned="1">
                  <text:p text:style-name="Paragraph-743"/>
                </table:table-cell>
                <table:table-cell table:style-name="Table-15-6-9" table:number-columns-spanned="1" table:number-rows-spanned="1">
                  <text:p text:style-name="Paragraph-744"/>
                </table:table-cell>
                <table:table-cell table:style-name="Table-15-6-10" table:number-columns-spanned="1" table:number-rows-spanned="1">
                  <text:p text:style-name="Paragraph-745"/>
                </table:table-cell>
              </table:table-row>
              <table:table-row>
                <table:table-cell table:style-name="Table-15-7-1" table:number-columns-spanned="1" table:number-rows-spanned="1">
                  <text:p text:style-name="바탕글"><text:span text:style-name="p746-1-1"> 기업특별회계</text:span></text:p>
                </table:table-cell>
                <table:table-cell table:style-name="Table-15-7-2" table:number-columns-spanned="1" table:number-rows-spanned="1">
                  <text:p text:style-name="Paragraph-747"/>
                </table:table-cell>
                <table:table-cell table:style-name="Table-15-7-3" table:number-columns-spanned="1" table:number-rows-spanned="1">
                  <text:p text:style-name="Paragraph-748"/>
                </table:table-cell>
                <table:table-cell table:style-name="Table-15-7-4" table:number-columns-spanned="1" table:number-rows-spanned="1">
                  <text:p text:style-name="Paragraph-749"/>
                </table:table-cell>
                <table:table-cell table:style-name="Table-15-7-5" table:number-columns-spanned="1" table:number-rows-spanned="1">
                  <text:p text:style-name="Paragraph-750"/>
                </table:table-cell>
                <table:table-cell table:style-name="Table-15-7-6" table:number-columns-spanned="1" table:number-rows-spanned="1">
                  <text:p text:style-name="Paragraph-751"/>
                </table:table-cell>
                <table:table-cell table:style-name="Table-15-7-7" table:number-columns-spanned="1" table:number-rows-spanned="1">
                  <text:p text:style-name="Paragraph-752"/>
                </table:table-cell>
                <table:table-cell table:style-name="Table-15-7-8" table:number-columns-spanned="1" table:number-rows-spanned="1">
                  <text:p text:style-name="Paragraph-753"/>
                </table:table-cell>
                <table:table-cell table:style-name="Table-15-7-9" table:number-columns-spanned="1" table:number-rows-spanned="1">
                  <text:p text:style-name="Paragraph-754"/>
                </table:table-cell>
                <table:table-cell table:style-name="Table-15-7-10" table:number-columns-spanned="1" table:number-rows-spanned="1">
                  <text:p text:style-name="Paragraph-755"/>
                </table:table-cell>
              </table:table-row>
              <table:table-row>
                <table:table-cell table:style-name="Table-15-8-1" table:number-columns-spanned="1" table:number-rows-spanned="1">
                  <text:p text:style-name="바탕글"><text:span text:style-name="p756-1-1"> 책임운영기관특별</text:span><text:span text:style-name="p756-2-1">회계</text:span></text:p>
                </table:table-cell>
                <table:table-cell table:style-name="Table-15-8-2" table:number-columns-spanned="1" table:number-rows-spanned="1">
                  <text:p text:style-name="Paragraph-757"/>
                </table:table-cell>
                <table:table-cell table:style-name="Table-15-8-3" table:number-columns-spanned="1" table:number-rows-spanned="1">
                  <text:p text:style-name="Paragraph-758"/>
                </table:table-cell>
                <table:table-cell table:style-name="Table-15-8-4" table:number-columns-spanned="1" table:number-rows-spanned="1">
                  <text:p text:style-name="Paragraph-759"/>
                </table:table-cell>
                <table:table-cell table:style-name="Table-15-8-5" table:number-columns-spanned="1" table:number-rows-spanned="1">
                  <text:p text:style-name="Paragraph-760"/>
                </table:table-cell>
                <table:table-cell table:style-name="Table-15-8-6" table:number-columns-spanned="1" table:number-rows-spanned="1">
                  <text:p text:style-name="Paragraph-761"/>
                </table:table-cell>
                <table:table-cell table:style-name="Table-15-8-7" table:number-columns-spanned="1" table:number-rows-spanned="1">
                  <text:p text:style-name="Paragraph-762"/>
                </table:table-cell>
                <table:table-cell table:style-name="Table-15-8-8" table:number-columns-spanned="1" table:number-rows-spanned="1">
                  <text:p text:style-name="Paragraph-763"/>
                </table:table-cell>
                <table:table-cell table:style-name="Table-15-8-9" table:number-columns-spanned="1" table:number-rows-spanned="1">
                  <text:p text:style-name="Paragraph-764"/>
                </table:table-cell>
                <table:table-cell table:style-name="Table-15-8-10" table:number-columns-spanned="1" table:number-rows-spanned="1">
                  <text:p text:style-name="Paragraph-765"/>
                </table:table-cell>
              </table:table-row>
            </table:table>
            <text:p text:style-name="Paragraph-766"><text:span text:style-name="p766-1-1">* 일반/특별회계간 내부거래를 제거한 순계치, ** 특별회계 계정간 내부거래를 제거한 순계치</text:span></text:p>
            <text:p text:style-name="Paragraph-767"/>
            <text:p text:style-name="바탕글"><text:span text:style-name="p768-1-1"> o </text:span><text:span text:style-name="p768-1-2">국가 수입지출결산(기금별) </text:span></text:p>
            <text:p text:style-name="Paragraph-769"><text:span text:style-name="p769-1-1">  - 기금수입지출총괄결산은 모든 기금의 수입지출결산을 합하여 표시한 </text:span><text:span text:style-name="p769-2-1">것으로,</text:span><text:span text:style-name="p769-2-2"> </text:span><text:span text:style-name="p769-2-3">수납액과 지출액에</text:span><text:span text:style-name="p769-2-4"> </text:span><text:span text:style-name="p769-2-5">기금간 내부거래가 제거된 순계를 함께 </text:span><text:span text:style-name="p769-3-1">표시</text:span><text:span text:style-name="p769-3-2">함 </text:span></text:p>
            <text:p text:style-name="Paragraph-770"><text:span text:style-name="p770-1-1"> (1) 기</text:span><text:span text:style-name="p770-1-2">금수입지출 결산총괄표 양식 </text:span></text:p>
            <table:table table:style-name="Table-16">
              <table:table-column table:number-columns-repeated="10"/>
              <table:table-row>
                <table:table-cell table:style-name="Table-16-1-1" table:number-columns-spanned="1" table:number-rows-spanned="2">
                  <text:p text:style-name="Paragraph-771"><text:span text:style-name="p771-1-1">기금</text:span></text:p>
                </table:table-cell>
                <table:table-cell table:style-name="Table-16-1-2" table:number-columns-spanned="3" table:number-rows-spanned="1">
                  <text:p text:style-name="Paragraph-772"><text:span text:style-name="p772-1-1">수입</text:span></text:p>
                </table:table-cell>
                <table:table-cell table:style-name="Table-16-1-3" table:number-columns-spanned="3" table:number-rows-spanned="1">
                  <text:p text:style-name="Paragraph-773"><text:span text:style-name="p773-1-1">지출</text:span></text:p>
                </table:table-cell>
                <table:table-cell table:style-name="Table-16-1-4" table:number-columns-spanned="2" table:number-rows-spanned="1">
                  <text:p text:style-name="Paragraph-774"><text:span text:style-name="p774-1-1">차년도 이월액</text:span></text:p>
                </table:table-cell>
                <table:table-cell table:style-name="Table-16-1-5" table:number-columns-spanned="1" table:number-rows-spanned="2">
                  <text:p text:style-name="Paragraph-775"><text:span text:style-name="p775-1-1">불용</text:span><text:span text:style-name="p775-2-1">액</text:span></text:p>
                </table:table-cell>
              </table:table-row>
              <table:table-row>
                <table:table-cell table:style-name="Table-16-2-1" table:number-columns-spanned="1" table:number-rows-spanned="1">
                  <text:p text:style-name="Paragraph-776"><text:span text:style-name="p776-1-1">수정수입</text:span><text:span text:style-name="p776-2-1">계획액</text:span></text:p>
                </table:table-cell>
                <table:table-cell table:style-name="Table-16-2-2" table:number-columns-spanned="1" table:number-rows-spanned="1">
                  <text:p text:style-name="Paragraph-777"><text:span text:style-name="p777-1-1">수납액</text:span></text:p>
                </table:table-cell>
                <table:table-cell table:style-name="Table-16-2-3" table:number-columns-spanned="1" table:number-rows-spanned="1">
                  <text:p text:style-name="Paragraph-778"><text:span text:style-name="p778-1-1">증감액</text:span></text:p>
                </table:table-cell>
                <table:table-cell table:style-name="Table-16-2-4" table:number-columns-spanned="1" table:number-rows-spanned="1">
                  <text:p text:style-name="Paragraph-779"><text:span text:style-name="p779-1-1">지출계획</text:span><text:span text:style-name="p779-2-1">현액</text:span></text:p>
                </table:table-cell>
                <table:table-cell table:style-name="Table-16-2-5" table:number-columns-spanned="1" table:number-rows-spanned="1">
                  <text:p text:style-name="Paragraph-780"><text:span text:style-name="p780-1-1">지출액</text:span></text:p>
                </table:table-cell>
                <table:table-cell table:style-name="Table-16-2-6" table:number-columns-spanned="1" table:number-rows-spanned="1">
                  <text:p text:style-name="Paragraph-781"><text:span text:style-name="p781-1-1">증감액</text:span></text:p>
                </table:table-cell>
                <table:table-cell table:style-name="Table-16-2-7" table:number-columns-spanned="1" table:number-rows-spanned="1">
                  <text:p text:style-name="Paragraph-782"><text:span text:style-name="p782-1-1">명시</text:span></text:p>
                  <text:p text:style-name="Paragraph-783"><text:span text:style-name="p783-1-1">이월</text:span></text:p>
                </table:table-cell>
                <table:table-cell table:style-name="Table-16-2-8" table:number-columns-spanned="1" table:number-rows-spanned="1">
                  <text:p text:style-name="Paragraph-784"><text:span text:style-name="p784-1-1">사고</text:span></text:p>
                  <text:p text:style-name="Paragraph-785"><text:span text:style-name="p785-1-1">이월</text:span></text:p>
                </table:table-cell>
              </table:table-row>
              <table:table-row>
                <table:table-cell table:style-name="Table-16-3-1" table:number-columns-spanned="1" table:number-rows-spanned="1">
                  <text:p text:style-name="Paragraph-786"><text:span text:style-name="p786-1-1">A</text:span><text:span text:style-name="p786-1-2">기금</text:span></text:p>
                </table:table-cell>
                <table:table-cell table:style-name="Table-16-3-2" table:number-columns-spanned="1" table:number-rows-spanned="1">
                  <text:p text:style-name="Paragraph-787"/>
                </table:table-cell>
                <table:table-cell table:style-name="Table-16-3-3" table:number-columns-spanned="1" table:number-rows-spanned="1">
                  <text:p text:style-name="Paragraph-788"/>
                </table:table-cell>
                <table:table-cell table:style-name="Table-16-3-4" table:number-columns-spanned="1" table:number-rows-spanned="1">
                  <text:p text:style-name="Paragraph-789"/>
                </table:table-cell>
                <table:table-cell table:style-name="Table-16-3-5" table:number-columns-spanned="1" table:number-rows-spanned="1">
                  <text:p text:style-name="Paragraph-790"/>
                </table:table-cell>
                <table:table-cell table:style-name="Table-16-3-6" table:number-columns-spanned="1" table:number-rows-spanned="1">
                  <text:p text:style-name="Paragraph-791"/>
                </table:table-cell>
                <table:table-cell table:style-name="Table-16-3-7" table:number-columns-spanned="1" table:number-rows-spanned="1">
                  <text:p text:style-name="Paragraph-792"/>
                </table:table-cell>
                <table:table-cell table:style-name="Table-16-3-8" table:number-columns-spanned="1" table:number-rows-spanned="1">
                  <text:p text:style-name="Paragraph-793"/>
                </table:table-cell>
                <table:table-cell table:style-name="Table-16-3-9" table:number-columns-spanned="1" table:number-rows-spanned="1">
                  <text:p text:style-name="Paragraph-794"/>
                </table:table-cell>
                <table:table-cell table:style-name="Table-16-3-10" table:number-columns-spanned="1" table:number-rows-spanned="1">
                  <text:p text:style-name="Paragraph-795"/>
                </table:table-cell>
              </table:table-row>
              <table:table-row>
                <table:table-cell table:style-name="Table-16-4-1" table:number-columns-spanned="1" table:number-rows-spanned="1">
                  <text:p text:style-name="Paragraph-796"><text:span text:style-name="p796-1-1">B</text:span><text:span text:style-name="p796-1-2">기금</text:span></text:p>
                </table:table-cell>
                <table:table-cell table:style-name="Table-16-4-2" table:number-columns-spanned="1" table:number-rows-spanned="1">
                  <text:p text:style-name="Paragraph-797"/>
                </table:table-cell>
                <table:table-cell table:style-name="Table-16-4-3" table:number-columns-spanned="1" table:number-rows-spanned="1">
                  <text:p text:style-name="Paragraph-798"/>
                </table:table-cell>
                <table:table-cell table:style-name="Table-16-4-4" table:number-columns-spanned="1" table:number-rows-spanned="1">
                  <text:p text:style-name="Paragraph-799"/>
                </table:table-cell>
                <table:table-cell table:style-name="Table-16-4-5" table:number-columns-spanned="1" table:number-rows-spanned="1">
                  <text:p text:style-name="Paragraph-800"/>
                </table:table-cell>
                <table:table-cell table:style-name="Table-16-4-6" table:number-columns-spanned="1" table:number-rows-spanned="1">
                  <text:p text:style-name="Paragraph-801"/>
                </table:table-cell>
                <table:table-cell table:style-name="Table-16-4-7" table:number-columns-spanned="1" table:number-rows-spanned="1">
                  <text:p text:style-name="Paragraph-802"/>
                </table:table-cell>
                <table:table-cell table:style-name="Table-16-4-8" table:number-columns-spanned="1" table:number-rows-spanned="1">
                  <text:p text:style-name="Paragraph-803"/>
                </table:table-cell>
                <table:table-cell table:style-name="Table-16-4-9" table:number-columns-spanned="1" table:number-rows-spanned="1">
                  <text:p text:style-name="Paragraph-804"/>
                </table:table-cell>
                <table:table-cell table:style-name="Table-16-4-10" table:number-columns-spanned="1" table:number-rows-spanned="1">
                  <text:p text:style-name="Paragraph-805"/>
                </table:table-cell>
              </table:table-row>
              <table:table-row>
                <table:table-cell table:style-name="Table-16-5-1" table:number-columns-spanned="1" table:number-rows-spanned="1">
                  <text:p text:style-name="Paragraph-806"><text:span text:style-name="p806-1-1">....</text:span></text:p>
                </table:table-cell>
                <table:table-cell table:style-name="Table-16-5-2" table:number-columns-spanned="1" table:number-rows-spanned="1">
                  <text:p text:style-name="Paragraph-807"/>
                </table:table-cell>
                <table:table-cell table:style-name="Table-16-5-3" table:number-columns-spanned="1" table:number-rows-spanned="1">
                  <text:p text:style-name="Paragraph-808"/>
                </table:table-cell>
                <table:table-cell table:style-name="Table-16-5-4" table:number-columns-spanned="1" table:number-rows-spanned="1">
                  <text:p text:style-name="Paragraph-809"/>
                </table:table-cell>
                <table:table-cell table:style-name="Table-16-5-5" table:number-columns-spanned="1" table:number-rows-spanned="1">
                  <text:p text:style-name="Paragraph-810"/>
                </table:table-cell>
                <table:table-cell table:style-name="Table-16-5-6" table:number-columns-spanned="1" table:number-rows-spanned="1">
                  <text:p text:style-name="Paragraph-811"/>
                </table:table-cell>
                <table:table-cell table:style-name="Table-16-5-7" table:number-columns-spanned="1" table:number-rows-spanned="1">
                  <text:p text:style-name="Paragraph-812"/>
                </table:table-cell>
                <table:table-cell table:style-name="Table-16-5-8" table:number-columns-spanned="1" table:number-rows-spanned="1">
                  <text:p text:style-name="Paragraph-813"/>
                </table:table-cell>
                <table:table-cell table:style-name="Table-16-5-9" table:number-columns-spanned="1" table:number-rows-spanned="1">
                  <text:p text:style-name="Paragraph-814"/>
                </table:table-cell>
                <table:table-cell table:style-name="Table-16-5-10" table:number-columns-spanned="1" table:number-rows-spanned="1">
                  <text:p text:style-name="Paragraph-815"/>
                </table:table-cell>
              </table:table-row>
              <table:table-row>
                <table:table-cell table:style-name="Table-16-6-1" table:number-columns-spanned="1" table:number-rows-spanned="1">
                  <text:p text:style-name="Paragraph-816"><text:span text:style-name="p816-1-1">합계</text:span></text:p>
                </table:table-cell>
                <table:table-cell table:style-name="Table-16-6-2" table:number-columns-spanned="1" table:number-rows-spanned="1">
                  <text:p text:style-name="Paragraph-817"/>
                </table:table-cell>
                <table:table-cell table:style-name="Table-16-6-3" table:number-columns-spanned="1" table:number-rows-spanned="1">
                  <text:p text:style-name="Paragraph-818"><text:span text:style-name="p818-1-1">총계</text:span></text:p>
                  <text:p text:style-name="Paragraph-819"><text:span text:style-name="p819-1-1">(순계)</text:span></text:p>
                </table:table-cell>
                <table:table-cell table:style-name="Table-16-6-4" table:number-columns-spanned="1" table:number-rows-spanned="1">
                  <text:p text:style-name="Paragraph-820"/>
                </table:table-cell>
                <table:table-cell table:style-name="Table-16-6-5" table:number-columns-spanned="1" table:number-rows-spanned="1">
                  <text:p text:style-name="Paragraph-821"/>
                </table:table-cell>
                <table:table-cell table:style-name="Table-16-6-6" table:number-columns-spanned="1" table:number-rows-spanned="1">
                  <text:p text:style-name="Paragraph-822"><text:span text:style-name="p822-1-1">총계</text:span></text:p>
                  <text:p text:style-name="Paragraph-823"><text:span text:style-name="p823-1-1">(순계)</text:span></text:p>
                </table:table-cell>
                <table:table-cell table:style-name="Table-16-6-7" table:number-columns-spanned="1" table:number-rows-spanned="1">
                  <text:p text:style-name="Paragraph-824"/>
                </table:table-cell>
                <table:table-cell table:style-name="Table-16-6-8" table:number-columns-spanned="1" table:number-rows-spanned="1">
                  <text:p text:style-name="Paragraph-825"/>
                </table:table-cell>
                <table:table-cell table:style-name="Table-16-6-9" table:number-columns-spanned="1" table:number-rows-spanned="1">
                  <text:p text:style-name="Paragraph-826"/>
                </table:table-cell>
                <table:table-cell table:style-name="Table-16-6-10" table:number-columns-spanned="1" table:number-rows-spanned="1">
                  <text:p text:style-name="Paragraph-827"/>
                </table:table-cell>
              </table:table-row>
            </table:table>
            <text:p text:style-name="Paragraph-828"><text:span text:style-name="p828-1-1"> </text:span></text:p>
            <text:p text:style-name="Paragraph-829"><text:span text:style-name="p829-1-1"> (2) </text:span><text:span text:style-name="p829-1-2">기금수입총괄결산내역양식 </text:span></text:p>
            <text:p text:style-name="Paragraph-830"/>
            <table:table table:style-name="Table-17">
              <table:table-column table:number-columns-repeated="11"/>
              <table:table-row>
                <table:table-cell table:style-name="Table-17-1-1" table:number-columns-spanned="2" table:number-rows-spanned="1">
                  <text:p text:style-name="Paragraph-831"><text:span text:style-name="p831-1-1">구  분</text:span></text:p>
                </table:table-cell>
                <table:table-cell table:style-name="Table-17-1-2" table:number-columns-spanned="1" table:number-rows-spanned="2">
                  <text:p text:style-name="Paragraph-832"><text:span text:style-name="p832-1-1">당초 </text:span><text:span text:style-name="p832-2-1">수입계획</text:span><text:span text:style-name="p832-3-1">액</text:span></text:p>
                </table:table-cell>
                <table:table-cell table:style-name="Table-17-1-3" table:number-columns-spanned="1" table:number-rows-spanned="2">
                  <text:p text:style-name="Paragraph-833"><text:span text:style-name="p833-1-1">수정수입</text:span><text:span text:style-name="p833-2-1">계획액</text:span></text:p>
                </table:table-cell>
                <table:table-cell table:style-name="Table-17-1-4" table:number-columns-spanned="1" table:number-rows-spanned="2">
                  <text:p text:style-name="Paragraph-834"><text:span text:style-name="p834-1-1">징수결정</text:span><text:span text:style-name="p834-2-1">액</text:span></text:p>
                </table:table-cell>
                <table:table-cell table:style-name="Table-17-1-5" table:number-columns-spanned="1" table:number-rows-spanned="2">
                  <text:p text:style-name="Paragraph-835"><text:span text:style-name="p835-1-1">수납액</text:span></text:p>
                </table:table-cell>
                <table:table-cell table:style-name="Table-17-1-6" table:number-columns-spanned="1" table:number-rows-spanned="2">
                  <text:p text:style-name="Paragraph-836"><text:span text:style-name="p836-1-1">불납결손</text:span><text:span text:style-name="p836-2-1">액</text:span></text:p>
                </table:table-cell>
                <table:table-cell table:style-name="Table-17-1-7" table:number-columns-spanned="1" table:number-rows-spanned="2">
                  <text:p text:style-name="Paragraph-837"><text:span text:style-name="p837-1-1">미수납액</text:span></text:p>
                </table:table-cell>
                <table:table-cell table:style-name="Table-17-1-8" table:number-columns-spanned="2" table:number-rows-spanned="1">
                  <text:p text:style-name="Paragraph-838"><text:span text:style-name="p838-1-1">수정수입</text:span></text:p>
                  <text:p text:style-name="Paragraph-839"><text:span text:style-name="p839-1-1">계획액과 </text:span><text:span text:style-name="p839-2-1">수납액의 </text:span><text:span text:style-name="p839-3-1">차</text:span></text:p>
                </table:table-cell>
                <table:table-cell table:style-name="Table-17-1-9" table:number-columns-spanned="1" table:number-rows-spanned="2">
                  <text:p text:style-name="Paragraph-840"><text:span text:style-name="p840-1-1">수정수</text:span><text:span text:style-name="p840-2-1">입계획</text:span><text:span text:style-name="p840-3-1">대비 </text:span><text:span text:style-name="p840-4-1">증감사</text:span><text:span text:style-name="p840-5-1">유</text:span></text:p>
                </table:table-cell>
              </table:table-row>
              <table:table-row>
                <table:table-cell table:style-name="Table-17-2-1" table:number-columns-spanned="1" table:number-rows-spanned="1">
                  <text:p text:style-name="Paragraph-841"><text:span text:style-name="p841-1-1">중앙관서</text:span></text:p>
                </table:table-cell>
                <table:table-cell table:style-name="Table-17-2-2" table:number-columns-spanned="1" table:number-rows-spanned="1">
                  <text:p text:style-name="Paragraph-842"><text:span text:style-name="p842-1-1">기금구</text:span><text:span text:style-name="p842-2-1">분</text:span></text:p>
                </table:table-cell>
                <table:table-cell table:style-name="Table-17-2-3" table:number-columns-spanned="1" table:number-rows-spanned="1">
                  <text:p text:style-name="Paragraph-843"><text:span text:style-name="p843-1-1">증</text:span></text:p>
                </table:table-cell>
                <table:table-cell table:style-name="Table-17-2-4" table:number-columns-spanned="1" table:number-rows-spanned="1">
                  <text:p text:style-name="Paragraph-844"><text:span text:style-name="p844-1-1">감</text:span></text:p>
                </table:table-cell>
              </table:table-row>
              <table:table-row>
                <table:table-cell table:style-name="Table-17-3-1" table:number-columns-spanned="1" table:number-rows-spanned="1">
                  <text:p text:style-name="바탕글"/>
                </table:table-cell>
                <table:table-cell table:style-name="Table-17-3-2" table:number-columns-spanned="1" table:number-rows-spanned="1">
                  <text:p text:style-name="바탕글"/>
                </table:table-cell>
                <table:table-cell table:style-name="Table-17-3-3" table:number-columns-spanned="1" table:number-rows-spanned="1">
                  <text:p text:style-name="바탕글"/>
                </table:table-cell>
                <table:table-cell table:style-name="Table-17-3-4" table:number-columns-spanned="1" table:number-rows-spanned="1">
                  <text:p text:style-name="바탕글"/>
                </table:table-cell>
                <table:table-cell table:style-name="Table-17-3-5" table:number-columns-spanned="1" table:number-rows-spanned="1">
                  <text:p text:style-name="바탕글"/>
                </table:table-cell>
                <table:table-cell table:style-name="Table-17-3-6" table:number-columns-spanned="1" table:number-rows-spanned="1">
                  <text:p text:style-name="바탕글"/>
                </table:table-cell>
                <table:table-cell table:style-name="Table-17-3-7" table:number-columns-spanned="1" table:number-rows-spanned="1">
                  <text:p text:style-name="바탕글"/>
                </table:table-cell>
                <table:table-cell table:style-name="Table-17-3-8" table:number-columns-spanned="1" table:number-rows-spanned="1">
                  <text:p text:style-name="바탕글"/>
                </table:table-cell>
                <table:table-cell table:style-name="Table-17-3-9" table:number-columns-spanned="1" table:number-rows-spanned="1">
                  <text:p text:style-name="바탕글"/>
                </table:table-cell>
                <table:table-cell table:style-name="Table-17-3-10" table:number-columns-spanned="1" table:number-rows-spanned="1">
                  <text:p text:style-name="바탕글"/>
                </table:table-cell>
                <table:table-cell table:style-name="Table-17-3-11" table:number-columns-spanned="1" table:number-rows-spanned="1">
                  <text:p text:style-name="바탕글"/>
                </table:table-cell>
              </table:table-row>
              <table:table-row>
                <table:table-cell table:style-name="Table-17-4-1" table:number-columns-spanned="1" table:number-rows-spanned="1">
                  <text:p text:style-name="바탕글"/>
                </table:table-cell>
                <table:table-cell table:style-name="Table-17-4-2" table:number-columns-spanned="1" table:number-rows-spanned="1">
                  <text:p text:style-name="바탕글"/>
                </table:table-cell>
                <table:table-cell table:style-name="Table-17-4-3" table:number-columns-spanned="1" table:number-rows-spanned="1">
                  <text:p text:style-name="바탕글"/>
                </table:table-cell>
                <table:table-cell table:style-name="Table-17-4-4" table:number-columns-spanned="1" table:number-rows-spanned="1">
                  <text:p text:style-name="바탕글"/>
                </table:table-cell>
                <table:table-cell table:style-name="Table-17-4-5" table:number-columns-spanned="1" table:number-rows-spanned="1">
                  <text:p text:style-name="바탕글"/>
                </table:table-cell>
                <table:table-cell table:style-name="Table-17-4-6" table:number-columns-spanned="1" table:number-rows-spanned="1">
                  <text:p text:style-name="바탕글"/>
                </table:table-cell>
                <table:table-cell table:style-name="Table-17-4-7" table:number-columns-spanned="1" table:number-rows-spanned="1">
                  <text:p text:style-name="바탕글"/>
                </table:table-cell>
                <table:table-cell table:style-name="Table-17-4-8" table:number-columns-spanned="1" table:number-rows-spanned="1">
                  <text:p text:style-name="바탕글"/>
                </table:table-cell>
                <table:table-cell table:style-name="Table-17-4-9" table:number-columns-spanned="1" table:number-rows-spanned="1">
                  <text:p text:style-name="바탕글"/>
                </table:table-cell>
                <table:table-cell table:style-name="Table-17-4-10" table:number-columns-spanned="1" table:number-rows-spanned="1">
                  <text:p text:style-name="바탕글"/>
                </table:table-cell>
                <table:table-cell table:style-name="Table-17-4-11" table:number-columns-spanned="1" table:number-rows-spanned="1">
                  <text:p text:style-name="바탕글"/>
                </table:table-cell>
              </table:table-row>
              <table:table-row>
                <table:table-cell table:style-name="Table-17-5-1" table:number-columns-spanned="2" table:number-rows-spanned="1">
                  <text:p text:style-name="Paragraph-867"><text:span text:style-name="p867-1-1">합   계</text:span></text:p>
                </table:table-cell>
                <table:table-cell table:style-name="Table-17-5-2" table:number-columns-spanned="1" table:number-rows-spanned="1">
                  <text:p text:style-name="바탕글"/>
                </table:table-cell>
                <table:table-cell table:style-name="Table-17-5-3" table:number-columns-spanned="1" table:number-rows-spanned="1">
                  <text:p text:style-name="바탕글"/>
                </table:table-cell>
                <table:table-cell table:style-name="Table-17-5-4" table:number-columns-spanned="1" table:number-rows-spanned="1">
                  <text:p text:style-name="바탕글"/>
                </table:table-cell>
                <table:table-cell table:style-name="Table-17-5-5" table:number-columns-spanned="1" table:number-rows-spanned="1">
                  <text:p text:style-name="Paragraph-871"><text:span text:style-name="p871-1-1">총계</text:span></text:p>
                  <text:p text:style-name="Paragraph-872"><text:span text:style-name="p872-1-1">(순계)</text:span></text:p>
                </table:table-cell>
                <table:table-cell table:style-name="Table-17-5-6" table:number-columns-spanned="1" table:number-rows-spanned="1">
                  <text:p text:style-name="바탕글"/>
                </table:table-cell>
                <table:table-cell table:style-name="Table-17-5-7" table:number-columns-spanned="1" table:number-rows-spanned="1">
                  <text:p text:style-name="바탕글"/>
                </table:table-cell>
                <table:table-cell table:style-name="Table-17-5-8" table:number-columns-spanned="1" table:number-rows-spanned="1">
                  <text:p text:style-name="바탕글"/>
                </table:table-cell>
                <table:table-cell table:style-name="Table-17-5-9" table:number-columns-spanned="1" table:number-rows-spanned="1">
                  <text:p text:style-name="바탕글"/>
                </table:table-cell>
                <table:table-cell table:style-name="Table-17-5-10" table:number-columns-spanned="1" table:number-rows-spanned="1">
                  <text:p text:style-name="바탕글"/>
                </table:table-cell>
              </table:table-row>
            </table:table>
            <text:p text:style-name="Paragraph-878"/>
            <text:p text:style-name="Paragraph-879"><text:span text:style-name="p879-1-1">(3) 기금지출총괄결산내역</text:span></text:p>
            <table:table table:style-name="Table-18">
              <table:table-column table:number-columns-repeated="10"/>
              <table:table-row>
                <table:table-cell table:style-name="Table-18-1-1" table:number-columns-spanned="2" table:number-rows-spanned="1">
                  <text:p text:style-name="Paragraph-880"><text:span text:style-name="p880-1-1">구    분</text:span></text:p>
                </table:table-cell>
                <table:table-cell table:style-name="Table-18-1-2" table:number-columns-spanned="1" table:number-rows-spanned="2">
                  <text:p text:style-name="Paragraph-881"><text:span text:style-name="p881-1-1">당초지출</text:span><text:span text:style-name="p881-2-1">계획액</text:span></text:p>
                </table:table-cell>
                <table:table-cell table:style-name="Table-18-1-3" table:number-columns-spanned="1" table:number-rows-spanned="2">
                  <text:p text:style-name="Paragraph-882"><text:span text:style-name="p882-1-1">수정지출</text:span><text:span text:style-name="p882-2-1">계획액</text:span></text:p>
                </table:table-cell>
                <table:table-cell table:style-name="Table-18-1-4" table:number-columns-spanned="1" table:number-rows-spanned="2">
                  <text:p text:style-name="Paragraph-883"><text:span text:style-name="p883-1-1">전년도 </text:span><text:span text:style-name="p883-2-1">이월액</text:span></text:p>
                </table:table-cell>
                <table:table-cell table:style-name="Table-18-1-5" table:number-columns-spanned="1" table:number-rows-spanned="2">
                  <text:p text:style-name="Paragraph-884"><text:span text:style-name="p884-1-1">지출계획</text:span><text:span text:style-name="p884-2-1">현액</text:span></text:p>
                </table:table-cell>
                <table:table-cell table:style-name="Table-18-1-6" table:number-columns-spanned="1" table:number-rows-spanned="2">
                  <text:p text:style-name="Paragraph-885"><text:span text:style-name="p885-1-1">지출액</text:span></text:p>
                </table:table-cell>
                <table:table-cell table:style-name="Table-18-1-7" table:number-columns-spanned="1" table:number-rows-spanned="2">
                  <text:p text:style-name="Paragraph-886"><text:span text:style-name="p886-1-1">차년도</text:span></text:p>
                  <text:p text:style-name="Paragraph-887"><text:span text:style-name="p887-1-1">이월액</text:span></text:p>
                </table:table-cell>
                <table:table-cell table:style-name="Table-18-1-8" table:number-columns-spanned="1" table:number-rows-spanned="2">
                  <text:p text:style-name="Paragraph-888"><text:span text:style-name="p888-1-1">불용액</text:span></text:p>
                </table:table-cell>
                <table:table-cell table:style-name="Table-18-1-9" table:number-columns-spanned="1" table:number-rows-spanned="2">
                  <text:p text:style-name="Paragraph-889"><text:span text:style-name="p889-1-1">비고</text:span></text:p>
                </table:table-cell>
              </table:table-row>
              <table:table-row>
                <table:table-cell table:style-name="Table-18-2-1" table:number-columns-spanned="1" table:number-rows-spanned="1">
                  <text:p text:style-name="Paragraph-890"><text:span text:style-name="p890-1-1">중앙관</text:span><text:span text:style-name="p890-2-1">서</text:span></text:p>
                </table:table-cell>
                <table:table-cell table:style-name="Table-18-2-2" table:number-columns-spanned="1" table:number-rows-spanned="1">
                  <text:p text:style-name="Paragraph-891"><text:span text:style-name="p891-1-1">기금구</text:span><text:span text:style-name="p891-2-1">분</text:span></text:p>
                </table:table-cell>
              </table:table-row>
              <table:table-row>
                <table:table-cell table:style-name="Table-18-3-1" table:number-columns-spanned="1" table:number-rows-spanned="1">
                  <text:p text:style-name="바탕글"/>
                </table:table-cell>
                <table:table-cell table:style-name="Table-18-3-2" table:number-columns-spanned="1" table:number-rows-spanned="1">
                  <text:p text:style-name="바탕글"/>
                </table:table-cell>
                <table:table-cell table:style-name="Table-18-3-3" table:number-columns-spanned="1" table:number-rows-spanned="1">
                  <text:p text:style-name="바탕글"/>
                </table:table-cell>
                <table:table-cell table:style-name="Table-18-3-4" table:number-columns-spanned="1" table:number-rows-spanned="1">
                  <text:p text:style-name="바탕글"/>
                </table:table-cell>
                <table:table-cell table:style-name="Table-18-3-5" table:number-columns-spanned="1" table:number-rows-spanned="1">
                  <text:p text:style-name="바탕글"/>
                </table:table-cell>
                <table:table-cell table:style-name="Table-18-3-6" table:number-columns-spanned="1" table:number-rows-spanned="1">
                  <text:p text:style-name="바탕글"/>
                </table:table-cell>
                <table:table-cell table:style-name="Table-18-3-7" table:number-columns-spanned="1" table:number-rows-spanned="1">
                  <text:p text:style-name="바탕글"/>
                </table:table-cell>
                <table:table-cell table:style-name="Table-18-3-8" table:number-columns-spanned="1" table:number-rows-spanned="1">
                  <text:p text:style-name="바탕글"/>
                </table:table-cell>
                <table:table-cell table:style-name="Table-18-3-9" table:number-columns-spanned="1" table:number-rows-spanned="1">
                  <text:p text:style-name="바탕글"/>
                </table:table-cell>
                <table:table-cell table:style-name="Table-18-3-10" table:number-columns-spanned="1" table:number-rows-spanned="1">
                  <text:p text:style-name="바탕글"/>
                </table:table-cell>
              </table:table-row>
              <table:table-row>
                <table:table-cell table:style-name="Table-18-4-1" table:number-columns-spanned="1" table:number-rows-spanned="1">
                  <text:p text:style-name="바탕글"/>
                </table:table-cell>
                <table:table-cell table:style-name="Table-18-4-2" table:number-columns-spanned="1" table:number-rows-spanned="1">
                  <text:p text:style-name="바탕글"/>
                </table:table-cell>
                <table:table-cell table:style-name="Table-18-4-3" table:number-columns-spanned="1" table:number-rows-spanned="1">
                  <text:p text:style-name="바탕글"/>
                </table:table-cell>
                <table:table-cell table:style-name="Table-18-4-4" table:number-columns-spanned="1" table:number-rows-spanned="1">
                  <text:p text:style-name="바탕글"/>
                </table:table-cell>
                <table:table-cell table:style-name="Table-18-4-5" table:number-columns-spanned="1" table:number-rows-spanned="1">
                  <text:p text:style-name="바탕글"/>
                </table:table-cell>
                <table:table-cell table:style-name="Table-18-4-6" table:number-columns-spanned="1" table:number-rows-spanned="1">
                  <text:p text:style-name="바탕글"/>
                </table:table-cell>
                <table:table-cell table:style-name="Table-18-4-7" table:number-columns-spanned="1" table:number-rows-spanned="1">
                  <text:p text:style-name="바탕글"/>
                </table:table-cell>
                <table:table-cell table:style-name="Table-18-4-8" table:number-columns-spanned="1" table:number-rows-spanned="1">
                  <text:p text:style-name="바탕글"/>
                </table:table-cell>
                <table:table-cell table:style-name="Table-18-4-9" table:number-columns-spanned="1" table:number-rows-spanned="1">
                  <text:p text:style-name="바탕글"/>
                </table:table-cell>
                <table:table-cell table:style-name="Table-18-4-10" table:number-columns-spanned="1" table:number-rows-spanned="1">
                  <text:p text:style-name="바탕글"/>
                </table:table-cell>
              </table:table-row>
              <table:table-row>
                <table:table-cell table:style-name="Table-18-5-1" table:number-columns-spanned="2" table:number-rows-spanned="1">
                  <text:p text:style-name="Paragraph-912"><text:span text:style-name="p912-1-1">합   계</text:span></text:p>
                </table:table-cell>
                <table:table-cell table:style-name="Table-18-5-2" table:number-columns-spanned="1" table:number-rows-spanned="1">
                  <text:p text:style-name="바탕글"/>
                </table:table-cell>
                <table:table-cell table:style-name="Table-18-5-3" table:number-columns-spanned="1" table:number-rows-spanned="1">
                  <text:p text:style-name="바탕글"/>
                </table:table-cell>
                <table:table-cell table:style-name="Table-18-5-4" table:number-columns-spanned="1" table:number-rows-spanned="1">
                  <text:p text:style-name="바탕글"/>
                </table:table-cell>
                <table:table-cell table:style-name="Table-18-5-5" table:number-columns-spanned="1" table:number-rows-spanned="1">
                  <text:p text:style-name="바탕글"/>
                </table:table-cell>
                <table:table-cell table:style-name="Table-18-5-6" table:number-columns-spanned="1" table:number-rows-spanned="1">
                  <text:p text:style-name="Paragraph-917"><text:span text:style-name="p917-1-1">총계</text:span></text:p>
                  <text:p text:style-name="Paragraph-918"><text:span text:style-name="p918-1-1">(순계)</text:span></text:p>
                </table:table-cell>
                <table:table-cell table:style-name="Table-18-5-7" table:number-columns-spanned="1" table:number-rows-spanned="1">
                  <text:p text:style-name="바탕글"/>
                </table:table-cell>
                <table:table-cell table:style-name="Table-18-5-8" table:number-columns-spanned="1" table:number-rows-spanned="1">
                  <text:p text:style-name="바탕글"/>
                </table:table-cell>
                <table:table-cell table:style-name="Table-18-5-9" table:number-columns-spanned="1" table:number-rows-spanned="1">
                  <text:p text:style-name="바탕글"/>
                </table:table-cell>
              </table:table-row>
            </table:table>
            <text:p text:style-name="Paragraph-922"/>
            <text:p text:style-name="Paragraph-923"/>
            <text:p text:style-name="Paragraph-924"/>
            <text:p text:style-name="바탕글"><text:span text:style-name="p925-1-1">□</text:span><text:span text:style-name="p925-1-4">결산총평의 </text:span><text:span text:style-name="p925-1-5">‘</text:span><text:span text:style-name="p925-1-6">주요 예산결산 정보</text:span><text:span text:style-name="p925-1-7">’ </text:span><text:span text:style-name="p925-1-8">수정방안 </text:span></text:p>
            <text:p text:style-name="바탕글"/>
            <text:p text:style-name="Paragraph-927"><text:span text:style-name="p927-1-1"> (1) 세입세출결산 </text:span></text:p>
            <text:p text:style-name="Paragraph-928"/>
            <table:table table:style-name="Table-19">
              <table:table-column table:number-columns-repeated="7"/>
              <table:table-row>
                <table:table-cell table:style-name="Table-19-1-1" table:number-columns-spanned="2" table:number-rows-spanned="2">
                  <text:p text:style-name="Paragraph-929"><text:span text:style-name="p929-1-1">구분</text:span></text:p>
                </table:table-cell>
                <table:table-cell table:style-name="Table-19-1-2" table:number-columns-spanned="1" table:number-rows-spanned="2">
                  <text:p text:style-name="Paragraph-930"><text:span text:style-name="p930-1-1">전년도 </text:span><text:span text:style-name="p930-2-1">결산액</text:span></text:p>
                  <text:p text:style-name="Paragraph-931"><text:span text:style-name="p931-1-1">(A)</text:span></text:p>
                  <text:p text:style-name="Paragraph-932"><text:span text:style-name="p932-1-1">총계(순계)</text:span></text:p>
                </table:table-cell>
                <table:table-cell table:style-name="Table-19-1-3" table:number-columns-spanned="3" table:number-rows-spanned="1">
                  <text:p text:style-name="Paragraph-933"><text:span text:style-name="p933-1-1">당 회계연도</text:span></text:p>
                </table:table-cell>
                <table:table-cell table:style-name="Table-19-1-4" table:number-columns-spanned="1" table:number-rows-spanned="2">
                  <text:p text:style-name="Paragraph-934"><text:span text:style-name="p934-1-1">전년대비</text:span></text:p>
                  <text:p text:style-name="Paragraph-935"><text:span text:style-name="p935-1-1">증감율</text:span></text:p>
                  <text:p text:style-name="Paragraph-936"><text:span text:style-name="p936-1-1">(C/A)</text:span></text:p>
                </table:table-cell>
              </table:table-row>
              <table:table-row>
                <table:table-cell table:style-name="Table-19-2-1" table:number-columns-spanned="1" table:number-rows-spanned="1">
                  <text:p text:style-name="Paragraph-937"><text:span text:style-name="p937-1-1">예산현액(</text:span><text:span text:style-name="p937-1-2">B)</text:span></text:p>
                </table:table-cell>
                <table:table-cell table:style-name="Table-19-2-2" table:number-columns-spanned="1" table:number-rows-spanned="1">
                  <text:p text:style-name="Paragraph-938"><text:span text:style-name="p938-1-1">결산액(</text:span><text:span text:style-name="p938-1-2">C)</text:span><text:span text:style-name="p938-2-1">총계(순계)</text:span></text:p>
                </table:table-cell>
                <table:table-cell table:style-name="Table-19-2-3" table:number-columns-spanned="1" table:number-rows-spanned="1">
                  <text:p text:style-name="Paragraph-939"><text:span text:style-name="p939-1-1">집행율(</text:span><text:span text:style-name="p939-1-2">C/B)</text:span></text:p>
                </table:table-cell>
              </table:table-row>
              <table:table-row>
                <table:table-cell table:style-name="Table-19-3-1" table:number-columns-spanned="1" table:number-rows-spanned="2">
                  <text:p text:style-name="Paragraph-940"><text:span text:style-name="p940-1-1">합계</text:span></text:p>
                </table:table-cell>
                <table:table-cell table:style-name="Table-19-3-2" table:number-columns-spanned="1" table:number-rows-spanned="1">
                  <text:p text:style-name="Paragraph-941"><text:span text:style-name="p941-1-1">세입</text:span></text:p>
                </table:table-cell>
                <table:table-cell table:style-name="Table-19-3-3" table:number-columns-spanned="1" table:number-rows-spanned="1">
                  <text:p text:style-name="Paragraph-942"><text:span text:style-name="p942-1-1">총계(순계)</text:span></text:p>
                </table:table-cell>
                <table:table-cell table:style-name="Table-19-3-4" table:number-columns-spanned="1" table:number-rows-spanned="1">
                  <text:p text:style-name="바탕글"/>
                </table:table-cell>
                <table:table-cell table:style-name="Table-19-3-5" table:number-columns-spanned="1" table:number-rows-spanned="1">
                  <text:p text:style-name="Paragraph-944"><text:span text:style-name="p944-1-1">총계(순계)</text:span></text:p>
                </table:table-cell>
                <table:table-cell table:style-name="Table-19-3-6" table:number-columns-spanned="1" table:number-rows-spanned="1">
                  <text:p text:style-name="바탕글"/>
                </table:table-cell>
                <table:table-cell table:style-name="Table-19-3-7" table:number-columns-spanned="1" table:number-rows-spanned="1">
                  <text:p text:style-name="바탕글"/>
                </table:table-cell>
              </table:table-row>
              <table:table-row>
                <table:table-cell table:style-name="Table-19-4-1" table:number-columns-spanned="1" table:number-rows-spanned="1">
                  <text:p text:style-name="Paragraph-947"><text:span text:style-name="p947-1-1">세출</text:span></text:p>
                </table:table-cell>
                <table:table-cell table:style-name="Table-19-4-2" table:number-columns-spanned="1" table:number-rows-spanned="1">
                  <text:p text:style-name="Paragraph-948"><text:span text:style-name="p948-1-1">총계(순계)</text:span></text:p>
                </table:table-cell>
                <table:table-cell table:style-name="Table-19-4-3" table:number-columns-spanned="1" table:number-rows-spanned="1">
                  <text:p text:style-name="바탕글"/>
                </table:table-cell>
                <table:table-cell table:style-name="Table-19-4-4" table:number-columns-spanned="1" table:number-rows-spanned="1">
                  <text:p text:style-name="Paragraph-950"><text:span text:style-name="p950-1-1">총계(순계)</text:span></text:p>
                </table:table-cell>
                <table:table-cell table:style-name="Table-19-4-5" table:number-columns-spanned="1" table:number-rows-spanned="1">
                  <text:p text:style-name="바탕글"/>
                </table:table-cell>
                <table:table-cell table:style-name="Table-19-4-6" table:number-columns-spanned="1" table:number-rows-spanned="1">
                  <text:p text:style-name="바탕글"/>
                </table:table-cell>
              </table:table-row>
              <table:table-row>
                <table:table-cell table:style-name="Table-19-5-1" table:number-columns-spanned="1" table:number-rows-spanned="2">
                  <text:p text:style-name="Paragraph-953"><text:span text:style-name="p953-1-1">일반회계</text:span></text:p>
                </table:table-cell>
                <table:table-cell table:style-name="Table-19-5-2" table:number-columns-spanned="1" table:number-rows-spanned="1">
                  <text:p text:style-name="Paragraph-954"><text:span text:style-name="p954-1-1">세입</text:span></text:p>
                </table:table-cell>
                <table:table-cell table:style-name="Table-19-5-3" table:number-columns-spanned="1" table:number-rows-spanned="1">
                  <text:p text:style-name="바탕글"/>
                </table:table-cell>
                <table:table-cell table:style-name="Table-19-5-4" table:number-columns-spanned="1" table:number-rows-spanned="1">
                  <text:p text:style-name="바탕글"/>
                </table:table-cell>
                <table:table-cell table:style-name="Table-19-5-5" table:number-columns-spanned="1" table:number-rows-spanned="1">
                  <text:p text:style-name="바탕글"/>
                </table:table-cell>
                <table:table-cell table:style-name="Table-19-5-6" table:number-columns-spanned="1" table:number-rows-spanned="1">
                  <text:p text:style-name="바탕글"/>
                </table:table-cell>
                <table:table-cell table:style-name="Table-19-5-7" table:number-columns-spanned="1" table:number-rows-spanned="1">
                  <text:p text:style-name="바탕글"/>
                </table:table-cell>
              </table:table-row>
              <table:table-row>
                <table:table-cell table:style-name="Table-19-6-1" table:number-columns-spanned="1" table:number-rows-spanned="1">
                  <text:p text:style-name="Paragraph-960"><text:span text:style-name="p960-1-1">세출</text:span></text:p>
                </table:table-cell>
                <table:table-cell table:style-name="Table-19-6-2" table:number-columns-spanned="1" table:number-rows-spanned="1">
                  <text:p text:style-name="바탕글"/>
                </table:table-cell>
                <table:table-cell table:style-name="Table-19-6-3" table:number-columns-spanned="1" table:number-rows-spanned="1">
                  <text:p text:style-name="바탕글"/>
                </table:table-cell>
                <table:table-cell table:style-name="Table-19-6-4" table:number-columns-spanned="1" table:number-rows-spanned="1">
                  <text:p text:style-name="바탕글"/>
                </table:table-cell>
                <table:table-cell table:style-name="Table-19-6-5" table:number-columns-spanned="1" table:number-rows-spanned="1">
                  <text:p text:style-name="바탕글"/>
                </table:table-cell>
                <table:table-cell table:style-name="Table-19-6-6" table:number-columns-spanned="1" table:number-rows-spanned="1">
                  <text:p text:style-name="바탕글"/>
                </table:table-cell>
              </table:table-row>
              <table:table-row>
                <table:table-cell table:style-name="Table-19-7-1" table:number-columns-spanned="1" table:number-rows-spanned="2">
                  <text:p text:style-name="Paragraph-966"><text:span text:style-name="p966-1-1">OO</text:span><text:span text:style-name="p966-1-2">특별회계</text:span></text:p>
                </table:table-cell>
                <table:table-cell table:style-name="Table-19-7-2" table:number-columns-spanned="1" table:number-rows-spanned="1">
                  <text:p text:style-name="Paragraph-967"><text:span text:style-name="p967-1-1">세입</text:span></text:p>
                </table:table-cell>
                <table:table-cell table:style-name="Table-19-7-3" table:number-columns-spanned="1" table:number-rows-spanned="1">
                  <text:p text:style-name="바탕글"/>
                </table:table-cell>
                <table:table-cell table:style-name="Table-19-7-4" table:number-columns-spanned="1" table:number-rows-spanned="1">
                  <text:p text:style-name="바탕글"/>
                </table:table-cell>
                <table:table-cell table:style-name="Table-19-7-5" table:number-columns-spanned="1" table:number-rows-spanned="1">
                  <text:p text:style-name="바탕글"/>
                </table:table-cell>
                <table:table-cell table:style-name="Table-19-7-6" table:number-columns-spanned="1" table:number-rows-spanned="1">
                  <text:p text:style-name="바탕글"/>
                </table:table-cell>
                <table:table-cell table:style-name="Table-19-7-7" table:number-columns-spanned="1" table:number-rows-spanned="1">
                  <text:p text:style-name="바탕글"/>
                </table:table-cell>
              </table:table-row>
              <table:table-row>
                <table:table-cell table:style-name="Table-19-8-1" table:number-columns-spanned="1" table:number-rows-spanned="1">
                  <text:p text:style-name="Paragraph-973"><text:span text:style-name="p973-1-1">세출</text:span></text:p>
                </table:table-cell>
                <table:table-cell table:style-name="Table-19-8-2" table:number-columns-spanned="1" table:number-rows-spanned="1">
                  <text:p text:style-name="바탕글"/>
                </table:table-cell>
                <table:table-cell table:style-name="Table-19-8-3" table:number-columns-spanned="1" table:number-rows-spanned="1">
                  <text:p text:style-name="바탕글"/>
                </table:table-cell>
                <table:table-cell table:style-name="Table-19-8-4" table:number-columns-spanned="1" table:number-rows-spanned="1">
                  <text:p text:style-name="바탕글"/>
                </table:table-cell>
                <table:table-cell table:style-name="Table-19-8-5" table:number-columns-spanned="1" table:number-rows-spanned="1">
                  <text:p text:style-name="바탕글"/>
                </table:table-cell>
                <table:table-cell table:style-name="Table-19-8-6" table:number-columns-spanned="1" table:number-rows-spanned="1">
                  <text:p text:style-name="바탕글"/>
                </table:table-cell>
              </table:table-row>
              <table:table-row>
                <table:table-cell table:style-name="Table-19-9-1" table:number-columns-spanned="1" table:number-rows-spanned="2">
                  <text:p text:style-name="Paragraph-979"><text:span text:style-name="p979-1-1">OO</text:span><text:span text:style-name="p979-1-2">특별회계</text:span></text:p>
                </table:table-cell>
                <table:table-cell table:style-name="Table-19-9-2" table:number-columns-spanned="1" table:number-rows-spanned="1">
                  <text:p text:style-name="Paragraph-980"><text:span text:style-name="p980-1-1">세입</text:span></text:p>
                </table:table-cell>
                <table:table-cell table:style-name="Table-19-9-3" table:number-columns-spanned="1" table:number-rows-spanned="1">
                  <text:p text:style-name="바탕글"/>
                </table:table-cell>
                <table:table-cell table:style-name="Table-19-9-4" table:number-columns-spanned="1" table:number-rows-spanned="1">
                  <text:p text:style-name="바탕글"/>
                </table:table-cell>
                <table:table-cell table:style-name="Table-19-9-5" table:number-columns-spanned="1" table:number-rows-spanned="1">
                  <text:p text:style-name="바탕글"/>
                </table:table-cell>
                <table:table-cell table:style-name="Table-19-9-6" table:number-columns-spanned="1" table:number-rows-spanned="1">
                  <text:p text:style-name="바탕글"/>
                </table:table-cell>
                <table:table-cell table:style-name="Table-19-9-7" table:number-columns-spanned="1" table:number-rows-spanned="1">
                  <text:p text:style-name="바탕글"/>
                </table:table-cell>
              </table:table-row>
              <table:table-row>
                <table:table-cell table:style-name="Table-19-10-1" table:number-columns-spanned="1" table:number-rows-spanned="1">
                  <text:p text:style-name="Paragraph-986"><text:span text:style-name="p986-1-1">세출</text:span></text:p>
                </table:table-cell>
                <table:table-cell table:style-name="Table-19-10-2" table:number-columns-spanned="1" table:number-rows-spanned="1">
                  <text:p text:style-name="바탕글"/>
                </table:table-cell>
                <table:table-cell table:style-name="Table-19-10-3" table:number-columns-spanned="1" table:number-rows-spanned="1">
                  <text:p text:style-name="바탕글"/>
                </table:table-cell>
                <table:table-cell table:style-name="Table-19-10-4" table:number-columns-spanned="1" table:number-rows-spanned="1">
                  <text:p text:style-name="바탕글"/>
                </table:table-cell>
                <table:table-cell table:style-name="Table-19-10-5" table:number-columns-spanned="1" table:number-rows-spanned="1">
                  <text:p text:style-name="바탕글"/>
                </table:table-cell>
                <table:table-cell table:style-name="Table-19-10-6" table:number-columns-spanned="1" table:number-rows-spanned="1">
                  <text:p text:style-name="바탕글"/>
                </table:table-cell>
              </table:table-row>
            </table:table>
            <text:p text:style-name="Paragraph-992"/>
            <text:p text:style-name="Paragraph-993"><text:span text:style-name="p993-1-1"> - (A)(C) </text:span><text:span text:style-name="p993-1-2">결산액은 예산거래에서 실제로 발생하는 수납액을 기재하며, 세입세출</text:span><text:span text:style-name="p993-2-1">결산액은 일반/특별회계간 내부거래와 계정간 내부거래를 제거한 순계치를 함</text:span><text:span text:style-name="p993-3-1">께 기재한다 (비예산거래 및 결산거래에 의하여 발생하는 부분은 제외하며, </text:span><text:span text:style-name="p993-4-1">불납결손액, 미수납액 등 실제 집행되지 아니한 부분은 제외함).</text:span></text:p>
            <text:p text:style-name="Paragraph-994"><text:span text:style-name="p994-1-1"> - (B) </text:span><text:span text:style-name="p994-1-2">세입예산현액은 추가경정을 비롯한 이체 등 증감액이 반영된 후의 세입</text:span><text:span text:style-name="p994-2-1">예산현액(수정수입계획액)을 기재하며, 세출예산현액은 전년도 이월된 세출예</text:span><text:span text:style-name="p994-3-1">산, 전용증감액 등을 반영한 후의 세출예산현액을 기재한다.</text:span></text:p>
            <text:p text:style-name="Paragraph-995"/>
            <text:p text:style-name="Paragraph-996"/>
            <text:p text:style-name="Paragraph-997"><text:span text:style-name="p997-1-1">(2) 기금수입지출결산 </text:span></text:p>
            <text:p text:style-name="Paragraph-998"><text:span text:style-name="p998-1-1"> </text:span></text:p>
            <table:table table:style-name="Table-20">
              <table:table-column table:number-columns-repeated="7"/>
              <table:table-row>
                <table:table-cell table:style-name="Table-20-1-1" table:number-columns-spanned="2" table:number-rows-spanned="2">
                  <text:p text:style-name="Paragraph-999"><text:span text:style-name="p999-1-1">구분</text:span></text:p>
                </table:table-cell>
                <table:table-cell table:style-name="Table-20-1-2" table:number-columns-spanned="1" table:number-rows-spanned="2">
                  <text:p text:style-name="Paragraph-1000"><text:span text:style-name="p1000-1-1">전년도 </text:span><text:span text:style-name="p1000-2-1">결산액(</text:span><text:span text:style-name="p1000-2-2">A)</text:span></text:p>
                  <text:p text:style-name="Paragraph-1001"><text:span text:style-name="p1001-1-1">총계(순계)</text:span></text:p>
                </table:table-cell>
                <table:table-cell table:style-name="Table-20-1-3" table:number-columns-spanned="3" table:number-rows-spanned="1">
                  <text:p text:style-name="Paragraph-1002"><text:span text:style-name="p1002-1-1">당 회계연도</text:span></text:p>
                </table:table-cell>
                <table:table-cell table:style-name="Table-20-1-4" table:number-columns-spanned="1" table:number-rows-spanned="2">
                  <text:p text:style-name="Paragraph-1003"><text:span text:style-name="p1003-1-1">전년대비 증감율</text:span></text:p>
                  <text:p text:style-name="Paragraph-1004"><text:span text:style-name="p1004-1-1">(C/A)</text:span></text:p>
                </table:table-cell>
              </table:table-row>
              <table:table-row>
                <table:table-cell table:style-name="Table-20-2-1" table:number-columns-spanned="1" table:number-rows-spanned="1">
                  <text:p text:style-name="Paragraph-1005"><text:span text:style-name="p1005-1-1">예산현액(</text:span><text:span text:style-name="p1005-1-2">B)</text:span></text:p>
                </table:table-cell>
                <table:table-cell table:style-name="Table-20-2-2" table:number-columns-spanned="1" table:number-rows-spanned="1">
                  <text:p text:style-name="Paragraph-1006"><text:span text:style-name="p1006-1-1">결산액(</text:span><text:span text:style-name="p1006-1-2">C )</text:span></text:p>
                  <text:p text:style-name="Paragraph-1007"><text:span text:style-name="p1007-1-1">총계(순계)</text:span></text:p>
                </table:table-cell>
                <table:table-cell table:style-name="Table-20-2-3" table:number-columns-spanned="1" table:number-rows-spanned="1">
                  <text:p text:style-name="Paragraph-1008"><text:span text:style-name="p1008-1-1">집행율(</text:span><text:span text:style-name="p1008-1-2">C/B)</text:span></text:p>
                </table:table-cell>
              </table:table-row>
              <table:table-row>
                <table:table-cell table:style-name="Table-20-3-1" table:number-columns-spanned="1" table:number-rows-spanned="2">
                  <text:p text:style-name="Paragraph-1009"><text:span text:style-name="p1009-1-1">합계</text:span></text:p>
                </table:table-cell>
                <table:table-cell table:style-name="Table-20-3-2" table:number-columns-spanned="1" table:number-rows-spanned="1">
                  <text:p text:style-name="Paragraph-1010"><text:span text:style-name="p1010-1-1">수입</text:span></text:p>
                </table:table-cell>
                <table:table-cell table:style-name="Table-20-3-3" table:number-columns-spanned="1" table:number-rows-spanned="1">
                  <text:p text:style-name="Paragraph-1011"><text:span text:style-name="p1011-1-1">총계(순계)</text:span></text:p>
                </table:table-cell>
                <table:table-cell table:style-name="Table-20-3-4" table:number-columns-spanned="1" table:number-rows-spanned="1">
                  <text:p text:style-name="Paragraph-1012"/>
                </table:table-cell>
                <table:table-cell table:style-name="Table-20-3-5" table:number-columns-spanned="1" table:number-rows-spanned="1">
                  <text:p text:style-name="Paragraph-1013"><text:span text:style-name="p1013-1-1">총계(순계)</text:span></text:p>
                </table:table-cell>
                <table:table-cell table:style-name="Table-20-3-6" table:number-columns-spanned="1" table:number-rows-spanned="1">
                  <text:p text:style-name="Paragraph-1014"/>
                </table:table-cell>
                <table:table-cell table:style-name="Table-20-3-7" table:number-columns-spanned="1" table:number-rows-spanned="1">
                  <text:p text:style-name="Paragraph-1015"/>
                </table:table-cell>
              </table:table-row>
              <table:table-row>
                <table:table-cell table:style-name="Table-20-4-1" table:number-columns-spanned="1" table:number-rows-spanned="1">
                  <text:p text:style-name="Paragraph-1016"><text:span text:style-name="p1016-1-1">지출</text:span></text:p>
                </table:table-cell>
                <table:table-cell table:style-name="Table-20-4-2" table:number-columns-spanned="1" table:number-rows-spanned="1">
                  <text:p text:style-name="Paragraph-1017"><text:span text:style-name="p1017-1-1">총계(순계)</text:span></text:p>
                </table:table-cell>
                <table:table-cell table:style-name="Table-20-4-3" table:number-columns-spanned="1" table:number-rows-spanned="1">
                  <text:p text:style-name="Paragraph-1018"/>
                </table:table-cell>
                <table:table-cell table:style-name="Table-20-4-4" table:number-columns-spanned="1" table:number-rows-spanned="1">
                  <text:p text:style-name="Paragraph-1019"><text:span text:style-name="p1019-1-1">총계(순계)</text:span></text:p>
                </table:table-cell>
                <table:table-cell table:style-name="Table-20-4-5" table:number-columns-spanned="1" table:number-rows-spanned="1">
                  <text:p text:style-name="Paragraph-1020"/>
                </table:table-cell>
                <table:table-cell table:style-name="Table-20-4-6" table:number-columns-spanned="1" table:number-rows-spanned="1">
                  <text:p text:style-name="Paragraph-1021"/>
                </table:table-cell>
              </table:table-row>
              <table:table-row>
                <table:table-cell table:style-name="Table-20-5-1" table:number-columns-spanned="1" table:number-rows-spanned="2">
                  <text:p text:style-name="Paragraph-1022"><text:span text:style-name="p1022-1-1">OO</text:span><text:span text:style-name="p1022-1-2">기금</text:span></text:p>
                </table:table-cell>
                <table:table-cell table:style-name="Table-20-5-2" table:number-columns-spanned="1" table:number-rows-spanned="1">
                  <text:p text:style-name="Paragraph-1023"><text:span text:style-name="p1023-1-1">수입</text:span></text:p>
                </table:table-cell>
                <table:table-cell table:style-name="Table-20-5-3" table:number-columns-spanned="1" table:number-rows-spanned="1">
                  <text:p text:style-name="Paragraph-1024"/>
                </table:table-cell>
                <table:table-cell table:style-name="Table-20-5-4" table:number-columns-spanned="1" table:number-rows-spanned="1">
                  <text:p text:style-name="Paragraph-1025"/>
                </table:table-cell>
                <table:table-cell table:style-name="Table-20-5-5" table:number-columns-spanned="1" table:number-rows-spanned="1">
                  <text:p text:style-name="Paragraph-1026"/>
                </table:table-cell>
                <table:table-cell table:style-name="Table-20-5-6" table:number-columns-spanned="1" table:number-rows-spanned="1">
                  <text:p text:style-name="Paragraph-1027"/>
                </table:table-cell>
                <table:table-cell table:style-name="Table-20-5-7" table:number-columns-spanned="1" table:number-rows-spanned="1">
                  <text:p text:style-name="Paragraph-1028"/>
                </table:table-cell>
              </table:table-row>
              <table:table-row>
                <table:table-cell table:style-name="Table-20-6-1" table:number-columns-spanned="1" table:number-rows-spanned="1">
                  <text:p text:style-name="Paragraph-1029"><text:span text:style-name="p1029-1-1">지출</text:span></text:p>
                </table:table-cell>
                <table:table-cell table:style-name="Table-20-6-2" table:number-columns-spanned="1" table:number-rows-spanned="1">
                  <text:p text:style-name="Paragraph-1030"/>
                </table:table-cell>
                <table:table-cell table:style-name="Table-20-6-3" table:number-columns-spanned="1" table:number-rows-spanned="1">
                  <text:p text:style-name="Paragraph-1031"/>
                </table:table-cell>
                <table:table-cell table:style-name="Table-20-6-4" table:number-columns-spanned="1" table:number-rows-spanned="1">
                  <text:p text:style-name="Paragraph-1032"/>
                </table:table-cell>
                <table:table-cell table:style-name="Table-20-6-5" table:number-columns-spanned="1" table:number-rows-spanned="1">
                  <text:p text:style-name="Paragraph-1033"/>
                </table:table-cell>
                <table:table-cell table:style-name="Table-20-6-6" table:number-columns-spanned="1" table:number-rows-spanned="1">
                  <text:p text:style-name="Paragraph-1034"/>
                </table:table-cell>
              </table:table-row>
              <table:table-row>
                <table:table-cell table:style-name="Table-20-7-1" table:number-columns-spanned="1" table:number-rows-spanned="2">
                  <text:p text:style-name="Paragraph-1035"><text:span text:style-name="p1035-1-1">OO</text:span><text:span text:style-name="p1035-1-2">기금</text:span></text:p>
                </table:table-cell>
                <table:table-cell table:style-name="Table-20-7-2" table:number-columns-spanned="1" table:number-rows-spanned="1">
                  <text:p text:style-name="Paragraph-1036"><text:span text:style-name="p1036-1-1">수입</text:span></text:p>
                </table:table-cell>
                <table:table-cell table:style-name="Table-20-7-3" table:number-columns-spanned="1" table:number-rows-spanned="1">
                  <text:p text:style-name="Paragraph-1037"/>
                </table:table-cell>
                <table:table-cell table:style-name="Table-20-7-4" table:number-columns-spanned="1" table:number-rows-spanned="1">
                  <text:p text:style-name="Paragraph-1038"/>
                </table:table-cell>
                <table:table-cell table:style-name="Table-20-7-5" table:number-columns-spanned="1" table:number-rows-spanned="1">
                  <text:p text:style-name="Paragraph-1039"/>
                </table:table-cell>
                <table:table-cell table:style-name="Table-20-7-6" table:number-columns-spanned="1" table:number-rows-spanned="1">
                  <text:p text:style-name="Paragraph-1040"/>
                </table:table-cell>
                <table:table-cell table:style-name="Table-20-7-7" table:number-columns-spanned="1" table:number-rows-spanned="1">
                  <text:p text:style-name="Paragraph-1041"/>
                </table:table-cell>
              </table:table-row>
              <table:table-row>
                <table:table-cell table:style-name="Table-20-8-1" table:number-columns-spanned="1" table:number-rows-spanned="1">
                  <text:p text:style-name="Paragraph-1042"><text:span text:style-name="p1042-1-1">지출</text:span></text:p>
                </table:table-cell>
                <table:table-cell table:style-name="Table-20-8-2" table:number-columns-spanned="1" table:number-rows-spanned="1">
                  <text:p text:style-name="Paragraph-1043"/>
                </table:table-cell>
                <table:table-cell table:style-name="Table-20-8-3" table:number-columns-spanned="1" table:number-rows-spanned="1">
                  <text:p text:style-name="Paragraph-1044"/>
                </table:table-cell>
                <table:table-cell table:style-name="Table-20-8-4" table:number-columns-spanned="1" table:number-rows-spanned="1">
                  <text:p text:style-name="Paragraph-1045"/>
                </table:table-cell>
                <table:table-cell table:style-name="Table-20-8-5" table:number-columns-spanned="1" table:number-rows-spanned="1">
                  <text:p text:style-name="Paragraph-1046"/>
                </table:table-cell>
                <table:table-cell table:style-name="Table-20-8-6" table:number-columns-spanned="1" table:number-rows-spanned="1">
                  <text:p text:style-name="Paragraph-1047"/>
                </table:table-cell>
              </table:table-row>
            </table:table>
            <text:p text:style-name="Paragraph-1048"/>
            <text:p text:style-name="Paragraph-1049"><text:span text:style-name="p1049-1-1"> - (</text:span><text:span text:style-name="p1049-1-2">A) (C) </text:span><text:span text:style-name="p1049-1-3">결산액은 예산거래에서 실제로 발생하는 지출을 기재하며, 기금간 내</text:span><text:span text:style-name="p1049-2-1">부거래가 제거된 순계치를 함께 기재한다(비예산거래 및 결산거래에 의하여 </text:span><text:span text:style-name="p1049-3-1">발생하는 부분은 제외하며, 차년도이월액, 불용액 등 실제 집행되지 아니한 </text:span><text:span text:style-name="p1049-4-1">부분은 제외함).</text:span></text:p>
            <text:p text:style-name="Paragraph-1050"><text:span text:style-name="p1050-1-1"> - (B) </text:span><text:span text:style-name="p1050-1-2">수입 예산현액은 추가경정을 비롯한 이체 등 증감액이 반영된 후의 수입</text:span><text:span text:style-name="p1050-2-1">예산현액(수정수입계획액)을 기재하며, 지출 예산현액은 전년도 이월된 지출</text:span><text:span text:style-name="p1050-3-1">예산, 전용증감액 등을 반영한 후의 지출 예산현액을 기재한다.</text:span></text:p>
            <text:p text:style-name="Paragraph-1051"/>
          </table:table-cell>
        </table:table-row>
      </table:table>
      <table:table table:style-name="Table-21">
        <table:table-column table:number-columns-repeated="2"/>
        <table:table-row>
          <table:table-cell table:style-name="Table-21-1-1" table:number-columns-spanned="2" table:number-rows-spanned="1">
            <text:p text:style-name="Paragraph-1052"><text:span text:style-name="p1052-1-1">7. </text:span><text:span text:style-name="p1052-1-2">예산결산에서 국세청, 관세청 국세수익의 기획재정부 </text:span><text:span text:style-name="p1052-2-1">이관 시 회계처리 누락</text:span></text:p>
            <text:p text:style-name="Paragraph-1053"/>
            <text:p text:style-name="Paragraph-1054"/>
            <text:p text:style-name="Paragraph-1055"/>
            <text:p text:style-name="바탕글"><text:span text:style-name="p1056-1-1"> </text:span><text:span text:style-name="p1056-1-2">□ </text:span><text:span text:style-name="p1056-1-3">일시 및 장소: </text:span><text:span text:style-name="p1056-1-4">2008년 8월 06일 14시 </text:span><text:span text:style-name="p1056-1-5">~ 15</text:span><text:span text:style-name="p1056-1-6">시</text:span></text:p>
            <text:p text:style-name="Paragraph-1057"><text:span text:style-name="p1057-1-1"> □ </text:span><text:span text:style-name="p1057-1-2">목적: </text:span><text:span text:style-name="p1057-1-3">재정운영표상 국세수익 및 국세징수활동표상 </text:span><text:span text:style-name="p1057-2-1">국세수익의 관계에 대한 이해 </text:span></text:p>
            <text:p text:style-name="바탕글"><text:span text:style-name="p1058-1-1"> □</text:span><text:span text:style-name="p1058-1-4">참석자: </text:span><text:span text:style-name="p1058-1-5">용역기관(공영민 회계사) </text:span></text:p>
            <text:p text:style-name="바탕글"><text:span text:style-name="p1059-1-1">             디지털예산회계기획단(윤류석 팀장, 송봉훈 파트장)</text:span></text:p>
            <text:p text:style-name="Paragraph-1060"><text:span text:style-name="p1060-1-1">             기획재정부(백형민 사무관) </text:span></text:p>
            <text:p text:style-name="바탕글"><text:span text:style-name="p1061-1-1">             </text:span></text:p>
          </table:table-cell>
        </table:table-row>
        <table:table-row>
          <table:table-cell table:style-name="Table-21-2-1" table:number-columns-spanned="1" table:number-rows-spanned="1">
            <text:p text:style-name="Paragraph-1062"><text:span text:style-name="p1062-1-1">현황 </text:span></text:p>
          </table:table-cell>
          <table:table-cell table:style-name="Table-21-2-2" table:number-columns-spanned="1" table:number-rows-spanned="1">
            <text:p text:style-name="Paragraph-1063"/>
            <text:p text:style-name="Paragraph-1064"><text:span text:style-name="p1064-1-1">□</text:span><text:span text:style-name="p1064-1-3">예산결산에서 국(관)세청의 국세수익의 기획재정부 이관 시 </text:span><text:span text:style-name="p1064-2-1">재무결산에서는 어떻게 반영되어야 하는 지 내용이 누락되어 </text:span><text:span text:style-name="p1064-3-1">있음 </text:span></text:p>
            <text:p text:style-name="Paragraph-1065"><text:span text:style-name="p1065-1-1">□</text:span><text:span text:style-name="p1065-1-3">기획재정부의 농어촌특별세가 농림부와 이중으로 수입처리되</text:span><text:span text:style-name="p1065-2-1">고 있다가 결산시점에 기획재정부의 농특세 수납액만큼 감</text:span><text:span text:style-name="p1065-3-1">처리하는 부분을 재무결산에서는 어떻게 반영되어야 하는 </text:span><text:span text:style-name="p1065-4-1">지 내용이 누락되어 있음</text:span></text:p>
          </table:table-cell>
        </table:table-row>
        <table:table-row>
          <table:table-cell table:style-name="Table-21-3-1" table:number-columns-spanned="1" table:number-rows-spanned="1">
            <text:p text:style-name="Paragraph-1066"><text:span text:style-name="p1066-1-1">이슈사항</text:span></text:p>
          </table:table-cell>
          <table:table-cell table:style-name="Table-21-3-2" table:number-columns-spanned="1" table:number-rows-spanned="1">
            <text:p text:style-name="바탕글"/>
            <text:p text:style-name="바탕글"/>
            <text:p text:style-name="바탕글"/>
            <text:p text:style-name="바탕글"/>
            <text:p text:style-name="바탕글"><text:span text:style-name="p1071-1-1">□</text:span><text:span text:style-name="p1071-1-3">국세징수활동표를 통하여 집계된 국세수익의 정부통합재무제</text:span><text:span text:style-name="p1071-2-1">표 작성 시 회계처리의 명확화 </text:span></text:p>
            <text:p text:style-name="바탕글"/>
            <text:p text:style-name="바탕글"/>
          </table:table-cell>
        </table:table-row>
        <table:table-row>
          <table:table-cell table:style-name="Table-21-4-1" table:number-columns-spanned="1" table:number-rows-spanned="1">
            <text:p text:style-name="Paragraph-1074"><text:span text:style-name="p1074-1-1">용역팀 </text:span><text:span text:style-name="p1074-2-1">검토결과</text:span></text:p>
          </table:table-cell>
          <table:table-cell table:style-name="Table-21-4-2" table:number-columns-spanned="1" table:number-rows-spanned="1">
            <text:p text:style-name="바탕글"><text:span text:style-name="p1075-1-1">□</text:span><text:span text:style-name="p1075-1-3">정부통합재무제표의 작성 </text:span></text:p>
            <text:p text:style-name="바탕글"><text:span text:style-name="p1076-1-1"> </text:span></text:p>
            <text:p text:style-name="Paragraph-1077"><text:span text:style-name="p1077-1-1"> o </text:span><text:span text:style-name="p1077-1-2">납세자가 국(관)세를 국고금수납대리점에 신고, 납부하는 경우 </text:span><text:span text:style-name="p1077-2-1">국(관)세청은 국세징수활동표에 해당세목의 </text:span><text:span text:style-name="p1077-2-2">‘</text:span><text:span text:style-name="p1077-2-3">국세수익</text:span><text:span text:style-name="p1077-2-4">’</text:span><text:span text:style-name="p1077-2-5">으로 계</text:span><text:span text:style-name="p1077-3-1">상함과 동시에 </text:span><text:span text:style-name="p1077-3-2">‘</text:span><text:span text:style-name="p1077-3-3">국고이전지출</text:span><text:span text:style-name="p1077-3-4">’</text:span><text:span text:style-name="p1077-3-5">로 국고로 이전하는 회계처리</text:span><text:span text:style-name="p1077-3-6">를 </text:span><text:span text:style-name="p1077-4-1">하고, 국고금회계에서는 이를 받아 현금으로 계상함과 동시에 </text:span><text:span text:style-name="p1077-5-1">‘</text:span><text:span text:style-name="p1077-5-2">국고이전수입</text:span><text:span text:style-name="p1077-5-3">’</text:span><text:span text:style-name="p1077-5-4">으로 처리함.</text:span></text:p>
            <text:p text:style-name="Paragraph-1078"/>
            <text:p text:style-name="Paragraph-1079"><text:span text:style-name="p1079-1-1">   </text:span><text:span text:style-name="p1079-1-2">‘</text:span><text:span text:style-name="p1079-1-3">국세수익</text:span><text:span text:style-name="p1079-1-4">’</text:span><text:span text:style-name="p1079-1-5">의 경우 회계</text:span><text:span text:style-name="p1079-1-6">․</text:span><text:span text:style-name="p1079-1-7">기금별, 중앙관서별 재무제표의 경우</text:span><text:span text:style-name="p1079-2-1">에는 국(관)세청의 </text:span><text:span text:style-name="p1079-2-2">‘</text:span><text:span text:style-name="p1079-2-3">국세징수활동표</text:span><text:span text:style-name="p1079-2-4">’</text:span><text:span text:style-name="p1079-2-5">를 통하여 국고금회계로부</text:span><text:span text:style-name="p1079-3-1">터 각 해당 회계</text:span><text:span text:style-name="p1079-3-2">․</text:span><text:span text:style-name="p1079-3-3">기금에의 </text:span><text:span text:style-name="p1079-3-4">‘</text:span><text:span text:style-name="p1079-3-5">세출예산지출액</text:span><text:span text:style-name="p1079-3-6">’</text:span><text:span text:style-name="p1079-3-7">을 통한 </text:span><text:span text:style-name="p1079-3-8">‘</text:span><text:span text:style-name="p1079-3-9">국고수</text:span><text:span text:style-name="p1079-4-1">입</text:span><text:span text:style-name="p1079-4-2">’</text:span><text:span text:style-name="p1079-4-3">으로  자원을 조달하는 것임.</text:span></text:p>
            <text:p text:style-name="Paragraph-1080"/>
            <text:p text:style-name="Paragraph-1081"><text:span text:style-name="p1081-1-1">   그러나, 국가통합의 관점에서는 국(관)세청 재무제표 및 국고금</text:span><text:span text:style-name="p1081-2-1">회계 모두 국가통합재무제표에 편입될 것이므로 국가는 </text:span><text:span text:style-name="p1081-2-2">‘</text:span><text:span text:style-name="p1081-2-3">국세</text:span><text:span text:style-name="p1081-3-1">징수활동표</text:span><text:span text:style-name="p1081-3-2">’ </text:span><text:span text:style-name="p1081-3-3">및 </text:span><text:span text:style-name="p1081-3-4">‘</text:span><text:span text:style-name="p1081-3-5">국고금회계</text:span><text:span text:style-name="p1081-3-6">’</text:span><text:span text:style-name="p1081-3-7">를 통하여 자원을 조달하는 것이 </text:span><text:span text:style-name="p1081-4-1">아니라 직접적으로 </text:span><text:span text:style-name="p1081-4-2">‘</text:span><text:span text:style-name="p1081-4-3">국세수익</text:span><text:span text:style-name="p1081-4-4">’</text:span><text:span text:style-name="p1081-4-5">으로 자원을 조달하는 것으로 처</text:span><text:span text:style-name="p1081-5-1">리되어야 함. 따라서 </text:span><text:span text:style-name="p1081-5-2">국가통합 재무제표에서는 각 회계간 내부</text:span><text:span text:style-name="p1081-6-1">거래제거 후 국세수익만 남게 됨.</text:span></text:p>
            <text:p text:style-name="Paragraph-1082"/>
            <text:p text:style-name="Paragraph-1083"><text:span text:style-name="p1083-1-1">o </text:span><text:span text:style-name="p1083-1-2">상기와 같은 내부거래제거를 통해 국(관)세청의 국세수익이 국가</text:span><text:span text:style-name="p1083-2-1">통합재무제표로 편입되게 됨. 이 때 다음과 같은 조정분개를 </text:span><text:span text:style-name="p1083-3-1">추가로 수행하도록 국가회계기준등에관한 지침에 언급하고 있</text:span><text:span text:style-name="p1083-4-1">음. </text:span></text:p>
            <text:p text:style-name="Paragraph-1084"><text:span text:style-name="p1084-1-1">1&gt; 국세징수활동표 상 국세수익을 재정운영표 상 국세수익으로 </text:span><text:span text:style-name="p1084-2-1">계정대체 분개</text:span></text:p>
            <text:p text:style-name="Paragraph-1085"/>
            <table:table table:style-name="Table-22">
              <table:table-column table:number-columns-repeated="8"/>
              <table:table-row>
                <table:table-cell table:style-name="Table-22-1-1" table:number-columns-spanned="1" table:number-rows-spanned="1">
                  <text:p text:style-name="바탕글"><text:span text:style-name="p1086-1-1"> 차)</text:span></text:p>
                </table:table-cell>
                <table:table-cell table:style-name="Table-22-1-2" table:number-columns-spanned="1" table:number-rows-spanned="1">
                  <text:p text:style-name="Paragraph-1087"><text:span text:style-name="p1087-1-1">국세수익(국세징수활동표)</text:span></text:p>
                </table:table-cell>
                <table:table-cell table:style-name="Table-22-1-3" table:number-columns-spanned="1" table:number-rows-spanned="1">
                  <text:p text:style-name="Paragraph-1088"><text:span text:style-name="p1088-1-1">xx</text:span></text:p>
                </table:table-cell>
                <table:table-cell table:style-name="Table-22-1-4" table:number-columns-spanned="1" table:number-rows-spanned="1">
                  <text:p text:style-name="Paragraph-1089"/>
                </table:table-cell>
                <table:table-cell table:style-name="Table-22-1-5" table:number-columns-spanned="1" table:number-rows-spanned="1">
                  <text:p text:style-name="바탕글"><text:span text:style-name="p1090-1-1">대)</text:span></text:p>
                </table:table-cell>
                <table:table-cell table:style-name="Table-22-1-6" table:number-columns-spanned="1" table:number-rows-spanned="1">
                  <text:p text:style-name="Paragraph-1091"><text:span text:style-name="p1091-1-1">국세수익(재정운영표)</text:span></text:p>
                </table:table-cell>
                <table:table-cell table:style-name="Table-22-1-7" table:number-columns-spanned="1" table:number-rows-spanned="1">
                  <text:p text:style-name="Paragraph-1092"><text:span text:style-name="p1092-1-1">xx</text:span></text:p>
                </table:table-cell>
                <table:table-cell table:style-name="Table-22-1-8" table:number-columns-spanned="1" table:number-rows-spanned="1">
                  <text:p text:style-name="Paragraph-1093"/>
                </table:table-cell>
              </table:table-row>
            </table:table>
            <text:p text:style-name="Paragraph-1094"/>
            <text:p text:style-name="Paragraph-1095"><text:span text:style-name="p1095-1-1">2&gt; 국세징수활동표 상 국고이전지출을 재정운영표 상 국고이전</text:span><text:span text:style-name="p1095-2-1">지출로 계정대체 분개</text:span></text:p>
            <table:table table:style-name="Table-23">
              <table:table-column table:number-columns-repeated="8"/>
              <table:table-row>
                <table:table-cell table:style-name="Table-23-1-1" table:number-columns-spanned="1" table:number-rows-spanned="1">
                  <text:p text:style-name="바탕글"><text:span text:style-name="p1096-1-1">차)</text:span></text:p>
                </table:table-cell>
                <table:table-cell table:style-name="Table-23-1-2" table:number-columns-spanned="1" table:number-rows-spanned="1">
                  <text:p text:style-name="Paragraph-1097"><text:span text:style-name="p1097-1-1"> 차)국고이전지출(재정운영표)</text:span></text:p>
                </table:table-cell>
                <table:table-cell table:style-name="Table-23-1-3" table:number-columns-spanned="1" table:number-rows-spanned="1">
                  <text:p text:style-name="Paragraph-1098"><text:span text:style-name="p1098-1-1">xx</text:span></text:p>
                </table:table-cell>
                <table:table-cell table:style-name="Table-23-1-4" table:number-columns-spanned="1" table:number-rows-spanned="1">
                  <text:p text:style-name="Paragraph-1099"/>
                </table:table-cell>
                <table:table-cell table:style-name="Table-23-1-5" table:number-columns-spanned="1" table:number-rows-spanned="1">
                  <text:p text:style-name="바탕글"><text:span text:style-name="p1100-1-1">대)</text:span></text:p>
                </table:table-cell>
                <table:table-cell table:style-name="Table-23-1-6" table:number-columns-spanned="1" table:number-rows-spanned="1">
                  <text:p text:style-name="Paragraph-1101"><text:span text:style-name="p1101-1-1">국고이전지출(국세징수활동표)</text:span></text:p>
                </table:table-cell>
                <table:table-cell table:style-name="Table-23-1-7" table:number-columns-spanned="1" table:number-rows-spanned="1">
                  <text:p text:style-name="Paragraph-1102"><text:span text:style-name="p1102-1-1">xx</text:span></text:p>
                </table:table-cell>
                <table:table-cell table:style-name="Table-23-1-8" table:number-columns-spanned="1" table:number-rows-spanned="1">
                  <text:p text:style-name="Paragraph-1103"/>
                </table:table-cell>
              </table:table-row>
            </table:table>
            <text:p text:style-name="Paragraph-1104"/>
            <text:p text:style-name="Paragraph-1105"/>
            <text:p text:style-name="Paragraph-1106"/>
            <text:p text:style-name="바탕글"><text:span text:style-name="p1107-1-1">□</text:span><text:span text:style-name="p1107-1-3">국세청이 징수하는 특별회계 세입에 대한 회계처리</text:span></text:p>
            <text:p text:style-name="Paragraph-1108"/>
            <text:p text:style-name="Paragraph-1109"><text:span text:style-name="p1109-1-1">① </text:span><text:span text:style-name="p1109-1-2">방위세수익, 교통세수익, 교육세수익, 농어촌특별세수익, 종합</text:span><text:span text:style-name="p1109-2-1">부동산세수익, 기타내국세수익은 국세청에서 징수업무를 수행하</text:span><text:span text:style-name="p1109-3-1">나 해당 특별회계 세입임. </text:span></text:p>
            <text:p text:style-name="Paragraph-1110"><text:span text:style-name="p1110-1-1">② </text:span><text:span text:style-name="p1110-1-2">따라서 해당특별회계에 수납되는 세입 또한 국세징수활동표</text:span><text:span text:style-name="p1110-2-1">를 통하여 일단 집계된 후 국고금의 배정절차를 거쳐 각 해당 </text:span><text:span text:style-name="p1110-3-1">특별회계의 국고수입으로 반영되도록 회계처리함. </text:span></text:p>
            <text:p text:style-name="Paragraph-1111"><text:span text:style-name="p1111-1-1">③ </text:span><text:span text:style-name="p1111-1-2">즉, 해당 특별회계체서는 해당 세액들을 </text:span><text:span text:style-name="p1111-1-3">‘</text:span><text:span text:style-name="p1111-1-4">국고수입</text:span><text:span text:style-name="p1111-1-5">’</text:span><text:span text:style-name="p1111-1-6">으로 재정</text:span><text:span text:style-name="p1111-2-1">운영표에 반영하게 됨. </text:span></text:p>
            <text:p text:style-name="Paragraph-1112"><text:span text:style-name="p1112-1-1">④ </text:span><text:span text:style-name="p1112-1-2">국가통합재무제표 작성 시 상기의 정부통합재무제표 작성방</text:span><text:span text:style-name="p1112-2-1">법에 따라 내부거래제거를 통하여 국세징수활동표상 국세수익</text:span><text:span text:style-name="p1112-3-1">은 국가통합 재정운영표 상 </text:span><text:span text:style-name="p1112-3-2">‘</text:span><text:span text:style-name="p1112-3-3">국세수익</text:span><text:span text:style-name="p1112-3-4">’</text:span><text:span text:style-name="p1112-3-5">으로 반영되게 됨. </text:span></text:p>
            <text:p text:style-name="Paragraph-1113"><text:span text:style-name="p1113-1-1">    </text:span></text:p>
            <text:p text:style-name="Paragraph-1114"><text:span text:style-name="p1114-1-1"> </text:span></text:p>
            <text:p text:style-name="Paragraph-1115"/>
          </table:table-cell>
        </table:table-row>
        <table:table-row>
          <table:table-cell table:style-name="Table-21-5-1" table:number-columns-spanned="1" table:number-rows-spanned="1">
            <text:p text:style-name="Paragraph-1116"/>
            <text:p text:style-name="Paragraph-1117"/>
            <text:p text:style-name="Paragraph-1118"/>
            <text:p text:style-name="Paragraph-1119"/>
            <text:p text:style-name="Paragraph-1120"/>
            <text:p text:style-name="Paragraph-1121"><text:span text:style-name="p1121-1-1">별첨</text:span></text:p>
            <text:p text:style-name="Paragraph-1122"/>
            <text:p text:style-name="Paragraph-1123"/>
            <text:p text:style-name="Paragraph-1124"/>
            <text:p text:style-name="Paragraph-1125"/>
            <text:p text:style-name="Paragraph-1126"/>
            <text:p text:style-name="Paragraph-1127"/>
          </table:table-cell>
          <table:table-cell table:style-name="Table-21-5-2" table:number-columns-spanned="1" table:number-rows-spanned="1">
            <text:p text:style-name="Paragraph-1128"/>
            <text:p text:style-name="Paragraph-1129"><text:span text:style-name="p1129-1-1">별첨 1</text:span></text:p>
            <text:p text:style-name="Paragraph-1130"/>
            <text:p text:style-name="Paragraph-1131"><text:span text:style-name="p1131-1-1">&lt;국세수익의 내부거래 제거과정&gt;</text:span></text:p>
            <text:p text:style-name="Paragraph-1132"/>
            <text:p text:style-name="Paragraph-1133"><draw:line svg:x1="11.51mm" svg:y1="20.38mm" svg:x2="17.81mm" svg:y2="20.39mm" draw:style-name="Shape-1" text:anchor-type="paragraph"/><draw:line svg:x1="35.03mm" svg:y1="21.21mm" svg:x2="40.33mm" svg:y2="21.36mm" draw:style-name="Shape-2" text:anchor-type="paragraph"/><draw:line svg:x1="57.13mm" svg:y1="21.21mm" svg:x2="61.94mm" svg:y2="21.27mm" draw:style-name="Shape-3" text:anchor-type="paragraph"/><draw:line svg:x1="80.22mm" svg:y1="21.21mm" svg:x2="86.52mm" svg:y2="21.23mm" draw:style-name="Shape-4" text:anchor-type="paragraph"/><draw:line svg:x1="105.13mm" svg:y1="20.87mm" svg:x2="109.94mm" svg:y2="20.92mm" draw:style-name="Shape-5" text:anchor-type="paragraph"/><text:span text:style-name="p1133-1-6"> 그림으로 설명하면 다음과 같다.</text:span><draw:line svg:x1="135.57mm" svg:y1="0mm" svg:x2="141.87mm" svg:y2="0.01mm" draw:style-name="Shape-6" text:anchor-type="paragraph"/><draw:line svg:x1="126.88mm" svg:y1="0mm" svg:x2="126.88mm" svg:y2="6.35mm" draw:style-name="Shape-7" text:anchor-type="paragraph"/><draw:line svg:x1="149.47mm" svg:y1="0mm" svg:x2="149.47mm" svg:y2="6.35mm" draw:style-name="Shape-8" text:anchor-type="paragraph"/></text:p>
            <text:p text:style-name="Paragraph-1134"><draw:line svg:x1="127.25mm" svg:y1="0mm" svg:x2="150mm" svg:y2="0mm" draw:style-name="Shape-9" text:anchor-type="paragraph"/></text:p>
            <table:table table:style-name="Table-24">
              <table:table-column table:number-columns-repeated="11"/>
              <table:table-row>
                <table:table-cell table:style-name="Table-24-1-1" table:number-columns-spanned="1" table:number-rows-spanned="1">
                  <text:p text:style-name="Paragraph-1135"><text:span text:style-name="p1135-1-1">해당회</text:span><text:span text:style-name="p1135-2-1">계</text:span></text:p>
                </table:table-cell>
                <table:table-cell table:style-name="Table-24-1-2" table:number-columns-spanned="1" table:number-rows-spanned="1">
                  <text:p text:style-name="Paragraph-1136"/>
                </table:table-cell>
                <table:table-cell table:style-name="Table-24-1-3" table:number-columns-spanned="1" table:number-rows-spanned="1">
                  <text:p text:style-name="Paragraph-1137"><text:span text:style-name="p1137-1-1">국세청</text:span></text:p>
                </table:table-cell>
                <table:table-cell table:style-name="Table-24-1-4" table:number-columns-spanned="1" table:number-rows-spanned="1">
                  <text:p text:style-name="Paragraph-1138"/>
                </table:table-cell>
                <table:table-cell table:style-name="Table-24-1-5" table:number-columns-spanned="1" table:number-rows-spanned="1">
                  <text:p text:style-name="Paragraph-1139"><text:span text:style-name="p1139-1-1">국세청</text:span></text:p>
                </table:table-cell>
                <table:table-cell table:style-name="Table-24-1-6" table:number-columns-spanned="1" table:number-rows-spanned="1">
                  <text:p text:style-name="Paragraph-1140"/>
                </table:table-cell>
                <table:table-cell table:style-name="Table-24-1-7" table:number-columns-spanned="1" table:number-rows-spanned="1">
                  <text:p text:style-name="Paragraph-1141"><text:span text:style-name="p1141-1-1">국고금회계</text:span></text:p>
                </table:table-cell>
                <table:table-cell table:style-name="Table-24-1-8" table:number-columns-spanned="1" table:number-rows-spanned="1">
                  <text:p text:style-name="Paragraph-1142"/>
                </table:table-cell>
                <table:table-cell table:style-name="Table-24-1-9" table:number-columns-spanned="1" table:number-rows-spanned="1">
                  <text:p text:style-name="Paragraph-1143"><text:span text:style-name="p1143-1-1">국고금회계</text:span></text:p>
                </table:table-cell>
                <table:table-cell table:style-name="Table-24-1-10" table:number-columns-spanned="1" table:number-rows-spanned="1">
                  <text:p text:style-name="Paragraph-1144"/>
                </table:table-cell>
                <table:table-cell table:style-name="Table-24-1-11" table:number-columns-spanned="1" table:number-rows-spanned="1">
                  <text:p text:style-name="Paragraph-1145"><text:span text:style-name="p1145-1-1">해당회계</text:span></text:p>
                </table:table-cell>
              </table:table-row>
              <table:table-row>
                <table:table-cell table:style-name="Table-24-2-1" table:number-columns-spanned="1" table:number-rows-spanned="1">
                  <text:p text:style-name="Paragraph-1146"><text:span text:style-name="p1146-1-1">계정</text:span></text:p>
                </table:table-cell>
                <table:table-cell table:style-name="Table-24-2-2" table:number-columns-spanned="1" table:number-rows-spanned="1">
                  <text:p text:style-name="Paragraph-1147"/>
                </table:table-cell>
                <table:table-cell table:style-name="Table-24-2-3" table:number-columns-spanned="1" table:number-rows-spanned="1">
                  <text:p text:style-name="Paragraph-1148"><text:span text:style-name="p1148-1-1">국세수익</text:span></text:p>
                </table:table-cell>
                <table:table-cell table:style-name="Table-24-2-4" table:number-columns-spanned="1" table:number-rows-spanned="1">
                  <text:p text:style-name="Paragraph-1149"/>
                </table:table-cell>
                <table:table-cell table:style-name="Table-24-2-5" table:number-columns-spanned="1" table:number-rows-spanned="1">
                  <text:p text:style-name="Paragraph-1150"><text:span text:style-name="p1150-1-1">국고이전</text:span><text:span text:style-name="p1150-2-1">지출</text:span></text:p>
                </table:table-cell>
                <table:table-cell table:style-name="Table-24-2-6" table:number-columns-spanned="1" table:number-rows-spanned="1">
                  <text:p text:style-name="Paragraph-1151"/>
                </table:table-cell>
                <table:table-cell table:style-name="Table-24-2-7" table:number-columns-spanned="1" table:number-rows-spanned="1">
                  <text:p text:style-name="Paragraph-1152"><text:span text:style-name="p1152-1-1">국고이전수</text:span><text:span text:style-name="p1152-2-1">입</text:span></text:p>
                </table:table-cell>
                <table:table-cell table:style-name="Table-24-2-8" table:number-columns-spanned="1" table:number-rows-spanned="1">
                  <text:p text:style-name="Paragraph-1153"/>
                </table:table-cell>
                <table:table-cell table:style-name="Table-24-2-9" table:number-columns-spanned="1" table:number-rows-spanned="1">
                  <text:p text:style-name="Paragraph-1154"><text:span text:style-name="p1154-1-1">세출예산지</text:span><text:span text:style-name="p1154-2-1">출액</text:span></text:p>
                </table:table-cell>
                <table:table-cell table:style-name="Table-24-2-10" table:number-columns-spanned="1" table:number-rows-spanned="1">
                  <text:p text:style-name="Paragraph-1155"/>
                </table:table-cell>
                <table:table-cell table:style-name="Table-24-2-11" table:number-columns-spanned="1" table:number-rows-spanned="1">
                  <text:p text:style-name="Paragraph-1156"><text:span text:style-name="p1156-1-1">국고수입</text:span></text:p>
                </table:table-cell>
              </table:table-row>
              <table:table-row>
                <table:table-cell table:style-name="Table-24-3-1" table:number-columns-spanned="1" table:number-rows-spanned="1">
                  <text:p text:style-name="Paragraph-1157"><text:span text:style-name="p1157-1-1">재무제</text:span><text:span text:style-name="p1157-2-1">표</text:span></text:p>
                </table:table-cell>
                <table:table-cell table:style-name="Table-24-3-2" table:number-columns-spanned="1" table:number-rows-spanned="1">
                  <text:p text:style-name="Paragraph-1158"/>
                </table:table-cell>
                <table:table-cell table:style-name="Table-24-3-3" table:number-columns-spanned="1" table:number-rows-spanned="1">
                  <text:p text:style-name="Paragraph-1159"><text:span text:style-name="p1159-1-1">국세징수활</text:span><text:span text:style-name="p1159-2-1">동표</text:span></text:p>
                </table:table-cell>
                <table:table-cell table:style-name="Table-24-3-4" table:number-columns-spanned="1" table:number-rows-spanned="1">
                  <text:p text:style-name="Paragraph-1160"/>
                </table:table-cell>
                <table:table-cell table:style-name="Table-24-3-5" table:number-columns-spanned="1" table:number-rows-spanned="1">
                  <text:p text:style-name="Paragraph-1161"><text:span text:style-name="p1161-1-1">국세징수</text:span><text:span text:style-name="p1161-2-1">활동표</text:span></text:p>
                </table:table-cell>
                <table:table-cell table:style-name="Table-24-3-6" table:number-columns-spanned="1" table:number-rows-spanned="1">
                  <text:p text:style-name="Paragraph-1162"/>
                </table:table-cell>
                <table:table-cell table:style-name="Table-24-3-7" table:number-columns-spanned="1" table:number-rows-spanned="1">
                  <text:p text:style-name="Paragraph-1163"><text:span text:style-name="p1163-1-1">재정운영표</text:span></text:p>
                </table:table-cell>
                <table:table-cell table:style-name="Table-24-3-8" table:number-columns-spanned="1" table:number-rows-spanned="1">
                  <text:p text:style-name="Paragraph-1164"/>
                </table:table-cell>
                <table:table-cell table:style-name="Table-24-3-9" table:number-columns-spanned="1" table:number-rows-spanned="1">
                  <text:p text:style-name="Paragraph-1165"><text:span text:style-name="p1165-1-1">재정운영표</text:span></text:p>
                </table:table-cell>
                <table:table-cell table:style-name="Table-24-3-10" table:number-columns-spanned="1" table:number-rows-spanned="1">
                  <text:p text:style-name="Paragraph-1166"/>
                </table:table-cell>
                <table:table-cell table:style-name="Table-24-3-11" table:number-columns-spanned="1" table:number-rows-spanned="1">
                  <text:p text:style-name="Paragraph-1167"><text:span text:style-name="p1167-1-1">재정운영</text:span><text:span text:style-name="p1167-2-1">표</text:span></text:p>
                </table:table-cell>
              </table:table-row>
            </table:table>
            <text:p text:style-name="Paragraph-1168"><draw:line svg:x1="45.76mm" svg:y1="4.4mm" svg:x2="74.33mm" svg:y2="4.4mm" draw:style-name="Shape-10" text:anchor-type="paragraph"/><draw:line svg:x1="45.98mm" svg:y1="0.74mm" svg:x2="45.98mm" svg:y2="7.09mm" draw:style-name="Shape-11" text:anchor-type="paragraph"/><draw:line svg:x1="74.31mm" svg:y1="1.2mm" svg:x2="74.31mm" svg:y2="7.55mm" draw:style-name="Shape-12" text:anchor-type="paragraph"/><draw:line svg:x1="91.79mm" svg:y1="4.37mm" svg:x2="120.36mm" svg:y2="4.37mm" draw:style-name="Shape-13" text:anchor-type="paragraph"/><draw:line svg:x1="91.59mm" svg:y1="1.17mm" svg:x2="91.59mm" svg:y2="7.52mm" draw:style-name="Shape-14" text:anchor-type="paragraph"/><draw:line svg:x1="120.87mm" svg:y1="1.43mm" svg:x2="120.87mm" svg:y2="7.78mm" draw:style-name="Shape-15" text:anchor-type="paragraph"/><text:span text:style-name="p1168-1-7">                                                      </text:span></text:p>
            <text:p text:style-name="Paragraph-1169"/>
            <text:p text:style-name="Paragraph-1170"><text:span text:style-name="p1170-1-1">                                             내부거래제거                 내부거래제거</text:span></text:p>
            <text:p text:style-name="Paragraph-1171"/>
            <text:p text:style-name="Paragraph-1172"><text:span text:style-name="p1172-1-1">위에서 보는 바와 같이 국가통합 재무제표에서는 각 회계간 내부거래제거 </text:span><text:span text:style-name="p1172-2-1">후 국세수익만 남게 된다. 단, 내부거래제거 시 중앙부처의 </text:span><text:span text:style-name="p1172-3-1">국세징수활동표에 인식된 국세수익과 국고이전지출에 대해서 아래 1&gt;, </text:span><text:span text:style-name="p1172-4-1">2&gt;번과 같은 대체분개가 이루어져야 한다.</text:span></text:p>
            <text:p text:style-name="Paragraph-1173"/>
            <text:p text:style-name="Paragraph-1174"><text:span text:style-name="p1174-1-1">1&gt; 국세징수활동표 상 국세수익을 재정운영표 상 국세수익으로 계정대체 분개</text:span></text:p>
            <text:p text:style-name="Paragraph-1175"/>
            <table:table table:style-name="Table-25">
              <table:table-column table:number-columns-repeated="8"/>
              <table:table-row>
                <table:table-cell table:style-name="Table-25-1-1" table:number-columns-spanned="1" table:number-rows-spanned="1">
                  <text:p text:style-name="바탕글"><text:span text:style-name="p1176-1-1">차)</text:span></text:p>
                </table:table-cell>
                <table:table-cell table:style-name="Table-25-1-2" table:number-columns-spanned="1" table:number-rows-spanned="1">
                  <text:p text:style-name="Paragraph-1177"><text:span text:style-name="p1177-1-1">국세수익(국세징수활동표)</text:span></text:p>
                </table:table-cell>
                <table:table-cell table:style-name="Table-25-1-3" table:number-columns-spanned="1" table:number-rows-spanned="1">
                  <text:p text:style-name="Paragraph-1178"><text:span text:style-name="p1178-1-1">xx</text:span></text:p>
                </table:table-cell>
                <table:table-cell table:style-name="Table-25-1-4" table:number-columns-spanned="1" table:number-rows-spanned="1">
                  <text:p text:style-name="Paragraph-1179"/>
                </table:table-cell>
                <table:table-cell table:style-name="Table-25-1-5" table:number-columns-spanned="1" table:number-rows-spanned="1">
                  <text:p text:style-name="바탕글"><text:span text:style-name="p1180-1-1">대)</text:span></text:p>
                </table:table-cell>
                <table:table-cell table:style-name="Table-25-1-6" table:number-columns-spanned="1" table:number-rows-spanned="1">
                  <text:p text:style-name="Paragraph-1181"><text:span text:style-name="p1181-1-1">국세수익(재정운영표)</text:span></text:p>
                </table:table-cell>
                <table:table-cell table:style-name="Table-25-1-7" table:number-columns-spanned="1" table:number-rows-spanned="1">
                  <text:p text:style-name="Paragraph-1182"><text:span text:style-name="p1182-1-1">xx</text:span></text:p>
                </table:table-cell>
                <table:table-cell table:style-name="Table-25-1-8" table:number-columns-spanned="1" table:number-rows-spanned="1">
                  <text:p text:style-name="Paragraph-1183"/>
                </table:table-cell>
              </table:table-row>
            </table:table>
            <text:p text:style-name="Paragraph-1184"/>
            <text:p text:style-name="Paragraph-1185"><text:span text:style-name="p1185-1-1">2&gt; 국세징수활동표 상 국고이전지출을 재정운영표 상 국고이전지출로 계정대체 분개</text:span></text:p>
            <table:table table:style-name="Table-26">
              <table:table-column table:number-columns-repeated="8"/>
              <table:table-row>
                <table:table-cell table:style-name="Table-26-1-1" table:number-columns-spanned="1" table:number-rows-spanned="1">
                  <text:p text:style-name="바탕글"><text:span text:style-name="p1186-1-1">차)</text:span></text:p>
                </table:table-cell>
                <table:table-cell table:style-name="Table-26-1-2" table:number-columns-spanned="1" table:number-rows-spanned="1">
                  <text:p text:style-name="Paragraph-1187"><text:span text:style-name="p1187-1-1">국고이전지출(재정운영표)</text:span></text:p>
                </table:table-cell>
                <table:table-cell table:style-name="Table-26-1-3" table:number-columns-spanned="1" table:number-rows-spanned="1">
                  <text:p text:style-name="Paragraph-1188"><text:span text:style-name="p1188-1-1">xx</text:span></text:p>
                </table:table-cell>
                <table:table-cell table:style-name="Table-26-1-4" table:number-columns-spanned="1" table:number-rows-spanned="1">
                  <text:p text:style-name="Paragraph-1189"/>
                </table:table-cell>
                <table:table-cell table:style-name="Table-26-1-5" table:number-columns-spanned="1" table:number-rows-spanned="1">
                  <text:p text:style-name="바탕글"><text:span text:style-name="p1190-1-1">대)</text:span></text:p>
                </table:table-cell>
                <table:table-cell table:style-name="Table-26-1-6" table:number-columns-spanned="1" table:number-rows-spanned="1">
                  <text:p text:style-name="Paragraph-1191"><text:span text:style-name="p1191-1-1">국고이전지출(국세징수활동표)</text:span></text:p>
                </table:table-cell>
                <table:table-cell table:style-name="Table-26-1-7" table:number-columns-spanned="1" table:number-rows-spanned="1">
                  <text:p text:style-name="Paragraph-1192"><text:span text:style-name="p1192-1-1">xx</text:span></text:p>
                </table:table-cell>
                <table:table-cell table:style-name="Table-26-1-8" table:number-columns-spanned="1" table:number-rows-spanned="1">
                  <text:p text:style-name="Paragraph-1193"/>
                </table:table-cell>
              </table:table-row>
            </table:table>
            <text:p text:style-name="Paragraph-1194"/>
            <text:p text:style-name="Paragraph-1195"><text:span text:style-name="p1195-1-1">별첨 2</text:span></text:p>
            <text:p text:style-name="Paragraph-1196"/>
            <text:p text:style-name="Paragraph-1197"><text:span text:style-name="p1197-1-1">국고금관리법 시행령 </text:span></text:p>
            <text:p text:style-name="Paragraph-1198"/>
            <text:p text:style-name="Paragraph-1199"><draw:frame draw:style-name="Shape-16" draw:z-index="34" svg:width="3.18mm" svg:height="3.18mm" text:anchor-type="as-char" draw:transform=" translate (0mm 0mm) matrix (1.0 0.0 0.0 1.0 0mm 0mm) matrix (1.0 0.0 0.0 1.0 0mm 0mm) matrix (1.0 0.0 0.0 1.0 0mm 0mm) translate (0mm 0mm)"><draw:image xlink:actuate="onLoad" xlink:show="embed" xlink:type="simple" xlink:href="bindata/BIN0001.WMF"/></draw:frame><text:span text:style-name="p1199-1-2">제5조(수입금의 수납기한</text:span><text:span>) ?</text:span><text:span text:style-name="p1199-1-4">법 제4조의3의 규정에 따른 </text:span><text:span text:style-name="p1199-2-1">출납공무원(이하 "출납공무원"이라 한다)은 매 </text:span><text:span text:style-name="p1199-3-1">회계연도의 수입금을 당해 회계연도 말일까지 </text:span><text:span text:style-name="p1199-4-1">수납하여야 한다.&lt;개정 </text:span><text:span text:style-name="p1199-4-2">2005.6.30</text:span><text:span text:style-name="p1199-4-3">&gt;</text:span></text:p>
            <text:p text:style-name="Paragraph-1200"><text:span>?</text:span><text:span text:style-name="p1200-1-2">한국은행등은 매 회계연도의 수입금을 당해 </text:span><text:span text:style-name="p1200-2-1">회계연도 말일까지 수납하여야 한다. 다만, 다음 </text:span><text:span text:style-name="p1200-3-1">각호의 1에 해당하는 경우에는 다음 회계연도 1월 </text:span><text:span text:style-name="p1200-4-1">15일까지 수납할 수 있다.</text:span></text:p>
            <text:p text:style-name="Paragraph-1201"><text:span text:style-name="p1201-1-1">1. 출납공무원이 당해 회계연도에 수납한 수입금을 </text:span><text:span text:style-name="p1201-2-1">법 제12조제2항의 규정에 따라 한국은행등에 </text:span><text:span text:style-name="p1201-3-1">납입하는 경우</text:span></text:p>
            <text:p text:style-name="Paragraph-1202"><text:span text:style-name="p1202-1-1">2. 지방세에 부가되어 징수된 수입금을 납입하는 </text:span><text:span text:style-name="p1202-2-1">경우</text:span></text:p>
            <text:p text:style-name="Paragraph-1203"/>
            <text:p text:style-name="Paragraph-1204"><draw:frame draw:style-name="Shape-17" draw:z-index="35" svg:width="3.18mm" svg:height="3.18mm" text:anchor-type="as-char" draw:transform=" translate (0mm 0mm) matrix (1.0 0.0 0.0 1.0 0mm 0mm) matrix (1.0 0.0 0.0 1.0 0mm 0mm) matrix (1.0 0.0 0.0 1.0 0mm 0mm) translate (0mm 0mm)"><draw:image xlink:actuate="onLoad" xlink:show="embed" xlink:type="simple" xlink:href="bindata/BIN0002.WMF"/></draw:frame><text:span text:style-name="p1204-1-2">제6조(지출금의 지출 및 지급기한</text:span><text:span>) ?</text:span><text:span text:style-name="p1204-1-4">법 제22조제1항의 </text:span><text:span text:style-name="p1204-2-1">규정에 따른 지출관은 매 회계연도의경비를 당해 </text:span><text:span text:style-name="p1204-3-1">회계연도 말일까지 지출하여야 한다. 다만, 다음 </text:span><text:span text:style-name="p1204-4-1">각호의 1에 해당하는 경우에는 다음 회계연도 1월 </text:span><text:span text:style-name="p1204-5-1">15일까지 지출할 수 있다.</text:span></text:p>
            <text:p text:style-name="Paragraph-1205"><text:span text:style-name="p1205-1-1">1. 정부계정 상호간의 국고금대체를 위하여 지출하는 </text:span><text:span text:style-name="p1205-2-1">경우</text:span></text:p>
            <text:p text:style-name="Paragraph-1206"><text:span text:style-name="p1206-1-1">2. 법 제18조제1항의 규정에 따른 선사용자금(이하 </text:span><text:span text:style-name="p1206-2-1">"선사용자금"이라 한다)의 지급금액을 대체납입하기 </text:span><text:span text:style-name="p1206-3-1">위하여 지출하는 경우</text:span></text:p>
            <text:p text:style-name="Paragraph-1207"><text:span>?</text:span><text:span text:style-name="p1207-1-2">법 제24조제2항의 규정에 따른 </text:span><text:span text:style-name="p1207-2-1">관서운영경비출납공무원은 매 회계연도의 경비를 </text:span><text:span text:style-name="p1207-3-1">당해 회계연도 말일까지 지급하여야 한다. 다만, </text:span><text:span text:style-name="p1207-4-1">제36조제1항제6호의 규정에 따라 당해 회계연도에 </text:span><text:span text:style-name="p1207-5-1">사용한 정부구매카드(법 제24조제5항의 규정에 따른 </text:span><text:span text:style-name="p1207-6-1">정부구매카드를 말한다. 이하 같다)의 사용대금을 </text:span><text:span text:style-name="p1207-7-1">지급하는 경우에는 다음 회계연도 1월 15일까지 </text:span><text:span text:style-name="p1207-8-1">지급할 수 있다.</text:span></text:p>
            <text:p text:style-name="Paragraph-1208"><text:span>?</text:span><text:span text:style-name="p1208-1-2">한국은행등은 매 회계연도의 경비를 당해 회계연도 </text:span><text:span text:style-name="p1208-2-1">말일까지 지급하여야 한다. 다만, 제1항 단서의 </text:span><text:span text:style-name="p1208-3-1">규정에 해당하는 경우에는 다음 회계연도 1월 </text:span><text:span text:style-name="p1208-4-1">15일까지 지급할 수 있다.</text:span></text:p>
            <text:p text:style-name="Paragraph-1209"/>
            <text:p text:style-name="Paragraph-1210"><draw:frame draw:style-name="Shape-18" draw:z-index="36" svg:width="3.18mm" svg:height="3.18mm" text:anchor-type="as-char" draw:transform=" translate (0mm 0mm) matrix (1.0 0.0 0.0 1.0 0mm 0mm) matrix (1.0 0.0 0.0 1.0 0mm 0mm) matrix (1.0 0.0 0.0 1.0 0mm 0mm) translate (0mm 0mm)"><draw:image xlink:actuate="onLoad" xlink:show="embed" xlink:type="simple" xlink:href="bindata/BIN0003.WMF"/></draw:frame><text:span text:style-name="p1210-1-2">제7조(지출금의 반납기한) 법 제29조제1항의 규정에 </text:span><text:span text:style-name="p1210-2-1">따라 이미 지출된 국고금을 당해 </text:span><text:span text:style-name="p1210-3-1">지출과목에반납하고자 하는 경우에는 당해 회계연도 </text:span><text:span text:style-name="p1210-4-1">말일까지 반납하여야 한다. 다만, </text:span><text:span text:style-name="p1210-5-1">관서운영경비출납공무원이 교부받은 관서운영경비를 </text:span><text:span text:style-name="p1210-6-1">반납하는 경우에는 다음 회계연도 1월 15일까지 </text:span><text:span text:style-name="p1210-7-1">반납할 수 있다.</text:span></text:p>
            <text:p text:style-name="Paragraph-1211"/>
            <text:p text:style-name="바탕글"/>
          </table:table-cell>
        </table:table-row>
      </table:table>
      <table:table table:style-name="Table-27">
        <table:table-column table:number-columns-repeated="2"/>
        <table:table-row>
          <table:table-cell table:style-name="Table-27-1-1" table:number-columns-spanned="2" table:number-rows-spanned="1">
            <text:p text:style-name="Paragraph-1213"><text:span text:style-name="p1213-1-1">8. </text:span><text:span text:style-name="p1213-1-2">결산조정사항에 대한 시스템간 불일치 사항의 </text:span><text:span text:style-name="p1213-2-1">조정방법</text:span></text:p>
            <text:p text:style-name="Paragraph-1214"/>
            <text:p text:style-name="Paragraph-1215"/>
            <text:p text:style-name="Paragraph-1216"/>
            <text:p text:style-name="바탕글"><text:span text:style-name="p1217-1-1"> </text:span><text:span text:style-name="p1217-1-2">□ </text:span><text:span text:style-name="p1217-1-3">일시 및 장소: </text:span><text:span text:style-name="p1217-1-4">2008년 8월 8일 14시 </text:span><text:span text:style-name="p1217-1-5">~ 16</text:span><text:span text:style-name="p1217-1-6">시</text:span></text:p>
            <text:p text:style-name="Paragraph-1218"><text:span text:style-name="p1218-1-1"> □ </text:span><text:span text:style-name="p1218-1-2">목적: </text:span><text:span text:style-name="p1218-1-3">dBrain </text:span><text:span text:style-name="p1218-1-4">사용 기금의 결산조정사항의 시스템간 불일치에 </text:span><text:span text:style-name="p1218-2-1">대한 처리방안 협의  </text:span></text:p>
            <text:p text:style-name="바탕글"><text:span text:style-name="p1219-1-1"> □</text:span><text:span text:style-name="p1219-1-4">참석자: </text:span><text:span text:style-name="p1219-1-5">용역기관(장혜윤) </text:span></text:p>
            <text:p text:style-name="바탕글"><text:span text:style-name="p1220-1-1">             디지털예산회계기획단(백형민 사무관, 송봉훈 파트장)</text:span></text:p>
            <text:p text:style-name="바탕글"/>
          </table:table-cell>
        </table:table-row>
        <table:table-row>
          <table:table-cell table:style-name="Table-27-2-1" table:number-columns-spanned="1" table:number-rows-spanned="1">
            <text:p text:style-name="Paragraph-1222"><text:span text:style-name="p1222-1-1">현황 </text:span></text:p>
          </table:table-cell>
          <table:table-cell table:style-name="Table-27-2-2" table:number-columns-spanned="1" table:number-rows-spanned="1">
            <text:p text:style-name="Paragraph-1223"/>
            <text:p text:style-name="Paragraph-1224"/>
            <text:p text:style-name="Paragraph-1225"/>
            <text:p text:style-name="바탕글"><text:span text:style-name="p1226-1-1">□</text:span><text:span text:style-name="p1226-1-3">시스템간 정보 불일치 </text:span></text:p>
            <text:p text:style-name="Paragraph-1227"><text:span text:style-name="p1227-1-1"> o </text:span><text:span text:style-name="p1227-1-2">현재 </text:span><text:span text:style-name="p1227-1-3">dBrain </text:span><text:span text:style-name="p1227-1-4">시스템을 사용하는 기금은 </text:span><text:span text:style-name="p1227-1-5">dBrian </text:span><text:span text:style-name="p1227-1-6">시스템 내 수입</text:span><text:span text:style-name="p1227-2-1">지출 처리를 하고 이를 통해 결산 </text:span><text:span text:style-name="p1227-2-2">Data</text:span><text:span text:style-name="p1227-2-3">가 수집되어 결산서가 </text:span><text:span text:style-name="p1227-3-1">작성됨 </text:span></text:p>
            <text:p text:style-name="Paragraph-1228"/>
            <text:p text:style-name="Paragraph-1229"><text:span text:style-name="p1229-1-1"> o </text:span><text:span text:style-name="p1229-1-2">결산 담당자가 수입지출시스템을 거치지 않고 결산서 작성시 </text:span><text:span text:style-name="p1229-2-1">자체적으로 조정하게 됨에 따라, 결과적으로 기금의 수입지출시</text:span><text:span text:style-name="p1229-3-1">스템과 결산서 정보가 불일치하는 문제점이 발생함 </text:span></text:p>
          </table:table-cell>
        </table:table-row>
        <table:table-row>
          <table:table-cell table:style-name="Table-27-3-1" table:number-columns-spanned="1" table:number-rows-spanned="1">
            <text:p text:style-name="Paragraph-1230"><text:span text:style-name="p1230-1-1">이슈사항</text:span></text:p>
          </table:table-cell>
          <table:table-cell table:style-name="Table-27-3-2" table:number-columns-spanned="1" table:number-rows-spanned="1">
            <text:p text:style-name="바탕글"/>
            <text:p text:style-name="바탕글"/>
            <text:p text:style-name="바탕글"/>
            <text:p text:style-name="바탕글"><text:span text:style-name="p1234-1-1">기금의 수입지출시스템과 결산서 정보 불일치 사항을 해결할 수 </text:span><text:span text:style-name="p1234-2-1">있는 방안 검토 필요 </text:span></text:p>
            <text:p text:style-name="바탕글"/>
            <text:p text:style-name="바탕글"/>
          </table:table-cell>
        </table:table-row>
        <table:table-row>
          <table:table-cell table:style-name="Table-27-4-1" table:number-columns-spanned="1" table:number-rows-spanned="1">
            <text:p text:style-name="Paragraph-1237"><text:span text:style-name="p1237-1-1">검토사항</text:span></text:p>
          </table:table-cell>
          <table:table-cell table:style-name="Table-27-4-2" table:number-columns-spanned="1" table:number-rows-spanned="1">
            <text:p text:style-name="바탕글"/>
            <text:p text:style-name="바탕글"><text:span text:style-name="p1239-1-1">□</text:span><text:span text:style-name="p1239-1-4">강제조정 절차의 변경 </text:span></text:p>
            <text:p text:style-name="Paragraph-1240"><text:span text:style-name="p1240-1-1">- 현재 예산결산서를 강제조정하고 있는 항목에 대하여 원칙적으</text:span><text:span text:style-name="p1240-2-1">로 불가능하도록 지침 설정 </text:span></text:p>
            <text:p text:style-name="Paragraph-1241"><text:span text:style-name="p1241-1-1"> - 기금 결산담당자가 </text:span><text:span text:style-name="p1241-1-2">dBrain </text:span><text:span text:style-name="p1241-1-3">시스템상 결산조정분개 입력함으로써 </text:span><text:span text:style-name="p1241-2-1">일괄적인 </text:span><text:span text:style-name="p1241-2-2">Process</text:span><text:span text:style-name="p1241-2-3">에 따라 결산보고서 산출되도록 함 </text:span></text:p>
            <text:p text:style-name="바탕글"><text:span text:style-name="p1242-1-1"> - 조정 유형별 결산조정분개 입력 예시를 지침서에 구체화 </text:span></text:p>
            <text:p text:style-name="바탕글"><text:span text:style-name="p1243-1-1"> </text:span></text:p>
            <text:p text:style-name="바탕글"/>
            <text:p text:style-name="바탕글"><text:span text:style-name="p1245-1-1">□</text:span><text:span text:style-name="p1245-1-4">조정 유형별 결산조정분개 입력방안  </text:span></text:p>
            <text:p text:style-name="바탕글"><text:span text:style-name="p1246-1-1">결산담당자의 조정 유형은 크게 다음과 같이 구분할 수 있으며, 각 </text:span><text:span text:style-name="p1246-2-1">유형별 결산조정분개 처리방안을 기재함    </text:span></text:p>
            <text:p text:style-name="바탕글"/>
            <text:p text:style-name="바탕글"/>
            <text:p text:style-name="바탕글"><text:span text:style-name="p1249-1-1"> 1. 수입금액과 지출금액을 일치시키는 조정</text:span></text:p>
            <text:p text:style-name="Paragraph-1250"><text:span text:style-name="p1250-1-1"> - 기금 결산지침에 수입액-지출액의 잔액을 예치금 등으로 처리하</text:span><text:span text:style-name="p1250-2-1">는 조정</text:span></text:p>
            <text:p text:style-name="Paragraph-1251"><text:span text:style-name="p1251-1-1">⇨ </text:span><text:span text:style-name="p1251-1-2">해당 기금에서 수입-지출 잔액 발생여부 확인 후, 잔액이 있는 </text:span><text:span text:style-name="p1251-2-1">경우 다음과 같은 결산조정분개를 입력함</text:span></text:p>
            <text:p text:style-name="바탕글"/>
            <text:p text:style-name="바탕글"><text:span text:style-name="p1253-1-1">    (차) 예치금 </text:span><text:span text:style-name="p1253-1-2">XXX       (</text:span><text:span text:style-name="p1253-1-3">대) </text:span><text:span text:style-name="p1253-1-4">oo</text:span><text:span text:style-name="p1253-1-5">손익(*)  </text:span><text:span text:style-name="p1253-1-6">XX  </text:span></text:p>
            <text:p text:style-name="Paragraph-1254"><text:span text:style-name="p1254-1-1"> </text:span><text:span text:style-name="p1254-1-2">(*) 수입과 지출 차이를 발생시키는 거래 유형에 따라 적절한 </text:span><text:span text:style-name="p1254-1-3">COA </text:span><text:span text:style-name="p1254-1-4">선</text:span><text:span text:style-name="p1254-2-1">택하여야 하며, 차이내역 불명확할 경우 중요성에 따라 잡손익 등으</text:span><text:span text:style-name="p1254-3-1">로 처리</text:span></text:p>
            <text:p text:style-name="바탕글"/>
            <text:p text:style-name="바탕글"/>
            <text:p text:style-name="바탕글"><text:span text:style-name="p1257-1-1">2. 복권기금의 수수료 조정 </text:span></text:p>
            <text:p text:style-name="Paragraph-1258"><text:span text:style-name="p1258-1-1"> - </text:span><text:span text:style-name="p1258-1-2">복권기금 수입액이 120(수수료 20 포함)일 때, 연 결산시 수수료 </text:span><text:span text:style-name="p1258-2-1">등을 제외한 100을 세입으로 처리함 </text:span></text:p>
            <text:p text:style-name="Paragraph-1259"><text:span text:style-name="p1259-1-1">⇨ </text:span><text:span text:style-name="p1259-1-2">해당 기금에서 복권 수수료에 대해 다음과 같은 결산조정분개 </text:span><text:span text:style-name="p1259-2-1">를 입력함</text:span></text:p>
            <text:p text:style-name="바탕글"/>
            <text:p text:style-name="바탕글"><text:span text:style-name="p1261-1-1">(차) 재화판매원가(지급수수료) </text:span><text:span text:style-name="p1261-1-2">XXX   (</text:span><text:span text:style-name="p1261-1-3">대) 재화판매수익(*) </text:span><text:span text:style-name="p1261-1-4">XXX  </text:span></text:p>
            <text:p text:style-name="바탕글"/>
            <text:p text:style-name="바탕글"><text:span text:style-name="p1263-1-1">3. 고용보험기금의 수납후징수결의(수입징수결정액은 없음)</text:span></text:p>
            <text:p text:style-name="Paragraph-1264"><text:span text:style-name="p1264-1-1"> - 고용보험기금의 경우 수입징수결의 없이 수납후징수결의로 처리</text:span><text:span text:style-name="p1264-2-1">함에 따라 미수납액, 불납결손액 등의 금액은 연결산서에서만 채</text:span><text:span text:style-name="p1264-3-1">권을 조정하고 있음.</text:span></text:p>
            <text:p text:style-name="Paragraph-1265"><text:span text:style-name="p1265-1-1"> </text:span></text:p>
            <text:p text:style-name="Paragraph-1266"><text:span text:style-name="p1266-1-1">⇨ </text:span><text:span text:style-name="p1266-1-2">수납후 징수결의하는 기관은 미수납액이나 불납결손액에 대해 </text:span><text:span text:style-name="p1266-2-1">다음과 같은 결산조정분개를 입력함</text:span></text:p>
            <text:p text:style-name="Paragraph-1267"/>
            <text:p text:style-name="Paragraph-1268"><text:span text:style-name="p1268-1-1">   (차) 미수채권    </text:span><text:span text:style-name="p1268-1-2">XXX   (</text:span><text:span text:style-name="p1268-1-3">대)  고용보험수</text:span><text:span text:style-name="p1268-1-4">익  </text:span><text:span text:style-name="p1268-1-5">XXX </text:span></text:p>
            <text:p text:style-name="Paragraph-1269"/>
            <text:p text:style-name="Paragraph-1270"><text:span text:style-name="p1270-1-1"> o </text:span><text:span text:style-name="p1270-1-2">불납결손액은 발생 사유별로 다음과 같이 회계처리함 </text:span></text:p>
            <text:p text:style-name="Paragraph-1271"/>
            <text:p text:style-name="Paragraph-1272"><text:span text:style-name="p1272-1-1"> - 무재산/거소불명:(차) 대손상각비 </text:span><text:span text:style-name="p1272-1-2">XXX (</text:span><text:span text:style-name="p1272-1-3">대) 대손충당금 </text:span><text:span text:style-name="p1272-1-4">XXX </text:span></text:p>
            <text:p text:style-name="Paragraph-1273"><text:span text:style-name="p1273-1-1">    *대손충당금 100% 설정 </text:span></text:p>
            <text:p text:style-name="Paragraph-1274"><text:span text:style-name="p1274-1-1"> - 시효완성시: (차) 대손충당금  </text:span><text:span text:style-name="p1274-1-2">XXX    (</text:span><text:span text:style-name="p1274-1-3">대) 미수채권   </text:span><text:span text:style-name="p1274-1-4">XXX</text:span></text:p>
            <text:p text:style-name="Paragraph-1275"><text:span text:style-name="p1275-1-1">         또는 (차) 대손상각비(*) </text:span><text:span text:style-name="p1275-1-2">XXX   (</text:span><text:span text:style-name="p1275-1-3">대) 미수채권   </text:span><text:span text:style-name="p1275-1-4">XXX </text:span></text:p>
            <text:p text:style-name="Paragraph-1276"><text:span text:style-name="p1276-1-1">    </text:span><text:span text:style-name="p1276-1-2">(*) 대손충당금 잔액이 없는 경우 </text:span></text:p>
            <text:p text:style-name="Paragraph-1277"/>
          </table:table-cell>
        </table:table-row>
      </table:table>
      <table:table table:style-name="Table-28">
        <table:table-column table:number-columns-repeated="2"/>
        <table:table-row>
          <table:table-cell table:style-name="Table-28-1-1" table:number-columns-spanned="2" table:number-rows-spanned="1">
            <text:p text:style-name="Paragraph-1278"><text:span text:style-name="p1278-1-1">9. </text:span><text:span text:style-name="p1278-1-2">미수채권에 대한 대손충당금 설정율의 산정</text:span></text:p>
            <text:p text:style-name="Paragraph-1279"/>
            <text:p text:style-name="Paragraph-1280"/>
            <text:p text:style-name="Paragraph-1281"/>
            <text:p text:style-name="바탕글"><text:span text:style-name="p1282-1-1"> </text:span><text:span text:style-name="p1282-1-2">□ </text:span><text:span text:style-name="p1282-1-3">일시 및 장소: </text:span><text:span text:style-name="p1282-1-4">2008년 8월 14일 14시 </text:span><text:span text:style-name="p1282-1-5">~ 15</text:span><text:span text:style-name="p1282-1-6">시</text:span></text:p>
            <text:p text:style-name="Paragraph-1283"><text:span text:style-name="p1283-1-1"> □ </text:span><text:span text:style-name="p1283-1-2">목적: 담당공무원들이 국가회계기준등에관한지침(안)을 </text:span><text:span text:style-name="p1283-2-1">참고하여 대손충당금 설정율을 적절히 산정할 수 </text:span><text:span text:style-name="p1283-3-1">있도록 국가회계기준등에관한지침(안) 구체화(보완)</text:span></text:p>
            <text:p text:style-name="바탕글"><text:span text:style-name="p1284-1-1"> □</text:span><text:span text:style-name="p1284-1-4">참석자: </text:span><text:span text:style-name="p1284-1-5">용역기관(김해권 회계사)</text:span></text:p>
            <text:p text:style-name="바탕글"><text:span text:style-name="p1285-1-1">             디지털예산회계기획단(송봉훈 책임)</text:span></text:p>
            <text:p text:style-name="바탕글"/>
          </table:table-cell>
        </table:table-row>
        <table:table-row>
          <table:table-cell table:style-name="Table-28-2-1" table:number-columns-spanned="1" table:number-rows-spanned="1">
            <text:p text:style-name="Paragraph-1287"><text:span text:style-name="p1287-1-1">현황 </text:span></text:p>
          </table:table-cell>
          <table:table-cell table:style-name="Table-28-2-2" table:number-columns-spanned="1" table:number-rows-spanned="1">
            <text:p text:style-name="바탕글"/>
            <text:p text:style-name="바탕글"><text:span text:style-name="p1289-1-1">□</text:span><text:span text:style-name="p1289-1-3">현행 국가회계기준등에관한지침(안)만으로는 대손충당금 설</text:span><text:span text:style-name="p1289-2-1">정율의 산정방법이 구체적으로 기술되어 있지 않음.</text:span></text:p>
            <text:p text:style-name="바탕글"/>
            <text:p text:style-name="바탕글"><text:span text:style-name="p1291-1-1">□</text:span><text:span text:style-name="p1291-1-3">채권관리관, 회계관리관 중에서 누가 대손충당금 설정율을 </text:span><text:span text:style-name="p1291-2-1">산정해서 시스템에 입력해야 하는지 알 수 없음.</text:span></text:p>
          </table:table-cell>
        </table:table-row>
        <table:table-row>
          <table:table-cell table:style-name="Table-28-3-1" table:number-columns-spanned="1" table:number-rows-spanned="1">
            <text:p text:style-name="Paragraph-1292"><text:span text:style-name="p1292-1-1">이슈사항</text:span></text:p>
          </table:table-cell>
          <table:table-cell table:style-name="Table-28-3-2" table:number-columns-spanned="1" table:number-rows-spanned="1">
            <text:p text:style-name="바탕글"/>
            <text:p text:style-name="바탕글"/>
            <text:p text:style-name="바탕글"/>
            <text:p text:style-name="바탕글"/>
            <text:p text:style-name="바탕글"><text:span text:style-name="p1297-1-1">국가회계기준등에관한지침(안)상에 대손충당금 설정율을 어떻게 산</text:span><text:span text:style-name="p1297-2-1">정해야 하는지 구체적으로 언급되어 있지 않고, 누가 책임을 가지</text:span><text:span text:style-name="p1297-3-1">고 대손충당금 설정율을 산정해서 시스템에 입력해야 하는지 불분</text:span><text:span text:style-name="p1297-4-1">명함에 따라 시스템상 관련 내용을 구현했음에도 불구하고 효과적</text:span><text:span text:style-name="p1297-5-1">으로 운용되지 못함.</text:span></text:p>
          </table:table-cell>
        </table:table-row>
        <table:table-row>
          <table:table-cell table:style-name="Table-28-4-1" table:number-columns-spanned="1" table:number-rows-spanned="1">
            <text:p text:style-name="Paragraph-1298"><text:span text:style-name="p1298-1-1">용역팀 </text:span><text:span text:style-name="p1298-2-1">검토결과</text:span></text:p>
          </table:table-cell>
          <table:table-cell table:style-name="Table-28-4-2" table:number-columns-spanned="1" table:number-rows-spanned="1">
            <text:p text:style-name="바탕글"><text:span text:style-name="p1299-1-1">□</text:span><text:span text:style-name="p1299-1-3">대손충당금 설정율의 산정</text:span></text:p>
            <text:p text:style-name="Paragraph-1300"><text:span text:style-name="p1300-1-1">  </text:span><text:span text:style-name="p1300-1-2">o </text:span><text:span text:style-name="p1300-1-3">개별적인 채권의 대손충당금을 추산하는 경우</text:span></text:p>
            <text:p text:style-name="Paragraph-1301"><text:span text:style-name="p1301-1-1">   ==&gt; 개별 채권들에 대해서 각각 향후 대손이 예상되는 금액을 </text:span><text:span text:style-name="p1301-2-1">추정함.</text:span></text:p>
            <text:p text:style-name="Paragraph-1302"/>
            <text:p text:style-name="Paragraph-1303"><text:span text:style-name="p1303-1-1">  </text:span><text:span text:style-name="p1303-1-2">o </text:span><text:span text:style-name="p1303-1-3">재정운영보고서 접근법을 적용하는 경우</text:span></text:p>
            <text:p text:style-name="Paragraph-1304"><text:span text:style-name="p1304-1-1">   ==&gt; 과거 특정회계기간내에 발생한 수익 대비 실제대손발생액</text:span><text:span text:style-name="p1304-2-1">의 비율을 계산함.</text:span></text:p>
            <text:p text:style-name="Paragraph-1305"/>
            <text:p text:style-name="Paragraph-1306"><text:span text:style-name="p1306-1-1">  </text:span><text:span text:style-name="p1306-1-2">o </text:span><text:span text:style-name="p1306-1-3">재정상태보고서 접근법을 적용하는 경우</text:span></text:p>
            <text:p text:style-name="Paragraph-1307"><text:span text:style-name="p1307-1-1">   ==&gt; 과거 특정회계기간말에 계상되어 있던 채권잔액 대비 실</text:span><text:span text:style-name="p1307-2-1">제대손발생액의 비율을 계산함.</text:span></text:p>
            <text:p text:style-name="Paragraph-1308"/>
            <text:p text:style-name="Paragraph-1309"><text:span text:style-name="p1309-1-1">  </text:span><text:span text:style-name="p1309-1-2">o </text:span><text:span text:style-name="p1309-1-3">연령분석법을 적용하는 경우</text:span></text:p>
            <text:p text:style-name="Paragraph-1310"><text:span text:style-name="p1310-1-1">   ==&gt; 회계실무상 가장 많이 이용되고 있는 방법으로 과거 특정</text:span><text:span text:style-name="p1310-2-1">회계기간말에 계상되어 있던 채권잔액을 연령별로 </text:span><text:span text:style-name="p1310-2-2">Grouping</text:span><text:span text:style-name="p1310-2-3">한 </text:span><text:span text:style-name="p1310-3-1">후 그룹별 채권잔액 대비 실제대손발생액의 비율을 각각 계산</text:span><text:span text:style-name="p1310-4-1">함.</text:span></text:p>
            <text:p text:style-name="Paragraph-1311"/>
            <text:p text:style-name="바탕글"><text:span text:style-name="p1312-1-1">□</text:span><text:span text:style-name="p1312-1-3">미수채권의 구분 </text:span></text:p>
            <text:p text:style-name="바탕글"><text:span text:style-name="p1313-1-1"> </text:span><text:span text:style-name="p1313-1-2"> o </text:span><text:span text:style-name="p1313-1-3">재정상태표상 미수채권의 경우 속성상 다음의 두가지로 크게 </text:span><text:span text:style-name="p1313-2-1">구분할 수 있음.</text:span></text:p>
            <text:p text:style-name="바탕글"><text:span text:style-name="p1314-1-1">  (1)디지털예산회계시스템에서 직접계시표되는 미수채권</text:span></text:p>
            <text:p text:style-name="바탕글"><text:span text:style-name="p1315-1-1">  (2)외부연계를 통해 반영되는 미수채권 (국세청)</text:span></text:p>
            <text:p text:style-name="바탕글"><text:span text:style-name="p1316-1-1">(1)의 경우에는 미수채권이 발생되는 건별로 기표되어 관리됨에 따</text:span><text:span text:style-name="p1316-2-1">라 </text:span><text:span text:style-name="p1316-2-2">Aging</text:span><text:span text:style-name="p1316-2-3">이 가능하나, (2)의 경우에는 국세청에서 미수채권 건별이 </text:span><text:span text:style-name="p1316-3-1">아닌 일단위로 집계하여 디지털예산회계시스템에 연계해주고 있으</text:span><text:span text:style-name="p1316-4-1">므로 디지털예산회계시스템 내에서 </text:span><text:span text:style-name="p1316-4-2">Aging</text:span><text:span text:style-name="p1316-4-3">은 불가능함. 이는 (1)의 </text:span><text:span text:style-name="p1316-5-1">경우는 디지털예산회계시스템 내에서 대손충당금을 설정하고 (2)의 </text:span><text:span text:style-name="p1316-6-1">경우에는 외부시스템 내에서 대손충당금을 설정한 후 디지털예산</text:span><text:span text:style-name="p1316-7-1">회계시스템으로 연계하는 것이 효과적임을 의미함.</text:span></text:p>
            <text:p text:style-name="바탕글"/>
            <text:p text:style-name="바탕글"/>
            <text:p text:style-name="바탕글"/>
            <text:p text:style-name="바탕글"><text:span text:style-name="p1320-1-1">□</text:span><text:span text:style-name="p1320-1-3">대손충당금 설정율을 산정할 담당자 </text:span></text:p>
            <text:p text:style-name="바탕글"><text:span text:style-name="p1321-1-1"> </text:span><text:span text:style-name="p1321-1-2"> o </text:span><text:span text:style-name="p1321-1-3">결산조정책임관으로서 회계관리관이 대손충당금 설정율을 산</text:span><text:span text:style-name="p1321-2-1">정하는 것을 기본으로 하되, 과거의 실제 대손실적 등에 관한 정보 </text:span><text:span text:style-name="p1321-3-1">또는 개별 채권에 대한 향후 대손가능성에 대한 정보 등이 필요한 </text:span><text:span text:style-name="p1321-4-1">경우에는 채권관리관의 협조를 요청할 필요가 있음.</text:span></text:p>
          </table:table-cell>
        </table:table-row>
      </table:table>
      <table:table table:style-name="Table-29">
        <table:table-column table:number-columns-repeated="2"/>
        <table:table-row>
          <table:table-cell table:style-name="Table-29-1-1" table:number-columns-spanned="2" table:number-rows-spanned="1">
            <text:p text:style-name="Paragraph-1322"><text:span text:style-name="p1322-1-1">10</text:span><text:span text:style-name="p1322-1-2">. </text:span><text:span text:style-name="p1322-1-3">1. 외화환산 시 기준환율에 대한 정의</text:span></text:p>
            <text:p text:style-name="Paragraph-1323"><text:span text:style-name="p1323-1-1">      2. 외국환평형기금 평가손익에 대한 회계처리 예시</text:span></text:p>
            <text:p text:style-name="Paragraph-1324"/>
            <text:p text:style-name="Paragraph-1325"/>
            <text:p text:style-name="Paragraph-1326"/>
            <text:p text:style-name="바탕글"><text:span text:style-name="p1327-1-1"> </text:span><text:span text:style-name="p1327-1-2">□ </text:span><text:span text:style-name="p1327-1-3">일시 및 장소: </text:span><text:span text:style-name="p1327-1-4">2008년 8월 14일 15시 </text:span><text:span text:style-name="p1327-1-5">~ 16</text:span><text:span text:style-name="p1327-1-6">시</text:span></text:p>
            <text:p text:style-name="Paragraph-1328"><text:span text:style-name="p1328-1-1"> □ </text:span><text:span text:style-name="p1328-1-2">목적: 외화환산 시 적용하는 기준환율에 대한 명확한 이해와 </text:span><text:span text:style-name="p1328-2-1">외국환평형기금 평가손익 관련 회계처리 예시</text:span></text:p>
            <text:p text:style-name="바탕글"><text:span text:style-name="p1329-1-1"> □</text:span><text:span text:style-name="p1329-1-4">참석자: </text:span><text:span text:style-name="p1329-1-5">용역기관(공영민) </text:span></text:p>
            <text:p text:style-name="바탕글"><text:span text:style-name="p1330-1-1">             디지털예산회계기획단(송봉훈 파트장)</text:span></text:p>
            <text:p text:style-name="Paragraph-1331"><text:span text:style-name="p1331-1-1">             기획재정부(백형민 사무관)  </text:span></text:p>
            <text:p text:style-name="Paragraph-1332"><text:span text:style-name="p1332-1-1">           </text:span></text:p>
          </table:table-cell>
        </table:table-row>
        <table:table-row>
          <table:table-cell table:style-name="Table-29-2-1" table:number-columns-spanned="1" table:number-rows-spanned="1">
            <text:p text:style-name="Paragraph-1333"><text:span text:style-name="p1333-1-1">현황 </text:span></text:p>
          </table:table-cell>
          <table:table-cell table:style-name="Table-29-2-2" table:number-columns-spanned="1" table:number-rows-spanned="1">
            <text:p text:style-name="Paragraph-1334"/>
            <text:p text:style-name="바탕글"><text:span text:style-name="p1335-1-1">□</text:span><text:span text:style-name="p1335-1-3">현행 결산지침서상 외화환산 시 기준환율 및 외국환평형기금 </text:span><text:span text:style-name="p1335-2-1">평가기준</text:span></text:p>
            <text:p text:style-name="Paragraph-1336"><text:span text:style-name="p1336-1-1"> o </text:span><text:span text:style-name="p1336-1-2">외화자산 및 부채에 대한 기말환산 시 기말환율(기준환율)을 적</text:span><text:span text:style-name="p1336-2-1">용하도록 되어 있음. </text:span></text:p>
            <text:p text:style-name="Paragraph-1337"><text:span text:style-name="p1337-1-1"> o </text:span><text:span text:style-name="p1337-1-2">외국환평형기금 평가손익에 대한 구체적인 내용이 국가회계기</text:span><text:span text:style-name="p1337-2-1">준등에 관한 지침 상에서 제외된 상태임. </text:span></text:p>
          </table:table-cell>
        </table:table-row>
        <table:table-row>
          <table:table-cell table:style-name="Table-29-3-1" table:number-columns-spanned="1" table:number-rows-spanned="1">
            <text:p text:style-name="Paragraph-1338"><text:span text:style-name="p1338-1-1">이슈사항</text:span></text:p>
          </table:table-cell>
          <table:table-cell table:style-name="Table-29-3-2" table:number-columns-spanned="1" table:number-rows-spanned="1">
            <text:p text:style-name="바탕글"/>
            <text:p text:style-name="바탕글"/>
            <text:p text:style-name="바탕글"/>
            <text:p text:style-name="바탕글"><text:span text:style-name="p1342-1-1">1. 기말 외화자산 및 부채에 대한 외화환산 시 적용하게 되는 기준</text:span><text:span text:style-name="p1342-2-1">환율에 대한 명확한 이해가 필요함. </text:span></text:p>
            <text:p text:style-name="바탕글"><text:span text:style-name="p1343-1-1">2. 외국환평형기금 평가손익에 대한 구체적인 회계처리 예시가 필</text:span><text:span text:style-name="p1343-2-1">요 함. </text:span></text:p>
          </table:table-cell>
        </table:table-row>
        <table:table-row>
          <table:table-cell table:style-name="Table-29-4-1" table:number-columns-spanned="1" table:number-rows-spanned="1">
            <text:p text:style-name="Paragraph-1344"><text:span text:style-name="p1344-1-1">검토사항</text:span></text:p>
          </table:table-cell>
          <table:table-cell table:style-name="Table-29-4-2" table:number-columns-spanned="1" table:number-rows-spanned="1">
            <text:p text:style-name="바탕글"><text:span text:style-name="p1345-1-1">□</text:span><text:span text:style-name="p1345-1-4">기준환율에 대한 이해 및 명확화</text:span></text:p>
            <text:p text:style-name="바탕글"><text:span text:style-name="p1346-1-1"> </text:span></text:p>
            <text:p text:style-name="Paragraph-1347"><text:span text:style-name="p1347-1-1"> o </text:span><text:span text:style-name="p1347-1-2">화폐성외화자산 및 부채의 외화환산 시 결산일의 </text:span><text:span text:style-name="p1347-1-3">기준환율</text:span><text:span text:style-name="p1347-1-4">을 </text:span><text:span text:style-name="p1347-2-1">적용하여 환산하도록 되어 있음. </text:span><text:span text:style-name="p1347-2-2">매년 12월 말일자 기준환율은 </text:span><text:span text:style-name="p1347-3-1">모든 외환거래에 대한 예금이나 외화부채 외화채권을 평가할때 </text:span><text:span text:style-name="p1347-4-1">사용되며 회계처리시 외화환산평가차익을 계산하기 위해서 사</text:span><text:span text:style-name="p1347-5-1">용됨. </text:span></text:p>
            <text:p text:style-name="Paragraph-1348"><text:span text:style-name="p1348-1-1">   외화환산 시 적용하게 되는</text:span><text:span text:style-name="p1348-1-2"> 기준환율은 서울외국환중개(주)의 </text:span><text:span text:style-name="p1348-2-1">매매기준율(오전 8시 30분 1회 공시 함)을 적용하기로 함</text:span></text:p>
            <text:p text:style-name="Paragraph-1349"/>
            <text:p text:style-name="Paragraph-1350"><text:span text:style-name="p1350-1-1">  o </text:span><text:span text:style-name="p1350-1-2">미화환산율 산출 시에도 각각의 서울외국환중개(주)의 매매</text:span><text:span text:style-name="p1350-2-1">기준율을 적용하여 계산하도록 함. 이에 대한 내용을 결산지</text:span><text:span text:style-name="p1350-3-1">침서상 반영하기로 함. </text:span></text:p>
            <text:p text:style-name="Paragraph-1351"><text:span text:style-name="p1351-1-1">  </text:span></text:p>
            <text:p text:style-name="바탕글"><text:span text:style-name="p1352-1-1">□</text:span><text:span text:style-name="p1352-1-4">외국환평형기금 평가손익에 대한 구체적인 회계처리 예시 </text:span></text:p>
            <text:p text:style-name="바탕글"><text:span text:style-name="p1353-1-1"> </text:span></text:p>
            <text:p text:style-name="Paragraph-1354"><text:span text:style-name="p1354-1-1"> o </text:span><text:span text:style-name="p1354-1-2">외국환평형기금 평가손익에 대한 구체적인 회계처리 방법 등에 </text:span><text:span text:style-name="p1354-2-1">대하여 중간보고 시 국가회계기준 등에 관한 지침 상에 기술하</text:span><text:span text:style-name="p1354-3-1">였으나, 최종 보고 시 </text:span><text:span text:style-name="p1354-3-2">외환제도과의 요청으로 지침서상 상세내</text:span><text:span text:style-name="p1354-4-1">용을 삭제 함. </text:span><text:span text:style-name="p1354-4-2">단, 외국환평형기금에서는 외국환평형기금채권 </text:span><text:span text:style-name="p1354-5-1">관련한 외화환산 회계처리를 회계처리지침에 따라 수행하기</text:span><text:span text:style-name="p1354-6-1">로 함. </text:span></text:p>
            <text:p text:style-name="Paragraph-1355"><text:span text:style-name="p1355-1-1"> </text:span></text:p>
            <text:p text:style-name="Paragraph-1356"><text:span text:style-name="p1356-1-1"> o </text:span><text:span text:style-name="p1356-1-2">외국환평형기금 평가손익에 대한 내용 </text:span></text:p>
            <text:p text:style-name="Paragraph-1357"><text:span text:style-name="p1357-1-1">   외국환평형기금의 경우 외환거래의 원활화를 통한 외환시장의 </text:span><text:span text:style-name="p1357-2-1">안정을 도모할 목적으로 운용되는 기금으로 단기매매차익 </text:span><text:span text:style-name="p1357-2-2">또는 </text:span><text:span text:style-name="p1357-3-1">일시적인 보유목적으로 획득하는 것이 아니라 외환의 장기수급</text:span><text:span text:style-name="p1357-4-1">을 안정화하려는 목적에서 운용되는 것으로 해당 외환평가손익</text:span><text:span text:style-name="p1357-5-1">에 대하여는 그 미실현보유속익을 재정운영표 상 당기 손익에 </text:span><text:span text:style-name="p1357-6-1">반영하지 않고 </text:span><text:span text:style-name="p1357-6-2">순자산변동표 상 조정사항에 직접 반영</text:span><text:span text:style-name="p1357-6-3">한다. </text:span><text:span text:style-name="p1357-7-1">이는 외화환산손익을 자본에 직접 반영함으로써 외부적 경제환</text:span><text:span text:style-name="p1357-8-1">경의 변화로 인한 거액의 외화환산손익이 운용책임자 또는 경</text:span><text:span text:style-name="p1357-9-1">영자의 성과평가에 영향을 미치지 않도록 하기 위한 회계처리 </text:span><text:span text:style-name="p1357-10-1">방식임.</text:span></text:p>
          </table:table-cell>
        </table:table-row>
        <table:table-row>
          <table:table-cell table:style-name="Table-29-5-1" table:number-columns-spanned="1" table:number-rows-spanned="1">
            <text:p text:style-name="Paragraph-1358"><text:span text:style-name="p1358-1-1">검토결과</text:span></text:p>
          </table:table-cell>
          <table:table-cell table:style-name="Table-29-5-2" table:number-columns-spanned="1" table:number-rows-spanned="1">
            <text:p text:style-name="바탕글"><text:span text:style-name="p1359-1-1">1. 기준환율 </text:span></text:p>
            <text:p text:style-name="Paragraph-1360"><text:span text:style-name="p1360-1-1">   </text:span><text:span text:style-name="p1360-1-2">서울외국환중개(주)의 매매기준율(오전 8시 30분 1회 공시 함)</text:span><text:span text:style-name="p1360-2-1">을 적용하기로 함 </text:span></text:p>
            <text:p text:style-name="Paragraph-1361"/>
            <text:p text:style-name="Paragraph-1362"><text:span text:style-name="p1362-1-1">2. 미화환산율 </text:span></text:p>
            <text:p text:style-name="Paragraph-1363"><text:span text:style-name="p1363-1-1">   </text:span><text:span text:style-name="p1363-1-2">미화환산율 산출 시에도 각각의 서울외국환중개(주)의 매매기준</text:span><text:span text:style-name="p1363-2-1">율을 적용하여 계산하도록 함.</text:span><text:span text:style-name="p1363-2-2">   </text:span></text:p>
            <text:p text:style-name="Paragraph-1364"/>
            <text:p text:style-name="Paragraph-1365"><text:span text:style-name="p1365-1-1">3. 외국환형형기금채권 외화환산 회계처리</text:span></text:p>
            <text:p text:style-name="Paragraph-1366"><text:span text:style-name="p1366-1-1">   외국환평형기금에서 기존 지침서상 회계처리 내용에 따라 외화</text:span><text:span text:style-name="p1366-2-1">환산 회계처리를 수행하기로 함. </text:span></text:p>
            <text:p text:style-name="바탕글"/>
          </table:table-cell>
        </table:table-row>
      </table:table>
      <table:table table:style-name="Table-30">
        <table:table-column table:number-columns-repeated="2"/>
        <table:table-row>
          <table:table-cell table:style-name="Table-30-1-1" table:number-columns-spanned="2" table:number-rows-spanned="1">
            <text:p text:style-name="Paragraph-1368"><text:span text:style-name="p1368-1-1">11. </text:span><text:span text:style-name="p1368-1-2">재고자산 평가금액의 산정</text:span></text:p>
            <text:p text:style-name="Paragraph-1369"/>
            <text:p text:style-name="Paragraph-1370"/>
            <text:p text:style-name="Paragraph-1371"/>
            <text:p text:style-name="바탕글"><text:span text:style-name="p1372-1-1"> </text:span><text:span text:style-name="p1372-1-2">□ </text:span><text:span text:style-name="p1372-1-3">일시 및 장소: </text:span><text:span text:style-name="p1372-1-4">2008년 8월 14일 11시 </text:span><text:span text:style-name="p1372-1-5">~ 12</text:span><text:span text:style-name="p1372-1-6">시</text:span></text:p>
            <text:p text:style-name="Paragraph-1373"><text:span text:style-name="p1373-1-1"> □ </text:span><text:span text:style-name="p1373-1-2">목적: 디지털예산회계시스템에서 </text:span><text:span text:style-name="p1373-2-1">국가회계기준등에관한지침(안)에 따라 재고자산을 </text:span><text:span text:style-name="p1373-3-1">평가하기 위한 방안 마련</text:span></text:p>
            <text:p text:style-name="바탕글"><text:span text:style-name="p1374-1-1"> □</text:span><text:span text:style-name="p1374-1-4">참석자: </text:span><text:span text:style-name="p1374-1-5">용역기관(김해권 회계사)</text:span></text:p>
            <text:p text:style-name="바탕글"><text:span text:style-name="p1375-1-1">             디지털예산회계기획단(송봉훈 책임)    </text:span></text:p>
            <text:p text:style-name="바탕글"><text:span text:style-name="p1376-1-1">      </text:span></text:p>
          </table:table-cell>
        </table:table-row>
        <table:table-row>
          <table:table-cell table:style-name="Table-30-2-1" table:number-columns-spanned="1" table:number-rows-spanned="1">
            <text:p text:style-name="Paragraph-1377"><text:span text:style-name="p1377-1-1">현황 </text:span></text:p>
          </table:table-cell>
          <table:table-cell table:style-name="Table-30-2-2" table:number-columns-spanned="1" table:number-rows-spanned="1">
            <text:p text:style-name="바탕글"><text:span text:style-name="p1378-1-1">□</text:span><text:span text:style-name="p1378-1-3">국가회계기준등에관한지침(안)상 재고자산의 평가는 재고자</text:span><text:span text:style-name="p1378-2-1">산이 수불관리되는 것을 전제로 하는 것임.</text:span></text:p>
            <text:p text:style-name="바탕글"/>
            <text:p text:style-name="바탕글"><text:span text:style-name="p1380-1-1">□</text:span><text:span text:style-name="p1380-1-3">디지털예산회계시스템상 재고자산 수불관리대장이 존재하지 </text:span><text:span text:style-name="p1380-2-1">않음에 따라 국가회계기준등에관한지침을 준수하여 재고자산 </text:span><text:span text:style-name="p1380-3-1">평가금액을 산정하는 것이 사실상 어려움.</text:span></text:p>
          </table:table-cell>
        </table:table-row>
        <table:table-row>
          <table:table-cell table:style-name="Table-30-3-1" table:number-columns-spanned="1" table:number-rows-spanned="1">
            <text:p text:style-name="Paragraph-1381"><text:span text:style-name="p1381-1-1">이슈사항</text:span></text:p>
          </table:table-cell>
          <table:table-cell table:style-name="Table-30-3-2" table:number-columns-spanned="1" table:number-rows-spanned="1">
            <text:p text:style-name="바탕글"/>
            <text:p text:style-name="바탕글"/>
            <text:p text:style-name="바탕글"/>
            <text:p text:style-name="바탕글"/>
            <text:p text:style-name="바탕글"><text:span text:style-name="p1386-1-1">기중에 재고자산을 구입할 때 재화판매원가로 계상한 후 기말에 </text:span><text:span text:style-name="p1386-2-1">실사를 통해 파악된 수량만큼 재고자산으로 계상하는 구조인데 수</text:span><text:span text:style-name="p1386-3-1">불관리가 적절하게 이루어지지 않고 있기 때문에 국가회계기준등</text:span><text:span text:style-name="p1386-4-1">에관한지침(안)상 재고자산의 평가방법에 따라 재고자산의 평가금</text:span><text:span text:style-name="p1386-5-1">액을 산정하는 것이 어려움. (재고자산에 대한 결산조정금액을 산</text:span><text:span text:style-name="p1386-6-1">출할 수 없음.)</text:span></text:p>
          </table:table-cell>
        </table:table-row>
        <table:table-row>
          <table:table-cell table:style-name="Table-30-4-1" table:number-columns-spanned="1" table:number-rows-spanned="1">
            <text:p text:style-name="Paragraph-1387"><text:span text:style-name="p1387-1-1">용역팀 </text:span><text:span text:style-name="p1387-2-1">검토결과</text:span></text:p>
          </table:table-cell>
          <table:table-cell table:style-name="Table-30-4-2" table:number-columns-spanned="1" table:number-rows-spanned="1">
            <text:p text:style-name="바탕글"><text:span text:style-name="p1388-1-1">□</text:span><text:span text:style-name="p1388-1-3">재고자산 수불관리의 필요성 </text:span></text:p>
            <text:p text:style-name="Paragraph-1389"><text:span text:style-name="p1389-1-1"> </text:span><text:span text:style-name="p1389-1-2"> o </text:span><text:span text:style-name="p1389-1-3">국가회계기준등에관한지침(안)상 예시(</text:span><text:span text:style-name="p1389-1-4">p.90)</text:span><text:span text:style-name="p1389-1-5">에서 보여지는 것처</text:span><text:span text:style-name="p1389-2-1">럼 재고자산의  원가흐름에 따른 평가방법(선입선출법, 후입선</text:span><text:span text:style-name="p1389-3-1">출법, 총평균법,   이동평균법)을 적용하기 위해서는 관련 재고</text:span><text:span text:style-name="p1389-4-1">자산의 구매시기/판매시기, 구매량/판매량, 구매금액/판매금액</text:span><text:span text:style-name="p1389-5-1">에 대한 정보가 정확하고 완전하게 관리되어야 함. 즉, 정확하</text:span><text:span text:style-name="p1389-6-1">고 완전한 수불관리가 반드시 전제되어야 함.</text:span></text:p>
            <text:p text:style-name="Paragraph-1390"/>
            <text:p text:style-name="바탕글"><text:span text:style-name="p1391-1-1">□</text:span><text:span text:style-name="p1391-1-3">재고자산 평가를 위한 방법 </text:span></text:p>
            <text:p text:style-name="Paragraph-1392"><text:span text:style-name="p1392-1-1">  </text:span><text:span text:style-name="p1392-1-2">o </text:span><text:span text:style-name="p1392-1-3">(대안1)</text:span><text:span text:style-name="p1392-1-4"> 재고자산과 관련된 부서에서 재고자산 구매/판매에 </text:span><text:span text:style-name="p1392-2-1">관한 수불내역을 별도의 문서(엑셀시트 등)로 관리함. </text:span></text:p>
            <text:p text:style-name="Paragraph-1393"><text:span text:style-name="p1393-1-1">   [</text:span><text:span text:style-name="p1393-1-2">장점</text:span><text:span text:style-name="p1393-1-3">] </text:span><text:span text:style-name="p1393-1-4">시스템 자체에 수정이 가해질 필요가 없기 때문에 대안 </text:span><text:span text:style-name="p1393-2-1">적용을 위해 당장 시간을 투입할 필요가 없음.</text:span></text:p>
            <text:p text:style-name="Paragraph-1394"><text:span text:style-name="p1394-1-1">   [</text:span><text:span text:style-name="p1394-1-2">단점</text:span><text:span text:style-name="p1394-1-3">] </text:span><text:span text:style-name="p1394-1-4">시스템과는 별도의 문서를 관리(관리체계의 이원화)해야</text:span><text:span text:style-name="p1394-2-1">하므로 담당 공무원은 시스템에서 구매/판매처리를 한 후에 </text:span><text:span text:style-name="p1394-3-1">별도의 문서에 해당 내역을 다시 기록해서 관리해야하는 번거</text:span><text:span text:style-name="p1394-4-1">로움이 있음. 관련 담당 공무원들에 대해 교육도 필요함.</text:span></text:p>
            <text:p text:style-name="Paragraph-1395"/>
            <text:p text:style-name="Paragraph-1396"><text:span text:style-name="p1396-1-1">  o </text:span><text:span text:style-name="p1396-1-2">(대안2)</text:span><text:span text:style-name="p1396-1-3"> 디지털예산회계시스템에서 재고자산 수불관리가 이루</text:span><text:span text:style-name="p1396-2-1">어질 수 있도록 시스템을 수정/보완함. 즉, 담당공무원이 시스</text:span><text:span text:style-name="p1396-3-1">템상에서 재고자산 구매를 집행할 때 해당 거래코드에 대한 자</text:span><text:span text:style-name="p1396-4-1">동분개가 발생하면서 동시에 재고자산 수불대장상 수입란에 일</text:span><text:span text:style-name="p1396-5-1">자, 수량 및 단가정보가 기록되어야 하며, 시스템상에서 재고자</text:span><text:span text:style-name="p1396-6-1">산 판매를 집행할 때 해당 거래코드에 대한 자동분개가 발생하</text:span><text:span text:style-name="p1396-7-1">면서 재고자산 수불대장상 불출란에 일자, 수량 및 단가정보가 </text:span><text:span text:style-name="p1396-8-1">기록되도록 수정되어야 함.</text:span></text:p>
            <text:p text:style-name="Paragraph-1397"><text:span text:style-name="p1397-1-1">   [</text:span><text:span text:style-name="p1397-1-2">장점</text:span><text:span text:style-name="p1397-1-3">] </text:span><text:span text:style-name="p1397-1-4">시스템상에서 재고자산을 수불관리하므로 관리체계를 일</text:span><text:span text:style-name="p1397-2-1">원화할 수 있음.</text:span></text:p>
            <text:p text:style-name="Paragraph-1398"><text:span text:style-name="p1398-1-1">   [</text:span><text:span text:style-name="p1398-1-2">단점</text:span><text:span text:style-name="p1398-1-3">] </text:span><text:span text:style-name="p1398-1-4">시스템 자체에 수정을 가해야 하므로 대안 적용을 위해 </text:span><text:span text:style-name="p1398-2-1">당장 시간이 투입되어야 함.</text:span></text:p>
          </table:table-cell>
        </table:table-row>
        <table:table-row>
          <table:table-cell table:style-name="Table-30-5-1" table:number-columns-spanned="1" table:number-rows-spanned="1">
            <text:p text:style-name="Paragraph-1399"><text:span text:style-name="p1399-1-1">협의결과</text:span></text:p>
          </table:table-cell>
          <table:table-cell table:style-name="Table-30-5-2" table:number-columns-spanned="1" table:number-rows-spanned="1">
            <text:p text:style-name="바탕글"><text:span text:style-name="p1400-1-1">재고자산이 발생하는 회계실체의 현황 파악 결과 자체 시스템상 </text:span><text:span text:style-name="p1400-2-1">재고수불 관리가 이루어지고 있으므로 재고자산 결산조정분개 결</text:span><text:span text:style-name="p1400-3-1">과를 입력하도록 함 </text:span></text:p>
          </table:table-cell>
        </table:table-row>
      </table:table>
      <table:table table:style-name="Table-31">
        <table:table-column table:number-columns-repeated="2"/>
        <table:table-row>
          <table:table-cell table:style-name="Table-31-1-1" table:number-columns-spanned="2" table:number-rows-spanned="1">
            <text:p text:style-name="Paragraph-1401"><text:span text:style-name="p1401-1-1">12</text:span><text:span text:style-name="p1401-1-2">. </text:span><text:span text:style-name="p1401-1-3">리스거래처리, 회계변경과 오류수정, 우발사항 </text:span><text:span text:style-name="p1401-2-1">및 재정상태표일 이후 사건의 처리</text:span></text:p>
            <text:p text:style-name="Paragraph-1402"/>
            <text:p text:style-name="Paragraph-1403"/>
            <text:p text:style-name="Paragraph-1404"/>
            <text:p text:style-name="바탕글"><text:span text:style-name="p1405-1-1"> </text:span><text:span text:style-name="p1405-1-2">□ </text:span><text:span text:style-name="p1405-1-3">일시 및 장소: </text:span><text:span text:style-name="p1405-1-4">2008년 8월 14일 11시 </text:span><text:span text:style-name="p1405-1-5">~ 12</text:span><text:span text:style-name="p1405-1-6">시</text:span></text:p>
            <text:p text:style-name="Paragraph-1406"><text:span text:style-name="p1406-1-1"> □ </text:span><text:span text:style-name="p1406-1-2">목적: 디지털예산회계시스템에서 리스거래, 회계변경과 </text:span><text:span text:style-name="p1406-2-1">오류수정, 우발사항 및 재정상태표일 이후 사건을 </text:span><text:span text:style-name="p1406-3-1">처리하기 위한 구체적인 국가회계기준등에관한지침(안) </text:span><text:span text:style-name="p1406-4-1">마련</text:span></text:p>
            <text:p text:style-name="바탕글"><text:span text:style-name="p1407-1-1"> □</text:span><text:span text:style-name="p1407-1-4">참석자: </text:span><text:span text:style-name="p1407-1-5">용역기관(김해권 회계사)</text:span></text:p>
            <text:p text:style-name="바탕글"><text:span text:style-name="p1408-1-1">             디지털예산회계기획단(송봉훈 책임)</text:span></text:p>
            <text:p text:style-name="바탕글"/>
          </table:table-cell>
        </table:table-row>
        <table:table-row>
          <table:table-cell table:style-name="Table-31-2-1" table:number-columns-spanned="1" table:number-rows-spanned="1">
            <text:p text:style-name="Paragraph-1410"><text:span text:style-name="p1410-1-1">현황 </text:span></text:p>
          </table:table-cell>
          <table:table-cell table:style-name="Table-31-2-2" table:number-columns-spanned="1" table:number-rows-spanned="1">
            <text:p text:style-name="바탕글"><text:span text:style-name="p1411-1-1">□</text:span><text:span text:style-name="p1411-1-3">리스거래의 회계처리</text:span></text:p>
            <text:p text:style-name="Paragraph-1412"><text:span text:style-name="p1412-1-1">  o </text:span><text:span text:style-name="p1412-1-2">국가회계기준등에관한지침(안) </text:span><text:span text:style-name="p1412-1-3">p.238~242</text:span><text:span text:style-name="p1412-1-4">에 금융리스에 관한 </text:span><text:span text:style-name="p1412-2-1">회계처리가 기술되어 있으나, 리스제공자의 회계처리는 정부회</text:span><text:span text:style-name="p1412-3-1">계에서 발생하지 않는 회계처리임.</text:span></text:p>
            <text:p text:style-name="바탕글"><text:span text:style-name="p1413-1-1">□</text:span><text:span text:style-name="p1413-1-3">회계변경/오류수정 회계처리</text:span></text:p>
            <text:p text:style-name="Paragraph-1414"><text:span text:style-name="p1414-1-1">  o </text:span><text:span text:style-name="p1414-1-2">국가회계기준등에관한지침(안)에 회계변경과 오류수정에 관한 </text:span><text:span text:style-name="p1414-2-1">회계처리가 기술되어 있지 않음.</text:span></text:p>
            <text:p text:style-name="바탕글"><text:span text:style-name="p1415-1-1">□</text:span><text:span text:style-name="p1415-1-3">우발사항 회계처리</text:span></text:p>
            <text:p text:style-name="Paragraph-1416"><text:span text:style-name="p1416-1-1">  o </text:span><text:span text:style-name="p1416-1-2">국가회계기준등에관한지침(안)에 우발사항에 관한 회계처리가 </text:span><text:span text:style-name="p1416-2-1">기술되어 있지 않음.</text:span></text:p>
            <text:p text:style-name="바탕글"><text:span text:style-name="p1417-1-1">□</text:span><text:span text:style-name="p1417-1-3">재정상태표일 이후 사건의 처리</text:span></text:p>
            <text:p text:style-name="Paragraph-1418"><text:span text:style-name="p1418-1-1">  o </text:span><text:span text:style-name="p1418-1-2">국가회계기준등에관한지침(안)에 재정상태표일 이후 사건에 관</text:span><text:span text:style-name="p1418-2-1">한 회계처리가 기술되어 있지 않음.</text:span></text:p>
          </table:table-cell>
        </table:table-row>
        <table:table-row>
          <table:table-cell table:style-name="Table-31-3-1" table:number-columns-spanned="1" table:number-rows-spanned="1">
            <text:p text:style-name="Paragraph-1419"><text:span text:style-name="p1419-1-1">이슈사항</text:span></text:p>
          </table:table-cell>
          <table:table-cell table:style-name="Table-31-3-2" table:number-columns-spanned="1" table:number-rows-spanned="1">
            <text:p text:style-name="바탕글"/>
            <text:p text:style-name="바탕글"><text:span text:style-name="p1421-1-1">상기의 내용과 관련하여 현행 국가회계기준등에관한지침(안)상 내</text:span><text:span text:style-name="p1421-2-1">용이 명확하게 구체적으로 기술되어 있지 않거나 정부회계에서는 </text:span><text:span text:style-name="p1421-3-1">발생하지 않는 회계처리에 대해서 기술되어 있음으로 인해 해당 </text:span><text:span text:style-name="p1421-4-1">내용을 시스템상 구현하는데 어려움이 발생함.</text:span></text:p>
          </table:table-cell>
        </table:table-row>
        <table:table-row>
          <table:table-cell table:style-name="Table-31-4-1" table:number-columns-spanned="1" table:number-rows-spanned="1">
            <text:p text:style-name="Paragraph-1422"><text:span text:style-name="p1422-1-1">용역팀 </text:span><text:span text:style-name="p1422-2-1">검토결과</text:span></text:p>
          </table:table-cell>
          <table:table-cell table:style-name="Table-31-4-2" table:number-columns-spanned="1" table:number-rows-spanned="1">
            <text:p text:style-name="바탕글"><text:span text:style-name="p1423-1-1">□</text:span><text:span text:style-name="p1423-1-3">리스거래의 회계처리</text:span></text:p>
            <text:p text:style-name="Paragraph-1424"><text:span text:style-name="p1424-1-1">  o </text:span><text:span text:style-name="p1424-1-2">리스회계처리 중 정부회계에서 발생하지 않는 리스제공자의 </text:span><text:span text:style-name="p1424-2-1">회계처리를 국가회계기준등에관한지침(안)에서 제거함.</text:span></text:p>
            <text:p text:style-name="바탕글"/>
            <text:p text:style-name="바탕글"><text:span text:style-name="p1426-1-1">□</text:span><text:span text:style-name="p1426-1-3">회계변경/오류수정 회계처리</text:span></text:p>
            <text:p text:style-name="Paragraph-1427"><text:span text:style-name="p1427-1-1">  o </text:span><text:span text:style-name="p1427-1-2">회계변경과 오류수정에 관한 회계처리는 국가회계기준등에관</text:span><text:span text:style-name="p1427-2-1">한지침(안)상 (</text:span><text:span text:style-name="p1427-2-2">VIII)</text:span><text:span text:style-name="p1427-2-3">조정항목에 포함되었으나, 순자산변동표상 </text:span><text:span text:style-name="p1427-3-1">회계변경과 오류수정항목이 </text:span><text:span text:style-name="p1427-3-2">III.</text:span><text:span text:style-name="p1427-3-3">조정항목이 아니고 </text:span><text:span text:style-name="p1427-3-4">I.</text:span><text:span text:style-name="p1427-3-5">기초순자산</text:span><text:span text:style-name="p1427-4-1">에 대한 가감항목이기 때문에 해당 </text:span><text:span text:style-name="p1427-4-2">Chapter</text:span><text:span text:style-name="p1427-4-3">에서 제외했었음. </text:span><text:span text:style-name="p1427-5-1">별도의 </text:span><text:span text:style-name="p1427-5-2">Chapter</text:span><text:span text:style-name="p1427-5-3">에서 회계변경과 오류수정에 관한 회계처리를 </text:span><text:span text:style-name="p1427-6-1">기술했어야 하나, 누락된 것임.</text:span></text:p>
            <text:p text:style-name="Paragraph-1428"><text:span text:style-name="p1428-1-1">  o </text:span><text:span text:style-name="p1428-1-2">국가회계기준등에관한지침(안)상 (</text:span><text:span text:style-name="p1428-1-3">VIII)</text:span><text:span text:style-name="p1428-1-4">조정항목을 (</text:span><text:span text:style-name="p1428-1-5">VIII)</text:span><text:span text:style-name="p1428-1-6">순자산 </text:span><text:span text:style-name="p1428-2-1">조정으로 변경하고 해당 </text:span><text:span text:style-name="p1428-2-2">Chapter</text:span><text:span text:style-name="p1428-2-3">에 회계변경과 오류수정에 관</text:span><text:span text:style-name="p1428-3-1">한 회계처리를 다시 추가하였음.</text:span></text:p>
            <text:p text:style-name="Paragraph-1429"/>
            <text:p text:style-name="바탕글"><text:span text:style-name="p1430-1-1">□</text:span><text:span text:style-name="p1430-1-3">우발상항 회계처리</text:span></text:p>
            <text:p text:style-name="Paragraph-1431"><text:span text:style-name="p1431-1-1">  o </text:span><text:span text:style-name="p1431-1-2">우발상황에 관한 회계처리 사례를 국가회계기준등에관한지침</text:span><text:span text:style-name="p1431-2-1">(안)상 추가 기술함.</text:span></text:p>
            <text:p text:style-name="Paragraph-1432"><text:span text:style-name="p1432-1-1">  ＜</text:span><text:span text:style-name="p1432-1-2">사례1</text:span><text:span text:style-name="p1432-1-3">＞ </text:span><text:span text:style-name="p1432-1-4">재정운영순원가에 반영하는 우발상황</text:span></text:p>
            <text:p text:style-name="Paragraph-1433"><text:span text:style-name="p1433-1-1">  - 진행중인 소송사건으로 패소할 가능성이 확실하고 합리적으로 </text:span><text:span text:style-name="p1433-2-1">손실금액을 추정할 수 있는 경우 충당부채를 계상하고 관련 손</text:span><text:span text:style-name="p1433-3-1">실을 재정운영순원가에 반영함</text:span></text:p>
            <text:p text:style-name="Paragraph-1434"><text:span text:style-name="p1434-1-1">  ＜</text:span><text:span text:style-name="p1434-1-2">사례2</text:span><text:span text:style-name="p1434-1-3">＞ </text:span><text:span text:style-name="p1434-1-4">주석에 반영하는 우발상황</text:span></text:p>
            <text:p text:style-name="Paragraph-1435"><text:span text:style-name="p1435-1-1">  - 진행중인 소송사건으로 패소여부를 예측하기 어렵거나, 손해배</text:span><text:span text:style-name="p1435-2-1">상금액을 합리적으로 추정하기 어려운 경우 충당부채를 계상하</text:span><text:span text:style-name="p1435-3-1">지 않고 주석에만 해당 사항을 기재하여 공시함</text:span></text:p>
            <text:p text:style-name="Paragraph-1436"><text:span text:style-name="p1436-1-1">  ＜</text:span><text:span text:style-name="p1436-1-2">사례3</text:span><text:span text:style-name="p1436-1-3">＞ </text:span><text:span text:style-name="p1436-1-4">주석에 반영하는 우발이익 </text:span></text:p>
            <text:p text:style-name="Paragraph-1437"><text:span text:style-name="p1437-1-1">  - 우발이익의 경우 발생할 가능성이 확실하고 합리적으로 금액</text:span><text:span text:style-name="p1437-2-1">을 추정할 수 있는 경우에도 재정운영순원가에 반영하지 아니</text:span><text:span text:style-name="p1437-3-1">하고 주석에만 기재함. 우발이익의 예로는 진행중인 소송사건</text:span><text:span text:style-name="p1437-4-1">으로 승소가 확실시 되는 경우가 있음</text:span></text:p>
            <text:p text:style-name="Paragraph-1438"/>
            <text:p text:style-name="Paragraph-1439"/>
            <text:p text:style-name="바탕글"/>
            <text:p text:style-name="바탕글"><text:span text:style-name="p1441-1-1">□</text:span><text:span text:style-name="p1441-1-3">재정상태표일 이후 사건의 처리</text:span></text:p>
            <text:p text:style-name="Paragraph-1442"><text:span text:style-name="p1442-1-1">  ㅇ 재정상태표일 이후 사건의 처리에 관한 회계처리 사례를 국</text:span><text:span text:style-name="p1442-2-1">가회계기준등에관한지침(안)상 추가 기술함.</text:span></text:p>
            <text:p text:style-name="Paragraph-1443"><text:span text:style-name="p1443-1-1">   &lt;사례1&gt; 수정을 요하는 재정상태표일 후 발생한 사건</text:span></text:p>
            <text:p text:style-name="Paragraph-1444"><text:span text:style-name="p1444-1-1">  가. 재정상태표일 현재 이미 자산의 가치가 하락되었음을 나타내</text:span><text:span text:style-name="p1444-2-1">는 정보를 대차대조표일 후에 입수하는 경우, 또는 이미 감액</text:span><text:span text:style-name="p1444-3-1">손실을 인식한 자산에 대하여 계상한 감액손실금액의 수정을 </text:span><text:span text:style-name="p1444-4-1">요하는 정보를 재정상태표일 후에 입수하는 경우 재정상태표일 </text:span><text:span text:style-name="p1444-5-1">현재 해당 자산에 대한 감액손실을 인식하거나 수정하여 인식</text:span><text:span text:style-name="p1444-6-1">함</text:span></text:p>
            <text:p text:style-name="Paragraph-1445"><text:span text:style-name="p1445-1-1">  나. 재정상태표일 이전에 존재하였던 소송사건의 결과가 재정상</text:span><text:span text:style-name="p1445-2-1">태표일 후에 확정되어 이미 인식한 손실금액을 수정하여야 하</text:span><text:span text:style-name="p1445-3-1">는 경우 재정상태표일 현재 인식한 해당 충당부채 금액을 수정</text:span><text:span text:style-name="p1445-4-1">하여 인식하여야 함</text:span></text:p>
            <text:p text:style-name="Paragraph-1446"><text:span text:style-name="p1446-1-1">  다. 재정상태표일 이전에 구입한 자산의 취득원가 또는 매각한 </text:span><text:span text:style-name="p1446-2-1">자산의 금액을 재정상태표일 이후에 결정하는 경우 구입한 자</text:span><text:span text:style-name="p1446-3-1">산의 취득원가를 인식하거나 또는 매각한 자산의 장부가액을 </text:span><text:span text:style-name="p1446-4-1">제거하고 관련하여 처분손익을 인식하여야 함</text:span></text:p>
            <text:p text:style-name="Paragraph-1447"><text:span text:style-name="p1447-1-1">  라. 재정상태표일 현재 지급해야할 의무가 있는 종업원에 대한 </text:span><text:span text:style-name="p1447-2-1">이익분배 또는 상여금지급 금액을 재정상태표일 이후에 확정하</text:span><text:span text:style-name="p1447-3-1">는 경우 해당 미지급금액을 수정하여 인식하여야 함</text:span></text:p>
            <text:p text:style-name="Paragraph-1448"><text:span text:style-name="p1448-1-1">  마. 전기 또는 그 이전 회계기간에 발생한 회계적 오류를 재정상</text:span><text:span text:style-name="p1448-2-1">태표일 이후에 발견하는 경우 전기오류수정손익을 수정하여 인</text:span><text:span text:style-name="p1448-3-1">식하여야 함</text:span></text:p>
            <text:p text:style-name="Paragraph-1449"/>
            <text:p text:style-name="Paragraph-1450"><text:span text:style-name="p1450-1-1">   &lt;사례2&gt; 수정을 요하지 않는 대차대조표일 후 발생한 사건</text:span></text:p>
            <text:p text:style-name="Paragraph-1451"><text:span text:style-name="p1451-1-1">　</text:span><text:span text:style-name="p1451-1-2">가. 유가증권의 시장가격이 재정상태표일과 재무제표가 사실상 </text:span><text:span text:style-name="p1451-2-1">확정된 날 사이에 하락한 것은 수정을 요하지 않는 재정상태표</text:span><text:span text:style-name="p1451-3-1">일 후 발생한 사건의 예임. 이 경우 시장가격의 하락은 재정상</text:span><text:span text:style-name="p1451-4-1">태표일 현재의 상황과 관련된 것이 아니라 재정상태표일 이후</text:span><text:span text:style-name="p1451-5-1">에 발생한 상황이 반영된 것이므로 해당 유가증권에 대해서 재</text:span><text:span text:style-name="p1451-6-1">무제표에 인식한 금액을 수정하지 아니함</text:span></text:p>
          </table:table-cell>
        </table:table-row>
      </table:table>
      <table:table table:style-name="Table-32">
        <table:table-column table:number-columns-repeated="2"/>
        <table:table-row>
          <table:table-cell table:style-name="Table-32-1-1" table:number-columns-spanned="2" table:number-rows-spanned="1">
            <text:p text:style-name="Paragraph-1452"><text:span text:style-name="p1452-1-1">13. </text:span><text:span text:style-name="p1452-1-2">국고채무부담행위의 인식시점 결정</text:span></text:p>
            <text:p text:style-name="Paragraph-1453"/>
            <text:p text:style-name="Paragraph-1454"/>
            <text:p text:style-name="Paragraph-1455"/>
            <text:p text:style-name="바탕글"><text:span text:style-name="p1456-1-1"> </text:span><text:span text:style-name="p1456-1-2">□ </text:span><text:span text:style-name="p1456-1-3">일시 및 장소: </text:span><text:span text:style-name="p1456-1-4">2008년 8월 25일 14시 </text:span><text:span text:style-name="p1456-1-5">~ 16</text:span><text:span text:style-name="p1456-1-6">시</text:span></text:p>
            <text:p text:style-name="Paragraph-1457"><text:span text:style-name="p1457-1-1"> □ </text:span><text:span text:style-name="p1457-1-2">목적: 국고채무부담행위에 대한 구체적인 회계처리방안 협의  </text:span></text:p>
            <text:p text:style-name="바탕글"><text:span text:style-name="p1458-1-1"> □</text:span><text:span text:style-name="p1458-1-4">참석자: </text:span><text:span text:style-name="p1458-1-5">용역기관(장혜윤) </text:span></text:p>
            <text:p text:style-name="바탕글"><text:span text:style-name="p1459-1-1">             디지털예산회계기획단(백형민 사무관, 송봉훈 파트장)</text:span></text:p>
            <text:p text:style-name="Paragraph-1460"><text:span text:style-name="p1460-1-1">             </text:span></text:p>
            <text:p text:style-name="바탕글"><text:span text:style-name="p1461-1-1">             </text:span></text:p>
          </table:table-cell>
        </table:table-row>
        <table:table-row>
          <table:table-cell table:style-name="Table-32-2-1" table:number-columns-spanned="1" table:number-rows-spanned="1">
            <text:p text:style-name="Paragraph-1462"><text:span text:style-name="p1462-1-1">현황 </text:span></text:p>
          </table:table-cell>
          <table:table-cell table:style-name="Table-32-2-2" table:number-columns-spanned="1" table:number-rows-spanned="1">
            <text:p text:style-name="바탕글"/>
            <text:p text:style-name="바탕글"><text:span text:style-name="p1464-1-1">□</text:span><text:span text:style-name="p1464-1-3">국고채무부담행위의 정의 </text:span></text:p>
            <text:p text:style-name="Paragraph-1465"><text:span text:style-name="p1465-1-1"> o </text:span><text:span text:style-name="p1465-1-2">국고채무부담행위는 국가재정법 제25조의 규정에 의하여 국가가 예산의 </text:span><text:span text:style-name="p1465-2-1">확보 없이 미리 채무를 지는 행위로서 사전에 국회의 의결을 받은 범위 </text:span><text:span text:style-name="p1465-3-1">내에서 이루어짐.  </text:span></text:p>
            <text:p text:style-name="Paragraph-1466"><text:span text:style-name="p1466-1-1"> o </text:span><text:span text:style-name="p1466-1-2">국고채무부담행위는 채무를 부담할 권한만을 부여한 것으로 채무부담과 </text:span><text:span text:style-name="p1466-2-1">관련한 실제 지출에 대해서는 다시 국회의 의결을 얻어야 함. </text:span></text:p>
            <text:p text:style-name="바탕글"/>
            <text:p text:style-name="바탕글"><text:span text:style-name="p1468-1-1">□</text:span><text:span text:style-name="p1468-1-3">국고채무부담행위의 인식시점 </text:span></text:p>
            <text:p text:style-name="Paragraph-1469"><text:span text:style-name="p1469-1-1"> o </text:span><text:span text:style-name="p1469-1-2">국고채무부담행위의 절차는 다음과 같이 이루어짐.   </text:span></text:p>
            <text:p text:style-name="Paragraph-1470"><text:span text:style-name="p1470-1-1">   계약 -&gt; </text:span><text:span text:style-name="p1470-1-2">국고채무부담행위 승인</text:span><text:span text:style-name="p1470-1-3"> -&gt; 물품납품 및 검사/검수요청 -&gt; 검사 </text:span><text:span text:style-name="p1470-2-1">-&gt; </text:span><text:span text:style-name="p1470-2-2">검수</text:span><text:span text:style-name="p1470-2-3"> -&gt; 지출결의 요청(대금청구) -&gt; 지출요청(원인행위) -&gt; 지출(원인</text:span><text:span text:style-name="p1470-3-1">행위) -&gt; 지출(지출결의/입금요구)  </text:span></text:p>
            <text:p text:style-name="Paragraph-1471"><text:span text:style-name="p1471-1-1"> o </text:span><text:span text:style-name="p1471-1-2">기존 예산결산에 의한 국가채무관리보고서상 국고채무부담행위는 국가재</text:span><text:span text:style-name="p1471-2-1">정법에 의한 것으로, 국고채무부담행위 계약 이후 승인 시점에 계상되도</text:span><text:span text:style-name="p1471-3-1">록 시스템이 설계되어 있음  </text:span></text:p>
            <text:p text:style-name="Paragraph-1472"><text:span text:style-name="p1472-1-1"> o </text:span><text:span text:style-name="p1472-1-2">현행 재무결산 시스템상 회계처리는 </text:span><text:span text:style-name="p1472-1-3">검수 시점</text:span><text:span text:style-name="p1472-1-4">에 다음과 같이 이루어져 </text:span><text:span text:style-name="p1472-2-1">채무로 인식됨. </text:span></text:p>
            <text:p text:style-name="Paragraph-1473"/>
            <text:p text:style-name="Paragraph-1474"><text:span text:style-name="p1474-1-1">   (차) </text:span><text:span text:style-name="p1474-1-2">oo</text:span><text:span text:style-name="p1474-1-3">자산            </text:span><text:span text:style-name="p1474-1-4">XXX  (</text:span><text:span text:style-name="p1474-1-5">대) 국고채무부담행위액  </text:span><text:span text:style-name="p1474-1-6">XXX </text:span></text:p>
            <text:p text:style-name="Paragraph-1475"><text:span text:style-name="p1475-1-1">       현재가치할인차금  </text:span><text:span text:style-name="p1475-1-2">XXX  </text:span></text:p>
            <text:p text:style-name="Paragraph-1476"/>
          </table:table-cell>
        </table:table-row>
        <table:table-row>
          <table:table-cell table:style-name="Table-32-3-1" table:number-columns-spanned="1" table:number-rows-spanned="1">
            <text:p text:style-name="Paragraph-1477"><text:span text:style-name="p1477-1-1">이슈</text:span><text:span text:style-name="p1477-2-1">사항</text:span></text:p>
          </table:table-cell>
          <table:table-cell table:style-name="Table-32-3-2" table:number-columns-spanned="1" table:number-rows-spanned="1">
            <text:p text:style-name="Paragraph-1478"><text:span text:style-name="p1478-1-1"> </text:span></text:p>
            <text:p text:style-name="Paragraph-1479"><text:span text:style-name="p1479-1-1"> o </text:span><text:span text:style-name="p1479-1-2">현행 국고채무부담행위액 인식시점(검수)이 발생주의에 의한 채무의 인식</text:span><text:span text:style-name="p1479-2-1">시점과 일치하는지에 대한 검토 및 구체적인 회계처리방안 검토 필요 </text:span></text:p>
            <text:p text:style-name="Paragraph-1480"><text:span text:style-name="p1480-1-1"> o </text:span><text:span text:style-name="p1480-1-2">현재 국고부담행위채무의 대부분은 장기계약공사에 대한 것으로, 검수시</text:span><text:span text:style-name="p1480-2-1">점 이전에 수년에 걸쳐 채무상환이 이루어지게 되므로 현재와 같이 검수</text:span><text:span text:style-name="p1480-3-1">시점에 채무로 인식하는 경우 채무상환액의 회계처리방법이 불분명함 </text:span></text:p>
            <text:p text:style-name="Paragraph-1481"><text:span text:style-name="p1481-1-1"> o </text:span><text:span text:style-name="p1481-1-2">국가재정법에 의한 국가채무명세서(기존의 국가채권관리보고서)상 국고채</text:span><text:span text:style-name="p1481-2-1">무부담행위액의 인식시점과 발생주의에 의한 국고채무부담행위액(미지급</text:span><text:span text:style-name="p1481-3-1">금)의 인식시점 차이 조정 필요   </text:span></text:p>
          </table:table-cell>
        </table:table-row>
        <table:table-row>
          <table:table-cell table:style-name="Table-32-4-1" table:number-columns-spanned="1" table:number-rows-spanned="1">
            <text:p text:style-name="Paragraph-1482"><text:span text:style-name="p1482-1-1">검토</text:span><text:span text:style-name="p1482-2-1">사항</text:span></text:p>
          </table:table-cell>
          <table:table-cell table:style-name="Table-32-4-2" table:number-columns-spanned="1" table:number-rows-spanned="1">
            <text:p text:style-name="바탕글"/>
            <text:p text:style-name="바탕글"><text:span text:style-name="p1484-1-1">□ </text:span><text:span text:style-name="p1484-1-2">국고채무부담행위의 회계처리 </text:span></text:p>
            <text:p text:style-name="Paragraph-1485"><text:span text:style-name="p1485-1-1"> o </text:span><text:span text:style-name="p1485-1-2">국고채무부담행위의 경우 계약시점에는 채무를 부담할 권한만 부여된 것</text:span><text:span text:style-name="p1485-2-1">으로 실질적인 </text:span><text:span text:style-name="p1485-2-2">지급의무는 검수시점에 성립</text:span><text:span text:style-name="p1485-2-3">된다고 볼 수 있으므로, 발</text:span><text:span text:style-name="p1485-3-1">생주의에 의한 국고채무부담행위액(미지급금)은 검수시점에 계상 가능함. </text:span></text:p>
            <text:p text:style-name="Paragraph-1486"/>
            <text:p text:style-name="Paragraph-1487"><text:span text:style-name="p1487-1-1"> o </text:span><text:span text:style-name="p1487-1-2">따라서, 검수 시점 도래 전 상환액은 선급금의 형식으로 회계처리되어야 </text:span><text:span text:style-name="p1487-2-1">할 것으로 판단됨. </text:span></text:p>
            <text:p text:style-name="Paragraph-1488"/>
            <text:p text:style-name="Paragraph-1489"><text:span text:style-name="p1489-1-1"> o </text:span><text:span text:style-name="p1489-1-2">다만, 검수 이전 시점까지 취득과정이 완료되지 않았다고 하더라도 정상</text:span><text:span text:style-name="p1489-2-1">적으로 </text:span><text:span text:style-name="p1489-2-2">취득과정이 종료될 경우 1년을 초과하여 사용될 것이고 이로 </text:span><text:span text:style-name="p1489-3-1">인해 발생하는 미래 경제적 효익의 유입가능성이 높고 취득원가의 신</text:span><text:span text:style-name="p1489-4-1">뢰성 있는 측정이 가능</text:span><text:span text:style-name="p1489-4-2">하므로 사실상 유형자산의 정의를 대부분 충족하</text:span><text:span text:style-name="p1489-5-1">고 있으며, </text:span></text:p>
            <text:p text:style-name="Paragraph-1490"><text:span text:style-name="p1490-1-1">  </text:span></text:p>
            <text:p text:style-name="Paragraph-1491"><text:span text:style-name="p1491-1-1">   공사대금에 대한 국고채무부담행위액의 지급액(상환액)을 선급금과 동일</text:span><text:span text:style-name="p1491-2-1">하게 유동자산으로 계상한다면 오히려 해당 회계실체의 재무정보가 왜곡</text:span><text:span text:style-name="p1491-3-1">되어 정보이용자들로 하여금 재무적 예측을 어렵게 할 수 있음. </text:span></text:p>
            <text:p text:style-name="Paragraph-1492"><text:span text:style-name="p1492-1-1"> </text:span></text:p>
            <text:p text:style-name="Paragraph-1493"><text:span text:style-name="p1493-1-1"> o </text:span><text:span text:style-name="p1493-1-2">따라서, </text:span><text:span text:style-name="p1493-1-3">검수 시점 이전에 지급되는 금액(국고채무부담행위 상환액)은 </text:span><text:span text:style-name="p1493-2-1">건설중인 자산으로 처리</text:span><text:span text:style-name="p1493-2-2">하였다가 검수시점에 본계정으로 대체</text:span><text:span text:style-name="p1493-2-3">하는 것</text:span><text:span text:style-name="p1493-3-1">이 적절할 것으로 판단됨. </text:span></text:p>
            <text:p text:style-name="바탕글"/>
            <text:p text:style-name="바탕글"/>
            <text:p text:style-name="Paragraph-1496"><text:span text:style-name="p1496-1-1"> &lt;회계처리 예시&gt; </text:span></text:p>
            <text:p text:style-name="바탕글"><text:span text:style-name="p1497-1-1">- 계약시:     회계처리 없음 </text:span></text:p>
            <text:p text:style-name="바탕글"><text:span text:style-name="p1498-1-1">- 채무상환시:(차)건설중인자산 </text:span><text:span text:style-name="p1498-1-2">XXX (</text:span><text:span text:style-name="p1498-1-3">대) 현금            </text:span><text:span text:style-name="p1498-1-4">XXX</text:span></text:p>
            <text:p text:style-name="바탕글"><text:span text:style-name="p1499-1-1">- 검수시:    (차)</text:span><text:span text:style-name="p1499-1-2">oo</text:span><text:span text:style-name="p1499-1-3">자산       </text:span><text:span text:style-name="p1499-1-4">XXX (</text:span><text:span text:style-name="p1499-1-5">대) 건설중인자산    </text:span><text:span text:style-name="p1499-1-6">XXX</text:span></text:p>
            <text:p text:style-name="바탕글"><text:span text:style-name="p1500-1-1">                                      미지급금(국고채무부담행위액) </text:span><text:span text:style-name="p1500-1-2">XXX</text:span></text:p>
            <text:p text:style-name="바탕글"/>
            <text:p text:style-name="바탕글"/>
            <text:p text:style-name="바탕글"><text:span text:style-name="p1503-1-1">□ </text:span><text:span text:style-name="p1503-1-2">국가재정법과 국가회계기준간 국고채무부담행위액의 차이조정 방안  </text:span></text:p>
            <text:p text:style-name="Paragraph-1504"><text:span text:style-name="p1504-1-1"> o </text:span><text:span text:style-name="p1504-1-2">국가재정법상 국고채무부담행위액은 채무를 부담할 권한이 발생하는 국</text:span><text:span text:style-name="p1504-2-1">고채무부담행위 승인시점에 발생하며 인식되고, 국가회계기준상 국고채</text:span><text:span text:style-name="p1504-3-1">무부담행위액(미지급금)은 발생주의에 의하여 검수시점에 인식되므로</text:span></text:p>
            <text:p text:style-name="Paragraph-1505"/>
            <text:p text:style-name="Paragraph-1506"><text:span text:style-name="p1506-1-1"> o </text:span><text:span text:style-name="p1506-1-2">부속명세서 중 </text:span><text:span text:style-name="p1506-1-3">‘</text:span><text:span text:style-name="p1506-1-4">국가채무와의 조정명세서</text:span><text:span text:style-name="p1506-1-5">’</text:span><text:span text:style-name="p1506-1-6">에서 </text:span><text:span text:style-name="p1506-1-7">계약은 체결되었으나 검</text:span><text:span text:style-name="p1506-2-1">수시점이 미도래한 국고채무부담행위액</text:span><text:span text:style-name="p1506-2-2">이 조정</text:span><text:span text:style-name="p1506-2-3">되어야 함. </text:span></text:p>
            <text:p text:style-name="바탕글"/>
          </table:table-cell>
        </table:table-row>
      </table:table>
      <table:table table:style-name="Table-33">
        <table:table-column table:number-columns-repeated="2"/>
        <table:table-row>
          <table:table-cell table:style-name="Table-33-1-1" table:number-columns-spanned="2" table:number-rows-spanned="1">
            <text:p text:style-name="Paragraph-1508"><text:span text:style-name="p1508-1-1">14. </text:span><text:span text:style-name="p1508-1-2">부가세의 처리방안</text:span></text:p>
            <text:p text:style-name="Paragraph-1509"/>
            <text:p text:style-name="Paragraph-1510"/>
            <text:p text:style-name="Paragraph-1511"/>
            <text:p text:style-name="바탕글"><text:span text:style-name="p1512-1-1"> </text:span><text:span text:style-name="p1512-1-2">□ </text:span><text:span text:style-name="p1512-1-3">일시 및 장소: </text:span><text:span text:style-name="p1512-1-4">2008년 9월 9일 16시 </text:span><text:span text:style-name="p1512-1-5">~ 17</text:span><text:span text:style-name="p1512-1-6">시</text:span></text:p>
            <text:p text:style-name="Paragraph-1513"><text:span text:style-name="p1513-1-1"> □ </text:span><text:span text:style-name="p1513-1-2">제목: 부가세의 처리방안 </text:span><text:span text:style-name="p1513-1-3">[</text:span><text:span text:style-name="p1513-1-4">검토결과서 </text:span><text:span text:style-name="p1513-1-5">No. 20]  </text:span></text:p>
            <text:p text:style-name="Paragraph-1514"><text:span text:style-name="p1514-1-1"> □ </text:span><text:span text:style-name="p1514-1-2">목적: 부가가치세에 대한 처리방안 협의 </text:span></text:p>
            <text:p text:style-name="바탕글"><text:span text:style-name="p1515-1-1"> □</text:span><text:span text:style-name="p1515-1-4">참석자: </text:span><text:span text:style-name="p1515-1-5">용역기관(장혜윤) </text:span></text:p>
            <text:p text:style-name="바탕글"><text:span text:style-name="p1516-1-1">             디지털예산회계기획단(윤류석, 송봉훈)</text:span></text:p>
            <text:p text:style-name="바탕글"/>
          </table:table-cell>
        </table:table-row>
        <table:table-row>
          <table:table-cell table:style-name="Table-33-2-1" table:number-columns-spanned="1" table:number-rows-spanned="1">
            <text:p text:style-name="Paragraph-1518"><text:span text:style-name="p1518-1-1">현황 </text:span></text:p>
          </table:table-cell>
          <table:table-cell table:style-name="Table-33-2-2" table:number-columns-spanned="1" table:number-rows-spanned="1">
            <text:p text:style-name="바탕글"/>
            <text:p text:style-name="바탕글"><text:span text:style-name="p1520-1-1">□</text:span><text:span text:style-name="p1520-1-3">정부의 부가가치세 납부세액 발생  </text:span></text:p>
            <text:p text:style-name="Paragraph-1521"><text:span text:style-name="p1521-1-1"> o </text:span><text:span text:style-name="p1521-1-2">국가의 재화 및 용역에 대한 공급을 일반적으로 부가가치세법상 면세되</text:span><text:span text:style-name="p1521-2-1">나 일부 특정 재화 및 용역에 대하여 부가세가 과세되며, 동 과세사업과 </text:span><text:span text:style-name="p1521-3-1">관련하여 매입세액 공제액(환급액)이 발생하는 경우가 존재함. </text:span></text:p>
            <text:p text:style-name="Paragraph-1522"><text:span text:style-name="p1522-1-1"> </text:span></text:p>
            <text:p text:style-name="Paragraph-1523"><text:span text:style-name="p1523-1-1">□</text:span><text:span text:style-name="p1523-1-3">부가세 발생시 처리절차 </text:span></text:p>
            <text:p text:style-name="Paragraph-1524"><text:span text:style-name="p1524-1-1"> o </text:span><text:span text:style-name="p1524-1-2">현재 수입처리시 부가세 구분 없이 전액 세입 예산처리가 이루어지므로, </text:span><text:span text:style-name="p1524-2-1">부가세 납부시 해당 기관에서 과오납반환으로 처리하고 관리청 세입세출</text:span><text:span text:style-name="p1524-3-1">외현금계좌로 이체처리하여 징수관계좌로 납부함 </text:span></text:p>
          </table:table-cell>
        </table:table-row>
        <table:table-row>
          <table:table-cell table:style-name="Table-33-3-1" table:number-columns-spanned="1" table:number-rows-spanned="1">
            <text:p text:style-name="Paragraph-1525"><text:span text:style-name="p1525-1-1">이슈</text:span><text:span text:style-name="p1525-2-1">사항</text:span></text:p>
          </table:table-cell>
          <table:table-cell table:style-name="Table-33-3-2" table:number-columns-spanned="1" table:number-rows-spanned="1">
            <text:p text:style-name="Paragraph-1526"><text:span text:style-name="p1526-1-1"> </text:span></text:p>
            <text:p text:style-name="Paragraph-1527"/>
            <text:p text:style-name="Paragraph-1528"/>
            <text:p text:style-name="Paragraph-1529"/>
            <text:p text:style-name="Paragraph-1530"><text:span text:style-name="p1530-1-1"> o </text:span><text:span text:style-name="p1530-1-2">부가세 관련 업무 </text:span><text:span text:style-name="p1530-1-3">Process </text:span><text:span text:style-name="p1530-1-4">미정립 </text:span></text:p>
            <text:p text:style-name="Paragraph-1531"><text:span text:style-name="p1531-1-1"> o </text:span><text:span text:style-name="p1531-1-2">부가세 처리에 대한 구체적 회계처리방안의 정립</text:span></text:p>
          </table:table-cell>
        </table:table-row>
        <table:table-row>
          <table:table-cell table:style-name="Table-33-4-1" table:number-columns-spanned="1" table:number-rows-spanned="1">
            <text:p text:style-name="Paragraph-1532"><text:span text:style-name="p1532-1-1">검토</text:span><text:span text:style-name="p1532-2-1">사항</text:span></text:p>
          </table:table-cell>
          <table:table-cell table:style-name="Table-33-4-2" table:number-columns-spanned="1" table:number-rows-spanned="1">
            <text:p text:style-name="Paragraph-1533"/>
            <text:p text:style-name="Paragraph-1534"><text:span text:style-name="p1534-1-1">1. 부가세 매출세액 처리방안 </text:span></text:p>
            <text:p text:style-name="Paragraph-1535"><text:span text:style-name="p1535-1-1">1) 정부에 부가세 매출세액이 발생하는 경우  </text:span></text:p>
            <text:p text:style-name="Paragraph-1536"><text:span text:style-name="p1536-1-1"> </text:span><text:span text:style-name="p1536-1-2">o </text:span><text:span text:style-name="p1536-1-3">국가의 재화 및 용역에 대한 공급은 일반적으로 부가가치세법상 면세되</text:span><text:span text:style-name="p1536-2-1">나(부가세법 제12조 제1항 제17호, 18호), 일부 특정 재화 및 용역에 대하</text:span><text:span text:style-name="p1536-3-1">여 부가세가 과세됨(부가세법 제38조) </text:span></text:p>
            <text:p text:style-name="Paragraph-1537"/>
            <text:p text:style-name="Paragraph-1538"><text:span text:style-name="p1538-1-1"> * 예외적으로 국가에 부가세 과세하는 경우(부가세법 제38조)</text:span></text:p>
            <text:p text:style-name="Paragraph-1539"><text:span text:style-name="p1539-1-1">   1. 「</text:span><text:span text:style-name="p1539-1-2">우정사업운영에 관한 특례법</text:span><text:span text:style-name="p1539-1-3">」</text:span><text:span text:style-name="p1539-1-4">에 의한 우정사업조직이 </text:span><text:span text:style-name="p1539-1-5">「</text:span><text:span text:style-name="p1539-1-6">우편법</text:span><text:span text:style-name="p1539-1-7">」 </text:span><text:span text:style-name="p1539-1-8">제15조 제1항에 </text:span><text:span text:style-name="p1539-2-1">규정된 부가우편역무 중 소포우편물을 방문접수하여 배달하는 용역 </text:span></text:p>
            <text:p text:style-name="Paragraph-1540"><text:span text:style-name="p1540-1-1">2. 「</text:span><text:span text:style-name="p1540-1-2">철도건설법</text:span><text:span text:style-name="p1540-1-3">」</text:span><text:span text:style-name="p1540-1-4">에 규정하는 고속철도에 의한 여객운송용역 </text:span></text:p>
            <text:p text:style-name="Paragraph-1541"><text:span text:style-name="p1541-1-1">3. 부동산 임대업, 도ㆍ소매업, 음식ㆍ숙박업, 골프장ㆍ스키장운영업, 기타 운동시설 운영</text:span><text:span text:style-name="p1541-2-1">업. 다만, 다음 각 목의 어느 하나에 해당하는 경우는 제외한다. </text:span></text:p>
            <text:p text:style-name="Paragraph-1542"><text:span text:style-name="p1542-1-1">가. 국방부 또는 </text:span><text:span text:style-name="p1542-1-2">「</text:span><text:span text:style-name="p1542-1-3">국군조직법</text:span><text:span text:style-name="p1542-1-4">」</text:span><text:span text:style-name="p1542-1-5">에 따른 국군이 </text:span><text:span text:style-name="p1542-1-6">「</text:span><text:span text:style-name="p1542-1-7">군인사법</text:span><text:span text:style-name="p1542-1-8">」 </text:span><text:span text:style-name="p1542-1-9">제2조에 따른 군인, </text:span><text:span text:style-name="p1542-1-10">「</text:span><text:span text:style-name="p1542-1-11">군</text:span><text:span text:style-name="p1542-2-1">무원인사법</text:span><text:span text:style-name="p1542-2-2">」 </text:span><text:span text:style-name="p1542-2-3">제2조에 따른 군무원 그 밖에 이들의 직계존비속 등 기획재정부령이 정하</text:span><text:span text:style-name="p1542-3-1">는 자에게 제공하는 재화 또는 용역 </text:span></text:p>
            <text:p text:style-name="Paragraph-1543"><text:span text:style-name="p1543-1-1">나. 국가ㆍ지방자치단체 또는 지방자치단체조합이 그 소속직원의 복리후생을 위하여 구</text:span><text:span text:style-name="p1543-2-1">내에서 식당을 직접 경영하여 공급하는 음식용역 </text:span></text:p>
            <text:p text:style-name="Paragraph-1544"><text:span text:style-name="p1544-1-1"> </text:span></text:p>
            <text:p text:style-name="Paragraph-1545"/>
            <text:p text:style-name="Paragraph-1546"/>
            <text:p text:style-name="Paragraph-1547"><text:span text:style-name="p1547-1-1">2) 업무 처리방안 </text:span></text:p>
            <text:p text:style-name="Paragraph-1548"><text:span text:style-name="p1548-1-1"> o </text:span><text:span text:style-name="p1548-1-2">부가세 과세대상이 일부 예외적인 경우에 한하여 발생하며, 해당 과세대</text:span><text:span text:style-name="p1548-2-1">상 수입처리시 공급가액과 부가세 부분이 구분 징수되지 않는 현행 징수</text:span><text:span text:style-name="p1548-3-1">방법을 고려할 때 현재와 동일한 절차(과오납반환 처리)를 유지하는 것이 </text:span><text:span text:style-name="p1548-4-1">효율적일 것으로 판단됨 </text:span></text:p>
            <text:p text:style-name="Paragraph-1549"/>
            <text:p text:style-name="Paragraph-1550"/>
            <text:p text:style-name="Paragraph-1551"/>
            <text:p text:style-name="Paragraph-1552"/>
            <text:p text:style-name="Paragraph-1553"><text:span text:style-name="p1553-1-1">2. 부가세 매입세액 처리방안 </text:span></text:p>
            <text:p text:style-name="Paragraph-1554"/>
            <text:p text:style-name="Paragraph-1555"><text:span text:style-name="p1555-1-1">1) 정부에 부가세 매입세액이 발생하는 경우 </text:span></text:p>
            <text:p text:style-name="Paragraph-1556"><text:span text:style-name="p1556-1-1"> o </text:span><text:span text:style-name="p1556-1-2">부가세 과세사업에 사용하는 재화 또는 용역의 매입시 해당 매입세액은 </text:span><text:span text:style-name="p1556-2-1">공제받을 수 있음 </text:span></text:p>
            <text:p text:style-name="Paragraph-1557"/>
            <text:p text:style-name="Paragraph-1558"/>
            <text:p text:style-name="Paragraph-1559"><text:span text:style-name="p1559-1-1">2) 업무 처리방안 </text:span></text:p>
            <text:p text:style-name="Paragraph-1560"><text:span text:style-name="p1560-1-1"> o </text:span><text:span text:style-name="p1560-1-2">원칙적으로 과세사업에 사용할 재화 또는 용역 매입시 해당 매입세액을 </text:span><text:span text:style-name="p1560-2-1">구분 관리하여 공제받아야 하나, 세입과 세출 항목이 1:1로 대응되지 않으</text:span><text:span text:style-name="p1560-3-1">므로 공제 대상 매입세액을 구분하는 것이 현실적으로 어려움 </text:span></text:p>
            <text:p text:style-name="Paragraph-1561"><text:span text:style-name="p1561-1-1"> o </text:span><text:span text:style-name="p1561-1-2">부가가치세법상 과세사업과 면세사업에 공통으로 사용하는 재화 또는 용</text:span><text:span text:style-name="p1561-2-1">역에 대하여 공통매입세액 안분 규정이 존재하므로 이를 준용하는 방안 </text:span><text:span text:style-name="p1561-3-1">검토 (부가가치세법 시행령 제61조 참조)</text:span></text:p>
            <text:p text:style-name="Paragraph-1562"/>
            <text:p text:style-name="Paragraph-1563"/>
            <text:p text:style-name="Paragraph-1564"/>
          </table:table-cell>
        </table:table-row>
        <table:table-row>
          <table:table-cell table:style-name="Table-33-5-1" table:number-columns-spanned="1" table:number-rows-spanned="1">
            <text:p text:style-name="Paragraph-1565"><text:span text:style-name="p1565-1-1">검토</text:span><text:span text:style-name="p1565-2-1">결과</text:span></text:p>
          </table:table-cell>
          <table:table-cell table:style-name="Table-33-5-2" table:number-columns-spanned="1" table:number-rows-spanned="1">
            <text:p text:style-name="Paragraph-1566"><text:span text:style-name="p1566-1-1"> </text:span></text:p>
            <text:p text:style-name="Paragraph-1567"><text:span text:style-name="p1567-1-1"> </text:span></text:p>
            <text:p text:style-name="Paragraph-1568"><text:span text:style-name="p1568-1-1"> - 현재 정부의 부가세 과세대상 사업이 전체 사업 중 차지하는 비중이 높지 </text:span><text:span text:style-name="p1568-2-1">않은 점을 고려하여 과세비율이 5% 미만인 경우 부가세 대급금을 계상</text:span><text:span text:style-name="p1568-3-1">하지 않도록 하는 방안 고려 (회계처리지침 기재) </text:span></text:p>
          </table:table-cell>
        </table:table-row>
      </table:table>
      <table:table table:style-name="Table-34">
        <table:table-column table:number-columns-repeated="2"/>
        <table:table-row>
          <table:table-cell table:style-name="Table-34-1-1" table:number-columns-spanned="2" table:number-rows-spanned="1">
            <text:p text:style-name="Paragraph-1569"><text:span text:style-name="p1569-1-1">15. </text:span><text:span text:style-name="p1569-1-2">전세보증금 회수 시 세입처리 여부</text:span></text:p>
            <text:p text:style-name="Paragraph-1570"/>
            <text:p text:style-name="Paragraph-1571"/>
            <text:p text:style-name="Paragraph-1572"/>
            <text:p text:style-name="바탕글"><text:span text:style-name="p1573-1-1"> □ </text:span><text:span text:style-name="p1573-1-2">일시 및 장소: 2008년 8월 18일 14:00시 </text:span><text:span text:style-name="p1573-1-3">~ 17:30</text:span><text:span text:style-name="p1573-1-4">시</text:span></text:p>
            <text:p text:style-name="Paragraph-1574"><text:span text:style-name="p1574-1-1"> □ </text:span><text:span text:style-name="p1574-1-2">목적: 전세보증금 회수 시 세입처리에 따른 문제점 분석 및 </text:span><text:span text:style-name="p1574-2-1">최종방안 </text:span></text:p>
            <text:p text:style-name="바탕글"><text:span text:style-name="p1575-1-1"> □</text:span><text:span text:style-name="p1575-1-4">참석자: </text:span><text:span text:style-name="p1575-1-5">용역기관(공영민 회계사) </text:span></text:p>
            <text:p text:style-name="바탕글"><text:span text:style-name="p1576-1-1">             디지털예산회계기획단(윤류석 팀장, 송봉훈 파트장)</text:span></text:p>
            <text:p text:style-name="Paragraph-1577"><text:span text:style-name="p1577-1-1">             기획재정부(백형민 사무관)   </text:span></text:p>
            <text:p text:style-name="Paragraph-1578"><text:span text:style-name="p1578-1-1">          </text:span></text:p>
          </table:table-cell>
        </table:table-row>
        <table:table-row>
          <table:table-cell table:style-name="Table-34-2-1" table:number-columns-spanned="1" table:number-rows-spanned="1">
            <text:p text:style-name="Paragraph-1579"><text:span text:style-name="p1579-1-1">현황 </text:span></text:p>
          </table:table-cell>
          <table:table-cell table:style-name="Table-34-2-2" table:number-columns-spanned="1" table:number-rows-spanned="1">
            <text:p text:style-name="Paragraph-1580"/>
            <text:p text:style-name="바탕글"><text:span text:style-name="p1581-1-1">□</text:span><text:span text:style-name="p1581-1-3">전세보증금 회수시의 세입처리 방법  </text:span></text:p>
            <text:p text:style-name="Paragraph-1582"><text:span text:style-name="p1582-1-1"> o </text:span><text:span text:style-name="p1582-1-2">전세 보증금 회수 시 세입처리 하지 않고  별도계좌에  관리하</text:span><text:span text:style-name="p1582-2-1">다가  타 전세계약 시 해당 금액을 사용함. </text:span></text:p>
            <text:p text:style-name="Paragraph-1583"><text:span text:style-name="p1583-1-1">   현재 완납여부를 추가하여 세입처리절차 없이 인계처리 되도록 </text:span><text:span text:style-name="p1583-2-1">되어 있음</text:span></text:p>
          </table:table-cell>
        </table:table-row>
        <table:table-row>
          <table:table-cell table:style-name="Table-34-3-1" table:number-columns-spanned="1" table:number-rows-spanned="1">
            <text:p text:style-name="Paragraph-1584"><text:span text:style-name="p1584-1-1">이슈사항</text:span></text:p>
          </table:table-cell>
          <table:table-cell table:style-name="Table-34-3-2" table:number-columns-spanned="1" table:number-rows-spanned="1">
            <text:p text:style-name="바탕글"/>
            <text:p text:style-name="바탕글"/>
            <text:p text:style-name="바탕글"/>
            <text:p text:style-name="바탕글"/>
            <text:p text:style-name="바탕글"><text:span text:style-name="p1589-1-1">전세보증금 회수 시 세입처리 할 경우 현실적으로 예산수립에 어</text:span><text:span text:style-name="p1589-2-1">려운 점이 있음. 이에 따라 보증금 회수시의 회계처리 방법에 대한 </text:span><text:span text:style-name="p1589-3-1">논의가 필요함. </text:span></text:p>
            <text:p text:style-name="바탕글"/>
          </table:table-cell>
        </table:table-row>
        <table:table-row>
          <table:table-cell table:style-name="Table-34-4-1" table:number-columns-spanned="1" table:number-rows-spanned="1">
            <text:p text:style-name="Paragraph-1591"><text:span text:style-name="p1591-1-1">용역팀 </text:span><text:span text:style-name="p1591-2-1">검토결과</text:span></text:p>
          </table:table-cell>
          <table:table-cell table:style-name="Table-34-4-2" table:number-columns-spanned="1" table:number-rows-spanned="1">
            <text:p text:style-name="바탕글"><text:span text:style-name="p1592-1-1">□</text:span><text:span text:style-name="p1592-1-3">전세보증금 회수 시 회계처리 </text:span></text:p>
            <text:p text:style-name="바탕글"><text:span text:style-name="p1593-1-1"> </text:span></text:p>
            <text:p text:style-name="Paragraph-1594"><text:span text:style-name="p1594-1-1"> o </text:span><text:span text:style-name="p1594-1-2">회계실체는 전세보증금을 재정상태표 상에 기타유동자산 및 기</text:span><text:span text:style-name="p1594-2-1">타의기타비유동자산에 계상함. 또한, 전세보증금을 회수할 경우 </text:span><text:span text:style-name="p1594-3-1">다음과 같은 회계처리를 수행하여야 함. </text:span></text:p>
            <text:p text:style-name="Paragraph-1595"><text:span text:style-name="p1595-1-1">   차&gt; 현금및현금성자산 </text:span><text:span text:style-name="p1595-1-2">xxx       </text:span><text:span text:style-name="p1595-1-3">대&gt; 전세보증금    </text:span><text:span text:style-name="p1595-1-4">xxx </text:span></text:p>
            <text:p text:style-name="Paragraph-1596"/>
            <text:p text:style-name="Paragraph-1597"><text:span text:style-name="p1597-1-1">   그러나, 예산수립 상의 어려움으로 인해 상기와 같은 인식을 하</text:span><text:span text:style-name="p1597-2-1">지 않을 경우 재정상태표 상의 전세보증금의 금액은 항상 같은 </text:span><text:span text:style-name="p1597-3-1">금액으로 계상되는 문제점이 있으며, 현금및현금성자산과 전세</text:span><text:span text:style-name="p1597-4-1">보증금이 과대 또는 과소계상되는 결과를 초래함. </text:span></text:p>
            <text:p text:style-name="Paragraph-1598"><text:span text:style-name="p1598-1-1">   </text:span></text:p>
            <text:p text:style-name="바탕글"><text:span text:style-name="p1599-1-1">□</text:span><text:span text:style-name="p1599-1-3">전세보증금 회수 시 예산처리 및 회계처리 </text:span></text:p>
            <text:p text:style-name="바탕글"><text:span text:style-name="p1600-1-1"> </text:span></text:p>
            <text:p text:style-name="Paragraph-1601"><text:span text:style-name="p1601-1-1"> o </text:span><text:span text:style-name="p1601-1-2">전세보증금 회수 시 세입처리 할 경우 예산수립의 어려움이 존</text:span><text:span text:style-name="p1601-2-1">재하므로 전세 보증금 회수 시 세입처리 하지 않고  별도계좌</text:span><text:span text:style-name="p1601-3-1">에  관리하다가  타 전세계약 시 해당 금액을 사용하는 방법은 </text:span><text:span text:style-name="p1601-4-1">타당하다고 판단 됨. 그러나 세입처리를 하지 않을 경우 상기</text:span><text:span text:style-name="p1601-5-1">의 전세보증금 회수 시 분개가 발생하지 않는 문제점이 있음.</text:span></text:p>
            <text:p text:style-name="Paragraph-1602"/>
            <text:p text:style-name="Paragraph-1603"><text:span text:style-name="p1603-1-1">   따라서 전세보증금 회수 및 지출에 한하여 분개를 수기로 입력</text:span><text:span text:style-name="p1603-2-1">하는 방법을 제안 함. 수기로 분개 입력 시 적절한 분개가 발</text:span><text:span text:style-name="p1603-3-1">생할 수 있도록 해당 계정과목을 시스템에 입력할 필요가 있</text:span><text:span text:style-name="p1603-4-1">음. </text:span></text:p>
            <text:p text:style-name="Paragraph-1604"/>
            <text:p text:style-name="Paragraph-1605"><text:span text:style-name="p1605-1-1">   단, 전세보증금 관련 해당 금액의 규모를 파악한 후 중요성 및 </text:span><text:span text:style-name="p1605-2-1">현실적인 처리의 어려움 등을 고려하여 회계처리를 생략할 수 </text:span><text:span text:style-name="p1605-3-1">있는 지에 대하여는 회의를 통하여 결정하기로 함. </text:span></text:p>
            <text:p text:style-name="Paragraph-1606"/>
          </table:table-cell>
        </table:table-row>
      </table:table>
      <table:table table:style-name="Table-35">
        <table:table-column table:number-columns-repeated="2"/>
        <table:table-row>
          <table:table-cell table:style-name="Table-35-1-1" table:number-columns-spanned="2" table:number-rows-spanned="1">
            <text:p text:style-name="Paragraph-1607"><text:span text:style-name="p1607-1-1">16. 기타특별회계의 비교환수익 기업특별회계와 </text:span><text:span text:style-name="p1607-2-1">책임운영기관의 현금표시</text:span></text:p>
            <text:p text:style-name="Paragraph-1608"/>
            <text:p text:style-name="Paragraph-1609"/>
            <text:p text:style-name="Paragraph-1610"/>
            <text:p text:style-name="바탕글"><text:span text:style-name="p1611-1-1"> </text:span><text:span text:style-name="p1611-1-2">□ </text:span><text:span text:style-name="p1611-1-3">일시 및 장소: </text:span><text:span text:style-name="p1611-1-4">2008년 9월 26일</text:span></text:p>
            <text:p text:style-name="Paragraph-1612"><text:span text:style-name="p1612-1-1"> □ </text:span><text:span text:style-name="p1612-1-2">목적: 기타특별회계 비교환수익의 재무제표 표시 방안 확정</text:span></text:p>
            <text:p text:style-name="Paragraph-1613"><text:span text:style-name="p1613-1-1">         기업특별회계와 책임운영기관의 현금표시 방안 확정</text:span></text:p>
            <text:p text:style-name="바탕글"><text:span text:style-name="p1614-1-1"> □</text:span><text:span text:style-name="p1614-1-4">참석자: </text:span><text:span text:style-name="p1614-1-5">용역기관(김동수 회계사, 임중빈 이사) </text:span></text:p>
            <text:p text:style-name="바탕글"><text:span text:style-name="p1615-1-1">             디지털예산회계기획단(윤류석 팀장, 송봉훈 파트장)</text:span></text:p>
            <text:p text:style-name="Paragraph-1616"><text:span text:style-name="p1616-1-1">             기획재정부(백형민 사무관)  </text:span></text:p>
            <text:p text:style-name="Paragraph-1617"><text:span text:style-name="p1617-1-1"> </text:span></text:p>
          </table:table-cell>
        </table:table-row>
        <table:table-row>
          <table:table-cell table:style-name="Table-35-2-1" table:number-columns-spanned="1" table:number-rows-spanned="1">
            <text:p text:style-name="Paragraph-1618"><text:span text:style-name="p1618-1-1">현황 </text:span></text:p>
          </table:table-cell>
          <table:table-cell table:style-name="Table-35-2-2" table:number-columns-spanned="1" table:number-rows-spanned="1">
            <text:p text:style-name="Paragraph-1619"/>
            <text:p text:style-name="Paragraph-1620"><text:span text:style-name="p1620-1-1">□</text:span><text:span text:style-name="p1620-1-3">현재 국가회계기준에 따르면 일반회계를 제외하고 비교환수익 </text:span><text:span text:style-name="p1620-2-1">등은 재정운영표에 표시하도록 하고 있음</text:span></text:p>
            <text:p text:style-name="Paragraph-1621"/>
            <text:p text:style-name="Paragraph-1622"><text:span text:style-name="p1622-1-1">□</text:span><text:span text:style-name="p1622-1-3">이는 일반회계를 제외한 특별회계와 기금의 경우 해당 회계 및 </text:span><text:span text:style-name="p1622-2-1">기금에서 발생하는 비교환수익과 교환수익을 직접 재원으로 하</text:span><text:span text:style-name="p1622-3-1">고 있으므로 비교환수익을 포함한 운영수지를 별도로 표시하는 </text:span><text:span text:style-name="p1622-4-1">것이 보다 목적적합한 정보를 제공할 수 있다는 취지임</text:span></text:p>
          </table:table-cell>
        </table:table-row>
        <table:table-row>
          <table:table-cell table:style-name="Table-35-3-1" table:number-columns-spanned="1" table:number-rows-spanned="1">
            <text:p text:style-name="Paragraph-1623"><text:span text:style-name="p1623-1-1">이슈사항</text:span></text:p>
          </table:table-cell>
          <table:table-cell table:style-name="Table-35-3-2" table:number-columns-spanned="1" table:number-rows-spanned="1">
            <text:p text:style-name="Paragraph-1624"/>
            <text:p text:style-name="Paragraph-1625"><text:span text:style-name="p1625-1-1">기타특별회계 </text:span></text:p>
            <text:p text:style-name="Paragraph-1626"/>
            <text:p text:style-name="Paragraph-1627"><text:span text:style-name="p1627-1-1">□</text:span><text:span text:style-name="p1627-1-3">기타특별회계의 경우 하나의 특별회계에 여러 중앙관서가 속해</text:span><text:span text:style-name="p1627-2-1">있고 각 중앙관서에서 발생하는 교환수익 및 비교환수익은 해당 </text:span><text:span text:style-name="p1627-3-1">특별회계의 공통의 재원을 구성하고 있음. </text:span></text:p>
            <text:p text:style-name="Paragraph-1628"><text:span text:style-name="p1628-1-1">□ </text:span><text:span text:style-name="p1628-1-2">국가회계기준 따른 재무제표는 중앙관서 단위로 작성되므로 기</text:span><text:span text:style-name="p1628-2-1">타특별회계의 경우 비교환수익을 재정운영표에 표시할 경우 특정 </text:span><text:span text:style-name="p1628-3-1">중앙관서에서 징수하는 비교환수익이 해당 중앙관서에서만 사용</text:span><text:span text:style-name="p1628-4-1">되는 재원이 아님에도 불구하고 재정운영표에 표시되어 해당 중</text:span><text:span text:style-name="p1628-5-1">앙관서의 운영수지가 적정하게 표시되지 않게 될 가능성이 있음</text:span></text:p>
            <text:p text:style-name="Paragraph-1629"/>
            <text:p text:style-name="Paragraph-1630"/>
            <text:p text:style-name="Paragraph-1631"><text:span text:style-name="p1631-1-1">현금성자산의 표시</text:span></text:p>
            <text:p text:style-name="Paragraph-1632"><text:span text:style-name="p1632-1-1">□ </text:span><text:span text:style-name="p1632-1-2">현재 </text:span><text:span text:style-name="p1632-1-3">d-Brain </text:span><text:span text:style-name="p1632-1-4">체계에 따르면 국고금회계를 적용받는 일반회계와 </text:span><text:span text:style-name="p1632-2-1">특별회계에 대하서는 해당 중앙관서 재무제표의 작성 시 한국은</text:span><text:span text:style-name="p1632-3-1">행 국고금계좌에 보관된 현금성자산을 표시하지 않고 있으며, 해</text:span><text:span text:style-name="p1632-4-1">당 현금성자산은 정부통합 재무제표 작성 시에 표시되고 있음</text:span></text:p>
            <text:p text:style-name="Paragraph-1633"/>
            <text:p text:style-name="Paragraph-1634"><text:span text:style-name="p1634-1-1">□ </text:span><text:span text:style-name="p1634-1-2">교환수익과 비교환수익을 해당 수익이 발생된 중앙관서에서 사</text:span><text:span text:style-name="p1634-2-1">용할 수 없는 일반회계와 기타특별회계의 경우 상기의 회계처리</text:span><text:span text:style-name="p1634-3-1">가 적절하다고 판단되나, 기업특별회계와 책임운영기관의 경우 </text:span><text:span text:style-name="p1634-4-1">해당 발생되는 수익이 해당 소관의 지출재원이 되므로 현금성 자</text:span><text:span text:style-name="p1634-5-1">산의 재무제표(재정상태표)표시의 필요하며, 현금성자산의 표시를 </text:span><text:span text:style-name="p1634-6-1">위한 결산조정분개에 대한 검토가 요구됨</text:span></text:p>
          </table:table-cell>
        </table:table-row>
        <table:table-row>
          <table:table-cell table:style-name="Table-35-4-1" table:number-columns-spanned="1" table:number-rows-spanned="1">
            <text:p text:style-name="Paragraph-1635"><text:span text:style-name="p1635-1-1">용역팀 </text:span><text:span text:style-name="p1635-2-1">검토결과</text:span></text:p>
          </table:table-cell>
          <table:table-cell table:style-name="Table-35-4-2" table:number-columns-spanned="1" table:number-rows-spanned="1">
            <text:p text:style-name="Paragraph-1636"/>
            <text:p text:style-name="Paragraph-1637"><text:span text:style-name="p1637-1-1">기타특별회계 </text:span></text:p>
            <text:p text:style-name="Paragraph-1638"/>
            <text:p text:style-name="Paragraph-1639"><text:span text:style-name="p1639-1-1">□ </text:span><text:span text:style-name="p1639-1-2">농</text:span><text:span text:style-name="p1639-1-3">어촌구조개선특별회계의 경우 관련된 중앙관서가 농림부, 보</text:span><text:span text:style-name="p1639-2-1">건복지부, 노동부, 해양수산부 등임</text:span></text:p>
            <text:p text:style-name="Paragraph-1640"><text:span text:style-name="p1640-1-1">   하지만 주재원인 농특세와 일반회계전입금은 농림부의 세입으</text:span><text:span text:style-name="p1640-2-1">로 잡히고 이를 재원으로 각 부서에서 비용을 지출함</text:span></text:p>
            <text:p text:style-name="Paragraph-1641"/>
            <text:p text:style-name="Paragraph-1642"><text:span text:style-name="p1642-1-1">예시&gt; 농특세 1,500  농림부 지출 400, 보건복지부 지출 200, </text:span></text:p>
            <text:p text:style-name="Paragraph-1643"><text:span text:style-name="p1643-1-1">      노동부지출 300, 해양수산부 150</text:span></text:p>
            <text:p text:style-name="Paragraph-1644"/>
            <text:p text:style-name="Paragraph-1645"><text:span text:style-name="p1645-1-1">                농림부     보건복지부   노동부    해양수산부</text:span></text:p>
            <text:p text:style-name="Paragraph-1646"><text:span text:style-name="p1646-1-1">1)프로그램순원가  400         200         300         150</text:span></text:p>
            <text:p text:style-name="Paragraph-1647"/>
            <text:p text:style-name="Paragraph-1648"><text:span text:style-name="p1648-1-1">2) 비교환수익     </text:span></text:p>
            <text:p text:style-name="Paragraph-1649"><text:span text:style-name="p1649-1-1">농특세수입       1,500</text:span></text:p>
            <text:p text:style-name="Paragraph-1650"><text:span text:style-name="p1650-1-1">국고이전지출    (1,500)                                       </text:span></text:p>
            <text:p text:style-name="Paragraph-1651"><text:span text:style-name="p1651-1-1">국고수입          400         200         300         150</text:span></text:p>
            <text:p text:style-name="Paragraph-1652"/>
            <text:p text:style-name="Paragraph-1653"><text:span text:style-name="p1653-1-1">3) 재정운영결과     0           0           0           0</text:span></text:p>
            <text:p text:style-name="Paragraph-1654"/>
            <text:p text:style-name="Paragraph-1655"/>
            <text:p text:style-name="Paragraph-1656"/>
            <text:p text:style-name="Paragraph-1657"/>
            <text:p text:style-name="Paragraph-1658"/>
            <text:p text:style-name="Paragraph-1659"/>
            <text:p text:style-name="Paragraph-1660"/>
            <text:p text:style-name="Paragraph-1661"><text:span text:style-name="p1661-1-1">□ </text:span><text:span text:style-name="p1661-1-2">검토의견</text:span></text:p>
            <text:p text:style-name="Paragraph-1662"><text:span text:style-name="p1662-1-1">   여러 중앙관서에 적용되는 기타특별회계의 경우 일반회계와 실</text:span><text:span text:style-name="p1662-2-1">질이 동일하므로 국가회계기준 25조 단서 조항에 기타특별회계</text:span><text:span text:style-name="p1662-3-1">를 포함하여 기타특별회계의 비교환수익 등을 순자산변동표에 </text:span><text:span text:style-name="p1662-4-1">표시하도록 함</text:span></text:p>
            <text:p text:style-name="Paragraph-1663"/>
            <text:p text:style-name="Paragraph-1664"><text:span text:style-name="p1664-1-1">현금성자산의 표시 </text:span></text:p>
            <text:p text:style-name="Paragraph-1665"><text:span text:style-name="p1665-1-1">□</text:span><text:span text:style-name="p1665-1-3">현재 수익발생(채권의 회수), 차입, 정부보전과 같이 현금이 유</text:span><text:span text:style-name="p1665-2-1">입되는 거래에 대해 해당 현금이 한국은행 국고에서 관리됨에 </text:span><text:span text:style-name="p1665-3-1">따라 아래와 같이 회계처리 되고 있음.</text:span></text:p>
            <text:p text:style-name="Paragraph-1666"/>
            <text:p text:style-name="Paragraph-1667"><text:span text:style-name="p1667-1-1">   차&gt; 국고이전지출  </text:span><text:span text:style-name="p1667-1-2">xxx          </text:span><text:span text:style-name="p1667-1-3">대&gt; 비교환수익  </text:span><text:span text:style-name="p1667-1-4">xxx</text:span></text:p>
            <text:p text:style-name="Paragraph-1668"><text:span text:style-name="p1668-1-1">                                       차입금      </text:span><text:span text:style-name="p1668-1-2">xxx</text:span></text:p>
            <text:p text:style-name="Paragraph-1669"><text:span text:style-name="p1669-1-1">                                       전입금      </text:span><text:span text:style-name="p1669-1-2">xxx </text:span></text:p>
            <text:p text:style-name="Paragraph-1670"><text:span text:style-name="p1670-1-1">□</text:span><text:span text:style-name="p1670-1-3">비용 지출 등 현금의 유출이 발생하는 거래에 대해 해당 현금</text:span><text:span text:style-name="p1670-2-1">이 한국은행 국고금계좌에서 직접 지출됨에 따라 아래와 같이 </text:span><text:span text:style-name="p1670-3-1">회계처리 되고 있음.</text:span></text:p>
            <text:p text:style-name="Paragraph-1671"/>
            <text:p text:style-name="Paragraph-1672"><text:span text:style-name="p1672-1-1">   차&gt; 비용        </text:span><text:span text:style-name="p1672-1-2">xxx            </text:span><text:span text:style-name="p1672-1-3">대&gt; 국고수입  </text:span><text:span text:style-name="p1672-1-4">xxx</text:span></text:p>
            <text:p text:style-name="Paragraph-1673"><text:span text:style-name="p1673-1-1">      차입금       </text:span><text:span text:style-name="p1673-1-2">xxx</text:span></text:p>
            <text:p text:style-name="Paragraph-1674"><text:span text:style-name="p1674-1-1">□ </text:span><text:span text:style-name="p1674-1-2">기업특별회계와 책임운영기관의 경우 발생한 수익과 잉여현금</text:span><text:span text:style-name="p1674-2-1">에 대해 해당 소관이 사용할 권리가 있어 다음과 같은 결산조정</text:span><text:span text:style-name="p1674-3-1">분개를 통해 재정상태표에 현금성자산을 표시함</text:span></text:p>
            <text:p text:style-name="Paragraph-1675"/>
            <text:p text:style-name="Paragraph-1676"><text:span text:style-name="p1676-1-1">  차&gt; 국고수입  </text:span><text:span text:style-name="p1676-1-2">xxx              </text:span><text:span text:style-name="p1676-1-3">대&gt; 국고이전지출 </text:span><text:span text:style-name="p1676-1-4">xxx</text:span></text:p>
            <text:p text:style-name="Paragraph-1677"><text:span text:style-name="p1677-1-1">      현금성자산 </text:span><text:span text:style-name="p1677-1-2">xxx</text:span></text:p>
            <text:p text:style-name="Paragraph-1678"><text:span text:style-name="p1678-1-1">=&gt; 상기 분개는 정부통합 재무제표 작성 시 역분개를 통해 정부통</text:span><text:span text:style-name="p1678-2-1">합 재무제표 작성을 위한 </text:span><text:span text:style-name="p1678-2-2">Process</text:span><text:span text:style-name="p1678-2-3">는 수정하지 않도록 함</text:span></text:p>
            <text:p text:style-name="Paragraph-1679"><text:span text:style-name="p1679-1-1">=&gt; 국고수입은 비용지출 시에만 사용되는 계정이며 국고이전지출</text:span><text:span text:style-name="p1679-2-1">은 현금의 유입과 관련해서만, 그리고 현금의 유입 시에는 무조</text:span><text:span text:style-name="p1679-3-1">건 사용되는 계정인지 여부에 대한 확인이 필요함</text:span></text:p>
            <text:p text:style-name="Paragraph-1680"/>
          </table:table-cell>
        </table:table-row>
      </table:table>
      <text:p text:style-name="Paragraph-1681"/>
      <text:p text:style-name="Paragraph-1682"/>
      <text:p text:style-name="Paragraph-1683"/>
      <text:p text:style-name="Paragraph-1684"/>
      <text:p text:style-name="Paragraph-1685"/>
      <text:p text:style-name="Paragraph-1686"/>
      <text:p text:style-name="Paragraph-1687"/>
      <text:p text:style-name="Paragraph-1688"/>
      <text:p text:style-name="Paragraph-1689"/>
      <text:p text:style-name="Paragraph-1690"/>
      <text:p text:style-name="Paragraph-1691"/>
      <text:p text:style-name="Paragraph-1692"/>
      <text:p text:style-name="Paragraph-1693"/>
      <text:p text:style-name="Paragraph-1694"/>
      <text:p text:style-name="Paragraph-1695"/>
      <text:p text:style-name="Paragraph-1696"/>
      <text:p text:style-name="Paragraph-1697"/>
      <text:p text:style-name="Paragraph-1698"/>
      <text:p text:style-name="Paragraph-1699"/>
      <text:p text:style-name="Paragraph-1700"/>
      <text:p text:style-name="Paragraph-1701"/>
      <text:p text:style-name="Paragraph-1702"/>
      <text:p text:style-name="Paragraph-1703"/>
      <text:p text:style-name="Paragraph-1704"/>
      <text:p text:style-name="Paragraph-1705"/>
      <text:p text:style-name="Paragraph-1706"/>
      <text:p text:style-name="Paragraph-1707"/>
      <text:p text:style-name="Paragraph-1708"/>
      <text:p text:style-name="Paragraph-1709"/>
      <text:p text:style-name="Paragraph-1710"/>
      <text:p text:style-name="Paragraph-1711"/>
      <text:p text:style-name="Paragraph-1712"/>
      <text:p text:style-name="Paragraph-1713"/>
      <text:p text:style-name="Paragraph-1714"/>
      <text:p text:style-name="Paragraph-1715"/>
      <text:p text:style-name="Paragraph-1716"/>
      <text:p text:style-name="Paragraph-1717"/>
      <text:p text:style-name="Paragraph-1718"/>
      <text:p text:style-name="Paragraph-1719"/>
      <text:p text:style-name="Paragraph-17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굴림" svg:font-family="'굴림'" style:font-family-generic="swiss" style:font-pitch="variable"/>
    <style:font-face style:name="돋움체" svg:font-family="'돋움체'" style:font-family-generic="swiss" style:font-pitch="variable"/>
    <style:font-face style:name="바탕" svg:font-family="'바탕'" style:font-family-generic="roman" style:font-pitch="variable"/>
    <style:font-face style:name="바탕체" svg:font-family="'바탕체'" style:font-family-generic="roman" style:font-pitch="variable"/>
    <style:font-face style:name="새굴림" svg:font-family="'새굴림'" style:font-family-generic="roman" style:font-pitch="variable"/>
    <style:font-face style:name="HY헤드라인M" svg:font-family="'HY헤드라인M'" style:font-family-generic="roman" style:font-pitch="variable"/>
    <style:font-face style:name="휴먼명조" svg:font-family="'휴먼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굴림" svg:font-family="'굴림'" style:font-family-generic="swiss" style:font-pitch="variable"/>
    <style:font-face style:name="돋움체" svg:font-family="'돋움체'" style:font-family-generic="swiss" style:font-pitch="variable"/>
    <style:font-face style:name="바탕" svg:font-family="'바탕'" style:font-family-generic="roman" style:font-pitch="variable"/>
    <style:font-face style:name="바탕체" svg:font-family="'바탕체'" style:font-family-generic="roman" style:font-pitch="variable"/>
    <style:font-face style:name="새굴림" svg:font-family="'새굴림'" style:font-family-generic="roman" style:font-pitch="variable"/>
    <style:font-face style:name="HY헤드라인M" svg:font-family="'HY헤드라인M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HCI Poppy" svg:font-family="'HCI Poppy'" style:font-family-generic="roman" style:font-pitch="variable"/>
    <style:font-face style:name="굴림" svg:font-family="'굴림'" style:font-family-generic="swiss" style:font-pitch="variable"/>
    <style:font-face style:name="돋움체" svg:font-family="'돋움체'" style:font-family-generic="swiss" style:font-pitch="variable"/>
    <style:font-face style:name="바탕" svg:font-family="'바탕'" style:font-family-generic="roman" style:font-pitch="variable"/>
    <style:font-face style:name="바탕체" svg:font-family="'바탕체'" style:font-family-generic="roman" style:font-pitch="variable"/>
    <style:font-face style:name="새굴림" svg:font-family="'새굴림'" style:font-family-generic="roman" style:font-pitch="variable"/>
    <style:font-face style:name="한컴바탕" svg:font-family="'한컴바탕'" style:font-family-generic="roman" style:font-pitch="variable"/>
    <style:font-face style:name="HY헤드라인M" svg:font-family="'HY헤드라인M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굴림" svg:font-family="'굴림'" style:font-family-generic="swiss" style:font-pitch="variable"/>
    <style:font-face style:name="돋움체" svg:font-family="'돋움체'" style:font-family-generic="swiss" style:font-pitch="variable"/>
    <style:font-face style:name="바탕" svg:font-family="'바탕'" style:font-family-generic="roman" style:font-pitch="variable"/>
    <style:font-face style:name="바탕체" svg:font-family="'바탕체'" style:font-family-generic="roman" style:font-pitch="variable"/>
    <style:font-face style:name="새굴림" svg:font-family="'새굴림'" style:font-family-generic="roman" style:font-pitch="variable"/>
    <style:font-face style:name="한컴바탕" svg:font-family="'한컴바탕'" style:font-family-generic="roman" style:font-pitch="variable"/>
    <style:font-face style:name="HY헤드라인M" svg:font-family="'HY헤드라인M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굴림" svg:font-family="'굴림'" style:font-family-generic="swiss" style:font-pitch="variable"/>
    <style:font-face style:name="돋움체" svg:font-family="'돋움체'" style:font-family-generic="swiss" style:font-pitch="variable"/>
    <style:font-face style:name="바탕" svg:font-family="'바탕'" style:font-family-generic="roman" style:font-pitch="variable"/>
    <style:font-face style:name="바탕체" svg:font-family="'바탕체'" style:font-family-generic="roman" style:font-pitch="variable"/>
    <style:font-face style:name="새굴림" svg:font-family="'새굴림'" style:font-family-generic="roman" style:font-pitch="variable"/>
    <style:font-face style:name="HY헤드라인M" svg:font-family="'HY헤드라인M'" style:font-family-generic="roman" style:font-pitch="variable"/>
    <style:font-face style:name="Times New Roman" svg:font-family="'Times New Roman'" style:font-family-generic="roman" style:font-pitch="variable"/>
    <style:font-face style:name="한양신명조" svg:font-family="'한양신명조'" style:font-family-generic="roman" style:font-pitch="variable"/>
    <style:font-face style:name="굴림" svg:font-family="'굴림'" style:font-family-generic="swiss" style:font-pitch="variable"/>
    <style:font-face style:name="돋움체" svg:font-family="'돋움체'" style:font-family-generic="swiss" style:font-pitch="variable"/>
    <style:font-face style:name="바탕" svg:font-family="'바탕'" style:font-family-generic="roman" style:font-pitch="variable"/>
    <style:font-face style:name="바탕체" svg:font-family="'바탕체'" style:font-family-generic="roman" style:font-pitch="variable"/>
    <style:font-face style:name="새굴림" svg:font-family="'새굴림'" style:font-family-generic="roman" style:font-pitch="variable"/>
    <style:font-face style:name="한컴바탕" svg:font-family="'한컴바탕'" style:font-family-generic="roman" style:font-pitch="variable"/>
    <style:font-face style:name="HY헤드라인M" svg:font-family="'HY헤드라인M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굴림" svg:font-family="'굴림'" style:font-family-generic="swiss" style:font-pitch="variable"/>
    <style:font-face style:name="돋움체" svg:font-family="'돋움체'" style:font-family-generic="swiss" style:font-pitch="variable"/>
    <style:font-face style:name="바탕" svg:font-family="'바탕'" style:font-family-generic="roman" style:font-pitch="variable"/>
    <style:font-face style:name="바탕체" svg:font-family="'바탕체'" style:font-family-generic="roman" style:font-pitch="variable"/>
    <style:font-face style:name="새굴림" svg:font-family="'새굴림'" style:font-family-generic="roman" style:font-pitch="variable"/>
    <style:font-face style:name="한컴바탕" svg:font-family="'한컴바탕'" style:font-family-generic="roman" style:font-pitch="variable"/>
    <style:font-face style:name="HY헤드라인M" svg:font-family="'HY헤드라인M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바탕" style:font-name-asian="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바탕" style:font-name-asian="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name="표준" style:next-style-name="표준" style:family="paragraph" style:class="text">
      <style:paragraph-properties fo:text-align="justify" fo:text-indent="0pt" fo:margin-left="0pt" fo:margin-right="0pt" fo:margin-top="0pt" fo:margin-bottom="0pt" fo:line-height="10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cm" fo:margin-left="3cm" fo:margin-right="3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